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number-columns-repeated="50" table:default-cell-style-name="ce1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000286102294921875">
            <text:p>2,86E-006</text:p>
          </table:table-cell>
          <table:table-cell table:number-columns-repeated="2" office:value-type="float" office:value="0.00000214576721191406">
            <text:p>2,15E-006</text:p>
          </table:table-cell>
          <table:table-cell office:value-type="float" office:value="0.0000019073486328125">
            <text:p>1,91E-006</text:p>
          </table:table-cell>
          <table:table-cell office:value-type="float" office:value="0.00000214576721191406">
            <text:p>2,15E-006</text:p>
          </table:table-cell>
          <table:table-cell office:value-type="float" office:value="0.0000019073486328125">
            <text:p>1,91E-006</text:p>
          </table:table-cell>
          <table:table-cell office:value-type="float" office:value="0.00000214576721191406">
            <text:p>2,15E-006</text:p>
          </table:table-cell>
          <table:table-cell table:number-columns-repeated="2" office:value-type="float" office:value="0.0000019073486328125">
            <text:p>1,91E-006</text:p>
          </table:table-cell>
          <table:table-cell office:value-type="float" office:value="0.00000095367431640625">
            <text:p>9,54E-007</text:p>
          </table:table-cell>
          <table:table-cell office:value-type="float" office:value="0.0000019073486328125">
            <text:p>1,91E-006</text:p>
          </table:table-cell>
          <table:table-cell office:value-type="float" office:value="0.00000214576721191406">
            <text:p>2,15E-006</text:p>
          </table:table-cell>
          <table:table-cell office:value-type="float" office:value="0.0000019073486328125">
            <text:p>1,91E-006</text:p>
          </table:table-cell>
          <table:table-cell office:value-type="float" office:value="0.00000309944152832031">
            <text:p>3,10E-006</text:p>
          </table:table-cell>
          <table:table-cell office:value-type="float" office:value="0.00000214576721191406">
            <text:p>2,15E-006</text:p>
          </table:table-cell>
          <table:table-cell office:value-type="float" office:value="0.00000095367431640625">
            <text:p>9,54E-007</text:p>
          </table:table-cell>
          <table:table-cell office:value-type="float" office:value="0.0000019073486328125">
            <text:p>1,91E-006</text:p>
          </table:table-cell>
          <table:table-cell office:value-type="float" office:value="0.00000095367431640625">
            <text:p>9,54E-007</text:p>
          </table:table-cell>
          <table:table-cell office:value-type="float" office:value="0.00000214576721191406">
            <text:p>2,15E-006</text:p>
          </table:table-cell>
          <table:table-cell office:value-type="float" office:value="0.00000119209289550781">
            <text:p>1,19E-006</text:p>
          </table:table-cell>
          <table:table-cell table:number-columns-repeated="2" office:value-type="float" office:value="0.00000095367431640625">
            <text:p>9,54E-007</text:p>
          </table:table-cell>
          <table:table-cell office:value-type="float" office:value="0.0000019073486328125">
            <text:p>1,91E-006</text:p>
          </table:table-cell>
          <table:table-cell office:value-type="float" office:value="0.00000214576721191406">
            <text:p>2,15E-006</text:p>
          </table:table-cell>
          <table:table-cell table:number-columns-repeated="2" office:value-type="float" office:value="0.00000095367431640625">
            <text:p>9,54E-007</text:p>
          </table:table-cell>
          <table:table-cell office:value-type="float" office:value="0.0000019073486328125">
            <text:p>1,91E-006</text:p>
          </table:table-cell>
          <table:table-cell office:value-type="float" office:value="0.00000214576721191406">
            <text:p>2,15E-006</text:p>
          </table:table-cell>
          <table:table-cell table:number-columns-repeated="2" office:value-type="float" office:value="0.0000019073486328125">
            <text:p>1,91E-006</text:p>
          </table:table-cell>
          <table:table-cell table:number-columns-repeated="2" office:value-type="float" office:value="0.00000095367431640625">
            <text:p>9,54E-007</text:p>
          </table:table-cell>
          <table:table-cell office:value-type="float" office:value="0.00000119209289550781">
            <text:p>1,19E-006</text:p>
          </table:table-cell>
          <table:table-cell table:number-columns-repeated="2" office:value-type="float" office:value="0.00000095367431640625">
            <text:p>9,54E-007</text:p>
          </table:table-cell>
          <table:table-cell office:value-type="float" office:value="0.00000119209289550781">
            <text:p>1,19E-006</text:p>
          </table:table-cell>
          <table:table-cell office:value-type="float" office:value="0.00000214576721191406">
            <text:p>2,15E-006</text:p>
          </table:table-cell>
          <table:table-cell office:value-type="float" office:value="0.0000019073486328125">
            <text:p>1,91E-006</text:p>
          </table:table-cell>
          <table:table-cell table:number-columns-repeated="3" office:value-type="float" office:value="0.00000095367431640625">
            <text:p>9,54E-007</text:p>
          </table:table-cell>
          <table:table-cell office:value-type="float" office:value="0.00000214576721191406">
            <text:p>2,15E-006</text:p>
          </table:table-cell>
          <table:table-cell table:number-columns-repeated="6" office:value-type="float" office:value="0.00000095367431640625">
            <text:p>9,54E-007</text:p>
          </table:table-cell>
          <table:table-cell office:value-type="float" office:value="0.00000214576721191406">
            <text:p>2,15E-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0159740447998047">
            <text:p>1,60E-005</text:p>
          </table:table-cell>
          <table:table-cell office:value-type="float" office:value="0.00000715255737304688">
            <text:p>7,15E-006</text:p>
          </table:table-cell>
          <table:table-cell table:number-columns-repeated="2" office:value-type="float" office:value="0.00000691413879394531">
            <text:p>6,91E-006</text:p>
          </table:table-cell>
          <table:table-cell office:value-type="float" office:value="0.00000715255737304688">
            <text:p>7,15E-006</text:p>
          </table:table-cell>
          <table:table-cell office:value-type="float" office:value="0.00000691413879394531">
            <text:p>6,91E-006</text:p>
          </table:table-cell>
          <table:table-cell office:value-type="float" office:value="0.0000100135803222656">
            <text:p>1,00E-005</text:p>
          </table:table-cell>
          <table:table-cell office:value-type="float" office:value="0.00000596046447753906">
            <text:p>5,96E-006</text:p>
          </table:table-cell>
          <table:table-cell office:value-type="float" office:value="0.00000619888305664063">
            <text:p>6,20E-006</text:p>
          </table:table-cell>
          <table:table-cell office:value-type="float" office:value="0.00000691413879394531">
            <text:p>6,91E-006</text:p>
          </table:table-cell>
          <table:table-cell office:value-type="float" office:value="0.00385189056396484">
            <text:p>3,85E-003</text:p>
          </table:table-cell>
          <table:table-cell office:value-type="float" office:value="0.00323200225830078">
            <text:p>3,23E-003</text:p>
          </table:table-cell>
          <table:table-cell office:value-type="float" office:value="0.00322818756103516">
            <text:p>3,23E-003</text:p>
          </table:table-cell>
          <table:table-cell office:value-type="float" office:value="0.00324296951293945">
            <text:p>3,24E-003</text:p>
          </table:table-cell>
          <table:table-cell office:value-type="float" office:value="0.00323486328125">
            <text:p>3,23E-003</text:p>
          </table:table-cell>
          <table:table-cell office:value-type="float" office:value="0.00326704978942871">
            <text:p>3,27E-003</text:p>
          </table:table-cell>
          <table:table-cell office:value-type="float" office:value="0.00312399864196777">
            <text:p>3,12E-003</text:p>
          </table:table-cell>
          <table:table-cell office:value-type="float" office:value="0.00321006774902344">
            <text:p>3,21E-003</text:p>
          </table:table-cell>
          <table:table-cell office:value-type="float" office:value="0.00321698188781738">
            <text:p>3,22E-003</text:p>
          </table:table-cell>
          <table:table-cell office:value-type="float" office:value="0.00322890281677246">
            <text:p>3,23E-003</text:p>
          </table:table-cell>
          <table:table-cell office:value-type="float" office:value="1.12986588478088">
            <text:p>1,13E+000</text:p>
          </table:table-cell>
          <table:table-cell office:value-type="float" office:value="1.1082911491394">
            <text:p>1,11E+000</text:p>
          </table:table-cell>
          <table:table-cell office:value-type="float" office:value="1.13088893890381">
            <text:p>1,13E+000</text:p>
          </table:table-cell>
          <table:table-cell office:value-type="float" office:value="1.13931894302368">
            <text:p>1,14E+000</text:p>
          </table:table-cell>
          <table:table-cell office:value-type="float" office:value="1.11633706092834">
            <text:p>1,12E+000</text:p>
          </table:table-cell>
          <table:table-cell office:value-type="float" office:value="1.11376905441284">
            <text:p>1,11E+000</text:p>
          </table:table-cell>
          <table:table-cell office:value-type="float" office:value="1.10334992408752">
            <text:p>1,10E+000</text:p>
          </table:table-cell>
          <table:table-cell office:value-type="float" office:value="1.10589408874512">
            <text:p>1,11E+000</text:p>
          </table:table-cell>
          <table:table-cell office:value-type="float" office:value="1.11012601852417">
            <text:p>1,11E+000</text:p>
          </table:table-cell>
          <table:table-cell office:value-type="float" office:value="1.09232878684998">
            <text:p>1,09E+000</text:p>
          </table:table-cell>
          <table:table-cell office:value-type="float" office:value="0.00359010696411133">
            <text:p>3,59E-003</text:p>
          </table:table-cell>
          <table:table-cell office:value-type="float" office:value="0.00339603424072266">
            <text:p>3,40E-003</text:p>
          </table:table-cell>
          <table:table-cell office:value-type="float" office:value="0.00338101387023926">
            <text:p>3,38E-003</text:p>
          </table:table-cell>
          <table:table-cell office:value-type="float" office:value="0.00339889526367187">
            <text:p>3,40E-003</text:p>
          </table:table-cell>
          <table:table-cell office:value-type="float" office:value="0.00340509414672852">
            <text:p>3,41E-003</text:p>
          </table:table-cell>
          <table:table-cell office:value-type="float" office:value="0.00346994400024414">
            <text:p>3,47E-003</text:p>
          </table:table-cell>
          <table:table-cell office:value-type="float" office:value="0.00351500511169434">
            <text:p>3,52E-003</text:p>
          </table:table-cell>
          <table:table-cell office:value-type="float" office:value="0.00335788726806641">
            <text:p>3,36E-003</text:p>
          </table:table-cell>
          <table:table-cell office:value-type="float" office:value="0.00336599349975586">
            <text:p>3,37E-003</text:p>
          </table:table-cell>
          <table:table-cell office:value-type="float" office:value="0.00336313247680664">
            <text:p>3,36E-003</text:p>
          </table:table-cell>
          <table:table-cell office:value-type="float" office:value="0.00321698188781738">
            <text:p>3,22E-003</text:p>
          </table:table-cell>
          <table:table-cell office:value-type="float" office:value="0.00325107574462891">
            <text:p>3,25E-003</text:p>
          </table:table-cell>
          <table:table-cell office:value-type="float" office:value="0.00323796272277832">
            <text:p>3,24E-003</text:p>
          </table:table-cell>
          <table:table-cell office:value-type="float" office:value="0.00319385528564453">
            <text:p>3,19E-003</text:p>
          </table:table-cell>
          <table:table-cell office:value-type="float" office:value="0.00321292877197266">
            <text:p>3,21E-003</text:p>
          </table:table-cell>
          <table:table-cell office:value-type="float" office:value="0.00319814682006836">
            <text:p>3,20E-003</text:p>
          </table:table-cell>
          <table:table-cell table:number-columns-repeated="2" office:value-type="float" office:value="0.00323486328125">
            <text:p>3,23E-003</text:p>
          </table:table-cell>
          <table:table-cell office:value-type="float" office:value="0.00320601463317871">
            <text:p>3,21E-003</text:p>
          </table:table-cell>
          <table:table-cell office:value-type="float" office:value="0.00322699546813965">
            <text:p>3,23E-0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0128746032714844">
            <text:p>1,29E-005</text:p>
          </table:table-cell>
          <table:table-cell office:value-type="float" office:value="0.00000905990600585938">
            <text:p>9,06E-006</text:p>
          </table:table-cell>
          <table:table-cell table:number-columns-repeated="6" office:value-type="float" office:value="0.0000100135803222656">
            <text:p>1,00E-005</text:p>
          </table:table-cell>
          <table:table-cell office:value-type="float" office:value="0.00000905990600585938">
            <text:p>9,06E-006</text:p>
          </table:table-cell>
          <table:table-cell office:value-type="float" office:value="0.0000100135803222656">
            <text:p>1,00E-005</text:p>
          </table:table-cell>
          <table:table-cell office:value-type="float" office:value="0.0120790004730225">
            <text:p>1,21E-002</text:p>
          </table:table-cell>
          <table:table-cell office:value-type="float" office:value="0.00641012191772461">
            <text:p>6,41E-003</text:p>
          </table:table-cell>
          <table:table-cell office:value-type="float" office:value="0.00638985633850098">
            <text:p>6,39E-003</text:p>
          </table:table-cell>
          <table:table-cell office:value-type="float" office:value="0.00638794898986816">
            <text:p>6,39E-003</text:p>
          </table:table-cell>
          <table:table-cell office:value-type="float" office:value="0.00641894340515137">
            <text:p>6,42E-003</text:p>
          </table:table-cell>
          <table:table-cell office:value-type="float" office:value="0.00646781921386719">
            <text:p>6,47E-003</text:p>
          </table:table-cell>
          <table:table-cell office:value-type="float" office:value="0.0064389705657959">
            <text:p>6,44E-003</text:p>
          </table:table-cell>
          <table:table-cell office:value-type="float" office:value="0.00640106201171875">
            <text:p>6,40E-003</text:p>
          </table:table-cell>
          <table:table-cell office:value-type="float" office:value="0.00640583038330078">
            <text:p>6,41E-003</text:p>
          </table:table-cell>
          <table:table-cell office:value-type="float" office:value="0.00641107559204102">
            <text:p>6,41E-003</text:p>
          </table:table-cell>
          <table:table-cell office:value-type="float" office:value="2.28339600563049">
            <text:p>2,28E+000</text:p>
          </table:table-cell>
          <table:table-cell office:value-type="float" office:value="2.25764918327332">
            <text:p>2,26E+000</text:p>
          </table:table-cell>
          <table:table-cell office:value-type="float" office:value="2.23778700828552">
            <text:p>2,24E+000</text:p>
          </table:table-cell>
          <table:table-cell office:value-type="float" office:value="2.23146605491638">
            <text:p>2,23E+000</text:p>
          </table:table-cell>
          <table:table-cell office:value-type="float" office:value="2.2356219291687">
            <text:p>2,24E+000</text:p>
          </table:table-cell>
          <table:table-cell office:value-type="float" office:value="2.19091105461121">
            <text:p>2,19E+000</text:p>
          </table:table-cell>
          <table:table-cell office:value-type="float" office:value="2.24835896492004">
            <text:p>2,25E+000</text:p>
          </table:table-cell>
          <table:table-cell office:value-type="float" office:value="2.22174119949341">
            <text:p>2,22E+000</text:p>
          </table:table-cell>
          <table:table-cell office:value-type="float" office:value="2.20339488983154">
            <text:p>2,20E+000</text:p>
          </table:table-cell>
          <table:table-cell office:value-type="float" office:value="2.21644902229309">
            <text:p>2,22E+000</text:p>
          </table:table-cell>
          <table:table-cell office:value-type="float" office:value="0.00689888000488281">
            <text:p>6,90E-003</text:p>
          </table:table-cell>
          <table:table-cell office:value-type="float" office:value="0.00660800933837891">
            <text:p>6,61E-003</text:p>
          </table:table-cell>
          <table:table-cell office:value-type="float" office:value="0.00663280487060547">
            <text:p>6,63E-003</text:p>
          </table:table-cell>
          <table:table-cell office:value-type="float" office:value="0.00658679008483887">
            <text:p>6,59E-003</text:p>
          </table:table-cell>
          <table:table-cell office:value-type="float" office:value="0.00663590431213379">
            <text:p>6,64E-003</text:p>
          </table:table-cell>
          <table:table-cell office:value-type="float" office:value="0.00666689872741699">
            <text:p>6,67E-003</text:p>
          </table:table-cell>
          <table:table-cell office:value-type="float" office:value="0.00671887397766113">
            <text:p>6,72E-003</text:p>
          </table:table-cell>
          <table:table-cell office:value-type="float" office:value="0.0065910816192627">
            <text:p>6,59E-003</text:p>
          </table:table-cell>
          <table:table-cell office:value-type="float" office:value="0.00667500495910645">
            <text:p>6,68E-003</text:p>
          </table:table-cell>
          <table:table-cell office:value-type="float" office:value="0.00664114952087402">
            <text:p>6,64E-003</text:p>
          </table:table-cell>
          <table:table-cell office:value-type="float" office:value="0.00648093223571777">
            <text:p>6,48E-003</text:p>
          </table:table-cell>
          <table:table-cell office:value-type="float" office:value="0.00636100769042969">
            <text:p>6,36E-003</text:p>
          </table:table-cell>
          <table:table-cell office:value-type="float" office:value="0.00637602806091309">
            <text:p>6,38E-003</text:p>
          </table:table-cell>
          <table:table-cell office:value-type="float" office:value="0.0063929557800293">
            <text:p>6,39E-003</text:p>
          </table:table-cell>
          <table:table-cell office:value-type="float" office:value="0.00637888908386231">
            <text:p>6,38E-003</text:p>
          </table:table-cell>
          <table:table-cell office:value-type="float" office:value="0.00639796257019043">
            <text:p>6,40E-003</text:p>
          </table:table-cell>
          <table:table-cell office:value-type="float" office:value="0.00638699531555176">
            <text:p>6,39E-003</text:p>
          </table:table-cell>
          <table:table-cell office:value-type="float" office:value="0.00643086433410645">
            <text:p>6,43E-003</text:p>
          </table:table-cell>
          <table:table-cell office:value-type="float" office:value="0.00636601448059082">
            <text:p>6,37E-003</text:p>
          </table:table-cell>
          <table:table-cell office:value-type="float" office:value="0.00637602806091309">
            <text:p>6,38E-0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0140666961669922">
            <text:p>1,41E-005</text:p>
          </table:table-cell>
          <table:table-cell office:value-type="float" office:value="0.0000131130218505859">
            <text:p>1,31E-005</text:p>
          </table:table-cell>
          <table:table-cell table:number-columns-repeated="3" office:value-type="float" office:value="0.0000119209289550781">
            <text:p>1,19E-005</text:p>
          </table:table-cell>
          <table:table-cell office:value-type="float" office:value="0.0000121593475341797">
            <text:p>1,22E-005</text:p>
          </table:table-cell>
          <table:table-cell table:number-columns-repeated="2" office:value-type="float" office:value="0.0000128746032714844">
            <text:p>1,29E-005</text:p>
          </table:table-cell>
          <table:table-cell table:number-columns-repeated="2" office:value-type="float" office:value="0.0000119209289550781">
            <text:p>1,19E-005</text:p>
          </table:table-cell>
          <table:table-cell office:value-type="float" office:value="0.00964808464050293">
            <text:p>9,65E-003</text:p>
          </table:table-cell>
          <table:table-cell table:number-columns-repeated="2" office:value-type="float" office:value="0.00957107543945313">
            <text:p>9,57E-003</text:p>
          </table:table-cell>
          <table:table-cell office:value-type="float" office:value="0.00955605506896973">
            <text:p>9,56E-003</text:p>
          </table:table-cell>
          <table:table-cell office:value-type="float" office:value="0.00956010818481445">
            <text:p>9,56E-003</text:p>
          </table:table-cell>
          <table:table-cell office:value-type="float" office:value="0.00960993766784668">
            <text:p>9,61E-003</text:p>
          </table:table-cell>
          <table:table-cell office:value-type="float" office:value="0.0095670223236084">
            <text:p>9,57E-003</text:p>
          </table:table-cell>
          <table:table-cell office:value-type="float" office:value="0.00957298278808594">
            <text:p>9,57E-003</text:p>
          </table:table-cell>
          <table:table-cell office:value-type="float" office:value="0.00966310501098633">
            <text:p>9,66E-003</text:p>
          </table:table-cell>
          <table:table-cell office:value-type="float" office:value="0.00958085060119629">
            <text:p>9,58E-003</text:p>
          </table:table-cell>
          <table:table-cell office:value-type="float" office:value="3.35325407981873">
            <text:p>3,35E+000</text:p>
          </table:table-cell>
          <table:table-cell office:value-type="float" office:value="3.35187888145447">
            <text:p>3,35E+000</text:p>
          </table:table-cell>
          <table:table-cell office:value-type="float" office:value="3.35293221473694">
            <text:p>3,35E+000</text:p>
          </table:table-cell>
          <table:table-cell office:value-type="float" office:value="3.34450602531433">
            <text:p>3,34E+000</text:p>
          </table:table-cell>
          <table:table-cell office:value-type="float" office:value="3.39907217025757">
            <text:p>3,40E+000</text:p>
          </table:table-cell>
          <table:table-cell office:value-type="float" office:value="3.39293503761291">
            <text:p>3,39E+000</text:p>
          </table:table-cell>
          <table:table-cell office:value-type="float" office:value="3.32029509544373">
            <text:p>3,32E+000</text:p>
          </table:table-cell>
          <table:table-cell office:value-type="float" office:value="3.35168313980103">
            <text:p>3,35E+000</text:p>
          </table:table-cell>
          <table:table-cell office:value-type="float" office:value="3.33990907669067">
            <text:p>3,34E+000</text:p>
          </table:table-cell>
          <table:table-cell office:value-type="float" office:value="3.36532497406006">
            <text:p>3,37E+000</text:p>
          </table:table-cell>
          <table:table-cell office:value-type="float" office:value="0.0100638866424561">
            <text:p>1,01E-002</text:p>
          </table:table-cell>
          <table:table-cell office:value-type="float" office:value="0.00988411903381348">
            <text:p>9,88E-003</text:p>
          </table:table-cell>
          <table:table-cell office:value-type="float" office:value="0.00989794731140137">
            <text:p>9,90E-003</text:p>
          </table:table-cell>
          <table:table-cell office:value-type="float" office:value="0.00986099243164063">
            <text:p>9,86E-003</text:p>
          </table:table-cell>
          <table:table-cell office:value-type="float" office:value="0.00999784469604492">
            <text:p>1,00E-002</text:p>
          </table:table-cell>
          <table:table-cell office:value-type="float" office:value="0.00992798805236816">
            <text:p>9,93E-003</text:p>
          </table:table-cell>
          <table:table-cell table:number-columns-repeated="2" office:value-type="float" office:value="0.00995993614196777">
            <text:p>9,96E-003</text:p>
          </table:table-cell>
          <table:table-cell office:value-type="float" office:value="0.0099179744720459">
            <text:p>9,92E-003</text:p>
          </table:table-cell>
          <table:table-cell office:value-type="float" office:value="0.00989699363708496">
            <text:p>9,90E-003</text:p>
          </table:table-cell>
          <table:table-cell office:value-type="float" office:value="0.00957489013671875">
            <text:p>9,57E-003</text:p>
          </table:table-cell>
          <table:table-cell office:value-type="float" office:value="0.00941991806030273">
            <text:p>9,42E-003</text:p>
          </table:table-cell>
          <table:table-cell office:value-type="float" office:value="0.0095369815826416">
            <text:p>9,54E-003</text:p>
          </table:table-cell>
          <table:table-cell office:value-type="float" office:value="0.00948190689086914">
            <text:p>9,48E-003</text:p>
          </table:table-cell>
          <table:table-cell office:value-type="float" office:value="0.00951194763183594">
            <text:p>9,51E-003</text:p>
          </table:table-cell>
          <table:table-cell office:value-type="float" office:value="0.00951504707336426">
            <text:p>9,52E-003</text:p>
          </table:table-cell>
          <table:table-cell office:value-type="float" office:value="0.00945782661437988">
            <text:p>9,46E-003</text:p>
          </table:table-cell>
          <table:table-cell office:value-type="float" office:value="0.00947093963623047">
            <text:p>9,47E-003</text:p>
          </table:table-cell>
          <table:table-cell office:value-type="float" office:value="0.00942587852478027">
            <text:p>9,43E-003</text:p>
          </table:table-cell>
          <table:table-cell office:value-type="float" office:value="0.00944995880126953">
            <text:p>9,45E-0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231266021728516">
            <text:p>2,31E-005</text:p>
          </table:table-cell>
          <table:table-cell office:value-type="float" office:value="0.0000150203704833984">
            <text:p>1,50E-005</text:p>
          </table:table-cell>
          <table:table-cell office:value-type="float" office:value="0.0000140666961669922">
            <text:p>1,41E-005</text:p>
          </table:table-cell>
          <table:table-cell table:number-columns-repeated="2" office:value-type="float" office:value="0.0000150203704833984">
            <text:p>1,50E-005</text:p>
          </table:table-cell>
          <table:table-cell office:value-type="float" office:value="0.0000147819519042969">
            <text:p>1,48E-005</text:p>
          </table:table-cell>
          <table:table-cell office:value-type="float" office:value="0.0000140666961669922">
            <text:p>1,41E-005</text:p>
          </table:table-cell>
          <table:table-cell office:value-type="float" office:value="0.0000138282775878906">
            <text:p>1,38E-005</text:p>
          </table:table-cell>
          <table:table-cell office:value-type="float" office:value="0.0000140666961669922">
            <text:p>1,41E-005</text:p>
          </table:table-cell>
          <table:table-cell office:value-type="float" office:value="0.0000138282775878906">
            <text:p>1,38E-005</text:p>
          </table:table-cell>
          <table:table-cell office:value-type="float" office:value="0.0128231048583984">
            <text:p>1,28E-002</text:p>
          </table:table-cell>
          <table:table-cell office:value-type="float" office:value="0.012700080871582">
            <text:p>1,27E-002</text:p>
          </table:table-cell>
          <table:table-cell office:value-type="float" office:value="0.0127339363098145">
            <text:p>1,27E-002</text:p>
          </table:table-cell>
          <table:table-cell office:value-type="float" office:value="0.0127179622650146">
            <text:p>1,27E-002</text:p>
          </table:table-cell>
          <table:table-cell office:value-type="float" office:value="0.0127501487731934">
            <text:p>1,28E-002</text:p>
          </table:table-cell>
          <table:table-cell office:value-type="float" office:value="0.0127248764038086">
            <text:p>1,27E-002</text:p>
          </table:table-cell>
          <table:table-cell office:value-type="float" office:value="0.0127840042114258">
            <text:p>1,28E-002</text:p>
          </table:table-cell>
          <table:table-cell office:value-type="float" office:value="0.0127058029174805">
            <text:p>1,27E-002</text:p>
          </table:table-cell>
          <table:table-cell office:value-type="float" office:value="0.0127289295196533">
            <text:p>1,27E-002</text:p>
          </table:table-cell>
          <table:table-cell office:value-type="float" office:value="0.0126879215240479">
            <text:p>1,27E-002</text:p>
          </table:table-cell>
          <table:table-cell office:value-type="float" office:value="4.52230095863342">
            <text:p>4,52E+000</text:p>
          </table:table-cell>
          <table:table-cell office:value-type="float" office:value="4.41444802284241">
            <text:p>4,41E+000</text:p>
          </table:table-cell>
          <table:table-cell office:value-type="float" office:value="4.43306517601013">
            <text:p>4,43E+000</text:p>
          </table:table-cell>
          <table:table-cell office:value-type="float" office:value="4.47745585441589">
            <text:p>4,48E+000</text:p>
          </table:table-cell>
          <table:table-cell office:value-type="float" office:value="4.43620419502258">
            <text:p>4,44E+000</text:p>
          </table:table-cell>
          <table:table-cell office:value-type="float" office:value="4.4538950920105">
            <text:p>4,45E+000</text:p>
          </table:table-cell>
          <table:table-cell office:value-type="float" office:value="4.4540491104126">
            <text:p>4,45E+000</text:p>
          </table:table-cell>
          <table:table-cell office:value-type="float" office:value="4.41285800933838">
            <text:p>4,41E+000</text:p>
          </table:table-cell>
          <table:table-cell office:value-type="float" office:value="4.44740390777588">
            <text:p>4,45E+000</text:p>
          </table:table-cell>
          <table:table-cell office:value-type="float" office:value="4.49761390686035">
            <text:p>4,50E+000</text:p>
          </table:table-cell>
          <table:table-cell office:value-type="float" office:value="0.0132288932800293">
            <text:p>1,32E-002</text:p>
          </table:table-cell>
          <table:table-cell office:value-type="float" office:value="0.0130431652069092">
            <text:p>1,30E-002</text:p>
          </table:table-cell>
          <table:table-cell office:value-type="float" office:value="0.0130331516265869">
            <text:p>1,30E-002</text:p>
          </table:table-cell>
          <table:table-cell office:value-type="float" office:value="0.0131058692932129">
            <text:p>1,31E-002</text:p>
          </table:table-cell>
          <table:table-cell office:value-type="float" office:value="0.0130581855773926">
            <text:p>1,31E-002</text:p>
          </table:table-cell>
          <table:table-cell office:value-type="float" office:value="0.0131118297576904">
            <text:p>1,31E-002</text:p>
          </table:table-cell>
          <table:table-cell office:value-type="float" office:value="0.0131411552429199">
            <text:p>1,31E-002</text:p>
          </table:table-cell>
          <table:table-cell office:value-type="float" office:value="0.0131478309631348">
            <text:p>1,31E-002</text:p>
          </table:table-cell>
          <table:table-cell office:value-type="float" office:value="0.0130901336669922">
            <text:p>1,31E-002</text:p>
          </table:table-cell>
          <table:table-cell office:value-type="float" office:value="0.0130939483642578">
            <text:p>1,31E-002</text:p>
          </table:table-cell>
          <table:table-cell office:value-type="float" office:value="0.0127949714660645">
            <text:p>1,28E-002</text:p>
          </table:table-cell>
          <table:table-cell office:value-type="float" office:value="0.012768030166626">
            <text:p>1,28E-002</text:p>
          </table:table-cell>
          <table:table-cell office:value-type="float" office:value="0.0128409862518311">
            <text:p>1,28E-002</text:p>
          </table:table-cell>
          <table:table-cell office:value-type="float" office:value="0.0127370357513428">
            <text:p>1,27E-002</text:p>
          </table:table-cell>
          <table:table-cell office:value-type="float" office:value="0.0127589702606201">
            <text:p>1,28E-002</text:p>
          </table:table-cell>
          <table:table-cell office:value-type="float" office:value="0.0127670764923096">
            <text:p>1,28E-002</text:p>
          </table:table-cell>
          <table:table-cell office:value-type="float" office:value="0.0128011703491211">
            <text:p>1,28E-002</text:p>
          </table:table-cell>
          <table:table-cell office:value-type="float" office:value="0.0128190517425537">
            <text:p>1,28E-002</text:p>
          </table:table-cell>
          <table:table-cell office:value-type="float" office:value="0.0127270221710205">
            <text:p>1,27E-002</text:p>
          </table:table-cell>
          <table:table-cell office:value-type="float" office:value="0.0127789974212646">
            <text:p>1,28E-0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19073486328125">
            <text:p>1,91E-005</text:p>
          </table:table-cell>
          <table:table-cell office:value-type="float" office:value="0.0000159740447998047">
            <text:p>1,60E-005</text:p>
          </table:table-cell>
          <table:table-cell office:value-type="float" office:value="0.0000181198120117187">
            <text:p>1,81E-005</text:p>
          </table:table-cell>
          <table:table-cell table:number-columns-repeated="3" office:value-type="float" office:value="0.0000159740447998047">
            <text:p>1,60E-005</text:p>
          </table:table-cell>
          <table:table-cell table:number-columns-repeated="2" office:value-type="float" office:value="0.0000171661376953125">
            <text:p>1,72E-005</text:p>
          </table:table-cell>
          <table:table-cell office:value-type="float" office:value="0.0000169277191162109">
            <text:p>1,69E-005</text:p>
          </table:table-cell>
          <table:table-cell office:value-type="float" office:value="0.000019073486328125">
            <text:p>1,91E-005</text:p>
          </table:table-cell>
          <table:table-cell office:value-type="float" office:value="0.0161080360412598">
            <text:p>1,61E-002</text:p>
          </table:table-cell>
          <table:table-cell office:value-type="float" office:value="0.0159809589385986">
            <text:p>1,60E-002</text:p>
          </table:table-cell>
          <table:table-cell office:value-type="float" office:value="0.0159180164337158">
            <text:p>1,59E-002</text:p>
          </table:table-cell>
          <table:table-cell office:value-type="float" office:value="0.0159220695495605">
            <text:p>1,59E-002</text:p>
          </table:table-cell>
          <table:table-cell office:value-type="float" office:value="0.0159049034118652">
            <text:p>1,59E-002</text:p>
          </table:table-cell>
          <table:table-cell office:value-type="float" office:value="0.0159928798675537">
            <text:p>1,60E-002</text:p>
          </table:table-cell>
          <table:table-cell office:value-type="float" office:value="0.0160229206085205">
            <text:p>1,60E-002</text:p>
          </table:table-cell>
          <table:table-cell office:value-type="float" office:value="0.0159671306610107">
            <text:p>1,60E-002</text:p>
          </table:table-cell>
          <table:table-cell office:value-type="float" office:value="0.0158939361572266">
            <text:p>1,59E-002</text:p>
          </table:table-cell>
          <table:table-cell office:value-type="float" office:value="0.0159940719604492">
            <text:p>1,60E-002</text:p>
          </table:table-cell>
          <table:table-cell office:value-type="float" office:value="5.58612704277039">
            <text:p>5,59E+000</text:p>
          </table:table-cell>
          <table:table-cell office:value-type="float" office:value="5.58031702041626">
            <text:p>5,58E+000</text:p>
          </table:table-cell>
          <table:table-cell office:value-type="float" office:value="5.6271059513092">
            <text:p>5,63E+000</text:p>
          </table:table-cell>
          <table:table-cell office:value-type="float" office:value="5.51587200164795">
            <text:p>5,52E+000</text:p>
          </table:table-cell>
          <table:table-cell office:value-type="float" office:value="5.53353095054626">
            <text:p>5,53E+000</text:p>
          </table:table-cell>
          <table:table-cell office:value-type="float" office:value="5.5342960357666">
            <text:p>5,53E+000</text:p>
          </table:table-cell>
          <table:table-cell office:value-type="float" office:value="5.58205604553223">
            <text:p>5,58E+000</text:p>
          </table:table-cell>
          <table:table-cell office:value-type="float" office:value="5.52540302276611">
            <text:p>5,53E+000</text:p>
          </table:table-cell>
          <table:table-cell office:value-type="float" office:value="5.57936310768127">
            <text:p>5,58E+000</text:p>
          </table:table-cell>
          <table:table-cell office:value-type="float" office:value="5.53706812858582">
            <text:p>5,54E+000</text:p>
          </table:table-cell>
          <table:table-cell office:value-type="float" office:value="0.0164148807525635">
            <text:p>1,64E-002</text:p>
          </table:table-cell>
          <table:table-cell office:value-type="float" office:value="0.0161800384521484">
            <text:p>1,62E-002</text:p>
          </table:table-cell>
          <table:table-cell office:value-type="float" office:value="0.0162739753723145">
            <text:p>1,63E-002</text:p>
          </table:table-cell>
          <table:table-cell office:value-type="float" office:value="0.0162310600280762">
            <text:p>1,62E-002</text:p>
          </table:table-cell>
          <table:table-cell office:value-type="float" office:value="0.0161828994750977">
            <text:p>1,62E-002</text:p>
          </table:table-cell>
          <table:table-cell office:value-type="float" office:value="0.0162918567657471">
            <text:p>1,63E-002</text:p>
          </table:table-cell>
          <table:table-cell office:value-type="float" office:value="0.0163030624389648">
            <text:p>1,63E-002</text:p>
          </table:table-cell>
          <table:table-cell office:value-type="float" office:value="0.01621413230896">
            <text:p>1,62E-002</text:p>
          </table:table-cell>
          <table:table-cell office:value-type="float" office:value="0.0161869525909424">
            <text:p>1,62E-002</text:p>
          </table:table-cell>
          <table:table-cell office:value-type="float" office:value="0.0161960124969482">
            <text:p>1,62E-002</text:p>
          </table:table-cell>
          <table:table-cell office:value-type="float" office:value="0.0160329341888428">
            <text:p>1,60E-002</text:p>
          </table:table-cell>
          <table:table-cell office:value-type="float" office:value="0.0158510208129883">
            <text:p>1,59E-002</text:p>
          </table:table-cell>
          <table:table-cell office:value-type="float" office:value="0.0158488750457764">
            <text:p>1,58E-002</text:p>
          </table:table-cell>
          <table:table-cell office:value-type="float" office:value="0.0158669948577881">
            <text:p>1,59E-002</text:p>
          </table:table-cell>
          <table:table-cell office:value-type="float" office:value="0.0159001350402832">
            <text:p>1,59E-002</text:p>
          </table:table-cell>
          <table:table-cell office:value-type="float" office:value="0.0159180164337158">
            <text:p>1,59E-002</text:p>
          </table:table-cell>
          <table:table-cell office:value-type="float" office:value="0.0159409046173096">
            <text:p>1,59E-002</text:p>
          </table:table-cell>
          <table:table-cell office:value-type="float" office:value="0.0158851146697998">
            <text:p>1,59E-002</text:p>
          </table:table-cell>
          <table:table-cell office:value-type="float" office:value="0.0158588886260986">
            <text:p>1,59E-002</text:p>
          </table:table-cell>
          <table:table-cell office:value-type="float" office:value="0.0159199237823486">
            <text:p>1,59E-0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0209808349609375">
            <text:p>2,10E-005</text:p>
          </table:table-cell>
          <table:table-cell office:value-type="float" office:value="0.0000181198120117187">
            <text:p>1,81E-005</text:p>
          </table:table-cell>
          <table:table-cell office:value-type="float" office:value="0.000019073486328125">
            <text:p>1,91E-005</text:p>
          </table:table-cell>
          <table:table-cell table:number-columns-repeated="2" office:value-type="float" office:value="0.0000181198120117187">
            <text:p>1,81E-005</text:p>
          </table:table-cell>
          <table:table-cell office:value-type="float" office:value="0.000041961669921875">
            <text:p>4,20E-005</text:p>
          </table:table-cell>
          <table:table-cell office:value-type="float" office:value="0.0000188350677490234">
            <text:p>1,88E-005</text:p>
          </table:table-cell>
          <table:table-cell office:value-type="float" office:value="0.000019073486328125">
            <text:p>1,91E-005</text:p>
          </table:table-cell>
          <table:table-cell office:value-type="float" office:value="0.0000178813934326172">
            <text:p>1,79E-005</text:p>
          </table:table-cell>
          <table:table-cell office:value-type="float" office:value="0.000019073486328125">
            <text:p>1,91E-005</text:p>
          </table:table-cell>
          <table:table-cell office:value-type="float" office:value="0.0193588733673096">
            <text:p>1,94E-002</text:p>
          </table:table-cell>
          <table:table-cell office:value-type="float" office:value="0.019150972366333">
            <text:p>1,92E-002</text:p>
          </table:table-cell>
          <table:table-cell office:value-type="float" office:value="0.0190820693969727">
            <text:p>1,91E-002</text:p>
          </table:table-cell>
          <table:table-cell office:value-type="float" office:value="0.0191090106964111">
            <text:p>1,91E-002</text:p>
          </table:table-cell>
          <table:table-cell office:value-type="float" office:value="0.0191159248352051">
            <text:p>1,91E-002</text:p>
          </table:table-cell>
          <table:table-cell office:value-type="float" office:value="0.0192151069641113">
            <text:p>1,92E-002</text:p>
          </table:table-cell>
          <table:table-cell office:value-type="float" office:value="0.0190567970275879">
            <text:p>1,91E-002</text:p>
          </table:table-cell>
          <table:table-cell office:value-type="float" office:value="0.0191688537597656">
            <text:p>1,92E-002</text:p>
          </table:table-cell>
          <table:table-cell office:value-type="float" office:value="0.0190889835357666">
            <text:p>1,91E-002</text:p>
          </table:table-cell>
          <table:table-cell office:value-type="float" office:value="0.0191500186920166">
            <text:p>1,92E-002</text:p>
          </table:table-cell>
          <table:table-cell office:value-type="float" office:value="6.76689195632935">
            <text:p>6,77E+000</text:p>
          </table:table-cell>
          <table:table-cell office:value-type="float" office:value="6.75666689872742">
            <text:p>6,76E+000</text:p>
          </table:table-cell>
          <table:table-cell office:value-type="float" office:value="6.69595813751221">
            <text:p>6,70E+000</text:p>
          </table:table-cell>
          <table:table-cell office:value-type="float" office:value="6.72155499458313">
            <text:p>6,72E+000</text:p>
          </table:table-cell>
          <table:table-cell office:value-type="float" office:value="6.71634387969971">
            <text:p>6,72E+000</text:p>
          </table:table-cell>
          <table:table-cell office:value-type="float" office:value="6.69057416915894">
            <text:p>6,69E+000</text:p>
          </table:table-cell>
          <table:table-cell office:value-type="float" office:value="6.71539211273193">
            <text:p>6,72E+000</text:p>
          </table:table-cell>
          <table:table-cell office:value-type="float" office:value="6.69507193565369">
            <text:p>6,70E+000</text:p>
          </table:table-cell>
          <table:table-cell office:value-type="float" office:value="6.69391179084778">
            <text:p>6,69E+000</text:p>
          </table:table-cell>
          <table:table-cell office:value-type="float" office:value="6.74251389503479">
            <text:p>6,74E+000</text:p>
          </table:table-cell>
          <table:table-cell office:value-type="float" office:value="0.0197091102600098">
            <text:p>1,97E-002</text:p>
          </table:table-cell>
          <table:table-cell office:value-type="float" office:value="0.0194101333618164">
            <text:p>1,94E-002</text:p>
          </table:table-cell>
          <table:table-cell office:value-type="float" office:value="0.0194029808044434">
            <text:p>1,94E-002</text:p>
          </table:table-cell>
          <table:table-cell office:value-type="float" office:value="0.0194339752197266">
            <text:p>1,94E-002</text:p>
          </table:table-cell>
          <table:table-cell office:value-type="float" office:value="0.0194089412689209">
            <text:p>1,94E-002</text:p>
          </table:table-cell>
          <table:table-cell office:value-type="float" office:value="0.0195128917694092">
            <text:p>1,95E-002</text:p>
          </table:table-cell>
          <table:table-cell office:value-type="float" office:value="0.0195620059967041">
            <text:p>1,96E-002</text:p>
          </table:table-cell>
          <table:table-cell office:value-type="float" office:value="0.0194790363311768">
            <text:p>1,95E-002</text:p>
          </table:table-cell>
          <table:table-cell office:value-type="float" office:value="0.0193371772766113">
            <text:p>1,93E-002</text:p>
          </table:table-cell>
          <table:table-cell office:value-type="float" office:value="0.019402027130127">
            <text:p>1,94E-002</text:p>
          </table:table-cell>
          <table:table-cell office:value-type="float" office:value="0.0192129611968994">
            <text:p>1,92E-002</text:p>
          </table:table-cell>
          <table:table-cell office:value-type="float" office:value="0.0190939903259277">
            <text:p>1,91E-002</text:p>
          </table:table-cell>
          <table:table-cell office:value-type="float" office:value="0.0189909934997559">
            <text:p>1,90E-002</text:p>
          </table:table-cell>
          <table:table-cell office:value-type="float" office:value="0.0190210342407227">
            <text:p>1,90E-002</text:p>
          </table:table-cell>
          <table:table-cell office:value-type="float" office:value="0.0190989971160889">
            <text:p>1,91E-002</text:p>
          </table:table-cell>
          <table:table-cell office:value-type="float" office:value="0.0191478729248047">
            <text:p>1,91E-002</text:p>
          </table:table-cell>
          <table:table-cell office:value-type="float" office:value="0.0190770626068115">
            <text:p>1,91E-002</text:p>
          </table:table-cell>
          <table:table-cell office:value-type="float" office:value="0.0189850330352783">
            <text:p>1,90E-002</text:p>
          </table:table-cell>
          <table:table-cell office:value-type="float" office:value="0.0190341472625732">
            <text:p>1,90E-002</text:p>
          </table:table-cell>
          <table:table-cell office:value-type="float" office:value="0.0190558433532715">
            <text:p>1,91E-0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0250339508056641">
            <text:p>2,50E-005</text:p>
          </table:table-cell>
          <table:table-cell office:value-type="float" office:value="0.0000219345092773437">
            <text:p>2,19E-005</text:p>
          </table:table-cell>
          <table:table-cell table:number-columns-repeated="2" office:value-type="float" office:value="0.0000200271606445312">
            <text:p>2,00E-005</text:p>
          </table:table-cell>
          <table:table-cell office:value-type="float" office:value="0.0000209808349609375">
            <text:p>2,10E-005</text:p>
          </table:table-cell>
          <table:table-cell office:value-type="float" office:value="0.0000200271606445312">
            <text:p>2,00E-005</text:p>
          </table:table-cell>
          <table:table-cell office:value-type="float" office:value="0.0000240802764892578">
            <text:p>2,41E-005</text:p>
          </table:table-cell>
          <table:table-cell office:value-type="float" office:value="0.0000209808349609375">
            <text:p>2,10E-005</text:p>
          </table:table-cell>
          <table:table-cell office:value-type="float" office:value="0.0000219345092773437">
            <text:p>2,19E-005</text:p>
          </table:table-cell>
          <table:table-cell office:value-type="float" office:value="0.0000209808349609375">
            <text:p>2,10E-005</text:p>
          </table:table-cell>
          <table:table-cell office:value-type="float" office:value="0.0222320556640625">
            <text:p>2,22E-002</text:p>
          </table:table-cell>
          <table:table-cell office:value-type="float" office:value="0.0221889019012451">
            <text:p>2,22E-002</text:p>
          </table:table-cell>
          <table:table-cell office:value-type="float" office:value="0.0221319198608398">
            <text:p>2,21E-002</text:p>
          </table:table-cell>
          <table:table-cell office:value-type="float" office:value="0.0220668315887451">
            <text:p>2,21E-002</text:p>
          </table:table-cell>
          <table:table-cell office:value-type="float" office:value="0.0220680236816406">
            <text:p>2,21E-002</text:p>
          </table:table-cell>
          <table:table-cell office:value-type="float" office:value="0.0221390724182129">
            <text:p>2,21E-002</text:p>
          </table:table-cell>
          <table:table-cell office:value-type="float" office:value="0.0221378803253174">
            <text:p>2,21E-002</text:p>
          </table:table-cell>
          <table:table-cell office:value-type="float" office:value="0.022028923034668">
            <text:p>2,20E-002</text:p>
          </table:table-cell>
          <table:table-cell office:value-type="float" office:value="0.0220589637756348">
            <text:p>2,21E-002</text:p>
          </table:table-cell>
          <table:table-cell office:value-type="float" office:value="0.0220890045166016">
            <text:p>2,21E-002</text:p>
          </table:table-cell>
          <table:table-cell office:value-type="float" office:value="7.96626305580139">
            <text:p>7,97E+000</text:p>
          </table:table-cell>
          <table:table-cell office:value-type="float" office:value="7.88741183280945">
            <text:p>7,89E+000</text:p>
          </table:table-cell>
          <table:table-cell office:value-type="float" office:value="7.84195590019226">
            <text:p>7,84E+000</text:p>
          </table:table-cell>
          <table:table-cell office:value-type="float" office:value="7.86927700042725">
            <text:p>7,87E+000</text:p>
          </table:table-cell>
          <table:table-cell office:value-type="float" office:value="7.82057905197144">
            <text:p>7,82E+000</text:p>
          </table:table-cell>
          <table:table-cell office:value-type="float" office:value="7.80445218086243">
            <text:p>7,80E+000</text:p>
          </table:table-cell>
          <table:table-cell office:value-type="float" office:value="7.84081888198853">
            <text:p>7,84E+000</text:p>
          </table:table-cell>
          <table:table-cell office:value-type="float" office:value="7.83339309692383">
            <text:p>7,83E+000</text:p>
          </table:table-cell>
          <table:table-cell office:value-type="float" office:value="7.81419396400452">
            <text:p>7,81E+000</text:p>
          </table:table-cell>
          <table:table-cell office:value-type="float" office:value="7.85491609573364">
            <text:p>7,85E+000</text:p>
          </table:table-cell>
          <table:table-cell office:value-type="float" office:value="0.0228779315948486">
            <text:p>2,29E-002</text:p>
          </table:table-cell>
          <table:table-cell office:value-type="float" office:value="0.0227169990539551">
            <text:p>2,27E-002</text:p>
          </table:table-cell>
          <table:table-cell office:value-type="float" office:value="0.0226960182189941">
            <text:p>2,27E-002</text:p>
          </table:table-cell>
          <table:table-cell office:value-type="float" office:value="0.0227460861206055">
            <text:p>2,27E-002</text:p>
          </table:table-cell>
          <table:table-cell office:value-type="float" office:value="0.0228400230407715">
            <text:p>2,28E-002</text:p>
          </table:table-cell>
          <table:table-cell office:value-type="float" office:value="0.022799015045166">
            <text:p>2,28E-002</text:p>
          </table:table-cell>
          <table:table-cell office:value-type="float" office:value="0.0227510929107666">
            <text:p>2,28E-002</text:p>
          </table:table-cell>
          <table:table-cell office:value-type="float" office:value="0.0226538181304932">
            <text:p>2,27E-002</text:p>
          </table:table-cell>
          <table:table-cell office:value-type="float" office:value="0.0226490497589111">
            <text:p>2,26E-002</text:p>
          </table:table-cell>
          <table:table-cell office:value-type="float" office:value="0.0226941108703613">
            <text:p>2,27E-002</text:p>
          </table:table-cell>
          <table:table-cell office:value-type="float" office:value="0.0223588943481445">
            <text:p>2,24E-002</text:p>
          </table:table-cell>
          <table:table-cell office:value-type="float" office:value="0.0221920013427734">
            <text:p>2,22E-002</text:p>
          </table:table-cell>
          <table:table-cell office:value-type="float" office:value="0.022212028503418">
            <text:p>2,22E-002</text:p>
          </table:table-cell>
          <table:table-cell office:value-type="float" office:value="0.0222210884094238">
            <text:p>2,22E-002</text:p>
          </table:table-cell>
          <table:table-cell office:value-type="float" office:value="0.0221819877624512">
            <text:p>2,22E-002</text:p>
          </table:table-cell>
          <table:table-cell office:value-type="float" office:value="0.0223109722137451">
            <text:p>2,23E-002</text:p>
          </table:table-cell>
          <table:table-cell office:value-type="float" office:value="0.0222518444061279">
            <text:p>2,23E-002</text:p>
          </table:table-cell>
          <table:table-cell office:value-type="float" office:value="0.0221869945526123">
            <text:p>2,22E-002</text:p>
          </table:table-cell>
          <table:table-cell office:value-type="float" office:value="0.0222542285919189">
            <text:p>2,23E-002</text:p>
          </table:table-cell>
          <table:table-cell office:value-type="float" office:value="0.0222911834716797">
            <text:p>2,23E-0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0250339508056641">
            <text:p>2,50E-005</text:p>
          </table:table-cell>
          <table:table-cell office:value-type="float" office:value="0.0000219345092773437">
            <text:p>2,19E-005</text:p>
          </table:table-cell>
          <table:table-cell office:value-type="float" office:value="0.0000231266021728516">
            <text:p>2,31E-005</text:p>
          </table:table-cell>
          <table:table-cell table:number-columns-repeated="2" office:value-type="float" office:value="0.0000219345092773437">
            <text:p>2,19E-005</text:p>
          </table:table-cell>
          <table:table-cell office:value-type="float" office:value="0.0000221729278564453">
            <text:p>2,22E-005</text:p>
          </table:table-cell>
          <table:table-cell table:number-columns-repeated="2" office:value-type="float" office:value="0.0000219345092773437">
            <text:p>2,19E-005</text:p>
          </table:table-cell>
          <table:table-cell office:value-type="float" office:value="0.0000231266021728516">
            <text:p>2,31E-005</text:p>
          </table:table-cell>
          <table:table-cell office:value-type="float" office:value="0.0000221729278564453">
            <text:p>2,22E-005</text:p>
          </table:table-cell>
          <table:table-cell office:value-type="float" office:value="0.0251600742340088">
            <text:p>2,52E-002</text:p>
          </table:table-cell>
          <table:table-cell office:value-type="float" office:value="0.0249459743499756">
            <text:p>2,49E-002</text:p>
          </table:table-cell>
          <table:table-cell office:value-type="float" office:value="0.0250141620635986">
            <text:p>2,50E-002</text:p>
          </table:table-cell>
          <table:table-cell office:value-type="float" office:value="0.0249910354614258">
            <text:p>2,50E-002</text:p>
          </table:table-cell>
          <table:table-cell office:value-type="float" office:value="0.0249679088592529">
            <text:p>2,50E-002</text:p>
          </table:table-cell>
          <table:table-cell office:value-type="float" office:value="0.025090217590332">
            <text:p>2,51E-002</text:p>
          </table:table-cell>
          <table:table-cell office:value-type="float" office:value="0.0248649120330811">
            <text:p>2,49E-002</text:p>
          </table:table-cell>
          <table:table-cell office:value-type="float" office:value="0.024968147277832">
            <text:p>2,50E-002</text:p>
          </table:table-cell>
          <table:table-cell office:value-type="float" office:value="0.024940013885498">
            <text:p>2,49E-002</text:p>
          </table:table-cell>
          <table:table-cell office:value-type="float" office:value="0.0249590873718262">
            <text:p>2,50E-002</text:p>
          </table:table-cell>
          <table:table-cell office:value-type="float" office:value="9.00391387939453">
            <text:p>9,00E+000</text:p>
          </table:table-cell>
          <table:table-cell office:value-type="float" office:value="8.89366579055786">
            <text:p>8,89E+000</text:p>
          </table:table-cell>
          <table:table-cell office:value-type="float" office:value="8.91374897956848">
            <text:p>8,91E+000</text:p>
          </table:table-cell>
          <table:table-cell office:value-type="float" office:value="8.96401500701904">
            <text:p>8,96E+000</text:p>
          </table:table-cell>
          <table:table-cell office:value-type="float" office:value="9.01522088050842">
            <text:p>9,02E+000</text:p>
          </table:table-cell>
          <table:table-cell office:value-type="float" office:value="8.98738598823547">
            <text:p>8,99E+000</text:p>
          </table:table-cell>
          <table:table-cell office:value-type="float" office:value="8.99055099487305">
            <text:p>8,99E+000</text:p>
          </table:table-cell>
          <table:table-cell office:value-type="float" office:value="8.98159217834473">
            <text:p>8,98E+000</text:p>
          </table:table-cell>
          <table:table-cell office:value-type="float" office:value="8.82882785797119">
            <text:p>8,83E+000</text:p>
          </table:table-cell>
          <table:table-cell office:value-type="float" office:value="8.82272911071777">
            <text:p>8,82E+000</text:p>
          </table:table-cell>
          <table:table-cell office:value-type="float" office:value="0.0262107849121094">
            <text:p>2,62E-002</text:p>
          </table:table-cell>
          <table:table-cell office:value-type="float" office:value="0.0259051322937012">
            <text:p>2,59E-002</text:p>
          </table:table-cell>
          <table:table-cell office:value-type="float" office:value="0.0259790420532227">
            <text:p>2,60E-002</text:p>
          </table:table-cell>
          <table:table-cell office:value-type="float" office:value="0.0260651111602783">
            <text:p>2,61E-002</text:p>
          </table:table-cell>
          <table:table-cell office:value-type="float" office:value="0.0259499549865723">
            <text:p>2,59E-002</text:p>
          </table:table-cell>
          <table:table-cell office:value-type="float" office:value="0.0260171890258789">
            <text:p>2,60E-002</text:p>
          </table:table-cell>
          <table:table-cell office:value-type="float" office:value="0.0259799957275391">
            <text:p>2,60E-002</text:p>
          </table:table-cell>
          <table:table-cell office:value-type="float" office:value="0.025825023651123">
            <text:p>2,58E-002</text:p>
          </table:table-cell>
          <table:table-cell office:value-type="float" office:value="0.02583909034729">
            <text:p>2,58E-002</text:p>
          </table:table-cell>
          <table:table-cell office:value-type="float" office:value="0.0259559154510498">
            <text:p>2,60E-002</text:p>
          </table:table-cell>
          <table:table-cell office:value-type="float" office:value="0.0253281593322754">
            <text:p>2,53E-002</text:p>
          </table:table-cell>
          <table:table-cell office:value-type="float" office:value="0.0253138542175293">
            <text:p>2,53E-002</text:p>
          </table:table-cell>
          <table:table-cell office:value-type="float" office:value="0.0252499580383301">
            <text:p>2,52E-002</text:p>
          </table:table-cell>
          <table:table-cell office:value-type="float" office:value="0.0252788066864014">
            <text:p>2,53E-002</text:p>
          </table:table-cell>
          <table:table-cell office:value-type="float" office:value="0.0252740383148193">
            <text:p>2,53E-002</text:p>
          </table:table-cell>
          <table:table-cell office:value-type="float" office:value="0.0253090858459473">
            <text:p>2,53E-002</text:p>
          </table:table-cell>
          <table:table-cell office:value-type="float" office:value="0.025144100189209">
            <text:p>2,51E-002</text:p>
          </table:table-cell>
          <table:table-cell office:value-type="float" office:value="0.0252041816711426">
            <text:p>2,52E-002</text:p>
          </table:table-cell>
          <table:table-cell office:value-type="float" office:value="0.0252540111541748">
            <text:p>2,53E-002</text:p>
          </table:table-cell>
          <table:table-cell office:value-type="float" office:value="0.0252549648284912">
            <text:p>2,53E-0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278949737548828">
            <text:p>2,79E-005</text:p>
          </table:table-cell>
          <table:table-cell office:value-type="float" office:value="0.0000240802764892578">
            <text:p>2,41E-005</text:p>
          </table:table-cell>
          <table:table-cell office:value-type="float" office:value="0.0000281333923339844">
            <text:p>2,81E-005</text:p>
          </table:table-cell>
          <table:table-cell office:value-type="float" office:value="0.0000250339508056641">
            <text:p>2,50E-005</text:p>
          </table:table-cell>
          <table:table-cell office:value-type="float" office:value="0.0000238418579101562">
            <text:p>2,38E-005</text:p>
          </table:table-cell>
          <table:table-cell office:value-type="float" office:value="0.0000240802764892578">
            <text:p>2,41E-005</text:p>
          </table:table-cell>
          <table:table-cell office:value-type="float" office:value="0.0000238418579101562">
            <text:p>2,38E-005</text:p>
          </table:table-cell>
          <table:table-cell office:value-type="float" office:value="0.0000240802764892578">
            <text:p>2,41E-005</text:p>
          </table:table-cell>
          <table:table-cell table:number-columns-repeated="2" office:value-type="float" office:value="0.0000238418579101562">
            <text:p>2,38E-005</text:p>
          </table:table-cell>
          <table:table-cell office:value-type="float" office:value="0.0284688472747803">
            <text:p>2,85E-002</text:p>
          </table:table-cell>
          <table:table-cell office:value-type="float" office:value="0.0283668041229248">
            <text:p>2,84E-002</text:p>
          </table:table-cell>
          <table:table-cell office:value-type="float" office:value="0.0283780097961426">
            <text:p>2,84E-002</text:p>
          </table:table-cell>
          <table:table-cell office:value-type="float" office:value="0.0283701419830322">
            <text:p>2,84E-002</text:p>
          </table:table-cell>
          <table:table-cell office:value-type="float" office:value="0.0283458232879639">
            <text:p>2,83E-002</text:p>
          </table:table-cell>
          <table:table-cell office:value-type="float" office:value="0.0282950401306152">
            <text:p>2,83E-002</text:p>
          </table:table-cell>
          <table:table-cell office:value-type="float" office:value="0.0281829833984375">
            <text:p>2,82E-002</text:p>
          </table:table-cell>
          <table:table-cell office:value-type="float" office:value="0.0283050537109375">
            <text:p>2,83E-002</text:p>
          </table:table-cell>
          <table:table-cell office:value-type="float" office:value="0.0283029079437256">
            <text:p>2,83E-002</text:p>
          </table:table-cell>
          <table:table-cell office:value-type="float" office:value="0.0283479690551758">
            <text:p>2,83E-002</text:p>
          </table:table-cell>
          <table:table-cell office:value-type="float" office:value="10.0792450904846">
            <text:p>1,01E+001</text:p>
          </table:table-cell>
          <table:table-cell office:value-type="float" office:value="10.0210390090942">
            <text:p>1,00E+001</text:p>
          </table:table-cell>
          <table:table-cell office:value-type="float" office:value="9.89182806015015">
            <text:p>9,89E+000</text:p>
          </table:table-cell>
          <table:table-cell office:value-type="float" office:value="10.0289840698242">
            <text:p>1,00E+001</text:p>
          </table:table-cell>
          <table:table-cell office:value-type="float" office:value="10.0360159873962">
            <text:p>1,00E+001</text:p>
          </table:table-cell>
          <table:table-cell office:value-type="float" office:value="9.97718596458435">
            <text:p>9,98E+000</text:p>
          </table:table-cell>
          <table:table-cell office:value-type="float" office:value="10.0480749607086">
            <text:p>1,00E+001</text:p>
          </table:table-cell>
          <table:table-cell office:value-type="float" office:value="9.98732709884644">
            <text:p>9,99E+000</text:p>
          </table:table-cell>
          <table:table-cell office:value-type="float" office:value="10.097149848938">
            <text:p>1,01E+001</text:p>
          </table:table-cell>
          <table:table-cell office:value-type="float" office:value="10.088033914566">
            <text:p>1,01E+001</text:p>
          </table:table-cell>
          <table:table-cell office:value-type="float" office:value="0.0293710231781006">
            <text:p>2,94E-002</text:p>
          </table:table-cell>
          <table:table-cell office:value-type="float" office:value="0.0291190147399902">
            <text:p>2,91E-002</text:p>
          </table:table-cell>
          <table:table-cell office:value-type="float" office:value="0.0290539264678955">
            <text:p>2,91E-002</text:p>
          </table:table-cell>
          <table:table-cell office:value-type="float" office:value="0.0290989875793457">
            <text:p>2,91E-002</text:p>
          </table:table-cell>
          <table:table-cell office:value-type="float" office:value="0.0290310382843018">
            <text:p>2,90E-002</text:p>
          </table:table-cell>
          <table:table-cell office:value-type="float" office:value="0.0291638374328613">
            <text:p>2,92E-002</text:p>
          </table:table-cell>
          <table:table-cell office:value-type="float" office:value="0.0292031764984131">
            <text:p>2,92E-002</text:p>
          </table:table-cell>
          <table:table-cell office:value-type="float" office:value="0.0290470123291016">
            <text:p>2,90E-002</text:p>
          </table:table-cell>
          <table:table-cell office:value-type="float" office:value="0.0290520191192627">
            <text:p>2,91E-002</text:p>
          </table:table-cell>
          <table:table-cell office:value-type="float" office:value="0.0290241241455078">
            <text:p>2,90E-002</text:p>
          </table:table-cell>
          <table:table-cell office:value-type="float" office:value="0.0285758972167969">
            <text:p>2,86E-002</text:p>
          </table:table-cell>
          <table:table-cell office:value-type="float" office:value="0.0283858776092529">
            <text:p>2,84E-002</text:p>
          </table:table-cell>
          <table:table-cell office:value-type="float" office:value="0.0283510684967041">
            <text:p>2,84E-002</text:p>
          </table:table-cell>
          <table:table-cell office:value-type="float" office:value="0.0283792018890381">
            <text:p>2,84E-002</text:p>
          </table:table-cell>
          <table:table-cell office:value-type="float" office:value="0.028350830078125">
            <text:p>2,84E-002</text:p>
          </table:table-cell>
          <table:table-cell office:value-type="float" office:value="0.0284020900726318">
            <text:p>2,84E-002</text:p>
          </table:table-cell>
          <table:table-cell office:value-type="float" office:value="0.0282700061798096">
            <text:p>2,83E-002</text:p>
          </table:table-cell>
          <table:table-cell office:value-type="float" office:value="0.02836012840271">
            <text:p>2,84E-002</text:p>
          </table:table-cell>
          <table:table-cell office:value-type="float" office:value="0.028494119644165">
            <text:p>2,85E-002</text:p>
          </table:table-cell>
          <table:table-cell office:value-type="float" office:value="0.028407096862793">
            <text:p>2,84E-0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331401824951172">
            <text:p>3,31E-005</text:p>
          </table:table-cell>
          <table:table-cell office:value-type="float" office:value="0.0000250339508056641">
            <text:p>2,50E-005</text:p>
          </table:table-cell>
          <table:table-cell table:number-columns-repeated="2" office:value-type="float" office:value="0.0000259876251220703">
            <text:p>2,60E-005</text:p>
          </table:table-cell>
          <table:table-cell office:value-type="float" office:value="0.0000250339508056641">
            <text:p>2,50E-005</text:p>
          </table:table-cell>
          <table:table-cell office:value-type="float" office:value="0.0000259876251220703">
            <text:p>2,60E-005</text:p>
          </table:table-cell>
          <table:table-cell office:value-type="float" office:value="0.0000269412994384766">
            <text:p>2,69E-005</text:p>
          </table:table-cell>
          <table:table-cell table:number-columns-repeated="3" office:value-type="float" office:value="0.0000259876251220703">
            <text:p>2,60E-005</text:p>
          </table:table-cell>
          <table:table-cell office:value-type="float" office:value="0.0316779613494873">
            <text:p>3,17E-002</text:p>
          </table:table-cell>
          <table:table-cell office:value-type="float" office:value="0.0315968990325928">
            <text:p>3,16E-002</text:p>
          </table:table-cell>
          <table:table-cell office:value-type="float" office:value="0.0315461158752441">
            <text:p>3,15E-002</text:p>
          </table:table-cell>
          <table:table-cell office:value-type="float" office:value="0.0315401554107666">
            <text:p>3,15E-002</text:p>
          </table:table-cell>
          <table:table-cell office:value-type="float" office:value="0.0315139293670654">
            <text:p>3,15E-002</text:p>
          </table:table-cell>
          <table:table-cell office:value-type="float" office:value="0.0315890312194824">
            <text:p>3,16E-002</text:p>
          </table:table-cell>
          <table:table-cell office:value-type="float" office:value="0.0314040184020996">
            <text:p>3,14E-002</text:p>
          </table:table-cell>
          <table:table-cell office:value-type="float" office:value="0.0315499305725098">
            <text:p>3,15E-002</text:p>
          </table:table-cell>
          <table:table-cell office:value-type="float" office:value="0.0316040515899658">
            <text:p>3,16E-002</text:p>
          </table:table-cell>
          <table:table-cell office:value-type="float" office:value="0.0315511226654053">
            <text:p>3,16E-002</text:p>
          </table:table-cell>
          <table:table-cell office:value-type="float" office:value="11.269003868103">
            <text:p>1,13E+001</text:p>
          </table:table-cell>
          <table:table-cell office:value-type="float" office:value="11.1635160446167">
            <text:p>1,12E+001</text:p>
          </table:table-cell>
          <table:table-cell office:value-type="float" office:value="11.2477321624756">
            <text:p>1,12E+001</text:p>
          </table:table-cell>
          <table:table-cell office:value-type="float" office:value="11.1337971687317">
            <text:p>1,11E+001</text:p>
          </table:table-cell>
          <table:table-cell office:value-type="float" office:value="11.0890650749207">
            <text:p>1,11E+001</text:p>
          </table:table-cell>
          <table:table-cell office:value-type="float" office:value="11.0910890102386">
            <text:p>1,11E+001</text:p>
          </table:table-cell>
          <table:table-cell office:value-type="float" office:value="11.1806540489197">
            <text:p>1,12E+001</text:p>
          </table:table-cell>
          <table:table-cell office:value-type="float" office:value="11.1122138500214">
            <text:p>1,11E+001</text:p>
          </table:table-cell>
          <table:table-cell office:value-type="float" office:value="11.1349239349365">
            <text:p>1,11E+001</text:p>
          </table:table-cell>
          <table:table-cell office:value-type="float" office:value="11.1038048267365">
            <text:p>1,11E+001</text:p>
          </table:table-cell>
          <table:table-cell office:value-type="float" office:value="0.0324509143829346">
            <text:p>3,25E-002</text:p>
          </table:table-cell>
          <table:table-cell office:value-type="float" office:value="0.0322730541229248">
            <text:p>3,23E-002</text:p>
          </table:table-cell>
          <table:table-cell office:value-type="float" office:value="0.0321650505065918">
            <text:p>3,22E-002</text:p>
          </table:table-cell>
          <table:table-cell office:value-type="float" office:value="0.0322508811950684">
            <text:p>3,23E-002</text:p>
          </table:table-cell>
          <table:table-cell office:value-type="float" office:value="0.0321340560913086">
            <text:p>3,21E-002</text:p>
          </table:table-cell>
          <table:table-cell office:value-type="float" office:value="0.0324289798736572">
            <text:p>3,24E-002</text:p>
          </table:table-cell>
          <table:table-cell office:value-type="float" office:value="0.0323488712310791">
            <text:p>3,23E-002</text:p>
          </table:table-cell>
          <table:table-cell office:value-type="float" office:value="0.032332181930542">
            <text:p>3,23E-002</text:p>
          </table:table-cell>
          <table:table-cell office:value-type="float" office:value="0.0321800708770752">
            <text:p>3,22E-002</text:p>
          </table:table-cell>
          <table:table-cell office:value-type="float" office:value="0.0323879718780518">
            <text:p>3,24E-002</text:p>
          </table:table-cell>
          <table:table-cell office:value-type="float" office:value="0.0316939353942871">
            <text:p>3,17E-002</text:p>
          </table:table-cell>
          <table:table-cell office:value-type="float" office:value="0.0314650535583496">
            <text:p>3,15E-002</text:p>
          </table:table-cell>
          <table:table-cell office:value-type="float" office:value="0.0313639640808105">
            <text:p>3,14E-002</text:p>
          </table:table-cell>
          <table:table-cell office:value-type="float" office:value="0.0313611030578613">
            <text:p>3,14E-002</text:p>
          </table:table-cell>
          <table:table-cell office:value-type="float" office:value="0.0314109325408936">
            <text:p>3,14E-002</text:p>
          </table:table-cell>
          <table:table-cell office:value-type="float" office:value="0.031505823135376">
            <text:p>3,15E-002</text:p>
          </table:table-cell>
          <table:table-cell office:value-type="float" office:value="0.0314450263977051">
            <text:p>3,14E-002</text:p>
          </table:table-cell>
          <table:table-cell office:value-type="float" office:value="0.0314371585845947">
            <text:p>3,14E-002</text:p>
          </table:table-cell>
          <table:table-cell office:value-type="float" office:value="0.0313971042633057">
            <text:p>3,14E-002</text:p>
          </table:table-cell>
          <table:table-cell office:value-type="float" office:value="0.0314450263977051">
            <text:p>3,14E-00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319480895996094">
            <text:p>3,19E-005</text:p>
          </table:table-cell>
          <table:table-cell office:value-type="float" office:value="0.0000288486480712891">
            <text:p>2,88E-005</text:p>
          </table:table-cell>
          <table:table-cell table:number-columns-repeated="3" office:value-type="float" office:value="0.0000281333923339844">
            <text:p>2,81E-005</text:p>
          </table:table-cell>
          <table:table-cell office:value-type="float" office:value="0.0000269412994384766">
            <text:p>2,69E-005</text:p>
          </table:table-cell>
          <table:table-cell office:value-type="float" office:value="0.0000288486480712891">
            <text:p>2,88E-005</text:p>
          </table:table-cell>
          <table:table-cell office:value-type="float" office:value="0.0000290870666503906">
            <text:p>2,91E-005</text:p>
          </table:table-cell>
          <table:table-cell table:number-columns-repeated="2" office:value-type="float" office:value="0.0000278949737548828">
            <text:p>2,79E-005</text:p>
          </table:table-cell>
          <table:table-cell office:value-type="float" office:value="0.0346081256866455">
            <text:p>3,46E-002</text:p>
          </table:table-cell>
          <table:table-cell office:value-type="float" office:value="0.0349149703979492">
            <text:p>3,49E-002</text:p>
          </table:table-cell>
          <table:table-cell office:value-type="float" office:value="0.0348231792449951">
            <text:p>3,48E-002</text:p>
          </table:table-cell>
          <table:table-cell office:value-type="float" office:value="0.0348570346832275">
            <text:p>3,49E-002</text:p>
          </table:table-cell>
          <table:table-cell office:value-type="float" office:value="0.0348489284515381">
            <text:p>3,48E-002</text:p>
          </table:table-cell>
          <table:table-cell office:value-type="float" office:value="0.0349838733673096">
            <text:p>3,50E-002</text:p>
          </table:table-cell>
          <table:table-cell office:value-type="float" office:value="0.0343718528747559">
            <text:p>3,44E-002</text:p>
          </table:table-cell>
          <table:table-cell office:value-type="float" office:value="0.0348010063171387">
            <text:p>3,48E-002</text:p>
          </table:table-cell>
          <table:table-cell office:value-type="float" office:value="0.0347809791564941">
            <text:p>3,48E-002</text:p>
          </table:table-cell>
          <table:table-cell office:value-type="float" office:value="0.0347220897674561">
            <text:p>3,47E-002</text:p>
          </table:table-cell>
          <table:table-cell office:value-type="float" office:value="12.3760328292847">
            <text:p>1,24E+001</text:p>
          </table:table-cell>
          <table:table-cell office:value-type="float" office:value="12.2799232006073">
            <text:p>1,23E+001</text:p>
          </table:table-cell>
          <table:table-cell office:value-type="float" office:value="12.2650489807129">
            <text:p>1,23E+001</text:p>
          </table:table-cell>
          <table:table-cell office:value-type="float" office:value="12.2622420787811">
            <text:p>1,23E+001</text:p>
          </table:table-cell>
          <table:table-cell office:value-type="float" office:value="12.1589329242706">
            <text:p>1,22E+001</text:p>
          </table:table-cell>
          <table:table-cell office:value-type="float" office:value="12.33478307724">
            <text:p>1,23E+001</text:p>
          </table:table-cell>
          <table:table-cell office:value-type="float" office:value="12.4007320404053">
            <text:p>1,24E+001</text:p>
          </table:table-cell>
          <table:table-cell office:value-type="float" office:value="12.2922439575195">
            <text:p>1,23E+001</text:p>
          </table:table-cell>
          <table:table-cell office:value-type="float" office:value="12.2583169937134">
            <text:p>1,23E+001</text:p>
          </table:table-cell>
          <table:table-cell office:value-type="float" office:value="12.2809929847717">
            <text:p>1,23E+001</text:p>
          </table:table-cell>
          <table:table-cell office:value-type="float" office:value="0.035693883895874">
            <text:p>3,57E-002</text:p>
          </table:table-cell>
          <table:table-cell office:value-type="float" office:value="0.0354700088500977">
            <text:p>3,55E-002</text:p>
          </table:table-cell>
          <table:table-cell office:value-type="float" office:value="0.0355229377746582">
            <text:p>3,55E-002</text:p>
          </table:table-cell>
          <table:table-cell office:value-type="float" office:value="0.0354518890380859">
            <text:p>3,55E-002</text:p>
          </table:table-cell>
          <table:table-cell office:value-type="float" office:value="0.0355939865112305">
            <text:p>3,56E-002</text:p>
          </table:table-cell>
          <table:table-cell office:value-type="float" office:value="0.0356190204620361">
            <text:p>3,56E-002</text:p>
          </table:table-cell>
          <table:table-cell office:value-type="float" office:value="0.0354988574981689">
            <text:p>3,55E-002</text:p>
          </table:table-cell>
          <table:table-cell office:value-type="float" office:value="0.0355279445648193">
            <text:p>3,55E-002</text:p>
          </table:table-cell>
          <table:table-cell office:value-type="float" office:value="0.0355339050292969">
            <text:p>3,55E-002</text:p>
          </table:table-cell>
          <table:table-cell office:value-type="float" office:value="0.0354800224304199">
            <text:p>3,55E-002</text:p>
          </table:table-cell>
          <table:table-cell office:value-type="float" office:value="0.0346031188964844">
            <text:p>3,46E-002</text:p>
          </table:table-cell>
          <table:table-cell office:value-type="float" office:value="0.0344858169555664">
            <text:p>3,45E-002</text:p>
          </table:table-cell>
          <table:table-cell office:value-type="float" office:value="0.0344460010528564">
            <text:p>3,44E-002</text:p>
          </table:table-cell>
          <table:table-cell office:value-type="float" office:value="0.0344429016113281">
            <text:p>3,44E-002</text:p>
          </table:table-cell>
          <table:table-cell office:value-type="float" office:value="0.0345659255981445">
            <text:p>3,46E-002</text:p>
          </table:table-cell>
          <table:table-cell office:value-type="float" office:value="0.034635066986084">
            <text:p>3,46E-002</text:p>
          </table:table-cell>
          <table:table-cell office:value-type="float" office:value="0.0343902111053467">
            <text:p>3,44E-002</text:p>
          </table:table-cell>
          <table:table-cell office:value-type="float" office:value="0.034398078918457">
            <text:p>3,44E-002</text:p>
          </table:table-cell>
          <table:table-cell office:value-type="float" office:value="0.0345032215118408">
            <text:p>3,45E-002</text:p>
          </table:table-cell>
          <table:table-cell office:value-type="float" office:value="0.0344669818878174">
            <text:p>3,45E-0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0319480895996094">
            <text:p>3,19E-005</text:p>
          </table:table-cell>
          <table:table-cell office:value-type="float" office:value="0.0000309944152832031">
            <text:p>3,10E-005</text:p>
          </table:table-cell>
          <table:table-cell office:value-type="float" office:value="0.0000300407409667969">
            <text:p>3,00E-005</text:p>
          </table:table-cell>
          <table:table-cell office:value-type="float" office:value="0.0000288486480712891">
            <text:p>2,88E-005</text:p>
          </table:table-cell>
          <table:table-cell office:value-type="float" office:value="0.0000300407409667969">
            <text:p>3,00E-005</text:p>
          </table:table-cell>
          <table:table-cell office:value-type="float" office:value="0.0000290870666503906">
            <text:p>2,91E-005</text:p>
          </table:table-cell>
          <table:table-cell table:number-columns-repeated="2" office:value-type="float" office:value="0.0000300407409667969">
            <text:p>3,00E-005</text:p>
          </table:table-cell>
          <table:table-cell office:value-type="float" office:value="0.0000309944152832031">
            <text:p>3,10E-005</text:p>
          </table:table-cell>
          <table:table-cell office:value-type="float" office:value="0.0000300407409667969">
            <text:p>3,00E-005</text:p>
          </table:table-cell>
          <table:table-cell office:value-type="float" office:value="0.0378870964050293">
            <text:p>3,79E-002</text:p>
          </table:table-cell>
          <table:table-cell office:value-type="float" office:value="0.0383210182189941">
            <text:p>3,83E-002</text:p>
          </table:table-cell>
          <table:table-cell office:value-type="float" office:value="0.0382211208343506">
            <text:p>3,82E-002</text:p>
          </table:table-cell>
          <table:table-cell office:value-type="float" office:value="0.0381748676300049">
            <text:p>3,82E-002</text:p>
          </table:table-cell>
          <table:table-cell office:value-type="float" office:value="0.0382571220397949">
            <text:p>3,83E-002</text:p>
          </table:table-cell>
          <table:table-cell office:value-type="float" office:value="0.0383820533752441">
            <text:p>3,84E-002</text:p>
          </table:table-cell>
          <table:table-cell office:value-type="float" office:value="0.0376718044281006">
            <text:p>3,77E-002</text:p>
          </table:table-cell>
          <table:table-cell office:value-type="float" office:value="0.038222074508667">
            <text:p>3,82E-002</text:p>
          </table:table-cell>
          <table:table-cell office:value-type="float" office:value="0.0382750034332275">
            <text:p>3,83E-002</text:p>
          </table:table-cell>
          <table:table-cell office:value-type="float" office:value="0.0382139682769775">
            <text:p>3,82E-002</text:p>
          </table:table-cell>
          <table:table-cell office:value-type="float" office:value="13.6294989585876">
            <text:p>1,36E+001</text:p>
          </table:table-cell>
          <table:table-cell office:value-type="float" office:value="13.4245698451996">
            <text:p>1,34E+001</text:p>
          </table:table-cell>
          <table:table-cell office:value-type="float" office:value="13.2868239879608">
            <text:p>1,33E+001</text:p>
          </table:table-cell>
          <table:table-cell office:value-type="float" office:value="13.4078090190887">
            <text:p>1,34E+001</text:p>
          </table:table-cell>
          <table:table-cell office:value-type="float" office:value="13.4042420387268">
            <text:p>1,34E+001</text:p>
          </table:table-cell>
          <table:table-cell office:value-type="float" office:value="13.4474701881409">
            <text:p>1,34E+001</text:p>
          </table:table-cell>
          <table:table-cell office:value-type="float" office:value="13.440535068512">
            <text:p>1,34E+001</text:p>
          </table:table-cell>
          <table:table-cell office:value-type="float" office:value="13.4136688709259">
            <text:p>1,34E+001</text:p>
          </table:table-cell>
          <table:table-cell office:value-type="float" office:value="13.3627271652222">
            <text:p>1,34E+001</text:p>
          </table:table-cell>
          <table:table-cell office:value-type="float" office:value="13.4609529972076">
            <text:p>1,35E+001</text:p>
          </table:table-cell>
          <table:table-cell office:value-type="float" office:value="0.0389618873596191">
            <text:p>3,90E-002</text:p>
          </table:table-cell>
          <table:table-cell office:value-type="float" office:value="0.038830041885376">
            <text:p>3,88E-002</text:p>
          </table:table-cell>
          <table:table-cell office:value-type="float" office:value="0.0386199951171875">
            <text:p>3,86E-002</text:p>
          </table:table-cell>
          <table:table-cell office:value-type="float" office:value="0.038726806640625">
            <text:p>3,87E-002</text:p>
          </table:table-cell>
          <table:table-cell office:value-type="float" office:value="0.0387439727783203">
            <text:p>3,87E-002</text:p>
          </table:table-cell>
          <table:table-cell office:value-type="float" office:value="0.038891077041626">
            <text:p>3,89E-002</text:p>
          </table:table-cell>
          <table:table-cell office:value-type="float" office:value="0.0386319160461426">
            <text:p>3,86E-002</text:p>
          </table:table-cell>
          <table:table-cell office:value-type="float" office:value="0.0386440753936768">
            <text:p>3,86E-002</text:p>
          </table:table-cell>
          <table:table-cell office:value-type="float" office:value="0.0386409759521484">
            <text:p>3,86E-002</text:p>
          </table:table-cell>
          <table:table-cell office:value-type="float" office:value="0.0387380123138428">
            <text:p>3,87E-002</text:p>
          </table:table-cell>
          <table:table-cell office:value-type="float" office:value="0.0378048419952393">
            <text:p>3,78E-002</text:p>
          </table:table-cell>
          <table:table-cell office:value-type="float" office:value="0.0376720428466797">
            <text:p>3,77E-002</text:p>
          </table:table-cell>
          <table:table-cell office:value-type="float" office:value="0.0375461578369141">
            <text:p>3,75E-002</text:p>
          </table:table-cell>
          <table:table-cell office:value-type="float" office:value="0.0375840663909912">
            <text:p>3,76E-002</text:p>
          </table:table-cell>
          <table:table-cell office:value-type="float" office:value="0.0375890731811523">
            <text:p>3,76E-002</text:p>
          </table:table-cell>
          <table:table-cell office:value-type="float" office:value="0.037606954574585">
            <text:p>3,76E-002</text:p>
          </table:table-cell>
          <table:table-cell office:value-type="float" office:value="0.0374770164489746">
            <text:p>3,75E-002</text:p>
          </table:table-cell>
          <table:table-cell office:value-type="float" office:value="0.0376098155975342">
            <text:p>3,76E-002</text:p>
          </table:table-cell>
          <table:table-cell office:value-type="float" office:value="0.0375959873199463">
            <text:p>3,76E-002</text:p>
          </table:table-cell>
          <table:table-cell office:value-type="float" office:value="0.037700891494751">
            <text:p>3,77E-00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0360012054443359">
            <text:p>3,60E-005</text:p>
          </table:table-cell>
          <table:table-cell table:number-columns-repeated="2" office:value-type="float" office:value="0.0000309944152832031">
            <text:p>3,10E-005</text:p>
          </table:table-cell>
          <table:table-cell office:value-type="float" office:value="0.0000329017639160156">
            <text:p>3,29E-005</text:p>
          </table:table-cell>
          <table:table-cell office:value-type="float" office:value="0.0000321865081787109">
            <text:p>3,22E-005</text:p>
          </table:table-cell>
          <table:table-cell office:value-type="float" office:value="0.0000319480895996094">
            <text:p>3,19E-005</text:p>
          </table:table-cell>
          <table:table-cell office:value-type="float" office:value="0.0000338554382324219">
            <text:p>3,39E-005</text:p>
          </table:table-cell>
          <table:table-cell office:value-type="float" office:value="0.0000319480895996094">
            <text:p>3,19E-005</text:p>
          </table:table-cell>
          <table:table-cell table:number-columns-repeated="2" office:value-type="float" office:value="0.0000309944152832031">
            <text:p>3,10E-005</text:p>
          </table:table-cell>
          <table:table-cell office:value-type="float" office:value="0.0412619113922119">
            <text:p>4,13E-002</text:p>
          </table:table-cell>
          <table:table-cell office:value-type="float" office:value="0.0413901805877686">
            <text:p>4,14E-002</text:p>
          </table:table-cell>
          <table:table-cell office:value-type="float" office:value="0.0413510799407959">
            <text:p>4,14E-002</text:p>
          </table:table-cell>
          <table:table-cell office:value-type="float" office:value="0.0412290096282959">
            <text:p>4,12E-002</text:p>
          </table:table-cell>
          <table:table-cell office:value-type="float" office:value="0.0413198471069336">
            <text:p>4,13E-002</text:p>
          </table:table-cell>
          <table:table-cell office:value-type="float" office:value="0.0413920879364014">
            <text:p>4,14E-002</text:p>
          </table:table-cell>
          <table:table-cell office:value-type="float" office:value="0.0408589839935303">
            <text:p>4,09E-002</text:p>
          </table:table-cell>
          <table:table-cell office:value-type="float" office:value="0.0414118766784668">
            <text:p>4,14E-002</text:p>
          </table:table-cell>
          <table:table-cell office:value-type="float" office:value="0.0412929058074951">
            <text:p>4,13E-002</text:p>
          </table:table-cell>
          <table:table-cell office:value-type="float" office:value="0.0412089824676514">
            <text:p>4,12E-002</text:p>
          </table:table-cell>
          <table:table-cell office:value-type="float" office:value="14.6207349300385">
            <text:p>1,46E+001</text:p>
          </table:table-cell>
          <table:table-cell office:value-type="float" office:value="14.4308040142059">
            <text:p>1,44E+001</text:p>
          </table:table-cell>
          <table:table-cell office:value-type="float" office:value="14.4904611110687">
            <text:p>1,45E+001</text:p>
          </table:table-cell>
          <table:table-cell office:value-type="float" office:value="14.5416989326477">
            <text:p>1,45E+001</text:p>
          </table:table-cell>
          <table:table-cell office:value-type="float" office:value="14.5039248466492">
            <text:p>1,45E+001</text:p>
          </table:table-cell>
          <table:table-cell office:value-type="float" office:value="14.5436260700226">
            <text:p>1,45E+001</text:p>
          </table:table-cell>
          <table:table-cell office:value-type="float" office:value="14.5546929836273">
            <text:p>1,46E+001</text:p>
          </table:table-cell>
          <table:table-cell office:value-type="float" office:value="14.5295209884644">
            <text:p>1,45E+001</text:p>
          </table:table-cell>
          <table:table-cell office:value-type="float" office:value="14.5585160255432">
            <text:p>1,46E+001</text:p>
          </table:table-cell>
          <table:table-cell office:value-type="float" office:value="14.5542030334473">
            <text:p>1,46E+001</text:p>
          </table:table-cell>
          <table:table-cell office:value-type="float" office:value="0.0420210361480713">
            <text:p>4,20E-002</text:p>
          </table:table-cell>
          <table:table-cell office:value-type="float" office:value="0.0419859886169434">
            <text:p>4,20E-002</text:p>
          </table:table-cell>
          <table:table-cell office:value-type="float" office:value="0.0418329238891602">
            <text:p>4,18E-002</text:p>
          </table:table-cell>
          <table:table-cell office:value-type="float" office:value="0.0419201850891113">
            <text:p>4,19E-002</text:p>
          </table:table-cell>
          <table:table-cell office:value-type="float" office:value="0.0419070720672607">
            <text:p>4,19E-002</text:p>
          </table:table-cell>
          <table:table-cell office:value-type="float" office:value="0.0420610904693604">
            <text:p>4,21E-002</text:p>
          </table:table-cell>
          <table:table-cell office:value-type="float" office:value="0.0421028137207031">
            <text:p>4,21E-002</text:p>
          </table:table-cell>
          <table:table-cell office:value-type="float" office:value="0.0419180393218994">
            <text:p>4,19E-002</text:p>
          </table:table-cell>
          <table:table-cell office:value-type="float" office:value="0.0420300960540772">
            <text:p>4,20E-002</text:p>
          </table:table-cell>
          <table:table-cell office:value-type="float" office:value="0.0419819355010986">
            <text:p>4,20E-002</text:p>
          </table:table-cell>
          <table:table-cell office:value-type="float" office:value="0.0407590866088867">
            <text:p>4,08E-002</text:p>
          </table:table-cell>
          <table:table-cell office:value-type="float" office:value="0.0408449172973633">
            <text:p>4,08E-002</text:p>
          </table:table-cell>
          <table:table-cell office:value-type="float" office:value="0.0406949520111084">
            <text:p>4,07E-002</text:p>
          </table:table-cell>
          <table:table-cell office:value-type="float" office:value="0.0407099723815918">
            <text:p>4,07E-002</text:p>
          </table:table-cell>
          <table:table-cell office:value-type="float" office:value="0.0407218933105469">
            <text:p>4,07E-002</text:p>
          </table:table-cell>
          <table:table-cell office:value-type="float" office:value="0.0408670902252197">
            <text:p>4,09E-002</text:p>
          </table:table-cell>
          <table:table-cell office:value-type="float" office:value="0.0405290126800537">
            <text:p>4,05E-002</text:p>
          </table:table-cell>
          <table:table-cell office:value-type="float" office:value="0.0407299995422363">
            <text:p>4,07E-002</text:p>
          </table:table-cell>
          <table:table-cell office:value-type="float" office:value="0.0407149791717529">
            <text:p>4,07E-002</text:p>
          </table:table-cell>
          <table:table-cell office:value-type="float" office:value="0.0407049655914307">
            <text:p>4,07E-0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0369548797607422">
            <text:p>3,70E-005</text:p>
          </table:table-cell>
          <table:table-cell office:value-type="float" office:value="0.0000331401824951172">
            <text:p>3,31E-005</text:p>
          </table:table-cell>
          <table:table-cell office:value-type="float" office:value="0.0000329017639160156">
            <text:p>3,29E-005</text:p>
          </table:table-cell>
          <table:table-cell office:value-type="float" office:value="0.0000340938568115234">
            <text:p>3,41E-005</text:p>
          </table:table-cell>
          <table:table-cell office:value-type="float" office:value="0.0000348091125488281">
            <text:p>3,48E-005</text:p>
          </table:table-cell>
          <table:table-cell table:number-columns-repeated="2" office:value-type="float" office:value="0.0000338554382324219">
            <text:p>3,39E-005</text:p>
          </table:table-cell>
          <table:table-cell office:value-type="float" office:value="0.0000340938568115234">
            <text:p>3,41E-005</text:p>
          </table:table-cell>
          <table:table-cell table:number-columns-repeated="2" office:value-type="float" office:value="0.0000329017639160156">
            <text:p>3,29E-005</text:p>
          </table:table-cell>
          <table:table-cell office:value-type="float" office:value="0.0440330505371094">
            <text:p>4,40E-002</text:p>
          </table:table-cell>
          <table:table-cell office:value-type="float" office:value="0.0445430278778076">
            <text:p>4,45E-002</text:p>
          </table:table-cell>
          <table:table-cell office:value-type="float" office:value="0.044374942779541">
            <text:p>4,44E-002</text:p>
          </table:table-cell>
          <table:table-cell office:value-type="float" office:value="0.0444729328155518">
            <text:p>4,45E-002</text:p>
          </table:table-cell>
          <table:table-cell office:value-type="float" office:value="0.0443379878997803">
            <text:p>4,43E-002</text:p>
          </table:table-cell>
          <table:table-cell office:value-type="float" office:value="0.044605016708374">
            <text:p>4,46E-002</text:p>
          </table:table-cell>
          <table:table-cell office:value-type="float" office:value="0.0436728000640869">
            <text:p>4,37E-002</text:p>
          </table:table-cell>
          <table:table-cell office:value-type="float" office:value="0.0442759990692139">
            <text:p>4,43E-002</text:p>
          </table:table-cell>
          <table:table-cell office:value-type="float" office:value="0.0443780422210693">
            <text:p>4,44E-002</text:p>
          </table:table-cell>
          <table:table-cell office:value-type="float" office:value="0.044489860534668">
            <text:p>4,45E-002</text:p>
          </table:table-cell>
          <table:table-cell office:value-type="float" office:value="15.6835310459137">
            <text:p>1,57E+001</text:p>
          </table:table-cell>
          <table:table-cell office:value-type="float" office:value="15.6305820941925">
            <text:p>1,56E+001</text:p>
          </table:table-cell>
          <table:table-cell office:value-type="float" office:value="15.6234722137451">
            <text:p>1,56E+001</text:p>
          </table:table-cell>
          <table:table-cell office:value-type="float" office:value="15.7424681186676">
            <text:p>1,57E+001</text:p>
          </table:table-cell>
          <table:table-cell office:value-type="float" office:value="15.6862978935242">
            <text:p>1,57E+001</text:p>
          </table:table-cell>
          <table:table-cell office:value-type="float" office:value="15.61900806427">
            <text:p>1,56E+001</text:p>
          </table:table-cell>
          <table:table-cell office:value-type="float" office:value="15.6400589942932">
            <text:p>1,56E+001</text:p>
          </table:table-cell>
          <table:table-cell office:value-type="float" office:value="15.6071741580963">
            <text:p>1,56E+001</text:p>
          </table:table-cell>
          <table:table-cell office:value-type="float" office:value="15.4849491119385">
            <text:p>1,55E+001</text:p>
          </table:table-cell>
          <table:table-cell office:value-type="float" office:value="15.572557926178">
            <text:p>1,56E+001</text:p>
          </table:table-cell>
          <table:table-cell office:value-type="float" office:value="0.0451638698577881">
            <text:p>4,52E-002</text:p>
          </table:table-cell>
          <table:table-cell office:value-type="float" office:value="0.0450429916381836">
            <text:p>4,50E-002</text:p>
          </table:table-cell>
          <table:table-cell office:value-type="float" office:value="0.0451118946075439">
            <text:p>4,51E-002</text:p>
          </table:table-cell>
          <table:table-cell office:value-type="float" office:value="0.0450289249420166">
            <text:p>4,50E-002</text:p>
          </table:table-cell>
          <table:table-cell office:value-type="float" office:value="0.0451860427856445">
            <text:p>4,52E-002</text:p>
          </table:table-cell>
          <table:table-cell office:value-type="float" office:value="0.0453100204467773">
            <text:p>4,53E-002</text:p>
          </table:table-cell>
          <table:table-cell office:value-type="float" office:value="0.0452771186828613">
            <text:p>4,53E-002</text:p>
          </table:table-cell>
          <table:table-cell office:value-type="float" office:value="0.0452241897583008">
            <text:p>4,52E-002</text:p>
          </table:table-cell>
          <table:table-cell office:value-type="float" office:value="0.0452160835266113">
            <text:p>4,52E-002</text:p>
          </table:table-cell>
          <table:table-cell office:value-type="float" office:value="0.0452690124511719">
            <text:p>4,53E-002</text:p>
          </table:table-cell>
          <table:table-cell office:value-type="float" office:value="0.0435469150543213">
            <text:p>4,35E-002</text:p>
          </table:table-cell>
          <table:table-cell office:value-type="float" office:value="0.0438320636749268">
            <text:p>4,38E-002</text:p>
          </table:table-cell>
          <table:table-cell office:value-type="float" office:value="0.0439839363098145">
            <text:p>4,40E-002</text:p>
          </table:table-cell>
          <table:table-cell office:value-type="float" office:value="0.0439238548278809">
            <text:p>4,39E-002</text:p>
          </table:table-cell>
          <table:table-cell office:value-type="float" office:value="0.043848991394043">
            <text:p>4,38E-002</text:p>
          </table:table-cell>
          <table:table-cell office:value-type="float" office:value="0.0439159870147705">
            <text:p>4,39E-002</text:p>
          </table:table-cell>
          <table:table-cell office:value-type="float" office:value="0.0435090065002441">
            <text:p>4,35E-002</text:p>
          </table:table-cell>
          <table:table-cell office:value-type="float" office:value="0.0438189506530762">
            <text:p>4,38E-002</text:p>
          </table:table-cell>
          <table:table-cell office:value-type="float" office:value="0.0438361167907715">
            <text:p>4,38E-002</text:p>
          </table:table-cell>
          <table:table-cell office:value-type="float" office:value="0.0438668727874756">
            <text:p>4,39E-0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.0000350475311279297">
            <text:p>3,50E-005</text:p>
          </table:table-cell>
          <table:table-cell office:value-type="float" office:value="0.0000348091125488281">
            <text:p>3,48E-005</text:p>
          </table:table-cell>
          <table:table-cell table:number-columns-repeated="2" office:value-type="float" office:value="0.0000350475311279297">
            <text:p>3,50E-005</text:p>
          </table:table-cell>
          <table:table-cell office:value-type="float" office:value="0.0000360012054443359">
            <text:p>3,60E-005</text:p>
          </table:table-cell>
          <table:table-cell office:value-type="float" office:value="0.0000371932983398437">
            <text:p>3,72E-005</text:p>
          </table:table-cell>
          <table:table-cell office:value-type="float" office:value="0.0000350475311279297">
            <text:p>3,50E-005</text:p>
          </table:table-cell>
          <table:table-cell office:value-type="float" office:value="0.0000472068786621094">
            <text:p>4,72E-005</text:p>
          </table:table-cell>
          <table:table-cell office:value-type="float" office:value="0.0000360012054443359">
            <text:p>3,60E-005</text:p>
          </table:table-cell>
          <table:table-cell office:value-type="float" office:value="0.0469989776611328">
            <text:p>4,70E-002</text:p>
          </table:table-cell>
          <table:table-cell office:value-type="float" office:value="0.0474779605865479">
            <text:p>4,75E-002</text:p>
          </table:table-cell>
          <table:table-cell office:value-type="float" office:value="0.0472850799560547">
            <text:p>4,73E-002</text:p>
          </table:table-cell>
          <table:table-cell office:value-type="float" office:value="0.0474131107330322">
            <text:p>4,74E-002</text:p>
          </table:table-cell>
          <table:table-cell office:value-type="float" office:value="0.0474119186401367">
            <text:p>4,74E-002</text:p>
          </table:table-cell>
          <table:table-cell office:value-type="float" office:value="0.0473268032073975">
            <text:p>4,73E-002</text:p>
          </table:table-cell>
          <table:table-cell office:value-type="float" office:value="0.0468709468841553">
            <text:p>4,69E-002</text:p>
          </table:table-cell>
          <table:table-cell office:value-type="float" office:value="0.0472898483276367">
            <text:p>4,73E-002</text:p>
          </table:table-cell>
          <table:table-cell office:value-type="float" office:value="0.0473399162292481">
            <text:p>4,73E-002</text:p>
          </table:table-cell>
          <table:table-cell office:value-type="float" office:value="0.0473291873931885">
            <text:p>4,73E-002</text:p>
          </table:table-cell>
          <table:table-cell office:value-type="float" office:value="16.7790749073029">
            <text:p>1,68E+001</text:p>
          </table:table-cell>
          <table:table-cell office:value-type="float" office:value="16.8145689964294">
            <text:p>1,68E+001</text:p>
          </table:table-cell>
          <table:table-cell office:value-type="float" office:value="16.8314378261566">
            <text:p>1,68E+001</text:p>
          </table:table-cell>
          <table:table-cell office:value-type="float" office:value="16.755373954773">
            <text:p>1,68E+001</text:p>
          </table:table-cell>
          <table:table-cell office:value-type="float" office:value="16.685898065567">
            <text:p>1,67E+001</text:p>
          </table:table-cell>
          <table:table-cell office:value-type="float" office:value="16.706286907196">
            <text:p>1,67E+001</text:p>
          </table:table-cell>
          <table:table-cell office:value-type="float" office:value="16.8678710460663">
            <text:p>1,69E+001</text:p>
          </table:table-cell>
          <table:table-cell office:value-type="float" office:value="16.7354619503021">
            <text:p>1,67E+001</text:p>
          </table:table-cell>
          <table:table-cell office:value-type="float" office:value="16.6987020969391">
            <text:p>1,67E+001</text:p>
          </table:table-cell>
          <table:table-cell office:value-type="float" office:value="16.6264541149139">
            <text:p>1,66E+001</text:p>
          </table:table-cell>
          <table:table-cell office:value-type="float" office:value="0.0484399795532227">
            <text:p>4,84E-002</text:p>
          </table:table-cell>
          <table:table-cell office:value-type="float" office:value="0.0482540130615234">
            <text:p>4,83E-002</text:p>
          </table:table-cell>
          <table:table-cell office:value-type="float" office:value="0.0482468605041504">
            <text:p>4,82E-002</text:p>
          </table:table-cell>
          <table:table-cell office:value-type="float" office:value="0.0483660697937012">
            <text:p>4,84E-002</text:p>
          </table:table-cell>
          <table:table-cell office:value-type="float" office:value="0.0483498573303223">
            <text:p>4,83E-002</text:p>
          </table:table-cell>
          <table:table-cell office:value-type="float" office:value="0.0484549999237061">
            <text:p>4,85E-002</text:p>
          </table:table-cell>
          <table:table-cell office:value-type="float" office:value="0.0482909679412842">
            <text:p>4,83E-002</text:p>
          </table:table-cell>
          <table:table-cell office:value-type="float" office:value="0.0482840538024902">
            <text:p>4,83E-002</text:p>
          </table:table-cell>
          <table:table-cell office:value-type="float" office:value="0.0483348369598389">
            <text:p>4,83E-002</text:p>
          </table:table-cell>
          <table:table-cell office:value-type="float" office:value="0.0480928421020508">
            <text:p>4,81E-002</text:p>
          </table:table-cell>
          <table:table-cell office:value-type="float" office:value="0.0465428829193115">
            <text:p>4,65E-002</text:p>
          </table:table-cell>
          <table:table-cell office:value-type="float" office:value="0.0470588207244873">
            <text:p>4,71E-002</text:p>
          </table:table-cell>
          <table:table-cell office:value-type="float" office:value="0.0471539497375488">
            <text:p>4,72E-002</text:p>
          </table:table-cell>
          <table:table-cell office:value-type="float" office:value="0.0472760200500488">
            <text:p>4,73E-002</text:p>
          </table:table-cell>
          <table:table-cell office:value-type="float" office:value="0.0471899509429932">
            <text:p>4,72E-002</text:p>
          </table:table-cell>
          <table:table-cell office:value-type="float" office:value="0.0472390651702881">
            <text:p>4,72E-002</text:p>
          </table:table-cell>
          <table:table-cell office:value-type="float" office:value="0.0466499328613281">
            <text:p>4,66E-002</text:p>
          </table:table-cell>
          <table:table-cell office:value-type="float" office:value="0.0470600128173828">
            <text:p>4,71E-002</text:p>
          </table:table-cell>
          <table:table-cell office:value-type="float" office:value="0.0471320152282715">
            <text:p>4,71E-002</text:p>
          </table:table-cell>
          <table:table-cell office:value-type="float" office:value="0.0470211505889893">
            <text:p>4,70E-00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03814697265625">
            <text:p>3,81E-005</text:p>
          </table:table-cell>
          <table:table-cell office:value-type="float" office:value="0.0000400543212890625">
            <text:p>4,01E-005</text:p>
          </table:table-cell>
          <table:table-cell office:value-type="float" office:value="0.0000388622283935547">
            <text:p>3,89E-005</text:p>
          </table:table-cell>
          <table:table-cell office:value-type="float" office:value="0.0000438690185546875">
            <text:p>4,39E-005</text:p>
          </table:table-cell>
          <table:table-cell office:value-type="float" office:value="0.0000379085540771484">
            <text:p>3,79E-005</text:p>
          </table:table-cell>
          <table:table-cell office:value-type="float" office:value="0.0000369548797607422">
            <text:p>3,70E-005</text:p>
          </table:table-cell>
          <table:table-cell office:value-type="float" office:value="0.000041961669921875">
            <text:p>4,20E-005</text:p>
          </table:table-cell>
          <table:table-cell office:value-type="float" office:value="0.0000450611114501953">
            <text:p>4,51E-005</text:p>
          </table:table-cell>
          <table:table-cell office:value-type="float" office:value="0.0000379085540771484">
            <text:p>3,79E-005</text:p>
          </table:table-cell>
          <table:table-cell office:value-type="float" office:value="0.00003814697265625">
            <text:p>3,81E-005</text:p>
          </table:table-cell>
          <table:table-cell office:value-type="float" office:value="0.0502650737762451">
            <text:p>5,03E-002</text:p>
          </table:table-cell>
          <table:table-cell office:value-type="float" office:value="0.050537109375">
            <text:p>5,05E-002</text:p>
          </table:table-cell>
          <table:table-cell office:value-type="float" office:value="0.0505549907684326">
            <text:p>5,06E-002</text:p>
          </table:table-cell>
          <table:table-cell office:value-type="float" office:value="0.0505259037017822">
            <text:p>5,05E-002</text:p>
          </table:table-cell>
          <table:table-cell office:value-type="float" office:value="0.050501823425293">
            <text:p>5,05E-002</text:p>
          </table:table-cell>
          <table:table-cell office:value-type="float" office:value="0.050692081451416">
            <text:p>5,07E-002</text:p>
          </table:table-cell>
          <table:table-cell office:value-type="float" office:value="0.0503928661346436">
            <text:p>5,04E-002</text:p>
          </table:table-cell>
          <table:table-cell office:value-type="float" office:value="0.0505440235137939">
            <text:p>5,05E-002</text:p>
          </table:table-cell>
          <table:table-cell office:value-type="float" office:value="0.050494909286499">
            <text:p>5,05E-002</text:p>
          </table:table-cell>
          <table:table-cell office:value-type="float" office:value="0.0504159927368164">
            <text:p>5,04E-002</text:p>
          </table:table-cell>
          <table:table-cell office:value-type="float" office:value="17.9824318885803">
            <text:p>1,80E+001</text:p>
          </table:table-cell>
          <table:table-cell office:value-type="float" office:value="18.0172491073608">
            <text:p>1,80E+001</text:p>
          </table:table-cell>
          <table:table-cell office:value-type="float" office:value="17.8826711177826">
            <text:p>1,79E+001</text:p>
          </table:table-cell>
          <table:table-cell office:value-type="float" office:value="17.9256429672241">
            <text:p>1,79E+001</text:p>
          </table:table-cell>
          <table:table-cell office:value-type="float" office:value="17.8976440429688">
            <text:p>1,79E+001</text:p>
          </table:table-cell>
          <table:table-cell office:value-type="float" office:value="17.8523001670837">
            <text:p>1,79E+001</text:p>
          </table:table-cell>
          <table:table-cell office:value-type="float" office:value="17.834459066391">
            <text:p>1,78E+001</text:p>
          </table:table-cell>
          <table:table-cell office:value-type="float" office:value="17.7539548873901">
            <text:p>1,78E+001</text:p>
          </table:table-cell>
          <table:table-cell office:value-type="float" office:value="17.9431090354919">
            <text:p>1,79E+001</text:p>
          </table:table-cell>
          <table:table-cell office:value-type="float" office:value="17.7531559467316">
            <text:p>1,78E+001</text:p>
          </table:table-cell>
          <table:table-cell office:value-type="float" office:value="0.0514881610870361">
            <text:p>5,15E-002</text:p>
          </table:table-cell>
          <table:table-cell office:value-type="float" office:value="0.0514090061187744">
            <text:p>5,14E-002</text:p>
          </table:table-cell>
          <table:table-cell office:value-type="float" office:value="0.0513701438903809">
            <text:p>5,14E-002</text:p>
          </table:table-cell>
          <table:table-cell office:value-type="float" office:value="0.0514168739318848">
            <text:p>5,14E-002</text:p>
          </table:table-cell>
          <table:table-cell office:value-type="float" office:value="0.0515608787536621">
            <text:p>5,16E-002</text:p>
          </table:table-cell>
          <table:table-cell office:value-type="float" office:value="0.0515918731689453">
            <text:p>5,16E-002</text:p>
          </table:table-cell>
          <table:table-cell office:value-type="float" office:value="0.0515658855438232">
            <text:p>5,16E-002</text:p>
          </table:table-cell>
          <table:table-cell office:value-type="float" office:value="0.0514521598815918">
            <text:p>5,15E-002</text:p>
          </table:table-cell>
          <table:table-cell office:value-type="float" office:value="0.0513918399810791">
            <text:p>5,14E-002</text:p>
          </table:table-cell>
          <table:table-cell office:value-type="float" office:value="0.0515220165252686">
            <text:p>5,15E-002</text:p>
          </table:table-cell>
          <table:table-cell office:value-type="float" office:value="0.0496909618377686">
            <text:p>4,97E-002</text:p>
          </table:table-cell>
          <table:table-cell office:value-type="float" office:value="0.0500578880310059">
            <text:p>5,01E-002</text:p>
          </table:table-cell>
          <table:table-cell office:value-type="float" office:value="0.0501601696014404">
            <text:p>5,02E-002</text:p>
          </table:table-cell>
          <table:table-cell office:value-type="float" office:value="0.0501959323883057">
            <text:p>5,02E-002</text:p>
          </table:table-cell>
          <table:table-cell office:value-type="float" office:value="0.0502889156341553">
            <text:p>5,03E-002</text:p>
          </table:table-cell>
          <table:table-cell office:value-type="float" office:value="0.0503449440002441">
            <text:p>5,03E-002</text:p>
          </table:table-cell>
          <table:table-cell office:value-type="float" office:value="0.0497429370880127">
            <text:p>4,97E-002</text:p>
          </table:table-cell>
          <table:table-cell office:value-type="float" office:value="0.050246000289917">
            <text:p>5,02E-002</text:p>
          </table:table-cell>
          <table:table-cell office:value-type="float" office:value="0.0501430034637451">
            <text:p>5,01E-002</text:p>
          </table:table-cell>
          <table:table-cell office:value-type="float" office:value="0.0502328872680664">
            <text:p>5,02E-00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0410079956054688">
            <text:p>4,10E-005</text:p>
          </table:table-cell>
          <table:table-cell table:number-columns-repeated="2" office:value-type="float" office:value="0.0000400543212890625">
            <text:p>4,01E-005</text:p>
          </table:table-cell>
          <table:table-cell office:value-type="float" office:value="0.0000388622283935547">
            <text:p>3,89E-005</text:p>
          </table:table-cell>
          <table:table-cell office:value-type="float" office:value="0.0000391006469726562">
            <text:p>3,91E-005</text:p>
          </table:table-cell>
          <table:table-cell office:value-type="float" office:value="0.000041961669921875">
            <text:p>4,20E-005</text:p>
          </table:table-cell>
          <table:table-cell office:value-type="float" office:value="0.0000410079956054688">
            <text:p>4,10E-005</text:p>
          </table:table-cell>
          <table:table-cell office:value-type="float" office:value="0.0000391006469726562">
            <text:p>3,91E-005</text:p>
          </table:table-cell>
          <table:table-cell office:value-type="float" office:value="0.0000379085540771484">
            <text:p>3,79E-005</text:p>
          </table:table-cell>
          <table:table-cell office:value-type="float" office:value="0.0000410079956054688">
            <text:p>4,10E-005</text:p>
          </table:table-cell>
          <table:table-cell office:value-type="float" office:value="0.0534188747406006">
            <text:p>5,34E-002</text:p>
          </table:table-cell>
          <table:table-cell office:value-type="float" office:value="0.0536611080169678">
            <text:p>5,37E-002</text:p>
          </table:table-cell>
          <table:table-cell office:value-type="float" office:value="0.0535438060760498">
            <text:p>5,35E-002</text:p>
          </table:table-cell>
          <table:table-cell office:value-type="float" office:value="0.0536539554595947">
            <text:p>5,37E-002</text:p>
          </table:table-cell>
          <table:table-cell office:value-type="float" office:value="0.0536279678344727">
            <text:p>5,36E-002</text:p>
          </table:table-cell>
          <table:table-cell office:value-type="float" office:value="0.0539059638977051">
            <text:p>5,39E-002</text:p>
          </table:table-cell>
          <table:table-cell office:value-type="float" office:value="0.0533730983734131">
            <text:p>5,34E-002</text:p>
          </table:table-cell>
          <table:table-cell office:value-type="float" office:value="0.0538618564605713">
            <text:p>5,39E-002</text:p>
          </table:table-cell>
          <table:table-cell office:value-type="float" office:value="0.0535659790039063">
            <text:p>5,36E-002</text:p>
          </table:table-cell>
          <table:table-cell office:value-type="float" office:value="0.0537388324737549">
            <text:p>5,37E-002</text:p>
          </table:table-cell>
          <table:table-cell office:value-type="float" office:value="19.0491099357605">
            <text:p>1,90E+001</text:p>
          </table:table-cell>
          <table:table-cell office:value-type="float" office:value="19.1455221176147">
            <text:p>1,91E+001</text:p>
          </table:table-cell>
          <table:table-cell office:value-type="float" office:value="18.9716210365295">
            <text:p>1,90E+001</text:p>
          </table:table-cell>
          <table:table-cell office:value-type="float" office:value="18.9395158290863">
            <text:p>1,89E+001</text:p>
          </table:table-cell>
          <table:table-cell office:value-type="float" office:value="18.9617381095886">
            <text:p>1,90E+001</text:p>
          </table:table-cell>
          <table:table-cell office:value-type="float" office:value="18.9300830364227">
            <text:p>1,89E+001</text:p>
          </table:table-cell>
          <table:table-cell office:value-type="float" office:value="18.9902188777924">
            <text:p>1,90E+001</text:p>
          </table:table-cell>
          <table:table-cell office:value-type="float" office:value="18.9602389335632">
            <text:p>1,90E+001</text:p>
          </table:table-cell>
          <table:table-cell office:value-type="float" office:value="19.0525670051575">
            <text:p>1,91E+001</text:p>
          </table:table-cell>
          <table:table-cell office:value-type="float" office:value="18.9874200820923">
            <text:p>1,90E+001</text:p>
          </table:table-cell>
          <table:table-cell office:value-type="float" office:value="0.0546298027038574">
            <text:p>5,46E-002</text:p>
          </table:table-cell>
          <table:table-cell office:value-type="float" office:value="0.0547280311584473">
            <text:p>5,47E-002</text:p>
          </table:table-cell>
          <table:table-cell office:value-type="float" office:value="0.0545530319213867">
            <text:p>5,46E-002</text:p>
          </table:table-cell>
          <table:table-cell office:value-type="float" office:value="0.0545141696929932">
            <text:p>5,45E-002</text:p>
          </table:table-cell>
          <table:table-cell office:value-type="float" office:value="0.0545098781585693">
            <text:p>5,45E-002</text:p>
          </table:table-cell>
          <table:table-cell office:value-type="float" office:value="0.0549249649047852">
            <text:p>5,49E-002</text:p>
          </table:table-cell>
          <table:table-cell office:value-type="float" office:value="0.054495096206665">
            <text:p>5,45E-002</text:p>
          </table:table-cell>
          <table:table-cell office:value-type="float" office:value="0.054516077041626">
            <text:p>5,45E-002</text:p>
          </table:table-cell>
          <table:table-cell office:value-type="float" office:value="0.0544788837432861">
            <text:p>5,45E-002</text:p>
          </table:table-cell>
          <table:table-cell office:value-type="float" office:value="0.0545649528503418">
            <text:p>5,46E-002</text:p>
          </table:table-cell>
          <table:table-cell office:value-type="float" office:value="0.0529220104217529">
            <text:p>5,29E-002</text:p>
          </table:table-cell>
          <table:table-cell office:value-type="float" office:value="0.0536081790924072">
            <text:p>5,36E-002</text:p>
          </table:table-cell>
          <table:table-cell office:value-type="float" office:value="0.0534930229187012">
            <text:p>5,35E-002</text:p>
          </table:table-cell>
          <table:table-cell office:value-type="float" office:value="0.0534069538116455">
            <text:p>5,34E-002</text:p>
          </table:table-cell>
          <table:table-cell office:value-type="float" office:value="0.05348801612854">
            <text:p>5,35E-002</text:p>
          </table:table-cell>
          <table:table-cell office:value-type="float" office:value="0.0536661148071289">
            <text:p>5,37E-002</text:p>
          </table:table-cell>
          <table:table-cell office:value-type="float" office:value="0.0529489517211914">
            <text:p>5,29E-002</text:p>
          </table:table-cell>
          <table:table-cell office:value-type="float" office:value="0.0535018444061279">
            <text:p>5,35E-002</text:p>
          </table:table-cell>
          <table:table-cell office:value-type="float" office:value="0.0536088943481445">
            <text:p>5,36E-002</text:p>
          </table:table-cell>
          <table:table-cell office:value-type="float" office:value="0.0534970760345459">
            <text:p>5,35E-00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041961669921875">
            <text:p>4,20E-005</text:p>
          </table:table-cell>
          <table:table-cell office:value-type="float" office:value="0.0000431537628173828">
            <text:p>4,32E-005</text:p>
          </table:table-cell>
          <table:table-cell office:value-type="float" office:value="0.0000410079956054688">
            <text:p>4,10E-005</text:p>
          </table:table-cell>
          <table:table-cell office:value-type="float" office:value="0.0000519752502441406">
            <text:p>5,20E-005</text:p>
          </table:table-cell>
          <table:table-cell office:value-type="float" office:value="0.0000410079956054688">
            <text:p>4,10E-005</text:p>
          </table:table-cell>
          <table:table-cell office:value-type="float" office:value="0.0000438690185546875">
            <text:p>4,39E-005</text:p>
          </table:table-cell>
          <table:table-cell table:number-columns-repeated="2" office:value-type="float" office:value="0.0000410079956054688">
            <text:p>4,10E-005</text:p>
          </table:table-cell>
          <table:table-cell office:value-type="float" office:value="0.0000441074371337891">
            <text:p>4,41E-005</text:p>
          </table:table-cell>
          <table:table-cell office:value-type="float" office:value="0.000041961669921875">
            <text:p>4,20E-005</text:p>
          </table:table-cell>
          <table:table-cell office:value-type="float" office:value="0.0564210414886475">
            <text:p>5,64E-002</text:p>
          </table:table-cell>
          <table:table-cell office:value-type="float" office:value="0.0568070411682129">
            <text:p>5,68E-002</text:p>
          </table:table-cell>
          <table:table-cell office:value-type="float" office:value="0.056833028793335">
            <text:p>5,68E-002</text:p>
          </table:table-cell>
          <table:table-cell office:value-type="float" office:value="0.0568459033966064">
            <text:p>5,68E-002</text:p>
          </table:table-cell>
          <table:table-cell office:value-type="float" office:value="0.0569920539855957">
            <text:p>5,70E-002</text:p>
          </table:table-cell>
          <table:table-cell office:value-type="float" office:value="0.0569109916687012">
            <text:p>5,69E-002</text:p>
          </table:table-cell>
          <table:table-cell office:value-type="float" office:value="0.0564727783203125">
            <text:p>5,65E-002</text:p>
          </table:table-cell>
          <table:table-cell office:value-type="float" office:value="0.0569639205932617">
            <text:p>5,70E-002</text:p>
          </table:table-cell>
          <table:table-cell office:value-type="float" office:value="0.0569529533386231">
            <text:p>5,70E-002</text:p>
          </table:table-cell>
          <table:table-cell office:value-type="float" office:value="0.0569829940795898">
            <text:p>5,70E-002</text:p>
          </table:table-cell>
          <table:table-cell office:value-type="float" office:value="20.2053701877594">
            <text:p>2,02E+001</text:p>
          </table:table-cell>
          <table:table-cell office:value-type="float" office:value="20.1865570545197">
            <text:p>2,02E+001</text:p>
          </table:table-cell>
          <table:table-cell office:value-type="float" office:value="19.9811749458313">
            <text:p>2,00E+001</text:p>
          </table:table-cell>
          <table:table-cell office:value-type="float" office:value="20.1199100017548">
            <text:p>2,01E+001</text:p>
          </table:table-cell>
          <table:table-cell office:value-type="float" office:value="20.0675840377808">
            <text:p>2,01E+001</text:p>
          </table:table-cell>
          <table:table-cell office:value-type="float" office:value="20.099671125412">
            <text:p>2,01E+001</text:p>
          </table:table-cell>
          <table:table-cell office:value-type="float" office:value="20.0596430301666">
            <text:p>2,01E+001</text:p>
          </table:table-cell>
          <table:table-cell office:value-type="float" office:value="20.1456789970398">
            <text:p>2,01E+001</text:p>
          </table:table-cell>
          <table:table-cell office:value-type="float" office:value="20.0322067737579">
            <text:p>2,00E+001</text:p>
          </table:table-cell>
          <table:table-cell office:value-type="float" office:value="20.0766792297363">
            <text:p>2,01E+001</text:p>
          </table:table-cell>
          <table:table-cell office:value-type="float" office:value="0.0576388835906982">
            <text:p>5,76E-002</text:p>
          </table:table-cell>
          <table:table-cell office:value-type="float" office:value="0.0577600002288818">
            <text:p>5,78E-002</text:p>
          </table:table-cell>
          <table:table-cell office:value-type="float" office:value="0.0577750205993652">
            <text:p>5,78E-002</text:p>
          </table:table-cell>
          <table:table-cell office:value-type="float" office:value="0.0577659606933594">
            <text:p>5,78E-002</text:p>
          </table:table-cell>
          <table:table-cell office:value-type="float" office:value="0.0577700138092041">
            <text:p>5,78E-002</text:p>
          </table:table-cell>
          <table:table-cell office:value-type="float" office:value="0.0580010414123535">
            <text:p>5,80E-002</text:p>
          </table:table-cell>
          <table:table-cell office:value-type="float" office:value="0.0577089786529541">
            <text:p>5,77E-002</text:p>
          </table:table-cell>
          <table:table-cell office:value-type="float" office:value="0.0576980113983154">
            <text:p>5,77E-002</text:p>
          </table:table-cell>
          <table:table-cell office:value-type="float" office:value="0.0578269958496094">
            <text:p>5,78E-002</text:p>
          </table:table-cell>
          <table:table-cell office:value-type="float" office:value="0.057711124420166">
            <text:p>5,77E-002</text:p>
          </table:table-cell>
          <table:table-cell office:value-type="float" office:value="0.0559978485107422">
            <text:p>5,60E-002</text:p>
          </table:table-cell>
          <table:table-cell office:value-type="float" office:value="0.0568008422851563">
            <text:p>5,68E-002</text:p>
          </table:table-cell>
          <table:table-cell office:value-type="float" office:value="0.0567629337310791">
            <text:p>5,68E-002</text:p>
          </table:table-cell>
          <table:table-cell office:value-type="float" office:value="0.0567519664764404">
            <text:p>5,68E-002</text:p>
          </table:table-cell>
          <table:table-cell office:value-type="float" office:value="0.0569701194763184">
            <text:p>5,70E-002</text:p>
          </table:table-cell>
          <table:table-cell office:value-type="float" office:value="0.0568411350250244">
            <text:p>5,68E-002</text:p>
          </table:table-cell>
          <table:table-cell office:value-type="float" office:value="0.0561289787292481">
            <text:p>5,61E-002</text:p>
          </table:table-cell>
          <table:table-cell office:value-type="float" office:value="0.0567309856414795">
            <text:p>5,67E-002</text:p>
          </table:table-cell>
          <table:table-cell office:value-type="float" office:value="0.0567691326141357">
            <text:p>5,68E-002</text:p>
          </table:table-cell>
          <table:table-cell office:value-type="float" office:value="0.0566918849945068">
            <text:p>5,67E-00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472068786621094">
            <text:p>4,72E-005</text:p>
          </table:table-cell>
          <table:table-cell office:value-type="float" office:value="0.0000438690185546875">
            <text:p>4,39E-005</text:p>
          </table:table-cell>
          <table:table-cell office:value-type="float" office:value="0.0000441074371337891">
            <text:p>4,41E-005</text:p>
          </table:table-cell>
          <table:table-cell office:value-type="float" office:value="0.000041961669921875">
            <text:p>4,20E-005</text:p>
          </table:table-cell>
          <table:table-cell office:value-type="float" office:value="0.0000450611114501953">
            <text:p>4,51E-005</text:p>
          </table:table-cell>
          <table:table-cell office:value-type="float" office:value="0.0000429153442382813">
            <text:p>4,29E-005</text:p>
          </table:table-cell>
          <table:table-cell office:value-type="float" office:value="0.0000450611114501953">
            <text:p>4,51E-005</text:p>
          </table:table-cell>
          <table:table-cell office:value-type="float" office:value="0.0000431537628173828">
            <text:p>4,32E-005</text:p>
          </table:table-cell>
          <table:table-cell office:value-type="float" office:value="0.0000422000885009766">
            <text:p>4,22E-005</text:p>
          </table:table-cell>
          <table:table-cell office:value-type="float" office:value="0.0000469684600830078">
            <text:p>4,70E-005</text:p>
          </table:table-cell>
          <table:table-cell office:value-type="float" office:value="0.0594789981842041">
            <text:p>5,95E-002</text:p>
          </table:table-cell>
          <table:table-cell office:value-type="float" office:value="0.0601568222045898">
            <text:p>6,02E-002</text:p>
          </table:table-cell>
          <table:table-cell office:value-type="float" office:value="0.0600700378417969">
            <text:p>6,01E-002</text:p>
          </table:table-cell>
          <table:table-cell office:value-type="float" office:value="0.0601170063018799">
            <text:p>6,01E-002</text:p>
          </table:table-cell>
          <table:table-cell office:value-type="float" office:value="0.060175895690918">
            <text:p>6,02E-002</text:p>
          </table:table-cell>
          <table:table-cell office:value-type="float" office:value="0.0601081848144531">
            <text:p>6,01E-002</text:p>
          </table:table-cell>
          <table:table-cell office:value-type="float" office:value="0.0596191883087158">
            <text:p>5,96E-002</text:p>
          </table:table-cell>
          <table:table-cell office:value-type="float" office:value="0.0600368976593018">
            <text:p>6,00E-002</text:p>
          </table:table-cell>
          <table:table-cell office:value-type="float" office:value="0.0600929260253906">
            <text:p>6,01E-002</text:p>
          </table:table-cell>
          <table:table-cell office:value-type="float" office:value="0.0598769187927246">
            <text:p>5,99E-002</text:p>
          </table:table-cell>
          <table:table-cell office:value-type="float" office:value="21.2617018222809">
            <text:p>2,13E+001</text:p>
          </table:table-cell>
          <table:table-cell office:value-type="float" office:value="21.0665240287781">
            <text:p>2,11E+001</text:p>
          </table:table-cell>
          <table:table-cell office:value-type="float" office:value="21.326140165329">
            <text:p>2,13E+001</text:p>
          </table:table-cell>
          <table:table-cell office:value-type="float" office:value="21.2473530769348">
            <text:p>2,12E+001</text:p>
          </table:table-cell>
          <table:table-cell office:value-type="float" office:value="21.25581407547">
            <text:p>2,13E+001</text:p>
          </table:table-cell>
          <table:table-cell office:value-type="float" office:value="21.2155721187592">
            <text:p>2,12E+001</text:p>
          </table:table-cell>
          <table:table-cell office:value-type="float" office:value="21.162495136261">
            <text:p>2,12E+001</text:p>
          </table:table-cell>
          <table:table-cell office:value-type="float" office:value="21.1519920825958">
            <text:p>2,12E+001</text:p>
          </table:table-cell>
          <table:table-cell office:value-type="float" office:value="21.2465670108795">
            <text:p>2,12E+001</text:p>
          </table:table-cell>
          <table:table-cell office:value-type="float" office:value="21.2219550609589">
            <text:p>2,12E+001</text:p>
          </table:table-cell>
          <table:table-cell office:value-type="float" office:value="0.0609369277954102">
            <text:p>6,09E-002</text:p>
          </table:table-cell>
          <table:table-cell office:value-type="float" office:value="0.060931921005249">
            <text:p>6,09E-002</text:p>
          </table:table-cell>
          <table:table-cell office:value-type="float" office:value="0.0609018802642822">
            <text:p>6,09E-002</text:p>
          </table:table-cell>
          <table:table-cell office:value-type="float" office:value="0.0610470771789551">
            <text:p>6,10E-002</text:p>
          </table:table-cell>
          <table:table-cell office:value-type="float" office:value="0.0608110427856445">
            <text:p>6,08E-002</text:p>
          </table:table-cell>
          <table:table-cell office:value-type="float" office:value="0.0611507892608643">
            <text:p>6,12E-002</text:p>
          </table:table-cell>
          <table:table-cell office:value-type="float" office:value="0.0607900619506836">
            <text:p>6,08E-002</text:p>
          </table:table-cell>
          <table:table-cell office:value-type="float" office:value="0.0607209205627441">
            <text:p>6,07E-002</text:p>
          </table:table-cell>
          <table:table-cell office:value-type="float" office:value="0.0608718395233154">
            <text:p>6,09E-002</text:p>
          </table:table-cell>
          <table:table-cell office:value-type="float" office:value="0.0609209537506104">
            <text:p>6,09E-002</text:p>
          </table:table-cell>
          <table:table-cell office:value-type="float" office:value="0.059175968170166">
            <text:p>5,92E-002</text:p>
          </table:table-cell>
          <table:table-cell office:value-type="float" office:value="0.0600309371948242">
            <text:p>6,00E-002</text:p>
          </table:table-cell>
          <table:table-cell office:value-type="float" office:value="0.0599420070648193">
            <text:p>5,99E-002</text:p>
          </table:table-cell>
          <table:table-cell office:value-type="float" office:value="0.0599570274353027">
            <text:p>6,00E-002</text:p>
          </table:table-cell>
          <table:table-cell office:value-type="float" office:value="0.0596990585327148">
            <text:p>5,97E-002</text:p>
          </table:table-cell>
          <table:table-cell office:value-type="float" office:value="0.0600991249084473">
            <text:p>6,01E-002</text:p>
          </table:table-cell>
          <table:table-cell office:value-type="float" office:value="0.0588619709014893">
            <text:p>5,89E-002</text:p>
          </table:table-cell>
          <table:table-cell office:value-type="float" office:value="0.0597710609436035">
            <text:p>5,98E-002</text:p>
          </table:table-cell>
          <table:table-cell office:value-type="float" office:value="0.059643030166626">
            <text:p>5,96E-002</text:p>
          </table:table-cell>
          <table:table-cell office:value-type="float" office:value="0.0599250793457031">
            <text:p>5,99E-00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0450611114501953">
            <text:p>4,51E-005</text:p>
          </table:table-cell>
          <table:table-cell office:value-type="float" office:value="0.0000460147857666016">
            <text:p>4,60E-005</text:p>
          </table:table-cell>
          <table:table-cell office:value-type="float" office:value="0.0000472068786621094">
            <text:p>4,72E-005</text:p>
          </table:table-cell>
          <table:table-cell office:value-type="float" office:value="0.0000441074371337891">
            <text:p>4,41E-005</text:p>
          </table:table-cell>
          <table:table-cell office:value-type="float" office:value="0.0000448226928710938">
            <text:p>4,48E-005</text:p>
          </table:table-cell>
          <table:table-cell office:value-type="float" office:value="0.0000450611114501953">
            <text:p>4,51E-005</text:p>
          </table:table-cell>
          <table:table-cell office:value-type="float" office:value="0.0000457763671875">
            <text:p>4,58E-005</text:p>
          </table:table-cell>
          <table:table-cell office:value-type="float" office:value="0.0000481605529785156">
            <text:p>4,82E-005</text:p>
          </table:table-cell>
          <table:table-cell office:value-type="float" office:value="0.0000448226928710938">
            <text:p>4,48E-005</text:p>
          </table:table-cell>
          <table:table-cell office:value-type="float" office:value="0.0000460147857666016">
            <text:p>4,60E-005</text:p>
          </table:table-cell>
          <table:table-cell office:value-type="float" office:value="0.0626890659332275">
            <text:p>6,27E-002</text:p>
          </table:table-cell>
          <table:table-cell office:value-type="float" office:value="0.0634021759033203">
            <text:p>6,34E-002</text:p>
          </table:table-cell>
          <table:table-cell office:value-type="float" office:value="0.0633718967437744">
            <text:p>6,34E-002</text:p>
          </table:table-cell>
          <table:table-cell office:value-type="float" office:value="0.0633630752563477">
            <text:p>6,34E-002</text:p>
          </table:table-cell>
          <table:table-cell office:value-type="float" office:value="0.0632820129394531">
            <text:p>6,33E-002</text:p>
          </table:table-cell>
          <table:table-cell office:value-type="float" office:value="0.0633900165557861">
            <text:p>6,34E-002</text:p>
          </table:table-cell>
          <table:table-cell office:value-type="float" office:value="0.062870979309082">
            <text:p>6,29E-002</text:p>
          </table:table-cell>
          <table:table-cell office:value-type="float" office:value="0.0633449554443359">
            <text:p>6,33E-002</text:p>
          </table:table-cell>
          <table:table-cell office:value-type="float" office:value="0.0632431507110596">
            <text:p>6,32E-002</text:p>
          </table:table-cell>
          <table:table-cell office:value-type="float" office:value="0.0633478164672852">
            <text:p>6,33E-002</text:p>
          </table:table-cell>
          <table:table-cell office:value-type="float" office:value="22.4238409996033">
            <text:p>2,24E+001</text:p>
          </table:table-cell>
          <table:table-cell office:value-type="float" office:value="22.2694129943848">
            <text:p>2,23E+001</text:p>
          </table:table-cell>
          <table:table-cell office:value-type="float" office:value="22.242947101593">
            <text:p>2,22E+001</text:p>
          </table:table-cell>
          <table:table-cell office:value-type="float" office:value="22.2696189880371">
            <text:p>2,23E+001</text:p>
          </table:table-cell>
          <table:table-cell office:value-type="float" office:value="22.4365282058716">
            <text:p>2,24E+001</text:p>
          </table:table-cell>
          <table:table-cell office:value-type="float" office:value="22.2892889976501">
            <text:p>2,23E+001</text:p>
          </table:table-cell>
          <table:table-cell office:value-type="float" office:value="22.5273208618164">
            <text:p>2,25E+001</text:p>
          </table:table-cell>
          <table:table-cell office:value-type="float" office:value="22.3328149318695">
            <text:p>2,23E+001</text:p>
          </table:table-cell>
          <table:table-cell office:value-type="float" office:value="22.4715311527252">
            <text:p>2,25E+001</text:p>
          </table:table-cell>
          <table:table-cell office:value-type="float" office:value="22.2911939620972">
            <text:p>2,23E+001</text:p>
          </table:table-cell>
          <table:table-cell office:value-type="float" office:value="0.0639820098876953">
            <text:p>6,40E-002</text:p>
          </table:table-cell>
          <table:table-cell office:value-type="float" office:value="0.0640051364898682">
            <text:p>6,40E-002</text:p>
          </table:table-cell>
          <table:table-cell office:value-type="float" office:value="0.0640208721160889">
            <text:p>6,40E-002</text:p>
          </table:table-cell>
          <table:table-cell office:value-type="float" office:value="0.0639960765838623">
            <text:p>6,40E-002</text:p>
          </table:table-cell>
          <table:table-cell office:value-type="float" office:value="0.0640819072723389">
            <text:p>6,41E-002</text:p>
          </table:table-cell>
          <table:table-cell office:value-type="float" office:value="0.0641088485717773">
            <text:p>6,41E-002</text:p>
          </table:table-cell>
          <table:table-cell office:value-type="float" office:value="0.0638251304626465">
            <text:p>6,38E-002</text:p>
          </table:table-cell>
          <table:table-cell office:value-type="float" office:value="0.0639979839324951">
            <text:p>6,40E-002</text:p>
          </table:table-cell>
          <table:table-cell office:value-type="float" office:value="0.064054012298584">
            <text:p>6,41E-002</text:p>
          </table:table-cell>
          <table:table-cell office:value-type="float" office:value="0.0639641284942627">
            <text:p>6,40E-002</text:p>
          </table:table-cell>
          <table:table-cell office:value-type="float" office:value="0.0622739791870117">
            <text:p>6,23E-002</text:p>
          </table:table-cell>
          <table:table-cell office:value-type="float" office:value="0.0631799697875977">
            <text:p>6,32E-002</text:p>
          </table:table-cell>
          <table:table-cell office:value-type="float" office:value="0.0630121231079102">
            <text:p>6,30E-002</text:p>
          </table:table-cell>
          <table:table-cell office:value-type="float" office:value="0.0629558563232422">
            <text:p>6,30E-002</text:p>
          </table:table-cell>
          <table:table-cell office:value-type="float" office:value="0.0628898143768311">
            <text:p>6,29E-002</text:p>
          </table:table-cell>
          <table:table-cell office:value-type="float" office:value="0.0631740093231201">
            <text:p>6,32E-002</text:p>
          </table:table-cell>
          <table:table-cell office:value-type="float" office:value="0.0622332096099854">
            <text:p>6,22E-002</text:p>
          </table:table-cell>
          <table:table-cell office:value-type="float" office:value="0.0629229545593262">
            <text:p>6,29E-002</text:p>
          </table:table-cell>
          <table:table-cell office:value-type="float" office:value="0.0630359649658203">
            <text:p>6,30E-002</text:p>
          </table:table-cell>
          <table:table-cell office:value-type="float" office:value="0.0629491806030273">
            <text:p>6,29E-00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0481605529785156">
            <text:p>4,82E-005</text:p>
          </table:table-cell>
          <table:table-cell office:value-type="float" office:value="0.0000469684600830078">
            <text:p>4,70E-005</text:p>
          </table:table-cell>
          <table:table-cell office:value-type="float" office:value="0.0000500679016113281">
            <text:p>5,01E-005</text:p>
          </table:table-cell>
          <table:table-cell office:value-type="float" office:value="0.0000469684600830078">
            <text:p>4,70E-005</text:p>
          </table:table-cell>
          <table:table-cell office:value-type="float" office:value="0.0000541210174560547">
            <text:p>5,41E-005</text:p>
          </table:table-cell>
          <table:table-cell office:value-type="float" office:value="0.0000460147857666016">
            <text:p>4,60E-005</text:p>
          </table:table-cell>
          <table:table-cell office:value-type="float" office:value="0.0000481605529785156">
            <text:p>4,82E-005</text:p>
          </table:table-cell>
          <table:table-cell office:value-type="float" office:value="0.0000460147857666016">
            <text:p>4,60E-005</text:p>
          </table:table-cell>
          <table:table-cell office:value-type="float" office:value="0.0000491142272949219">
            <text:p>4,91E-005</text:p>
          </table:table-cell>
          <table:table-cell office:value-type="float" office:value="0.0000472068786621094">
            <text:p>4,72E-005</text:p>
          </table:table-cell>
          <table:table-cell office:value-type="float" office:value="0.0656609535217285">
            <text:p>6,57E-002</text:p>
          </table:table-cell>
          <table:table-cell office:value-type="float" office:value="0.0667989253997803">
            <text:p>6,68E-002</text:p>
          </table:table-cell>
          <table:table-cell office:value-type="float" office:value="0.0665879249572754">
            <text:p>6,66E-002</text:p>
          </table:table-cell>
          <table:table-cell office:value-type="float" office:value="0.0664751529693604">
            <text:p>6,65E-002</text:p>
          </table:table-cell>
          <table:table-cell office:value-type="float" office:value="0.0663938522338867">
            <text:p>6,64E-002</text:p>
          </table:table-cell>
          <table:table-cell office:value-type="float" office:value="0.0666270256042481">
            <text:p>6,66E-002</text:p>
          </table:table-cell>
          <table:table-cell office:value-type="float" office:value="0.0657200813293457">
            <text:p>6,57E-002</text:p>
          </table:table-cell>
          <table:table-cell office:value-type="float" office:value="0.0664858818054199">
            <text:p>6,65E-002</text:p>
          </table:table-cell>
          <table:table-cell office:value-type="float" office:value="0.0664980411529541">
            <text:p>6,65E-002</text:p>
          </table:table-cell>
          <table:table-cell office:value-type="float" office:value="0.0664830207824707">
            <text:p>6,65E-002</text:p>
          </table:table-cell>
          <table:table-cell office:value-type="float" office:value="23.4274110794067">
            <text:p>2,34E+001</text:p>
          </table:table-cell>
          <table:table-cell office:value-type="float" office:value="23.5110518932343">
            <text:p>2,35E+001</text:p>
          </table:table-cell>
          <table:table-cell office:value-type="float" office:value="23.4217910766602">
            <text:p>2,34E+001</text:p>
          </table:table-cell>
          <table:table-cell office:value-type="float" office:value="23.5106470584869">
            <text:p>2,35E+001</text:p>
          </table:table-cell>
          <table:table-cell office:value-type="float" office:value="23.301285982132">
            <text:p>2,33E+001</text:p>
          </table:table-cell>
          <table:table-cell office:value-type="float" office:value="23.5226068496704">
            <text:p>2,35E+001</text:p>
          </table:table-cell>
          <table:table-cell office:value-type="float" office:value="23.5017788410187">
            <text:p>2,35E+001</text:p>
          </table:table-cell>
          <table:table-cell office:value-type="float" office:value="23.5118460655212">
            <text:p>2,35E+001</text:p>
          </table:table-cell>
          <table:table-cell office:value-type="float" office:value="23.5192739963531">
            <text:p>2,35E+001</text:p>
          </table:table-cell>
          <table:table-cell office:value-type="float" office:value="23.3945941925049">
            <text:p>2,34E+001</text:p>
          </table:table-cell>
          <table:table-cell office:value-type="float" office:value="0.0669028759002686">
            <text:p>6,69E-002</text:p>
          </table:table-cell>
          <table:table-cell office:value-type="float" office:value="0.067216157913208">
            <text:p>6,72E-002</text:p>
          </table:table-cell>
          <table:table-cell office:value-type="float" office:value="0.0670919418334961">
            <text:p>6,71E-002</text:p>
          </table:table-cell>
          <table:table-cell office:value-type="float" office:value="0.0670928955078125">
            <text:p>6,71E-002</text:p>
          </table:table-cell>
          <table:table-cell office:value-type="float" office:value="0.0670731067657471">
            <text:p>6,71E-002</text:p>
          </table:table-cell>
          <table:table-cell office:value-type="float" office:value="0.0671899318695068">
            <text:p>6,72E-002</text:p>
          </table:table-cell>
          <table:table-cell office:value-type="float" office:value="0.0670480728149414">
            <text:p>6,70E-002</text:p>
          </table:table-cell>
          <table:table-cell office:value-type="float" office:value="0.0669610500335693">
            <text:p>6,70E-002</text:p>
          </table:table-cell>
          <table:table-cell office:value-type="float" office:value="0.0671091079711914">
            <text:p>6,71E-002</text:p>
          </table:table-cell>
          <table:table-cell office:value-type="float" office:value="0.0671038627624512">
            <text:p>6,71E-002</text:p>
          </table:table-cell>
          <table:table-cell office:value-type="float" office:value="0.0653378963470459">
            <text:p>6,53E-002</text:p>
          </table:table-cell>
          <table:table-cell office:value-type="float" office:value="0.0663249492645264">
            <text:p>6,63E-002</text:p>
          </table:table-cell>
          <table:table-cell office:value-type="float" office:value="0.0661280155181885">
            <text:p>6,61E-002</text:p>
          </table:table-cell>
          <table:table-cell office:value-type="float" office:value="0.0660688877105713">
            <text:p>6,61E-002</text:p>
          </table:table-cell>
          <table:table-cell office:value-type="float" office:value="0.0660459995269775">
            <text:p>6,60E-002</text:p>
          </table:table-cell>
          <table:table-cell office:value-type="float" office:value="0.0661749839782715">
            <text:p>6,62E-002</text:p>
          </table:table-cell>
          <table:table-cell office:value-type="float" office:value="0.0652070045471191">
            <text:p>6,52E-002</text:p>
          </table:table-cell>
          <table:table-cell office:value-type="float" office:value="0.0660390853881836">
            <text:p>6,60E-002</text:p>
          </table:table-cell>
          <table:table-cell office:value-type="float" office:value="0.065993070602417">
            <text:p>6,60E-002</text:p>
          </table:table-cell>
          <table:table-cell office:value-type="float" office:value="0.0660970211029053">
            <text:p>6,61E-00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0491142272949219">
            <text:p>4,91E-005</text:p>
          </table:table-cell>
          <table:table-cell office:value-type="float" office:value="0.0000479221343994141">
            <text:p>4,79E-005</text:p>
          </table:table-cell>
          <table:table-cell office:value-type="float" office:value="0.0000481605529785156">
            <text:p>4,82E-005</text:p>
          </table:table-cell>
          <table:table-cell office:value-type="float" office:value="0.0000491142272949219">
            <text:p>4,91E-005</text:p>
          </table:table-cell>
          <table:table-cell table:number-columns-repeated="2" office:value-type="float" office:value="0.0000479221343994141">
            <text:p>4,79E-005</text:p>
          </table:table-cell>
          <table:table-cell table:number-columns-repeated="2" office:value-type="float" office:value="0.0000488758087158203">
            <text:p>4,89E-005</text:p>
          </table:table-cell>
          <table:table-cell office:value-type="float" office:value="0.0000541210174560547">
            <text:p>5,41E-005</text:p>
          </table:table-cell>
          <table:table-cell office:value-type="float" office:value="0.0000488758087158203">
            <text:p>4,89E-005</text:p>
          </table:table-cell>
          <table:table-cell office:value-type="float" office:value="0.0691320896148682">
            <text:p>6,91E-002</text:p>
          </table:table-cell>
          <table:table-cell office:value-type="float" office:value="0.0695610046386719">
            <text:p>6,96E-002</text:p>
          </table:table-cell>
          <table:table-cell office:value-type="float" office:value="0.0695259571075439">
            <text:p>6,95E-002</text:p>
          </table:table-cell>
          <table:table-cell office:value-type="float" office:value="0.0696251392364502">
            <text:p>6,96E-002</text:p>
          </table:table-cell>
          <table:table-cell office:value-type="float" office:value="0.0695369243621826">
            <text:p>6,95E-002</text:p>
          </table:table-cell>
          <table:table-cell office:value-type="float" office:value="0.0696749687194824">
            <text:p>6,97E-002</text:p>
          </table:table-cell>
          <table:table-cell office:value-type="float" office:value="0.0688621997833252">
            <text:p>6,89E-002</text:p>
          </table:table-cell>
          <table:table-cell office:value-type="float" office:value="0.0695090293884277">
            <text:p>6,95E-002</text:p>
          </table:table-cell>
          <table:table-cell office:value-type="float" office:value="0.0695440769195557">
            <text:p>6,95E-002</text:p>
          </table:table-cell>
          <table:table-cell office:value-type="float" office:value="0.0695128440856934">
            <text:p>6,95E-002</text:p>
          </table:table-cell>
          <table:table-cell office:value-type="float" office:value="24.6273579597473">
            <text:p>2,46E+001</text:p>
          </table:table-cell>
          <table:table-cell office:value-type="float" office:value="24.5138440132141">
            <text:p>2,45E+001</text:p>
          </table:table-cell>
          <table:table-cell office:value-type="float" office:value="24.5289399623871">
            <text:p>2,45E+001</text:p>
          </table:table-cell>
          <table:table-cell office:value-type="float" office:value="24.4985570907593">
            <text:p>2,45E+001</text:p>
          </table:table-cell>
          <table:table-cell office:value-type="float" office:value="24.4890260696411">
            <text:p>2,45E+001</text:p>
          </table:table-cell>
          <table:table-cell office:value-type="float" office:value="24.4032528400421">
            <text:p>2,44E+001</text:p>
          </table:table-cell>
          <table:table-cell office:value-type="float" office:value="24.6955389976501">
            <text:p>2,47E+001</text:p>
          </table:table-cell>
          <table:table-cell office:value-type="float" office:value="24.5321049690247">
            <text:p>2,45E+001</text:p>
          </table:table-cell>
          <table:table-cell office:value-type="float" office:value="24.6477048397064">
            <text:p>2,46E+001</text:p>
          </table:table-cell>
          <table:table-cell office:value-type="float" office:value="24.317999124527">
            <text:p>2,43E+001</text:p>
          </table:table-cell>
          <table:table-cell office:value-type="float" office:value="0.0702428817749023">
            <text:p>7,02E-002</text:p>
          </table:table-cell>
          <table:table-cell office:value-type="float" office:value="0.0703830718994141">
            <text:p>7,04E-002</text:p>
          </table:table-cell>
          <table:table-cell office:value-type="float" office:value="0.0704421997070313">
            <text:p>7,04E-002</text:p>
          </table:table-cell>
          <table:table-cell office:value-type="float" office:value="0.0703458786010742">
            <text:p>7,03E-002</text:p>
          </table:table-cell>
          <table:table-cell office:value-type="float" office:value="0.0704598426818848">
            <text:p>7,05E-002</text:p>
          </table:table-cell>
          <table:table-cell office:value-type="float" office:value="0.0703361034393311">
            <text:p>7,03E-002</text:p>
          </table:table-cell>
          <table:table-cell office:value-type="float" office:value="0.0703082084655762">
            <text:p>7,03E-002</text:p>
          </table:table-cell>
          <table:table-cell office:value-type="float" office:value="0.0702340602874756">
            <text:p>7,02E-002</text:p>
          </table:table-cell>
          <table:table-cell office:value-type="float" office:value="0.0701889991760254">
            <text:p>7,02E-002</text:p>
          </table:table-cell>
          <table:table-cell office:value-type="float" office:value="0.0702729225158691">
            <text:p>7,03E-002</text:p>
          </table:table-cell>
          <table:table-cell office:value-type="float" office:value="0.0683119297027588">
            <text:p>6,83E-002</text:p>
          </table:table-cell>
          <table:table-cell office:value-type="float" office:value="0.0692679882049561">
            <text:p>6,93E-002</text:p>
          </table:table-cell>
          <table:table-cell office:value-type="float" office:value="0.0693070888519287">
            <text:p>6,93E-002</text:p>
          </table:table-cell>
          <table:table-cell office:value-type="float" office:value="0.0691421031951904">
            <text:p>6,91E-002</text:p>
          </table:table-cell>
          <table:table-cell office:value-type="float" office:value="0.0693418979644775">
            <text:p>6,93E-002</text:p>
          </table:table-cell>
          <table:table-cell office:value-type="float" office:value="0.0692911148071289">
            <text:p>6,93E-002</text:p>
          </table:table-cell>
          <table:table-cell office:value-type="float" office:value="0.0686008930206299">
            <text:p>6,86E-002</text:p>
          </table:table-cell>
          <table:table-cell office:value-type="float" office:value="0.0690929889678955">
            <text:p>6,91E-002</text:p>
          </table:table-cell>
          <table:table-cell office:value-type="float" office:value="0.0688331127166748">
            <text:p>6,88E-002</text:p>
          </table:table-cell>
          <table:table-cell office:value-type="float" office:value="0.0691440105438232">
            <text:p>6,91E-0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0500679016113281">
            <text:p>5,01E-005</text:p>
          </table:table-cell>
          <table:table-cell office:value-type="float" office:value="0.0000529289245605469">
            <text:p>5,29E-005</text:p>
          </table:table-cell>
          <table:table-cell office:value-type="float" office:value="0.0000510215759277344">
            <text:p>5,10E-005</text:p>
          </table:table-cell>
          <table:table-cell office:value-type="float" office:value="0.0000500679016113281">
            <text:p>5,01E-005</text:p>
          </table:table-cell>
          <table:table-cell office:value-type="float" office:value="0.0000519752502441406">
            <text:p>5,20E-005</text:p>
          </table:table-cell>
          <table:table-cell office:value-type="float" office:value="0.0000600814819335938">
            <text:p>6,01E-005</text:p>
          </table:table-cell>
          <table:table-cell office:value-type="float" office:value="0.0000510215759277344">
            <text:p>5,10E-005</text:p>
          </table:table-cell>
          <table:table-cell office:value-type="float" office:value="0.0000498294830322266">
            <text:p>4,98E-005</text:p>
          </table:table-cell>
          <table:table-cell office:value-type="float" office:value="0.0000507831573486328">
            <text:p>5,08E-005</text:p>
          </table:table-cell>
          <table:table-cell office:value-type="float" office:value="0.0000510215759277344">
            <text:p>5,10E-005</text:p>
          </table:table-cell>
          <table:table-cell office:value-type="float" office:value="0.0720820426940918">
            <text:p>7,21E-002</text:p>
          </table:table-cell>
          <table:table-cell office:value-type="float" office:value="0.0729238986968994">
            <text:p>7,29E-002</text:p>
          </table:table-cell>
          <table:table-cell office:value-type="float" office:value="0.0728111267089844">
            <text:p>7,28E-002</text:p>
          </table:table-cell>
          <table:table-cell office:value-type="float" office:value="0.0727269649505615">
            <text:p>7,27E-002</text:p>
          </table:table-cell>
          <table:table-cell office:value-type="float" office:value="0.0728700160980225">
            <text:p>7,29E-002</text:p>
          </table:table-cell>
          <table:table-cell office:value-type="float" office:value="0.0729060173034668">
            <text:p>7,29E-002</text:p>
          </table:table-cell>
          <table:table-cell office:value-type="float" office:value="0.0722091197967529">
            <text:p>7,22E-002</text:p>
          </table:table-cell>
          <table:table-cell office:value-type="float" office:value="0.073077917098999">
            <text:p>7,31E-002</text:p>
          </table:table-cell>
          <table:table-cell office:value-type="float" office:value="0.0727648735046387">
            <text:p>7,28E-002</text:p>
          </table:table-cell>
          <table:table-cell office:value-type="float" office:value="0.0729048252105713">
            <text:p>7,29E-002</text:p>
          </table:table-cell>
          <table:table-cell office:value-type="float" office:value="25.7419259548187">
            <text:p>2,57E+001</text:p>
          </table:table-cell>
          <table:table-cell office:value-type="float" office:value="25.7236709594727">
            <text:p>2,57E+001</text:p>
          </table:table-cell>
          <table:table-cell office:value-type="float" office:value="25.6634740829468">
            <text:p>2,57E+001</text:p>
          </table:table-cell>
          <table:table-cell office:value-type="float" office:value="25.6324858665466">
            <text:p>2,56E+001</text:p>
          </table:table-cell>
          <table:table-cell office:value-type="float" office:value="25.6581521034241">
            <text:p>2,57E+001</text:p>
          </table:table-cell>
          <table:table-cell office:value-type="float" office:value="25.6698541641235">
            <text:p>2,57E+001</text:p>
          </table:table-cell>
          <table:table-cell office:value-type="float" office:value="25.7942759990692">
            <text:p>2,58E+001</text:p>
          </table:table-cell>
          <table:table-cell office:value-type="float" office:value="25.8168158531189">
            <text:p>2,58E+001</text:p>
          </table:table-cell>
          <table:table-cell office:value-type="float" office:value="25.678414106369">
            <text:p>2,57E+001</text:p>
          </table:table-cell>
          <table:table-cell office:value-type="float" office:value="25.6853051185608">
            <text:p>2,57E+001</text:p>
          </table:table-cell>
          <table:table-cell office:value-type="float" office:value="0.0733520984649658">
            <text:p>7,34E-002</text:p>
          </table:table-cell>
          <table:table-cell office:value-type="float" office:value="0.0735290050506592">
            <text:p>7,35E-002</text:p>
          </table:table-cell>
          <table:table-cell office:value-type="float" office:value="0.0735068321228027">
            <text:p>7,35E-002</text:p>
          </table:table-cell>
          <table:table-cell office:value-type="float" office:value="0.0734891891479492">
            <text:p>7,35E-002</text:p>
          </table:table-cell>
          <table:table-cell office:value-type="float" office:value="0.0734930038452148">
            <text:p>7,35E-002</text:p>
          </table:table-cell>
          <table:table-cell office:value-type="float" office:value="0.0737731456756592">
            <text:p>7,38E-002</text:p>
          </table:table-cell>
          <table:table-cell office:value-type="float" office:value="0.073375940322876">
            <text:p>7,34E-002</text:p>
          </table:table-cell>
          <table:table-cell office:value-type="float" office:value="0.073415994644165">
            <text:p>7,34E-002</text:p>
          </table:table-cell>
          <table:table-cell office:value-type="float" office:value="0.073695182800293">
            <text:p>7,37E-002</text:p>
          </table:table-cell>
          <table:table-cell office:value-type="float" office:value="0.0733609199523926">
            <text:p>7,34E-002</text:p>
          </table:table-cell>
          <table:table-cell office:value-type="float" office:value="0.0718729496002197">
            <text:p>7,19E-002</text:p>
          </table:table-cell>
          <table:table-cell office:value-type="float" office:value="0.0723569393157959">
            <text:p>7,24E-002</text:p>
          </table:table-cell>
          <table:table-cell office:value-type="float" office:value="0.0726161003112793">
            <text:p>7,26E-002</text:p>
          </table:table-cell>
          <table:table-cell office:value-type="float" office:value="0.0723741054534912">
            <text:p>7,24E-002</text:p>
          </table:table-cell>
          <table:table-cell office:value-type="float" office:value="0.0724060535430908">
            <text:p>7,24E-002</text:p>
          </table:table-cell>
          <table:table-cell office:value-type="float" office:value="0.0726981163024902">
            <text:p>7,27E-002</text:p>
          </table:table-cell>
          <table:table-cell office:value-type="float" office:value="0.0718450546264648">
            <text:p>7,18E-002</text:p>
          </table:table-cell>
          <table:table-cell office:value-type="float" office:value="0.0722939968109131">
            <text:p>7,23E-002</text:p>
          </table:table-cell>
          <table:table-cell office:value-type="float" office:value="0.0724008083343506">
            <text:p>7,24E-002</text:p>
          </table:table-cell>
          <table:table-cell office:value-type="float" office:value="0.0723061561584473">
            <text:p>7,23E-00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0548362731933594">
            <text:p>5,48E-005</text:p>
          </table:table-cell>
          <table:table-cell office:value-type="float" office:value="0.0000638961791992187">
            <text:p>6,39E-005</text:p>
          </table:table-cell>
          <table:table-cell office:value-type="float" office:value="0.0000519752502441406">
            <text:p>5,20E-005</text:p>
          </table:table-cell>
          <table:table-cell office:value-type="float" office:value="0.0000529289245605469">
            <text:p>5,29E-005</text:p>
          </table:table-cell>
          <table:table-cell office:value-type="float" office:value="0.0000531673431396484">
            <text:p>5,32E-005</text:p>
          </table:table-cell>
          <table:table-cell office:value-type="float" office:value="0.0000529289245605469">
            <text:p>5,29E-005</text:p>
          </table:table-cell>
          <table:table-cell office:value-type="float" office:value="0.0000531673431396484">
            <text:p>5,32E-005</text:p>
          </table:table-cell>
          <table:table-cell office:value-type="float" office:value="0.0000569820404052734">
            <text:p>5,70E-005</text:p>
          </table:table-cell>
          <table:table-cell office:value-type="float" office:value="0.0000519752502441406">
            <text:p>5,20E-005</text:p>
          </table:table-cell>
          <table:table-cell office:value-type="float" office:value="0.0000548362731933594">
            <text:p>5,48E-005</text:p>
          </table:table-cell>
          <table:table-cell office:value-type="float" office:value="0.0750250816345215">
            <text:p>7,50E-002</text:p>
          </table:table-cell>
          <table:table-cell office:value-type="float" office:value="0.0760118961334229">
            <text:p>7,60E-002</text:p>
          </table:table-cell>
          <table:table-cell office:value-type="float" office:value="0.0759530067443848">
            <text:p>7,60E-002</text:p>
          </table:table-cell>
          <table:table-cell office:value-type="float" office:value="0.0757949352264404">
            <text:p>7,58E-002</text:p>
          </table:table-cell>
          <table:table-cell office:value-type="float" office:value="0.0758860111236572">
            <text:p>7,59E-002</text:p>
          </table:table-cell>
          <table:table-cell office:value-type="float" office:value="0.0758731365203857">
            <text:p>7,59E-002</text:p>
          </table:table-cell>
          <table:table-cell office:value-type="float" office:value="0.0752489566802979">
            <text:p>7,52E-002</text:p>
          </table:table-cell>
          <table:table-cell office:value-type="float" office:value="0.0757811069488525">
            <text:p>7,58E-002</text:p>
          </table:table-cell>
          <table:table-cell office:value-type="float" office:value="0.0757908821105957">
            <text:p>7,58E-002</text:p>
          </table:table-cell>
          <table:table-cell office:value-type="float" office:value="0.075875997543335">
            <text:p>7,59E-002</text:p>
          </table:table-cell>
          <table:table-cell office:value-type="float" office:value="27.0020871162415">
            <text:p>2,70E+001</text:p>
          </table:table-cell>
          <table:table-cell office:value-type="float" office:value="26.7745270729065">
            <text:p>2,68E+001</text:p>
          </table:table-cell>
          <table:table-cell office:value-type="float" office:value="26.8372559547424">
            <text:p>2,68E+001</text:p>
          </table:table-cell>
          <table:table-cell office:value-type="float" office:value="26.8626070022583">
            <text:p>2,69E+001</text:p>
          </table:table-cell>
          <table:table-cell office:value-type="float" office:value="26.7095460891724">
            <text:p>2,67E+001</text:p>
          </table:table-cell>
          <table:table-cell office:value-type="float" office:value="26.6880362033844">
            <text:p>2,67E+001</text:p>
          </table:table-cell>
          <table:table-cell office:value-type="float" office:value="26.8586719036102">
            <text:p>2,69E+001</text:p>
          </table:table-cell>
          <table:table-cell office:value-type="float" office:value="26.8090071678162">
            <text:p>2,68E+001</text:p>
          </table:table-cell>
          <table:table-cell office:value-type="float" office:value="26.7254810333252">
            <text:p>2,67E+001</text:p>
          </table:table-cell>
          <table:table-cell office:value-type="float" office:value="26.7900290489197">
            <text:p>2,68E+001</text:p>
          </table:table-cell>
          <table:table-cell office:value-type="float" office:value="0.076664924621582">
            <text:p>7,67E-002</text:p>
          </table:table-cell>
          <table:table-cell office:value-type="float" office:value="0.0768299102783203">
            <text:p>7,68E-002</text:p>
          </table:table-cell>
          <table:table-cell office:value-type="float" office:value="0.0768709182739258">
            <text:p>7,69E-002</text:p>
          </table:table-cell>
          <table:table-cell office:value-type="float" office:value="0.0770580768585205">
            <text:p>7,71E-002</text:p>
          </table:table-cell>
          <table:table-cell office:value-type="float" office:value="0.0766229629516602">
            <text:p>7,66E-002</text:p>
          </table:table-cell>
          <table:table-cell office:value-type="float" office:value="0.0770061016082764">
            <text:p>7,70E-002</text:p>
          </table:table-cell>
          <table:table-cell office:value-type="float" office:value="0.0766041278839111">
            <text:p>7,66E-002</text:p>
          </table:table-cell>
          <table:table-cell office:value-type="float" office:value="0.0765810012817383">
            <text:p>7,66E-002</text:p>
          </table:table-cell>
          <table:table-cell office:value-type="float" office:value="0.0766518115997314">
            <text:p>7,67E-002</text:p>
          </table:table-cell>
          <table:table-cell office:value-type="float" office:value="0.0767710208892822">
            <text:p>7,68E-002</text:p>
          </table:table-cell>
          <table:table-cell office:value-type="float" office:value="0.0747690200805664">
            <text:p>7,48E-002</text:p>
          </table:table-cell>
          <table:table-cell office:value-type="float" office:value="0.0755488872528076">
            <text:p>7,55E-002</text:p>
          </table:table-cell>
          <table:table-cell office:value-type="float" office:value="0.075484037399292">
            <text:p>7,55E-002</text:p>
          </table:table-cell>
          <table:table-cell office:value-type="float" office:value="0.0754890441894531">
            <text:p>7,55E-002</text:p>
          </table:table-cell>
          <table:table-cell office:value-type="float" office:value="0.0753898620605469">
            <text:p>7,54E-002</text:p>
          </table:table-cell>
          <table:table-cell office:value-type="float" office:value="0.0755858421325684">
            <text:p>7,56E-002</text:p>
          </table:table-cell>
          <table:table-cell office:value-type="float" office:value="0.0749619007110596">
            <text:p>7,50E-002</text:p>
          </table:table-cell>
          <table:table-cell office:value-type="float" office:value="0.0754811763763428">
            <text:p>7,55E-002</text:p>
          </table:table-cell>
          <table:table-cell office:value-type="float" office:value="0.0754280090332031">
            <text:p>7,54E-002</text:p>
          </table:table-cell>
          <table:table-cell office:value-type="float" office:value="0.0755200386047363">
            <text:p>7,55E-00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0548362731933594">
            <text:p>5,48E-005</text:p>
          </table:table-cell>
          <table:table-cell office:value-type="float" office:value="0.0000629425048828125">
            <text:p>6,29E-005</text:p>
          </table:table-cell>
          <table:table-cell office:value-type="float" office:value="0.0000538825988769531">
            <text:p>5,39E-005</text:p>
          </table:table-cell>
          <table:table-cell table:number-columns-repeated="2" office:value-type="float" office:value="0.0000548362731933594">
            <text:p>5,48E-005</text:p>
          </table:table-cell>
          <table:table-cell office:value-type="float" office:value="0.0000560283660888672">
            <text:p>5,60E-005</text:p>
          </table:table-cell>
          <table:table-cell office:value-type="float" office:value="0.0000550746917724609">
            <text:p>5,51E-005</text:p>
          </table:table-cell>
          <table:table-cell office:value-type="float" office:value="0.0000531673431396484">
            <text:p>5,32E-005</text:p>
          </table:table-cell>
          <table:table-cell office:value-type="float" office:value="0.0000550746917724609">
            <text:p>5,51E-005</text:p>
          </table:table-cell>
          <table:table-cell office:value-type="float" office:value="0.0000529289245605469">
            <text:p>5,29E-005</text:p>
          </table:table-cell>
          <table:table-cell office:value-type="float" office:value="0.0782339572906494">
            <text:p>7,82E-002</text:p>
          </table:table-cell>
          <table:table-cell office:value-type="float" office:value="0.0792210102081299">
            <text:p>7,92E-002</text:p>
          </table:table-cell>
          <table:table-cell office:value-type="float" office:value="0.0792641639709473">
            <text:p>7,93E-002</text:p>
          </table:table-cell>
          <table:table-cell office:value-type="float" office:value="0.0794830322265625">
            <text:p>7,95E-002</text:p>
          </table:table-cell>
          <table:table-cell office:value-type="float" office:value="0.0792520046234131">
            <text:p>7,93E-002</text:p>
          </table:table-cell>
          <table:table-cell office:value-type="float" office:value="0.0793759822845459">
            <text:p>7,94E-002</text:p>
          </table:table-cell>
          <table:table-cell office:value-type="float" office:value="0.0785090923309326">
            <text:p>7,85E-002</text:p>
          </table:table-cell>
          <table:table-cell office:value-type="float" office:value="0.0790359973907471">
            <text:p>7,90E-002</text:p>
          </table:table-cell>
          <table:table-cell office:value-type="float" office:value="0.0790891647338867">
            <text:p>7,91E-002</text:p>
          </table:table-cell>
          <table:table-cell office:value-type="float" office:value="0.0793910026550293">
            <text:p>7,94E-002</text:p>
          </table:table-cell>
          <table:table-cell office:value-type="float" office:value="28.0335078239441">
            <text:p>2,80E+001</text:p>
          </table:table-cell>
          <table:table-cell office:value-type="float" office:value="27.7899160385132">
            <text:p>2,78E+001</text:p>
          </table:table-cell>
          <table:table-cell office:value-type="float" office:value="27.8495299816132">
            <text:p>2,78E+001</text:p>
          </table:table-cell>
          <table:table-cell office:value-type="float" office:value="27.8466060161591">
            <text:p>2,78E+001</text:p>
          </table:table-cell>
          <table:table-cell office:value-type="float" office:value="27.9810810089111">
            <text:p>2,80E+001</text:p>
          </table:table-cell>
          <table:table-cell office:value-type="float" office:value="27.9481739997864">
            <text:p>2,79E+001</text:p>
          </table:table-cell>
          <table:table-cell office:value-type="float" office:value="28.0764381885529">
            <text:p>2,81E+001</text:p>
          </table:table-cell>
          <table:table-cell office:value-type="float" office:value="27.948539018631">
            <text:p>2,79E+001</text:p>
          </table:table-cell>
          <table:table-cell office:value-type="float" office:value="27.9640920162201">
            <text:p>2,80E+001</text:p>
          </table:table-cell>
          <table:table-cell office:value-type="float" office:value="27.8845438957214">
            <text:p>2,79E+001</text:p>
          </table:table-cell>
          <table:table-cell office:value-type="float" office:value="0.0797939300537109">
            <text:p>7,98E-002</text:p>
          </table:table-cell>
          <table:table-cell office:value-type="float" office:value="0.0796329975128174">
            <text:p>7,96E-002</text:p>
          </table:table-cell>
          <table:table-cell office:value-type="float" office:value="0.0798799991607666">
            <text:p>7,99E-002</text:p>
          </table:table-cell>
          <table:table-cell office:value-type="float" office:value="0.0800220966339111">
            <text:p>8,00E-002</text:p>
          </table:table-cell>
          <table:table-cell office:value-type="float" office:value="0.0799229145050049">
            <text:p>7,99E-002</text:p>
          </table:table-cell>
          <table:table-cell office:value-type="float" office:value="0.0800628662109375">
            <text:p>8,01E-002</text:p>
          </table:table-cell>
          <table:table-cell office:value-type="float" office:value="0.0797748565673828">
            <text:p>7,98E-002</text:p>
          </table:table-cell>
          <table:table-cell office:value-type="float" office:value="0.0798988342285156">
            <text:p>7,99E-002</text:p>
          </table:table-cell>
          <table:table-cell office:value-type="float" office:value="0.0800490379333496">
            <text:p>8,00E-002</text:p>
          </table:table-cell>
          <table:table-cell office:value-type="float" office:value="0.0798270702362061">
            <text:p>7,98E-002</text:p>
          </table:table-cell>
          <table:table-cell office:value-type="float" office:value="0.0777409076690674">
            <text:p>7,77E-002</text:p>
          </table:table-cell>
          <table:table-cell office:value-type="float" office:value="0.0787150859832764">
            <text:p>7,87E-002</text:p>
          </table:table-cell>
          <table:table-cell office:value-type="float" office:value="0.0788021087646484">
            <text:p>7,88E-002</text:p>
          </table:table-cell>
          <table:table-cell office:value-type="float" office:value="0.0786190032958984">
            <text:p>7,86E-002</text:p>
          </table:table-cell>
          <table:table-cell office:value-type="float" office:value="0.0787510871887207">
            <text:p>7,88E-002</text:p>
          </table:table-cell>
          <table:table-cell office:value-type="float" office:value="0.0788059234619141">
            <text:p>7,88E-002</text:p>
          </table:table-cell>
          <table:table-cell office:value-type="float" office:value="0.0777590274810791">
            <text:p>7,78E-002</text:p>
          </table:table-cell>
          <table:table-cell office:value-type="float" office:value="0.0785050392150879">
            <text:p>7,85E-002</text:p>
          </table:table-cell>
          <table:table-cell office:value-type="float" office:value="0.0786700248718262">
            <text:p>7,87E-002</text:p>
          </table:table-cell>
          <table:table-cell office:value-type="float" office:value="0.0784242153167725">
            <text:p>7,84E-00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0569820404052734">
            <text:p>5,70E-005</text:p>
          </table:table-cell>
          <table:table-cell office:value-type="float" office:value="0.0000550746917724609">
            <text:p>5,51E-005</text:p>
          </table:table-cell>
          <table:table-cell office:value-type="float" office:value="0.0000598430633544922">
            <text:p>5,98E-005</text:p>
          </table:table-cell>
          <table:table-cell office:value-type="float" office:value="0.0000619888305664062">
            <text:p>6,20E-005</text:p>
          </table:table-cell>
          <table:table-cell office:value-type="float" office:value="0.0000560283660888672">
            <text:p>5,60E-005</text:p>
          </table:table-cell>
          <table:table-cell office:value-type="float" office:value="0.0000600814819335938">
            <text:p>6,01E-005</text:p>
          </table:table-cell>
          <table:table-cell office:value-type="float" office:value="0.00006103515625">
            <text:p>6,10E-005</text:p>
          </table:table-cell>
          <table:table-cell table:number-columns-repeated="3" office:value-type="float" office:value="0.0000560283660888672">
            <text:p>5,60E-005</text:p>
          </table:table-cell>
          <table:table-cell office:value-type="float" office:value="0.0816500186920166">
            <text:p>8,17E-002</text:p>
          </table:table-cell>
          <table:table-cell office:value-type="float" office:value="0.0825521945953369">
            <text:p>8,26E-002</text:p>
          </table:table-cell>
          <table:table-cell office:value-type="float" office:value="0.0822389125823975">
            <text:p>8,22E-002</text:p>
          </table:table-cell>
          <table:table-cell office:value-type="float" office:value="0.0823299884796143">
            <text:p>8,23E-002</text:p>
          </table:table-cell>
          <table:table-cell office:value-type="float" office:value="0.0822200775146484">
            <text:p>8,22E-002</text:p>
          </table:table-cell>
          <table:table-cell office:value-type="float" office:value="0.0823850631713867">
            <text:p>8,24E-002</text:p>
          </table:table-cell>
          <table:table-cell office:value-type="float" office:value="0.0816891193389893">
            <text:p>8,17E-002</text:p>
          </table:table-cell>
          <table:table-cell office:value-type="float" office:value="0.0824069976806641">
            <text:p>8,24E-002</text:p>
          </table:table-cell>
          <table:table-cell office:value-type="float" office:value="0.0822029113769531">
            <text:p>8,22E-002</text:p>
          </table:table-cell>
          <table:table-cell office:value-type="float" office:value="0.082103967666626">
            <text:p>8,21E-002</text:p>
          </table:table-cell>
          <table:table-cell office:value-type="float" office:value="29.1087670326233">
            <text:p>2,91E+001</text:p>
          </table:table-cell>
          <table:table-cell office:value-type="float" office:value="28.9447500705719">
            <text:p>2,89E+001</text:p>
          </table:table-cell>
          <table:table-cell office:value-type="float" office:value="29.021812915802">
            <text:p>2,90E+001</text:p>
          </table:table-cell>
          <table:table-cell office:value-type="float" office:value="28.9982960224152">
            <text:p>2,90E+001</text:p>
          </table:table-cell>
          <table:table-cell office:value-type="float" office:value="29.1223161220551">
            <text:p>2,91E+001</text:p>
          </table:table-cell>
          <table:table-cell office:value-type="float" office:value="29.0700662136078">
            <text:p>2,91E+001</text:p>
          </table:table-cell>
          <table:table-cell office:value-type="float" office:value="29.1449840068817">
            <text:p>2,91E+001</text:p>
          </table:table-cell>
          <table:table-cell office:value-type="float" office:value="29.1269490718842">
            <text:p>2,91E+001</text:p>
          </table:table-cell>
          <table:table-cell office:value-type="float" office:value="29.0424630641937">
            <text:p>2,90E+001</text:p>
          </table:table-cell>
          <table:table-cell office:value-type="float" office:value="29.0745279788971">
            <text:p>2,91E+001</text:p>
          </table:table-cell>
          <table:table-cell office:value-type="float" office:value="0.0830540657043457">
            <text:p>8,31E-002</text:p>
          </table:table-cell>
          <table:table-cell office:value-type="float" office:value="0.08319091796875">
            <text:p>8,32E-002</text:p>
          </table:table-cell>
          <table:table-cell office:value-type="float" office:value="0.08309006690979">
            <text:p>8,31E-002</text:p>
          </table:table-cell>
          <table:table-cell office:value-type="float" office:value="0.0830190181732178">
            <text:p>8,30E-002</text:p>
          </table:table-cell>
          <table:table-cell office:value-type="float" office:value="0.0832479000091553">
            <text:p>8,32E-002</text:p>
          </table:table-cell>
          <table:table-cell office:value-type="float" office:value="0.0832397937774658">
            <text:p>8,32E-002</text:p>
          </table:table-cell>
          <table:table-cell office:value-type="float" office:value="0.0829708576202393">
            <text:p>8,30E-002</text:p>
          </table:table-cell>
          <table:table-cell office:value-type="float" office:value="0.0830650329589844">
            <text:p>8,31E-002</text:p>
          </table:table-cell>
          <table:table-cell office:value-type="float" office:value="0.083021879196167">
            <text:p>8,30E-002</text:p>
          </table:table-cell>
          <table:table-cell office:value-type="float" office:value="0.0828819274902344">
            <text:p>8,29E-002</text:p>
          </table:table-cell>
          <table:table-cell office:value-type="float" office:value="0.0808601379394531">
            <text:p>8,09E-002</text:p>
          </table:table-cell>
          <table:table-cell office:value-type="float" office:value="0.0818741321563721">
            <text:p>8,19E-002</text:p>
          </table:table-cell>
          <table:table-cell office:value-type="float" office:value="0.0820579528808594">
            <text:p>8,21E-002</text:p>
          </table:table-cell>
          <table:table-cell office:value-type="float" office:value="0.0818190574645996">
            <text:p>8,18E-002</text:p>
          </table:table-cell>
          <table:table-cell office:value-type="float" office:value="0.0818960666656494">
            <text:p>8,19E-002</text:p>
          </table:table-cell>
          <table:table-cell office:value-type="float" office:value="0.0821959972381592">
            <text:p>8,22E-002</text:p>
          </table:table-cell>
          <table:table-cell office:value-type="float" office:value="0.0809590816497803">
            <text:p>8,10E-002</text:p>
          </table:table-cell>
          <table:table-cell office:value-type="float" office:value="0.0818641185760498">
            <text:p>8,19E-002</text:p>
          </table:table-cell>
          <table:table-cell office:value-type="float" office:value="0.0820720195770264">
            <text:p>8,21E-002</text:p>
          </table:table-cell>
          <table:table-cell office:value-type="float" office:value="0.0819361209869385">
            <text:p>8,19E-00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0579357147216797">
            <text:p>5,79E-005</text:p>
          </table:table-cell>
          <table:table-cell office:value-type="float" office:value="0.000064849853515625">
            <text:p>6,48E-005</text:p>
          </table:table-cell>
          <table:table-cell office:value-type="float" office:value="0.0000700950622558594">
            <text:p>7,01E-005</text:p>
          </table:table-cell>
          <table:table-cell office:value-type="float" office:value="0.0000591278076171875">
            <text:p>5,91E-005</text:p>
          </table:table-cell>
          <table:table-cell office:value-type="float" office:value="0.0000581741333007813">
            <text:p>5,82E-005</text:p>
          </table:table-cell>
          <table:table-cell office:value-type="float" office:value="0.0000569820404052734">
            <text:p>5,70E-005</text:p>
          </table:table-cell>
          <table:table-cell office:value-type="float" office:value="0.0000579357147216797">
            <text:p>5,79E-005</text:p>
          </table:table-cell>
          <table:table-cell office:value-type="float" office:value="0.0000569820404052734">
            <text:p>5,70E-005</text:p>
          </table:table-cell>
          <table:table-cell office:value-type="float" office:value="0.0000588893890380859">
            <text:p>5,89E-005</text:p>
          </table:table-cell>
          <table:table-cell office:value-type="float" office:value="0.0000579357147216797">
            <text:p>5,79E-005</text:p>
          </table:table-cell>
          <table:table-cell office:value-type="float" office:value="0.084712028503418">
            <text:p>8,47E-002</text:p>
          </table:table-cell>
          <table:table-cell office:value-type="float" office:value="0.0853948593139648">
            <text:p>8,54E-002</text:p>
          </table:table-cell>
          <table:table-cell office:value-type="float" office:value="0.0855050086975098">
            <text:p>8,55E-002</text:p>
          </table:table-cell>
          <table:table-cell office:value-type="float" office:value="0.0854661464691162">
            <text:p>8,55E-002</text:p>
          </table:table-cell>
          <table:table-cell office:value-type="float" office:value="0.0855011940002441">
            <text:p>8,55E-002</text:p>
          </table:table-cell>
          <table:table-cell office:value-type="float" office:value="0.0857441425323486">
            <text:p>8,57E-002</text:p>
          </table:table-cell>
          <table:table-cell office:value-type="float" office:value="0.0846831798553467">
            <text:p>8,47E-002</text:p>
          </table:table-cell>
          <table:table-cell office:value-type="float" office:value="0.0853531360626221">
            <text:p>8,54E-002</text:p>
          </table:table-cell>
          <table:table-cell office:value-type="float" office:value="0.0855231285095215">
            <text:p>8,55E-002</text:p>
          </table:table-cell>
          <table:table-cell office:value-type="float" office:value="0.0856189727783203">
            <text:p>8,56E-002</text:p>
          </table:table-cell>
          <table:table-cell office:value-type="float" office:value="30.2132849693298">
            <text:p>3,02E+001</text:p>
          </table:table-cell>
          <table:table-cell office:value-type="float" office:value="30.1215028762817">
            <text:p>3,01E+001</text:p>
          </table:table-cell>
          <table:table-cell office:value-type="float" office:value="30.0774040222168">
            <text:p>3,01E+001</text:p>
          </table:table-cell>
          <table:table-cell office:value-type="float" office:value="30.2358119487762">
            <text:p>3,02E+001</text:p>
          </table:table-cell>
          <table:table-cell office:value-type="float" office:value="30.0402820110321">
            <text:p>3,00E+001</text:p>
          </table:table-cell>
          <table:table-cell office:value-type="float" office:value="30.0775060653687">
            <text:p>3,01E+001</text:p>
          </table:table-cell>
          <table:table-cell office:value-type="float" office:value="30.2626459598541">
            <text:p>3,03E+001</text:p>
          </table:table-cell>
          <table:table-cell office:value-type="float" office:value="30.1725311279297">
            <text:p>3,02E+001</text:p>
          </table:table-cell>
          <table:table-cell office:value-type="float" office:value="29.9830248355866">
            <text:p>3,00E+001</text:p>
          </table:table-cell>
          <table:table-cell office:value-type="float" office:value="30.2487740516663">
            <text:p>3,02E+001</text:p>
          </table:table-cell>
          <table:table-cell office:value-type="float" office:value="0.0860259532928467">
            <text:p>8,60E-002</text:p>
          </table:table-cell>
          <table:table-cell office:value-type="float" office:value="0.0861260890960693">
            <text:p>8,61E-002</text:p>
          </table:table-cell>
          <table:table-cell office:value-type="float" office:value="0.0863559246063232">
            <text:p>8,64E-002</text:p>
          </table:table-cell>
          <table:table-cell office:value-type="float" office:value="0.0862679481506348">
            <text:p>8,63E-002</text:p>
          </table:table-cell>
          <table:table-cell office:value-type="float" office:value="0.0862798690795898">
            <text:p>8,63E-002</text:p>
          </table:table-cell>
          <table:table-cell office:value-type="float" office:value="0.0865519046783447">
            <text:p>8,66E-002</text:p>
          </table:table-cell>
          <table:table-cell office:value-type="float" office:value="0.0860879421234131">
            <text:p>8,61E-002</text:p>
          </table:table-cell>
          <table:table-cell office:value-type="float" office:value="0.0860979557037354">
            <text:p>8,61E-002</text:p>
          </table:table-cell>
          <table:table-cell office:value-type="float" office:value="0.0863771438598633">
            <text:p>8,64E-002</text:p>
          </table:table-cell>
          <table:table-cell office:value-type="float" office:value="0.0862901210784912">
            <text:p>8,63E-002</text:p>
          </table:table-cell>
          <table:table-cell office:value-type="float" office:value="0.083914041519165">
            <text:p>8,39E-002</text:p>
          </table:table-cell>
          <table:table-cell office:value-type="float" office:value="0.0850050449371338">
            <text:p>8,50E-002</text:p>
          </table:table-cell>
          <table:table-cell office:value-type="float" office:value="0.0850789546966553">
            <text:p>8,51E-002</text:p>
          </table:table-cell>
          <table:table-cell office:value-type="float" office:value="0.0849342346191406">
            <text:p>8,49E-002</text:p>
          </table:table-cell>
          <table:table-cell office:value-type="float" office:value="0.0854411125183106">
            <text:p>8,54E-002</text:p>
          </table:table-cell>
          <table:table-cell office:value-type="float" office:value="0.0852599143981934">
            <text:p>8,53E-002</text:p>
          </table:table-cell>
          <table:table-cell office:value-type="float" office:value="0.0840480327606201">
            <text:p>8,40E-002</text:p>
          </table:table-cell>
          <table:table-cell office:value-type="float" office:value="0.0848209857940674">
            <text:p>8,48E-002</text:p>
          </table:table-cell>
          <table:table-cell office:value-type="float" office:value="0.0848510265350342">
            <text:p>8,49E-002</text:p>
          </table:table-cell>
          <table:table-cell office:value-type="float" office:value="0.0851850509643555">
            <text:p>8,52E-00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0588893890380859">
            <text:p>5,89E-005</text:p>
          </table:table-cell>
          <table:table-cell office:value-type="float" office:value="0.00006103515625">
            <text:p>6,10E-005</text:p>
          </table:table-cell>
          <table:table-cell office:value-type="float" office:value="0.0000600814819335938">
            <text:p>6,01E-005</text:p>
          </table:table-cell>
          <table:table-cell office:value-type="float" office:value="0.0000669956207275391">
            <text:p>6,70E-005</text:p>
          </table:table-cell>
          <table:table-cell office:value-type="float" office:value="0.0000598430633544922">
            <text:p>5,98E-005</text:p>
          </table:table-cell>
          <table:table-cell office:value-type="float" office:value="0.0000600814819335938">
            <text:p>6,01E-005</text:p>
          </table:table-cell>
          <table:table-cell office:value-type="float" office:value="0.0000619888305664062">
            <text:p>6,20E-005</text:p>
          </table:table-cell>
          <table:table-cell office:value-type="float" office:value="0.0000669956207275391">
            <text:p>6,70E-005</text:p>
          </table:table-cell>
          <table:table-cell office:value-type="float" office:value="0.0000650882720947266">
            <text:p>6,51E-005</text:p>
          </table:table-cell>
          <table:table-cell office:value-type="float" office:value="0.0000588893890380859">
            <text:p>5,89E-005</text:p>
          </table:table-cell>
          <table:table-cell office:value-type="float" office:value="0.0876309871673584">
            <text:p>8,76E-002</text:p>
          </table:table-cell>
          <table:table-cell office:value-type="float" office:value="0.0885498523712158">
            <text:p>8,85E-002</text:p>
          </table:table-cell>
          <table:table-cell office:value-type="float" office:value="0.0887949466705322">
            <text:p>8,88E-002</text:p>
          </table:table-cell>
          <table:table-cell office:value-type="float" office:value="0.0883779525756836">
            <text:p>8,84E-002</text:p>
          </table:table-cell>
          <table:table-cell office:value-type="float" office:value="0.0885241031646729">
            <text:p>8,85E-002</text:p>
          </table:table-cell>
          <table:table-cell office:value-type="float" office:value="0.0885560512542725">
            <text:p>8,86E-002</text:p>
          </table:table-cell>
          <table:table-cell office:value-type="float" office:value="0.0874810218811035">
            <text:p>8,75E-002</text:p>
          </table:table-cell>
          <table:table-cell office:value-type="float" office:value="0.0886321067810059">
            <text:p>8,86E-002</text:p>
          </table:table-cell>
          <table:table-cell office:value-type="float" office:value="0.0883908271789551">
            <text:p>8,84E-002</text:p>
          </table:table-cell>
          <table:table-cell office:value-type="float" office:value="0.0886099338531494">
            <text:p>8,86E-002</text:p>
          </table:table-cell>
          <table:table-cell office:value-type="float" office:value="31.1037700176239">
            <text:p>3,11E+001</text:p>
          </table:table-cell>
          <table:table-cell office:value-type="float" office:value="31.2840619087219">
            <text:p>3,13E+001</text:p>
          </table:table-cell>
          <table:table-cell office:value-type="float" office:value="31.192085981369">
            <text:p>3,12E+001</text:p>
          </table:table-cell>
          <table:table-cell office:value-type="float" office:value="31.3187870979309">
            <text:p>3,13E+001</text:p>
          </table:table-cell>
          <table:table-cell office:value-type="float" office:value="31.1834769248962">
            <text:p>3,12E+001</text:p>
          </table:table-cell>
          <table:table-cell office:value-type="float" office:value="31.1399581432343">
            <text:p>3,11E+001</text:p>
          </table:table-cell>
          <table:table-cell office:value-type="float" office:value="31.2168700695038">
            <text:p>3,12E+001</text:p>
          </table:table-cell>
          <table:table-cell office:value-type="float" office:value="31.3444828987122">
            <text:p>3,13E+001</text:p>
          </table:table-cell>
          <table:table-cell office:value-type="float" office:value="31.290904045105">
            <text:p>3,13E+001</text:p>
          </table:table-cell>
          <table:table-cell office:value-type="float" office:value="31.2498798370361">
            <text:p>3,12E+001</text:p>
          </table:table-cell>
          <table:table-cell office:value-type="float" office:value="0.0890858173370361">
            <text:p>8,91E-002</text:p>
          </table:table-cell>
          <table:table-cell office:value-type="float" office:value="0.089400053024292">
            <text:p>8,94E-002</text:p>
          </table:table-cell>
          <table:table-cell office:value-type="float" office:value="0.0896930694580078">
            <text:p>8,97E-002</text:p>
          </table:table-cell>
          <table:table-cell office:value-type="float" office:value="0.0893039703369141">
            <text:p>8,93E-002</text:p>
          </table:table-cell>
          <table:table-cell office:value-type="float" office:value="0.0894830226898193">
            <text:p>8,95E-002</text:p>
          </table:table-cell>
          <table:table-cell office:value-type="float" office:value="0.0896670818328857">
            <text:p>8,97E-002</text:p>
          </table:table-cell>
          <table:table-cell office:value-type="float" office:value="0.0897312164306641">
            <text:p>8,97E-002</text:p>
          </table:table-cell>
          <table:table-cell office:value-type="float" office:value="0.0894930362701416">
            <text:p>8,95E-002</text:p>
          </table:table-cell>
          <table:table-cell office:value-type="float" office:value="0.0896279811859131">
            <text:p>8,96E-002</text:p>
          </table:table-cell>
          <table:table-cell office:value-type="float" office:value="0.0893361568450928">
            <text:p>8,93E-002</text:p>
          </table:table-cell>
          <table:table-cell office:value-type="float" office:value="0.087568998336792">
            <text:p>8,76E-002</text:p>
          </table:table-cell>
          <table:table-cell office:value-type="float" office:value="0.0884659290313721">
            <text:p>8,85E-002</text:p>
          </table:table-cell>
          <table:table-cell office:value-type="float" office:value="0.0883960723876953">
            <text:p>8,84E-002</text:p>
          </table:table-cell>
          <table:table-cell office:value-type="float" office:value="0.0880649089813232">
            <text:p>8,81E-002</text:p>
          </table:table-cell>
          <table:table-cell office:value-type="float" office:value="0.0883371829986572">
            <text:p>8,83E-002</text:p>
          </table:table-cell>
          <table:table-cell office:value-type="float" office:value="0.0880088806152344">
            <text:p>8,80E-002</text:p>
          </table:table-cell>
          <table:table-cell office:value-type="float" office:value="0.0882461071014404">
            <text:p>8,82E-002</text:p>
          </table:table-cell>
          <table:table-cell office:value-type="float" office:value="0.0881640911102295">
            <text:p>8,82E-002</text:p>
          </table:table-cell>
          <table:table-cell office:value-type="float" office:value="0.0884242057800293">
            <text:p>8,84E-002</text:p>
          </table:table-cell>
          <table:table-cell office:value-type="float" office:value="0.088252067565918">
            <text:p>8,83E-00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641345977783203">
            <text:p>6,41E-005</text:p>
          </table:table-cell>
          <table:table-cell table:number-columns-repeated="2" office:value-type="float" office:value="0.0000669956207275391">
            <text:p>6,70E-005</text:p>
          </table:table-cell>
          <table:table-cell office:value-type="float" office:value="0.0000650882720947266">
            <text:p>6,51E-005</text:p>
          </table:table-cell>
          <table:table-cell office:value-type="float" office:value="0.0000631809234619141">
            <text:p>6,32E-005</text:p>
          </table:table-cell>
          <table:table-cell table:number-columns-repeated="3" office:value-type="float" office:value="0.0000619888305664062">
            <text:p>6,20E-005</text:p>
          </table:table-cell>
          <table:table-cell office:value-type="float" office:value="0.0000631809234619141">
            <text:p>6,32E-005</text:p>
          </table:table-cell>
          <table:table-cell office:value-type="float" office:value="0.00006103515625">
            <text:p>6,10E-005</text:p>
          </table:table-cell>
          <table:table-cell office:value-type="float" office:value="0.0910270214080811">
            <text:p>9,10E-002</text:p>
          </table:table-cell>
          <table:table-cell office:value-type="float" office:value="0.0914871692657471">
            <text:p>9,15E-002</text:p>
          </table:table-cell>
          <table:table-cell office:value-type="float" office:value="0.0915131568908691">
            <text:p>9,15E-002</text:p>
          </table:table-cell>
          <table:table-cell office:value-type="float" office:value="0.0915451049804688">
            <text:p>9,15E-002</text:p>
          </table:table-cell>
          <table:table-cell office:value-type="float" office:value="0.0914731025695801">
            <text:p>9,15E-002</text:p>
          </table:table-cell>
          <table:table-cell office:value-type="float" office:value="0.0915300846099854">
            <text:p>9,15E-002</text:p>
          </table:table-cell>
          <table:table-cell office:value-type="float" office:value="0.0913901329040527">
            <text:p>9,14E-002</text:p>
          </table:table-cell>
          <table:table-cell office:value-type="float" office:value="0.0913710594177246">
            <text:p>9,14E-002</text:p>
          </table:table-cell>
          <table:table-cell office:value-type="float" office:value="0.0914888381958008">
            <text:p>9,15E-002</text:p>
          </table:table-cell>
          <table:table-cell office:value-type="float" office:value="0.0915088653564453">
            <text:p>9,15E-002</text:p>
          </table:table-cell>
          <table:table-cell office:value-type="float" office:value="32.4545860290527">
            <text:p>3,25E+001</text:p>
          </table:table-cell>
          <table:table-cell office:value-type="float" office:value="32.3731300830841">
            <text:p>3,24E+001</text:p>
          </table:table-cell>
          <table:table-cell office:value-type="float" office:value="32.2977249622345">
            <text:p>3,23E+001</text:p>
          </table:table-cell>
          <table:table-cell office:value-type="float" office:value="32.529266834259">
            <text:p>3,25E+001</text:p>
          </table:table-cell>
          <table:table-cell office:value-type="float" office:value="32.3433101177216">
            <text:p>3,23E+001</text:p>
          </table:table-cell>
          <table:table-cell office:value-type="float" office:value="32.419527053833">
            <text:p>3,24E+001</text:p>
          </table:table-cell>
          <table:table-cell office:value-type="float" office:value="32.2524600028992">
            <text:p>3,23E+001</text:p>
          </table:table-cell>
          <table:table-cell office:value-type="float" office:value="32.4481608867645">
            <text:p>3,24E+001</text:p>
          </table:table-cell>
          <table:table-cell office:value-type="float" office:value="32.3135540485382">
            <text:p>3,23E+001</text:p>
          </table:table-cell>
          <table:table-cell office:value-type="float" office:value="32.2205998897552">
            <text:p>3,22E+001</text:p>
          </table:table-cell>
          <table:table-cell office:value-type="float" office:value="0.0923068523406982">
            <text:p>9,23E-002</text:p>
          </table:table-cell>
          <table:table-cell office:value-type="float" office:value="0.0927150249481201">
            <text:p>9,27E-002</text:p>
          </table:table-cell>
          <table:table-cell office:value-type="float" office:value="0.0925180912017822">
            <text:p>9,25E-002</text:p>
          </table:table-cell>
          <table:table-cell office:value-type="float" office:value="0.0927960872650147">
            <text:p>9,28E-002</text:p>
          </table:table-cell>
          <table:table-cell office:value-type="float" office:value="0.0929207801818848">
            <text:p>9,29E-002</text:p>
          </table:table-cell>
          <table:table-cell office:value-type="float" office:value="0.0928380489349365">
            <text:p>9,28E-002</text:p>
          </table:table-cell>
          <table:table-cell office:value-type="float" office:value="0.0927259922027588">
            <text:p>9,27E-002</text:p>
          </table:table-cell>
          <table:table-cell office:value-type="float" office:value="0.0927350521087647">
            <text:p>9,27E-002</text:p>
          </table:table-cell>
          <table:table-cell office:value-type="float" office:value="0.0926918983459473">
            <text:p>9,27E-002</text:p>
          </table:table-cell>
          <table:table-cell office:value-type="float" office:value="0.0925700664520264">
            <text:p>9,26E-002</text:p>
          </table:table-cell>
          <table:table-cell office:value-type="float" office:value="0.0904982089996338">
            <text:p>9,05E-002</text:p>
          </table:table-cell>
          <table:table-cell office:value-type="float" office:value="0.091331958770752">
            <text:p>9,13E-002</text:p>
          </table:table-cell>
          <table:table-cell office:value-type="float" office:value="0.0913779735565186">
            <text:p>9,14E-002</text:p>
          </table:table-cell>
          <table:table-cell office:value-type="float" office:value="0.0912668704986572">
            <text:p>9,13E-002</text:p>
          </table:table-cell>
          <table:table-cell office:value-type="float" office:value="0.0914111137390137">
            <text:p>9,14E-002</text:p>
          </table:table-cell>
          <table:table-cell office:value-type="float" office:value="0.0910160541534424">
            <text:p>9,10E-002</text:p>
          </table:table-cell>
          <table:table-cell office:value-type="float" office:value="0.0914378166198731">
            <text:p>9,14E-002</text:p>
          </table:table-cell>
          <table:table-cell office:value-type="float" office:value="0.091188907623291">
            <text:p>9,12E-002</text:p>
          </table:table-cell>
          <table:table-cell office:value-type="float" office:value="0.0913660526275635">
            <text:p>9,14E-002</text:p>
          </table:table-cell>
          <table:table-cell office:value-type="float" office:value="0.0914039611816406">
            <text:p>9,14E-00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064849853515625">
            <text:p>6,48E-005</text:p>
          </table:table-cell>
          <table:table-cell office:value-type="float" office:value="0.0000638961791992187">
            <text:p>6,39E-005</text:p>
          </table:table-cell>
          <table:table-cell office:value-type="float" office:value="0.000064849853515625">
            <text:p>6,48E-005</text:p>
          </table:table-cell>
          <table:table-cell table:number-columns-repeated="2" office:value-type="float" office:value="0.0000638961791992187">
            <text:p>6,39E-005</text:p>
          </table:table-cell>
          <table:table-cell office:value-type="float" office:value="0.000064849853515625">
            <text:p>6,48E-005</text:p>
          </table:table-cell>
          <table:table-cell office:value-type="float" office:value="0.0000650882720947266">
            <text:p>6,51E-005</text:p>
          </table:table-cell>
          <table:table-cell office:value-type="float" office:value="0.0000748634338378906">
            <text:p>7,49E-005</text:p>
          </table:table-cell>
          <table:table-cell office:value-type="float" office:value="0.0000660419464111328">
            <text:p>6,60E-005</text:p>
          </table:table-cell>
          <table:table-cell office:value-type="float" office:value="0.0000629425048828125">
            <text:p>6,29E-005</text:p>
          </table:table-cell>
          <table:table-cell office:value-type="float" office:value="0.0940468311309814">
            <text:p>9,40E-002</text:p>
          </table:table-cell>
          <table:table-cell office:value-type="float" office:value="0.0945730209350586">
            <text:p>9,46E-002</text:p>
          </table:table-cell>
          <table:table-cell office:value-type="float" office:value="0.0945978164672852">
            <text:p>9,46E-002</text:p>
          </table:table-cell>
          <table:table-cell office:value-type="float" office:value="0.0945868492126465">
            <text:p>9,46E-002</text:p>
          </table:table-cell>
          <table:table-cell office:value-type="float" office:value="0.0948128700256348">
            <text:p>9,48E-002</text:p>
          </table:table-cell>
          <table:table-cell office:value-type="float" office:value="0.0947041511535645">
            <text:p>9,47E-002</text:p>
          </table:table-cell>
          <table:table-cell office:value-type="float" office:value="0.0945899486541748">
            <text:p>9,46E-002</text:p>
          </table:table-cell>
          <table:table-cell office:value-type="float" office:value="0.0947558879852295">
            <text:p>9,48E-002</text:p>
          </table:table-cell>
          <table:table-cell office:value-type="float" office:value="0.0947520732879639">
            <text:p>9,48E-002</text:p>
          </table:table-cell>
          <table:table-cell office:value-type="float" office:value="0.0948681831359863">
            <text:p>9,49E-002</text:p>
          </table:table-cell>
          <table:table-cell office:value-type="float" office:value="33.514524936676">
            <text:p>3,35E+001</text:p>
          </table:table-cell>
          <table:table-cell office:value-type="float" office:value="33.3757021427155">
            <text:p>3,34E+001</text:p>
          </table:table-cell>
          <table:table-cell office:value-type="float" office:value="33.3227009773254">
            <text:p>3,33E+001</text:p>
          </table:table-cell>
          <table:table-cell office:value-type="float" office:value="33.2915890216827">
            <text:p>3,33E+001</text:p>
          </table:table-cell>
          <table:table-cell office:value-type="float" office:value="33.4277739524841">
            <text:p>3,34E+001</text:p>
          </table:table-cell>
          <table:table-cell office:value-type="float" office:value="33.5730900764465">
            <text:p>3,36E+001</text:p>
          </table:table-cell>
          <table:table-cell office:value-type="float" office:value="33.5582621097565">
            <text:p>3,36E+001</text:p>
          </table:table-cell>
          <table:table-cell office:value-type="float" office:value="33.5722260475159">
            <text:p>3,36E+001</text:p>
          </table:table-cell>
          <table:table-cell office:value-type="float" office:value="33.2735419273376">
            <text:p>3,33E+001</text:p>
          </table:table-cell>
          <table:table-cell office:value-type="float" office:value="33.3813960552216">
            <text:p>3,34E+001</text:p>
          </table:table-cell>
          <table:table-cell office:value-type="float" office:value="0.0953202247619629">
            <text:p>9,53E-002</text:p>
          </table:table-cell>
          <table:table-cell office:value-type="float" office:value="0.0957860946655273">
            <text:p>9,58E-002</text:p>
          </table:table-cell>
          <table:table-cell office:value-type="float" office:value="0.0959970951080322">
            <text:p>9,60E-002</text:p>
          </table:table-cell>
          <table:table-cell office:value-type="float" office:value="0.0959808826446533">
            <text:p>9,60E-002</text:p>
          </table:table-cell>
          <table:table-cell office:value-type="float" office:value="0.0959479808807373">
            <text:p>9,59E-002</text:p>
          </table:table-cell>
          <table:table-cell office:value-type="float" office:value="0.0961260795593262">
            <text:p>9,61E-002</text:p>
          </table:table-cell>
          <table:table-cell office:value-type="float" office:value="0.095911979675293">
            <text:p>9,59E-002</text:p>
          </table:table-cell>
          <table:table-cell office:value-type="float" office:value="0.0957489013671875">
            <text:p>9,57E-002</text:p>
          </table:table-cell>
          <table:table-cell office:value-type="float" office:value="0.0957999229431152">
            <text:p>9,58E-002</text:p>
          </table:table-cell>
          <table:table-cell office:value-type="float" office:value="0.0959839820861816">
            <text:p>9,60E-002</text:p>
          </table:table-cell>
          <table:table-cell office:value-type="float" office:value="0.0935769081115723">
            <text:p>9,36E-002</text:p>
          </table:table-cell>
          <table:table-cell office:value-type="float" office:value="0.094494104385376">
            <text:p>9,45E-002</text:p>
          </table:table-cell>
          <table:table-cell office:value-type="float" office:value="0.0947117805480957">
            <text:p>9,47E-002</text:p>
          </table:table-cell>
          <table:table-cell office:value-type="float" office:value="0.0944979190826416">
            <text:p>9,45E-002</text:p>
          </table:table-cell>
          <table:table-cell office:value-type="float" office:value="0.0942718982696533">
            <text:p>9,43E-002</text:p>
          </table:table-cell>
          <table:table-cell office:value-type="float" office:value="0.0945110321044922">
            <text:p>9,45E-002</text:p>
          </table:table-cell>
          <table:table-cell office:value-type="float" office:value="0.0944252014160156">
            <text:p>9,44E-002</text:p>
          </table:table-cell>
          <table:table-cell office:value-type="float" office:value="0.0944130420684814">
            <text:p>9,44E-002</text:p>
          </table:table-cell>
          <table:table-cell office:value-type="float" office:value="0.0944328308105469">
            <text:p>9,44E-002</text:p>
          </table:table-cell>
          <table:table-cell office:value-type="float" office:value="0.0942928791046143">
            <text:p>9,43E-00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0669956207275391">
            <text:p>6,70E-005</text:p>
          </table:table-cell>
          <table:table-cell office:value-type="float" office:value="0.0000658035278320312">
            <text:p>6,58E-005</text:p>
          </table:table-cell>
          <table:table-cell office:value-type="float" office:value="0.0000720024108886719">
            <text:p>7,20E-005</text:p>
          </table:table-cell>
          <table:table-cell office:value-type="float" office:value="0.0000669956207275391">
            <text:p>6,70E-005</text:p>
          </table:table-cell>
          <table:table-cell office:value-type="float" office:value="0.0000720024108886719">
            <text:p>7,20E-005</text:p>
          </table:table-cell>
          <table:table-cell office:value-type="float" office:value="0.0000700950622558594">
            <text:p>7,01E-005</text:p>
          </table:table-cell>
          <table:table-cell office:value-type="float" office:value="0.0000691413879394531">
            <text:p>6,91E-005</text:p>
          </table:table-cell>
          <table:table-cell table:number-columns-repeated="2" office:value-type="float" office:value="0.0000710487365722656">
            <text:p>7,10E-005</text:p>
          </table:table-cell>
          <table:table-cell office:value-type="float" office:value="0.000064849853515625">
            <text:p>6,48E-005</text:p>
          </table:table-cell>
          <table:table-cell office:value-type="float" office:value="0.0970628261566162">
            <text:p>9,71E-002</text:p>
          </table:table-cell>
          <table:table-cell office:value-type="float" office:value="0.0978701114654541">
            <text:p>9,79E-002</text:p>
          </table:table-cell>
          <table:table-cell office:value-type="float" office:value="0.0979049205780029">
            <text:p>9,79E-002</text:p>
          </table:table-cell>
          <table:table-cell office:value-type="float" office:value="0.0978760719299316">
            <text:p>9,79E-002</text:p>
          </table:table-cell>
          <table:table-cell office:value-type="float" office:value="0.0976638793945313">
            <text:p>9,77E-002</text:p>
          </table:table-cell>
          <table:table-cell office:value-type="float" office:value="0.0981960296630859">
            <text:p>9,82E-002</text:p>
          </table:table-cell>
          <table:table-cell office:value-type="float" office:value="0.0979659557342529">
            <text:p>9,80E-002</text:p>
          </table:table-cell>
          <table:table-cell office:value-type="float" office:value="0.0979359149932861">
            <text:p>9,79E-002</text:p>
          </table:table-cell>
          <table:table-cell office:value-type="float" office:value="0.0978889465332031">
            <text:p>9,79E-002</text:p>
          </table:table-cell>
          <table:table-cell office:value-type="float" office:value="0.0982019901275635">
            <text:p>9,82E-002</text:p>
          </table:table-cell>
          <table:table-cell office:value-type="float" office:value="34.7223210334778">
            <text:p>3,47E+001</text:p>
          </table:table-cell>
          <table:table-cell office:value-type="float" office:value="34.466322183609">
            <text:p>3,45E+001</text:p>
          </table:table-cell>
          <table:table-cell office:value-type="float" office:value="34.4714648723602">
            <text:p>3,45E+001</text:p>
          </table:table-cell>
          <table:table-cell office:value-type="float" office:value="34.7613651752472">
            <text:p>3,48E+001</text:p>
          </table:table-cell>
          <table:table-cell office:value-type="float" office:value="34.5625178813934">
            <text:p>3,46E+001</text:p>
          </table:table-cell>
          <table:table-cell office:value-type="float" office:value="34.5051908493042">
            <text:p>3,45E+001</text:p>
          </table:table-cell>
          <table:table-cell office:value-type="float" office:value="34.4131379127502">
            <text:p>3,44E+001</text:p>
          </table:table-cell>
          <table:table-cell office:value-type="float" office:value="34.6229529380798">
            <text:p>3,46E+001</text:p>
          </table:table-cell>
          <table:table-cell office:value-type="float" office:value="34.5989151000977">
            <text:p>3,46E+001</text:p>
          </table:table-cell>
          <table:table-cell office:value-type="float" office:value="34.5186469554901">
            <text:p>3,45E+001</text:p>
          </table:table-cell>
          <table:table-cell office:value-type="float" office:value="0.0985329151153564">
            <text:p>9,85E-002</text:p>
          </table:table-cell>
          <table:table-cell office:value-type="float" office:value="0.0989058017730713">
            <text:p>9,89E-002</text:p>
          </table:table-cell>
          <table:table-cell office:value-type="float" office:value="0.0989820957183838">
            <text:p>9,90E-002</text:p>
          </table:table-cell>
          <table:table-cell office:value-type="float" office:value="0.0991530418395996">
            <text:p>9,92E-002</text:p>
          </table:table-cell>
          <table:table-cell office:value-type="float" office:value="0.0990359783172607">
            <text:p>9,90E-002</text:p>
          </table:table-cell>
          <table:table-cell office:value-type="float" office:value="0.0992691516876221">
            <text:p>9,93E-002</text:p>
          </table:table-cell>
          <table:table-cell office:value-type="float" office:value="0.0988090038299561">
            <text:p>9,88E-002</text:p>
          </table:table-cell>
          <table:table-cell office:value-type="float" office:value="0.0990140438079834">
            <text:p>9,90E-002</text:p>
          </table:table-cell>
          <table:table-cell office:value-type="float" office:value="0.0989298820495606">
            <text:p>9,89E-002</text:p>
          </table:table-cell>
          <table:table-cell office:value-type="float" office:value="0.0990970134735107">
            <text:p>9,91E-002</text:p>
          </table:table-cell>
          <table:table-cell office:value-type="float" office:value="0.0964579582214356">
            <text:p>9,65E-002</text:p>
          </table:table-cell>
          <table:table-cell office:value-type="float" office:value="0.0977451801300049">
            <text:p>9,77E-002</text:p>
          </table:table-cell>
          <table:table-cell office:value-type="float" office:value="0.0971851348876953">
            <text:p>9,72E-002</text:p>
          </table:table-cell>
          <table:table-cell office:value-type="float" office:value="0.0976321697235107">
            <text:p>9,76E-002</text:p>
          </table:table-cell>
          <table:table-cell office:value-type="float" office:value="0.0972790718078613">
            <text:p>9,73E-002</text:p>
          </table:table-cell>
          <table:table-cell table:number-columns-repeated="2" office:value-type="float" office:value="0.0976901054382324">
            <text:p>9,77E-002</text:p>
          </table:table-cell>
          <table:table-cell office:value-type="float" office:value="0.0976150035858154">
            <text:p>9,76E-002</text:p>
          </table:table-cell>
          <table:table-cell office:value-type="float" office:value="0.0975720882415772">
            <text:p>9,76E-002</text:p>
          </table:table-cell>
          <table:table-cell office:value-type="float" office:value="0.0976560115814209">
            <text:p>9,77E-00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0669956207275391">
            <text:p>6,70E-005</text:p>
          </table:table-cell>
          <table:table-cell office:value-type="float" office:value="0.0000760555267333984">
            <text:p>7,61E-005</text:p>
          </table:table-cell>
          <table:table-cell office:value-type="float" office:value="0.0000691413879394531">
            <text:p>6,91E-005</text:p>
          </table:table-cell>
          <table:table-cell office:value-type="float" office:value="0.0000689029693603516">
            <text:p>6,89E-005</text:p>
          </table:table-cell>
          <table:table-cell office:value-type="float" office:value="0.0000669956207275391">
            <text:p>6,70E-005</text:p>
          </table:table-cell>
          <table:table-cell office:value-type="float" office:value="0.0000698566436767578">
            <text:p>6,99E-005</text:p>
          </table:table-cell>
          <table:table-cell office:value-type="float" office:value="0.0000679492950439453">
            <text:p>6,79E-005</text:p>
          </table:table-cell>
          <table:table-cell office:value-type="float" office:value="0.0000681877136230469">
            <text:p>6,82E-005</text:p>
          </table:table-cell>
          <table:table-cell office:value-type="float" office:value="0.0000669956207275391">
            <text:p>6,70E-005</text:p>
          </table:table-cell>
          <table:table-cell office:value-type="float" office:value="0.0000731945037841797">
            <text:p>7,32E-005</text:p>
          </table:table-cell>
          <table:table-cell office:value-type="float" office:value="0.100429058074951">
            <text:p>1,00E-001</text:p>
          </table:table-cell>
          <table:table-cell office:value-type="float" office:value="0.101516008377075">
            <text:p>1,02E-001</text:p>
          </table:table-cell>
          <table:table-cell office:value-type="float" office:value="0.101101160049438">
            <text:p>1,01E-001</text:p>
          </table:table-cell>
          <table:table-cell office:value-type="float" office:value="0.101438999176025">
            <text:p>1,01E-001</text:p>
          </table:table-cell>
          <table:table-cell office:value-type="float" office:value="0.101014852523804">
            <text:p>1,01E-001</text:p>
          </table:table-cell>
          <table:table-cell office:value-type="float" office:value="0.101146936416626">
            <text:p>1,01E-001</text:p>
          </table:table-cell>
          <table:table-cell office:value-type="float" office:value="0.101469039916992">
            <text:p>1,01E-001</text:p>
          </table:table-cell>
          <table:table-cell office:value-type="float" office:value="0.101212978363037">
            <text:p>1,01E-001</text:p>
          </table:table-cell>
          <table:table-cell office:value-type="float" office:value="0.10141921043396">
            <text:p>1,01E-001</text:p>
          </table:table-cell>
          <table:table-cell office:value-type="float" office:value="0.10129714012146">
            <text:p>1,01E-001</text:p>
          </table:table-cell>
          <table:table-cell office:value-type="float" office:value="35.7872169017792">
            <text:p>3,58E+001</text:p>
          </table:table-cell>
          <table:table-cell office:value-type="float" office:value="35.6550838947296">
            <text:p>3,57E+001</text:p>
          </table:table-cell>
          <table:table-cell office:value-type="float" office:value="35.6917581558228">
            <text:p>3,57E+001</text:p>
          </table:table-cell>
          <table:table-cell office:value-type="float" office:value="35.6927900314331">
            <text:p>3,57E+001</text:p>
          </table:table-cell>
          <table:table-cell office:value-type="float" office:value="35.6746129989624">
            <text:p>3,57E+001</text:p>
          </table:table-cell>
          <table:table-cell office:value-type="float" office:value="35.6930739879608">
            <text:p>3,57E+001</text:p>
          </table:table-cell>
          <table:table-cell office:value-type="float" office:value="35.7799589633942">
            <text:p>3,58E+001</text:p>
          </table:table-cell>
          <table:table-cell office:value-type="float" office:value="35.7182509899139">
            <text:p>3,57E+001</text:p>
          </table:table-cell>
          <table:table-cell office:value-type="float" office:value="35.8695180416107">
            <text:p>3,59E+001</text:p>
          </table:table-cell>
          <table:table-cell office:value-type="float" office:value="35.843945980072">
            <text:p>3,58E+001</text:p>
          </table:table-cell>
          <table:table-cell office:value-type="float" office:value="0.101598978042603">
            <text:p>1,02E-001</text:p>
          </table:table-cell>
          <table:table-cell office:value-type="float" office:value="0.102187156677246">
            <text:p>1,02E-001</text:p>
          </table:table-cell>
          <table:table-cell office:value-type="float" office:value="0.102336883544922">
            <text:p>1,02E-001</text:p>
          </table:table-cell>
          <table:table-cell office:value-type="float" office:value="0.102257013320923">
            <text:p>1,02E-001</text:p>
          </table:table-cell>
          <table:table-cell office:value-type="float" office:value="0.10246205329895">
            <text:p>1,02E-001</text:p>
          </table:table-cell>
          <table:table-cell office:value-type="float" office:value="0.102543830871582">
            <text:p>1,03E-001</text:p>
          </table:table-cell>
          <table:table-cell office:value-type="float" office:value="0.102432012557983">
            <text:p>1,02E-001</text:p>
          </table:table-cell>
          <table:table-cell office:value-type="float" office:value="0.102242946624756">
            <text:p>1,02E-001</text:p>
          </table:table-cell>
          <table:table-cell office:value-type="float" office:value="0.102093935012817">
            <text:p>1,02E-001</text:p>
          </table:table-cell>
          <table:table-cell office:value-type="float" office:value="0.10216498374939">
            <text:p>1,02E-001</text:p>
          </table:table-cell>
          <table:table-cell office:value-type="float" office:value="0.099837064743042">
            <text:p>9,98E-002</text:p>
          </table:table-cell>
          <table:table-cell office:value-type="float" office:value="0.100555181503296">
            <text:p>1,01E-001</text:p>
          </table:table-cell>
          <table:table-cell office:value-type="float" office:value="0.100575923919678">
            <text:p>1,01E-001</text:p>
          </table:table-cell>
          <table:table-cell office:value-type="float" office:value="0.10050892829895">
            <text:p>1,01E-001</text:p>
          </table:table-cell>
          <table:table-cell office:value-type="float" office:value="0.100561141967773">
            <text:p>1,01E-001</text:p>
          </table:table-cell>
          <table:table-cell office:value-type="float" office:value="0.100755929946899">
            <text:p>1,01E-001</text:p>
          </table:table-cell>
          <table:table-cell office:value-type="float" office:value="0.100697994232178">
            <text:p>1,01E-001</text:p>
          </table:table-cell>
          <table:table-cell office:value-type="float" office:value="0.100358963012695">
            <text:p>1,00E-001</text:p>
          </table:table-cell>
          <table:table-cell office:value-type="float" office:value="0.100511074066162">
            <text:p>1,01E-001</text:p>
          </table:table-cell>
          <table:table-cell office:value-type="float" office:value="0.100364923477173">
            <text:p>1,00E-00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0689029693603516">
            <text:p>6,89E-005</text:p>
          </table:table-cell>
          <table:table-cell office:value-type="float" office:value="0.0000691413879394531">
            <text:p>6,91E-005</text:p>
          </table:table-cell>
          <table:table-cell office:value-type="float" office:value="0.0000729560852050781">
            <text:p>7,30E-005</text:p>
          </table:table-cell>
          <table:table-cell office:value-type="float" office:value="0.0000689029693603516">
            <text:p>6,89E-005</text:p>
          </table:table-cell>
          <table:table-cell table:number-columns-repeated="3" office:value-type="float" office:value="0.0000679492950439453">
            <text:p>6,79E-005</text:p>
          </table:table-cell>
          <table:table-cell office:value-type="float" office:value="0.0000751018524169922">
            <text:p>7,51E-005</text:p>
          </table:table-cell>
          <table:table-cell office:value-type="float" office:value="0.0000760555267333984">
            <text:p>7,61E-005</text:p>
          </table:table-cell>
          <table:table-cell office:value-type="float" office:value="0.0000700950622558594">
            <text:p>7,01E-005</text:p>
          </table:table-cell>
          <table:table-cell office:value-type="float" office:value="0.103441953659058">
            <text:p>1,03E-001</text:p>
          </table:table-cell>
          <table:table-cell office:value-type="float" office:value="0.104726076126099">
            <text:p>1,05E-001</text:p>
          </table:table-cell>
          <table:table-cell office:value-type="float" office:value="0.104519128799438">
            <text:p>1,05E-001</text:p>
          </table:table-cell>
          <table:table-cell office:value-type="float" office:value="0.104259014129639">
            <text:p>1,04E-001</text:p>
          </table:table-cell>
          <table:table-cell office:value-type="float" office:value="0.104356050491333">
            <text:p>1,04E-001</text:p>
          </table:table-cell>
          <table:table-cell office:value-type="float" office:value="0.105089902877808">
            <text:p>1,05E-001</text:p>
          </table:table-cell>
          <table:table-cell office:value-type="float" office:value="0.104427099227905">
            <text:p>1,04E-001</text:p>
          </table:table-cell>
          <table:table-cell office:value-type="float" office:value="0.104211091995239">
            <text:p>1,04E-001</text:p>
          </table:table-cell>
          <table:table-cell office:value-type="float" office:value="0.104331970214844">
            <text:p>1,04E-001</text:p>
          </table:table-cell>
          <table:table-cell office:value-type="float" office:value="0.104429960250855">
            <text:p>1,04E-001</text:p>
          </table:table-cell>
          <table:table-cell office:value-type="float" office:value="37.003545999527">
            <text:p>3,70E+001</text:p>
          </table:table-cell>
          <table:table-cell office:value-type="float" office:value="36.7773768901825">
            <text:p>3,68E+001</text:p>
          </table:table-cell>
          <table:table-cell office:value-type="float" office:value="36.9128341674805">
            <text:p>3,69E+001</text:p>
          </table:table-cell>
          <table:table-cell office:value-type="float" office:value="36.788192987442">
            <text:p>3,68E+001</text:p>
          </table:table-cell>
          <table:table-cell office:value-type="float" office:value="36.742015838623">
            <text:p>3,67E+001</text:p>
          </table:table-cell>
          <table:table-cell office:value-type="float" office:value="36.7517449855804">
            <text:p>3,68E+001</text:p>
          </table:table-cell>
          <table:table-cell office:value-type="float" office:value="36.7210240364075">
            <text:p>3,67E+001</text:p>
          </table:table-cell>
          <table:table-cell office:value-type="float" office:value="36.813493013382">
            <text:p>3,68E+001</text:p>
          </table:table-cell>
          <table:table-cell office:value-type="float" office:value="36.8128731250763">
            <text:p>3,68E+001</text:p>
          </table:table-cell>
          <table:table-cell office:value-type="float" office:value="36.8153550624847">
            <text:p>3,68E+001</text:p>
          </table:table-cell>
          <table:table-cell office:value-type="float" office:value="0.105047941207886">
            <text:p>1,05E-001</text:p>
          </table:table-cell>
          <table:table-cell office:value-type="float" office:value="0.105408906936646">
            <text:p>1,05E-001</text:p>
          </table:table-cell>
          <table:table-cell office:value-type="float" office:value="0.105496883392334">
            <text:p>1,05E-001</text:p>
          </table:table-cell>
          <table:table-cell office:value-type="float" office:value="0.105288982391357">
            <text:p>1,05E-001</text:p>
          </table:table-cell>
          <table:table-cell office:value-type="float" office:value="0.105525016784668">
            <text:p>1,06E-001</text:p>
          </table:table-cell>
          <table:table-cell office:value-type="float" office:value="0.10550594329834">
            <text:p>1,06E-001</text:p>
          </table:table-cell>
          <table:table-cell office:value-type="float" office:value="0.105885028839111">
            <text:p>1,06E-001</text:p>
          </table:table-cell>
          <table:table-cell office:value-type="float" office:value="0.105237007141113">
            <text:p>1,05E-001</text:p>
          </table:table-cell>
          <table:table-cell office:value-type="float" office:value="0.105429887771606">
            <text:p>1,05E-001</text:p>
          </table:table-cell>
          <table:table-cell office:value-type="float" office:value="0.105308055877686">
            <text:p>1,05E-001</text:p>
          </table:table-cell>
          <table:table-cell office:value-type="float" office:value="0.103153944015503">
            <text:p>1,03E-001</text:p>
          </table:table-cell>
          <table:table-cell office:value-type="float" office:value="0.103764057159424">
            <text:p>1,04E-001</text:p>
          </table:table-cell>
          <table:table-cell office:value-type="float" office:value="0.103706836700439">
            <text:p>1,04E-001</text:p>
          </table:table-cell>
          <table:table-cell office:value-type="float" office:value="0.103524923324585">
            <text:p>1,04E-001</text:p>
          </table:table-cell>
          <table:table-cell office:value-type="float" office:value="0.103720903396606">
            <text:p>1,04E-001</text:p>
          </table:table-cell>
          <table:table-cell office:value-type="float" office:value="0.103777885437012">
            <text:p>1,04E-001</text:p>
          </table:table-cell>
          <table:table-cell office:value-type="float" office:value="0.103648900985718">
            <text:p>1,04E-001</text:p>
          </table:table-cell>
          <table:table-cell office:value-type="float" office:value="0.103579044342041">
            <text:p>1,04E-001</text:p>
          </table:table-cell>
          <table:table-cell office:value-type="float" office:value="0.103754997253418">
            <text:p>1,04E-001</text:p>
          </table:table-cell>
          <table:table-cell office:value-type="float" office:value="0.103816032409668">
            <text:p>1,04E-00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0729560852050781">
            <text:p>7,30E-005</text:p>
          </table:table-cell>
          <table:table-cell office:value-type="float" office:value="0.0000739097595214844">
            <text:p>7,39E-005</text:p>
          </table:table-cell>
          <table:table-cell office:value-type="float" office:value="0.0000729560852050781">
            <text:p>7,30E-005</text:p>
          </table:table-cell>
          <table:table-cell office:value-type="float" office:value="0.0000700950622558594">
            <text:p>7,01E-005</text:p>
          </table:table-cell>
          <table:table-cell office:value-type="float" office:value="0.0000729560852050781">
            <text:p>7,30E-005</text:p>
          </table:table-cell>
          <table:table-cell office:value-type="float" office:value="0.0000710487365722656">
            <text:p>7,10E-005</text:p>
          </table:table-cell>
          <table:table-cell office:value-type="float" office:value="0.0000748634338378906">
            <text:p>7,49E-005</text:p>
          </table:table-cell>
          <table:table-cell office:value-type="float" office:value="0.0000689029693603516">
            <text:p>6,89E-005</text:p>
          </table:table-cell>
          <table:table-cell office:value-type="float" office:value="0.0000720024108886719">
            <text:p>7,20E-005</text:p>
          </table:table-cell>
          <table:table-cell office:value-type="float" office:value="0.0000710487365722656">
            <text:p>7,10E-005</text:p>
          </table:table-cell>
          <table:table-cell office:value-type="float" office:value="0.106595039367676">
            <text:p>1,07E-001</text:p>
          </table:table-cell>
          <table:table-cell office:value-type="float" office:value="0.107867956161499">
            <text:p>1,08E-001</text:p>
          </table:table-cell>
          <table:table-cell office:value-type="float" office:value="0.107805967330933">
            <text:p>1,08E-001</text:p>
          </table:table-cell>
          <table:table-cell office:value-type="float" office:value="0.107558012008667">
            <text:p>1,08E-001</text:p>
          </table:table-cell>
          <table:table-cell office:value-type="float" office:value="0.107751846313477">
            <text:p>1,08E-001</text:p>
          </table:table-cell>
          <table:table-cell office:value-type="float" office:value="0.10807204246521">
            <text:p>1,08E-001</text:p>
          </table:table-cell>
          <table:table-cell office:value-type="float" office:value="0.107594013214111">
            <text:p>1,08E-001</text:p>
          </table:table-cell>
          <table:table-cell office:value-type="float" office:value="0.107498168945313">
            <text:p>1,07E-001</text:p>
          </table:table-cell>
          <table:table-cell office:value-type="float" office:value="0.107993841171265">
            <text:p>1,08E-001</text:p>
          </table:table-cell>
          <table:table-cell office:value-type="float" office:value="0.107877016067505">
            <text:p>1,08E-001</text:p>
          </table:table-cell>
          <table:table-cell office:value-type="float" office:value="37.9475080966949">
            <text:p>3,79E+001</text:p>
          </table:table-cell>
          <table:table-cell office:value-type="float" office:value="37.8144052028656">
            <text:p>3,78E+001</text:p>
          </table:table-cell>
          <table:table-cell office:value-type="float" office:value="38.0942239761353">
            <text:p>3,81E+001</text:p>
          </table:table-cell>
          <table:table-cell office:value-type="float" office:value="37.9284770488739">
            <text:p>3,79E+001</text:p>
          </table:table-cell>
          <table:table-cell office:value-type="float" office:value="37.8789069652557">
            <text:p>3,79E+001</text:p>
          </table:table-cell>
          <table:table-cell office:value-type="float" office:value="37.8849101066589">
            <text:p>3,79E+001</text:p>
          </table:table-cell>
          <table:table-cell office:value-type="float" office:value="37.6490008831024">
            <text:p>3,76E+001</text:p>
          </table:table-cell>
          <table:table-cell office:value-type="float" office:value="37.8005261421204">
            <text:p>3,78E+001</text:p>
          </table:table-cell>
          <table:table-cell office:value-type="float" office:value="37.9738280773163">
            <text:p>3,80E+001</text:p>
          </table:table-cell>
          <table:table-cell office:value-type="float" office:value="37.9247210025787">
            <text:p>3,79E+001</text:p>
          </table:table-cell>
          <table:table-cell office:value-type="float" office:value="0.108664989471436">
            <text:p>1,09E-001</text:p>
          </table:table-cell>
          <table:table-cell office:value-type="float" office:value="0.109139919281006">
            <text:p>1,09E-001</text:p>
          </table:table-cell>
          <table:table-cell office:value-type="float" office:value="0.108574151992798">
            <text:p>1,09E-001</text:p>
          </table:table-cell>
          <table:table-cell office:value-type="float" office:value="0.108497858047485">
            <text:p>1,08E-001</text:p>
          </table:table-cell>
          <table:table-cell office:value-type="float" office:value="0.108654022216797">
            <text:p>1,09E-001</text:p>
          </table:table-cell>
          <table:table-cell office:value-type="float" office:value="0.108848810195923">
            <text:p>1,09E-001</text:p>
          </table:table-cell>
          <table:table-cell office:value-type="float" office:value="0.108829021453857">
            <text:p>1,09E-001</text:p>
          </table:table-cell>
          <table:table-cell office:value-type="float" office:value="0.108932971954346">
            <text:p>1,09E-001</text:p>
          </table:table-cell>
          <table:table-cell office:value-type="float" office:value="0.108591079711914">
            <text:p>1,09E-001</text:p>
          </table:table-cell>
          <table:table-cell office:value-type="float" office:value="0.10878586769104">
            <text:p>1,09E-001</text:p>
          </table:table-cell>
          <table:table-cell office:value-type="float" office:value="0.107177019119263">
            <text:p>1,07E-001</text:p>
          </table:table-cell>
          <table:table-cell office:value-type="float" office:value="0.106854915618896">
            <text:p>1,07E-001</text:p>
          </table:table-cell>
          <table:table-cell office:value-type="float" office:value="0.107046127319336">
            <text:p>1,07E-001</text:p>
          </table:table-cell>
          <table:table-cell office:value-type="float" office:value="0.106925010681152">
            <text:p>1,07E-001</text:p>
          </table:table-cell>
          <table:table-cell office:value-type="float" office:value="0.10693883895874">
            <text:p>1,07E-001</text:p>
          </table:table-cell>
          <table:table-cell office:value-type="float" office:value="0.10685396194458">
            <text:p>1,07E-001</text:p>
          </table:table-cell>
          <table:table-cell office:value-type="float" office:value="0.107065916061401">
            <text:p>1,07E-001</text:p>
          </table:table-cell>
          <table:table-cell office:value-type="float" office:value="0.107079982757568">
            <text:p>1,07E-001</text:p>
          </table:table-cell>
          <table:table-cell office:value-type="float" office:value="0.10673999786377">
            <text:p>1,07E-001</text:p>
          </table:table-cell>
          <table:table-cell office:value-type="float" office:value="0.106790065765381">
            <text:p>1,07E-00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0760555267333984">
            <text:p>7,61E-005</text:p>
          </table:table-cell>
          <table:table-cell office:value-type="float" office:value="0.0000729560852050781">
            <text:p>7,30E-005</text:p>
          </table:table-cell>
          <table:table-cell office:value-type="float" office:value="0.0000720024108886719">
            <text:p>7,20E-005</text:p>
          </table:table-cell>
          <table:table-cell office:value-type="float" office:value="0.0000729560852050781">
            <text:p>7,30E-005</text:p>
          </table:table-cell>
          <table:table-cell office:value-type="float" office:value="0.0000720024108886719">
            <text:p>7,20E-005</text:p>
          </table:table-cell>
          <table:table-cell office:value-type="float" office:value="0.0000739097595214844">
            <text:p>7,39E-005</text:p>
          </table:table-cell>
          <table:table-cell office:value-type="float" office:value="0.0000748634338378906">
            <text:p>7,49E-005</text:p>
          </table:table-cell>
          <table:table-cell office:value-type="float" office:value="0.0000720024108886719">
            <text:p>7,20E-005</text:p>
          </table:table-cell>
          <table:table-cell office:value-type="float" office:value="0.0000729560852050781">
            <text:p>7,30E-005</text:p>
          </table:table-cell>
          <table:table-cell office:value-type="float" office:value="0.0000739097595214844">
            <text:p>7,39E-005</text:p>
          </table:table-cell>
          <table:table-cell office:value-type="float" office:value="0.110991954803467">
            <text:p>1,11E-001</text:p>
          </table:table-cell>
          <table:table-cell office:value-type="float" office:value="0.110774993896484">
            <text:p>1,11E-001</text:p>
          </table:table-cell>
          <table:table-cell office:value-type="float" office:value="0.110697984695435">
            <text:p>1,11E-001</text:p>
          </table:table-cell>
          <table:table-cell office:value-type="float" office:value="0.110810041427612">
            <text:p>1,11E-001</text:p>
          </table:table-cell>
          <table:table-cell office:value-type="float" office:value="0.110879898071289">
            <text:p>1,11E-001</text:p>
          </table:table-cell>
          <table:table-cell office:value-type="float" office:value="0.110476016998291">
            <text:p>1,10E-001</text:p>
          </table:table-cell>
          <table:table-cell office:value-type="float" office:value="0.11087703704834">
            <text:p>1,11E-001</text:p>
          </table:table-cell>
          <table:table-cell office:value-type="float" office:value="0.110980987548828">
            <text:p>1,11E-001</text:p>
          </table:table-cell>
          <table:table-cell office:value-type="float" office:value="0.110805034637451">
            <text:p>1,11E-001</text:p>
          </table:table-cell>
          <table:table-cell office:value-type="float" office:value="0.110657215118408">
            <text:p>1,11E-001</text:p>
          </table:table-cell>
          <table:table-cell office:value-type="float" office:value="39.0780231952667">
            <text:p>3,91E+001</text:p>
          </table:table-cell>
          <table:table-cell office:value-type="float" office:value="39.1430160999298">
            <text:p>3,91E+001</text:p>
          </table:table-cell>
          <table:table-cell office:value-type="float" office:value="39.1179189682007">
            <text:p>3,91E+001</text:p>
          </table:table-cell>
          <table:table-cell office:value-type="float" office:value="39.1499161720276">
            <text:p>3,91E+001</text:p>
          </table:table-cell>
          <table:table-cell office:value-type="float" office:value="39.0053470134735">
            <text:p>3,90E+001</text:p>
          </table:table-cell>
          <table:table-cell office:value-type="float" office:value="38.9227211475372">
            <text:p>3,89E+001</text:p>
          </table:table-cell>
          <table:table-cell office:value-type="float" office:value="38.8263630867004">
            <text:p>3,88E+001</text:p>
          </table:table-cell>
          <table:table-cell office:value-type="float" office:value="39.0915851593018">
            <text:p>3,91E+001</text:p>
          </table:table-cell>
          <table:table-cell office:value-type="float" office:value="38.9784488677979">
            <text:p>3,90E+001</text:p>
          </table:table-cell>
          <table:table-cell office:value-type="float" office:value="39.0107750892639">
            <text:p>3,90E+001</text:p>
          </table:table-cell>
          <table:table-cell office:value-type="float" office:value="0.11185884475708">
            <text:p>1,12E-001</text:p>
          </table:table-cell>
          <table:table-cell office:value-type="float" office:value="0.112006902694702">
            <text:p>1,12E-001</text:p>
          </table:table-cell>
          <table:table-cell office:value-type="float" office:value="0.111913919448853">
            <text:p>1,12E-001</text:p>
          </table:table-cell>
          <table:table-cell office:value-type="float" office:value="0.111828804016113">
            <text:p>1,12E-001</text:p>
          </table:table-cell>
          <table:table-cell office:value-type="float" office:value="0.112047910690308">
            <text:p>1,12E-001</text:p>
          </table:table-cell>
          <table:table-cell office:value-type="float" office:value="0.11235499382019">
            <text:p>1,12E-001</text:p>
          </table:table-cell>
          <table:table-cell office:value-type="float" office:value="0.112186908721924">
            <text:p>1,12E-001</text:p>
          </table:table-cell>
          <table:table-cell office:value-type="float" office:value="0.11217999458313">
            <text:p>1,12E-001</text:p>
          </table:table-cell>
          <table:table-cell office:value-type="float" office:value="0.111855983734131">
            <text:p>1,12E-001</text:p>
          </table:table-cell>
          <table:table-cell office:value-type="float" office:value="0.111886978149414">
            <text:p>1,12E-001</text:p>
          </table:table-cell>
          <table:table-cell office:value-type="float" office:value="0.109894037246704">
            <text:p>1,10E-001</text:p>
          </table:table-cell>
          <table:table-cell office:value-type="float" office:value="0.109928131103516">
            <text:p>1,10E-001</text:p>
          </table:table-cell>
          <table:table-cell office:value-type="float" office:value="0.10995888710022">
            <text:p>1,10E-001</text:p>
          </table:table-cell>
          <table:table-cell office:value-type="float" office:value="0.109774112701416">
            <text:p>1,10E-001</text:p>
          </table:table-cell>
          <table:table-cell office:value-type="float" office:value="0.110053062438965">
            <text:p>1,10E-001</text:p>
          </table:table-cell>
          <table:table-cell office:value-type="float" office:value="0.110029220581055">
            <text:p>1,10E-001</text:p>
          </table:table-cell>
          <table:table-cell office:value-type="float" office:value="0.109879970550537">
            <text:p>1,10E-001</text:p>
          </table:table-cell>
          <table:table-cell office:value-type="float" office:value="0.10999608039856">
            <text:p>1,10E-001</text:p>
          </table:table-cell>
          <table:table-cell office:value-type="float" office:value="0.109766006469727">
            <text:p>1,10E-001</text:p>
          </table:table-cell>
          <table:table-cell office:value-type="float" office:value="0.109969854354858">
            <text:p>1,10E-00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00748634338378906">
            <text:p>7,49E-005</text:p>
          </table:table-cell>
          <table:table-cell office:value-type="float" office:value="0.0000820159912109375">
            <text:p>8,20E-005</text:p>
          </table:table-cell>
          <table:table-cell office:value-type="float" office:value="0.0000760555267333984">
            <text:p>7,61E-005</text:p>
          </table:table-cell>
          <table:table-cell office:value-type="float" office:value="0.0000748634338378906">
            <text:p>7,49E-005</text:p>
          </table:table-cell>
          <table:table-cell office:value-type="float" office:value="0.0000832080841064453">
            <text:p>8,32E-005</text:p>
          </table:table-cell>
          <table:table-cell office:value-type="float" office:value="0.0000870227813720703">
            <text:p>8,70E-005</text:p>
          </table:table-cell>
          <table:table-cell table:number-columns-repeated="2" office:value-type="float" office:value="0.0000751018524169922">
            <text:p>7,51E-005</text:p>
          </table:table-cell>
          <table:table-cell table:number-columns-repeated="2" office:value-type="float" office:value="0.0000760555267333984">
            <text:p>7,61E-005</text:p>
          </table:table-cell>
          <table:table-cell office:value-type="float" office:value="0.114197015762329">
            <text:p>1,14E-001</text:p>
          </table:table-cell>
          <table:table-cell office:value-type="float" office:value="0.113816022872925">
            <text:p>1,14E-001</text:p>
          </table:table-cell>
          <table:table-cell office:value-type="float" office:value="0.11390209197998">
            <text:p>1,14E-001</text:p>
          </table:table-cell>
          <table:table-cell office:value-type="float" office:value="0.113631010055542">
            <text:p>1,14E-001</text:p>
          </table:table-cell>
          <table:table-cell office:value-type="float" office:value="0.114027976989746">
            <text:p>1,14E-001</text:p>
          </table:table-cell>
          <table:table-cell office:value-type="float" office:value="0.114031791687012">
            <text:p>1,14E-001</text:p>
          </table:table-cell>
          <table:table-cell office:value-type="float" office:value="0.114146947860718">
            <text:p>1,14E-001</text:p>
          </table:table-cell>
          <table:table-cell office:value-type="float" office:value="0.114155054092407">
            <text:p>1,14E-001</text:p>
          </table:table-cell>
          <table:table-cell office:value-type="float" office:value="0.114075183868408">
            <text:p>1,14E-001</text:p>
          </table:table-cell>
          <table:table-cell office:value-type="float" office:value="0.113960027694702">
            <text:p>1,14E-001</text:p>
          </table:table-cell>
          <table:table-cell office:value-type="float" office:value="39.9879250526428">
            <text:p>4,00E+001</text:p>
          </table:table-cell>
          <table:table-cell office:value-type="float" office:value="40.1429200172424">
            <text:p>4,01E+001</text:p>
          </table:table-cell>
          <table:table-cell office:value-type="float" office:value="40.2410221099854">
            <text:p>4,02E+001</text:p>
          </table:table-cell>
          <table:table-cell office:value-type="float" office:value="40.1173031330109">
            <text:p>4,01E+001</text:p>
          </table:table-cell>
          <table:table-cell office:value-type="float" office:value="40.1248779296875">
            <text:p>4,01E+001</text:p>
          </table:table-cell>
          <table:table-cell office:value-type="float" office:value="40.1848120689392">
            <text:p>4,02E+001</text:p>
          </table:table-cell>
          <table:table-cell office:value-type="float" office:value="39.9174311161041">
            <text:p>3,99E+001</text:p>
          </table:table-cell>
          <table:table-cell office:value-type="float" office:value="40.1705119609833">
            <text:p>4,02E+001</text:p>
          </table:table-cell>
          <table:table-cell office:value-type="float" office:value="40.1647741794586">
            <text:p>4,02E+001</text:p>
          </table:table-cell>
          <table:table-cell office:value-type="float" office:value="40.1730928421021">
            <text:p>4,02E+001</text:p>
          </table:table-cell>
          <table:table-cell office:value-type="float" office:value="0.114886045455933">
            <text:p>1,15E-001</text:p>
          </table:table-cell>
          <table:table-cell office:value-type="float" office:value="0.11509108543396">
            <text:p>1,15E-001</text:p>
          </table:table-cell>
          <table:table-cell office:value-type="float" office:value="0.115032911300659">
            <text:p>1,15E-001</text:p>
          </table:table-cell>
          <table:table-cell office:value-type="float" office:value="0.114984035491943">
            <text:p>1,15E-001</text:p>
          </table:table-cell>
          <table:table-cell office:value-type="float" office:value="0.115031003952026">
            <text:p>1,15E-001</text:p>
          </table:table-cell>
          <table:table-cell office:value-type="float" office:value="0.115367889404297">
            <text:p>1,15E-001</text:p>
          </table:table-cell>
          <table:table-cell office:value-type="float" office:value="0.115245819091797">
            <text:p>1,15E-001</text:p>
          </table:table-cell>
          <table:table-cell office:value-type="float" office:value="0.115007877349854">
            <text:p>1,15E-001</text:p>
          </table:table-cell>
          <table:table-cell office:value-type="float" office:value="0.115332126617432">
            <text:p>1,15E-001</text:p>
          </table:table-cell>
          <table:table-cell office:value-type="float" office:value="0.115262031555176">
            <text:p>1,15E-001</text:p>
          </table:table-cell>
          <table:table-cell office:value-type="float" office:value="0.112941026687622">
            <text:p>1,13E-001</text:p>
          </table:table-cell>
          <table:table-cell office:value-type="float" office:value="0.113062858581543">
            <text:p>1,13E-001</text:p>
          </table:table-cell>
          <table:table-cell office:value-type="float" office:value="0.112821102142334">
            <text:p>1,13E-001</text:p>
          </table:table-cell>
          <table:table-cell office:value-type="float" office:value="0.113261938095093">
            <text:p>1,13E-001</text:p>
          </table:table-cell>
          <table:table-cell office:value-type="float" office:value="0.113139867782593">
            <text:p>1,13E-001</text:p>
          </table:table-cell>
          <table:table-cell office:value-type="float" office:value="0.113209009170532">
            <text:p>1,13E-001</text:p>
          </table:table-cell>
          <table:table-cell office:value-type="float" office:value="0.113018989562988">
            <text:p>1,13E-001</text:p>
          </table:table-cell>
          <table:table-cell office:value-type="float" office:value="0.112990856170654">
            <text:p>1,13E-001</text:p>
          </table:table-cell>
          <table:table-cell office:value-type="float" office:value="0.113205194473267">
            <text:p>1,13E-001</text:p>
          </table:table-cell>
          <table:table-cell office:value-type="float" office:value="0.112974882125855">
            <text:p>1,13E-00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0080108642578125">
            <text:p>8,01E-005</text:p>
          </table:table-cell>
          <table:table-cell office:value-type="float" office:value="0.0000889301300048828">
            <text:p>8,89E-005</text:p>
          </table:table-cell>
          <table:table-cell office:value-type="float" office:value="0.0000751018524169922">
            <text:p>7,51E-005</text:p>
          </table:table-cell>
          <table:table-cell office:value-type="float" office:value="0.0000770092010498047">
            <text:p>7,70E-005</text:p>
          </table:table-cell>
          <table:table-cell office:value-type="float" office:value="0.0000810623168945313">
            <text:p>8,11E-005</text:p>
          </table:table-cell>
          <table:table-cell table:number-columns-repeated="5" office:value-type="float" office:value="0.0000770092010498047">
            <text:p>7,70E-005</text:p>
          </table:table-cell>
          <table:table-cell office:value-type="float" office:value="0.116971969604492">
            <text:p>1,17E-001</text:p>
          </table:table-cell>
          <table:table-cell office:value-type="float" office:value="0.116873979568481">
            <text:p>1,17E-001</text:p>
          </table:table-cell>
          <table:table-cell office:value-type="float" office:value="0.116563081741333">
            <text:p>1,17E-001</text:p>
          </table:table-cell>
          <table:table-cell office:value-type="float" office:value="0.116788864135742">
            <text:p>1,17E-001</text:p>
          </table:table-cell>
          <table:table-cell office:value-type="float" office:value="0.116611957550049">
            <text:p>1,17E-001</text:p>
          </table:table-cell>
          <table:table-cell office:value-type="float" office:value="0.116965055465698">
            <text:p>1,17E-001</text:p>
          </table:table-cell>
          <table:table-cell office:value-type="float" office:value="0.117050886154175">
            <text:p>1,17E-001</text:p>
          </table:table-cell>
          <table:table-cell office:value-type="float" office:value="0.116852045059204">
            <text:p>1,17E-001</text:p>
          </table:table-cell>
          <table:table-cell office:value-type="float" office:value="0.116882085800171">
            <text:p>1,17E-001</text:p>
          </table:table-cell>
          <table:table-cell office:value-type="float" office:value="0.11698579788208">
            <text:p>1,17E-001</text:p>
          </table:table-cell>
          <table:table-cell office:value-type="float" office:value="41.3333051204681">
            <text:p>4,13E+001</text:p>
          </table:table-cell>
          <table:table-cell office:value-type="float" office:value="41.3328971862793">
            <text:p>4,13E+001</text:p>
          </table:table-cell>
          <table:table-cell office:value-type="float" office:value="41.3414790630341">
            <text:p>4,13E+001</text:p>
          </table:table-cell>
          <table:table-cell office:value-type="float" office:value="41.3099970817566">
            <text:p>4,13E+001</text:p>
          </table:table-cell>
          <table:table-cell office:value-type="float" office:value="41.2760279178619">
            <text:p>4,13E+001</text:p>
          </table:table-cell>
          <table:table-cell office:value-type="float" office:value="41.3145258426666">
            <text:p>4,13E+001</text:p>
          </table:table-cell>
          <table:table-cell office:value-type="float" office:value="41.1557960510254">
            <text:p>4,12E+001</text:p>
          </table:table-cell>
          <table:table-cell office:value-type="float" office:value="41.3050990104675">
            <text:p>4,13E+001</text:p>
          </table:table-cell>
          <table:table-cell office:value-type="float" office:value="41.2989377975464">
            <text:p>4,13E+001</text:p>
          </table:table-cell>
          <table:table-cell office:value-type="float" office:value="41.2984108924866">
            <text:p>4,13E+001</text:p>
          </table:table-cell>
          <table:table-cell office:value-type="float" office:value="0.11826491355896">
            <text:p>1,18E-001</text:p>
          </table:table-cell>
          <table:table-cell office:value-type="float" office:value="0.118415832519531">
            <text:p>1,18E-001</text:p>
          </table:table-cell>
          <table:table-cell office:value-type="float" office:value="0.118459939956665">
            <text:p>1,18E-001</text:p>
          </table:table-cell>
          <table:table-cell office:value-type="float" office:value="0.118515014648438">
            <text:p>1,19E-001</text:p>
          </table:table-cell>
          <table:table-cell office:value-type="float" office:value="0.118778944015503">
            <text:p>1,19E-001</text:p>
          </table:table-cell>
          <table:table-cell office:value-type="float" office:value="0.118597984313965">
            <text:p>1,19E-001</text:p>
          </table:table-cell>
          <table:table-cell office:value-type="float" office:value="0.118102073669434">
            <text:p>1,18E-001</text:p>
          </table:table-cell>
          <table:table-cell office:value-type="float" office:value="0.118331909179688">
            <text:p>1,18E-001</text:p>
          </table:table-cell>
          <table:table-cell office:value-type="float" office:value="0.118259906768799">
            <text:p>1,18E-001</text:p>
          </table:table-cell>
          <table:table-cell office:value-type="float" office:value="0.118175029754639">
            <text:p>1,18E-001</text:p>
          </table:table-cell>
          <table:table-cell office:value-type="float" office:value="0.116377115249634">
            <text:p>1,16E-001</text:p>
          </table:table-cell>
          <table:table-cell office:value-type="float" office:value="0.116194009780884">
            <text:p>1,16E-001</text:p>
          </table:table-cell>
          <table:table-cell office:value-type="float" office:value="0.116344928741455">
            <text:p>1,16E-001</text:p>
          </table:table-cell>
          <table:table-cell office:value-type="float" office:value="0.116424083709717">
            <text:p>1,16E-001</text:p>
          </table:table-cell>
          <table:table-cell office:value-type="float" office:value="0.11681604385376">
            <text:p>1,17E-001</text:p>
          </table:table-cell>
          <table:table-cell office:value-type="float" office:value="0.116307973861694">
            <text:p>1,16E-001</text:p>
          </table:table-cell>
          <table:table-cell office:value-type="float" office:value="0.116457939147949">
            <text:p>1,16E-001</text:p>
          </table:table-cell>
          <table:table-cell office:value-type="float" office:value="0.116276979446411">
            <text:p>1,16E-001</text:p>
          </table:table-cell>
          <table:table-cell office:value-type="float" office:value="0.116336822509766">
            <text:p>1,16E-001</text:p>
          </table:table-cell>
          <table:table-cell office:value-type="float" office:value="0.116174936294556">
            <text:p>1,16E-00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000791549682617187">
            <text:p>7,92E-005</text:p>
          </table:table-cell>
          <table:table-cell office:value-type="float" office:value="0.0000779628753662109">
            <text:p>7,80E-005</text:p>
          </table:table-cell>
          <table:table-cell office:value-type="float" office:value="0.0000789165496826172">
            <text:p>7,89E-005</text:p>
          </table:table-cell>
          <table:table-cell office:value-type="float" office:value="0.0000858306884765625">
            <text:p>8,58E-005</text:p>
          </table:table-cell>
          <table:table-cell office:value-type="float" office:value="0.0000789165496826172">
            <text:p>7,89E-005</text:p>
          </table:table-cell>
          <table:table-cell office:value-type="float" office:value="0.0000858306884765625">
            <text:p>8,58E-005</text:p>
          </table:table-cell>
          <table:table-cell office:value-type="float" office:value="0.0000789165496826172">
            <text:p>7,89E-005</text:p>
          </table:table-cell>
          <table:table-cell office:value-type="float" office:value="0.0000867843627929688">
            <text:p>8,68E-005</text:p>
          </table:table-cell>
          <table:table-cell office:value-type="float" office:value="0.000080108642578125">
            <text:p>8,01E-005</text:p>
          </table:table-cell>
          <table:table-cell office:value-type="float" office:value="0.0000851154327392578">
            <text:p>8,51E-005</text:p>
          </table:table-cell>
          <table:table-cell office:value-type="float" office:value="0.119852066040039">
            <text:p>1,20E-001</text:p>
          </table:table-cell>
          <table:table-cell office:value-type="float" office:value="0.1198570728302">
            <text:p>1,20E-001</text:p>
          </table:table-cell>
          <table:table-cell office:value-type="float" office:value="0.120498895645142">
            <text:p>1,20E-001</text:p>
          </table:table-cell>
          <table:table-cell office:value-type="float" office:value="0.120213031768799">
            <text:p>1,20E-001</text:p>
          </table:table-cell>
          <table:table-cell office:value-type="float" office:value="0.120460033416748">
            <text:p>1,20E-001</text:p>
          </table:table-cell>
          <table:table-cell office:value-type="float" office:value="0.120269060134888">
            <text:p>1,20E-001</text:p>
          </table:table-cell>
          <table:table-cell office:value-type="float" office:value="0.120258092880249">
            <text:p>1,20E-001</text:p>
          </table:table-cell>
          <table:table-cell office:value-type="float" office:value="0.120323896408081">
            <text:p>1,20E-001</text:p>
          </table:table-cell>
          <table:table-cell office:value-type="float" office:value="0.1198570728302">
            <text:p>1,20E-001</text:p>
          </table:table-cell>
          <table:table-cell office:value-type="float" office:value="0.120036125183105">
            <text:p>1,20E-001</text:p>
          </table:table-cell>
          <table:table-cell office:value-type="float" office:value="42.2928500175476">
            <text:p>4,23E+001</text:p>
          </table:table-cell>
          <table:table-cell office:value-type="float" office:value="42.4940648078919">
            <text:p>4,25E+001</text:p>
          </table:table-cell>
          <table:table-cell office:value-type="float" office:value="42.4979491233826">
            <text:p>4,25E+001</text:p>
          </table:table-cell>
          <table:table-cell office:value-type="float" office:value="42.5108761787415">
            <text:p>4,25E+001</text:p>
          </table:table-cell>
          <table:table-cell office:value-type="float" office:value="42.4179921150208">
            <text:p>4,24E+001</text:p>
          </table:table-cell>
          <table:table-cell office:value-type="float" office:value="42.4865801334381">
            <text:p>4,25E+001</text:p>
          </table:table-cell>
          <table:table-cell office:value-type="float" office:value="42.153746843338">
            <text:p>4,22E+001</text:p>
          </table:table-cell>
          <table:table-cell office:value-type="float" office:value="42.5064170360565">
            <text:p>4,25E+001</text:p>
          </table:table-cell>
          <table:table-cell office:value-type="float" office:value="42.4741110801697">
            <text:p>4,25E+001</text:p>
          </table:table-cell>
          <table:table-cell office:value-type="float" office:value="42.4211320877075">
            <text:p>4,24E+001</text:p>
          </table:table-cell>
          <table:table-cell office:value-type="float" office:value="0.121490955352783">
            <text:p>1,21E-001</text:p>
          </table:table-cell>
          <table:table-cell office:value-type="float" office:value="0.12150502204895">
            <text:p>1,22E-001</text:p>
          </table:table-cell>
          <table:table-cell office:value-type="float" office:value="0.121464014053345">
            <text:p>1,21E-001</text:p>
          </table:table-cell>
          <table:table-cell office:value-type="float" office:value="0.121604919433594">
            <text:p>1,22E-001</text:p>
          </table:table-cell>
          <table:table-cell office:value-type="float" office:value="0.12124490737915">
            <text:p>1,21E-001</text:p>
          </table:table-cell>
          <table:table-cell office:value-type="float" office:value="0.121599912643433">
            <text:p>1,22E-001</text:p>
          </table:table-cell>
          <table:table-cell office:value-type="float" office:value="0.12152099609375">
            <text:p>1,22E-001</text:p>
          </table:table-cell>
          <table:table-cell office:value-type="float" office:value="0.121551990509033">
            <text:p>1,22E-001</text:p>
          </table:table-cell>
          <table:table-cell office:value-type="float" office:value="0.121535062789917">
            <text:p>1,22E-001</text:p>
          </table:table-cell>
          <table:table-cell office:value-type="float" office:value="0.121304035186768">
            <text:p>1,21E-001</text:p>
          </table:table-cell>
          <table:table-cell office:value-type="float" office:value="0.119426012039185">
            <text:p>1,19E-001</text:p>
          </table:table-cell>
          <table:table-cell office:value-type="float" office:value="0.119325876235962">
            <text:p>1,19E-001</text:p>
          </table:table-cell>
          <table:table-cell office:value-type="float" office:value="0.11942720413208">
            <text:p>1,19E-001</text:p>
          </table:table-cell>
          <table:table-cell office:value-type="float" office:value="0.119350910186768">
            <text:p>1,19E-001</text:p>
          </table:table-cell>
          <table:table-cell office:value-type="float" office:value="0.119370937347412">
            <text:p>1,19E-001</text:p>
          </table:table-cell>
          <table:table-cell office:value-type="float" office:value="0.119717836380005">
            <text:p>1,20E-001</text:p>
          </table:table-cell>
          <table:table-cell office:value-type="float" office:value="0.119647979736328">
            <text:p>1,20E-001</text:p>
          </table:table-cell>
          <table:table-cell office:value-type="float" office:value="0.119747877120972">
            <text:p>1,20E-001</text:p>
          </table:table-cell>
          <table:table-cell office:value-type="float" office:value="0.119513034820557">
            <text:p>1,20E-001</text:p>
          </table:table-cell>
          <table:table-cell office:value-type="float" office:value="0.119375228881836">
            <text:p>1,19E-00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829696655273438">
            <text:p>8,30E-005</text:p>
          </table:table-cell>
          <table:table-cell office:value-type="float" office:value="0.0000820159912109375">
            <text:p>8,20E-005</text:p>
          </table:table-cell>
          <table:table-cell office:value-type="float" office:value="0.0000829696655273438">
            <text:p>8,30E-005</text:p>
          </table:table-cell>
          <table:table-cell office:value-type="float" office:value="0.0000810623168945313">
            <text:p>8,11E-005</text:p>
          </table:table-cell>
          <table:table-cell office:value-type="float" office:value="0.0000798702239990234">
            <text:p>7,99E-005</text:p>
          </table:table-cell>
          <table:table-cell office:value-type="float" office:value="0.0000810623168945313">
            <text:p>8,11E-005</text:p>
          </table:table-cell>
          <table:table-cell office:value-type="float" office:value="0.00008392333984375">
            <text:p>8,39E-005</text:p>
          </table:table-cell>
          <table:table-cell office:value-type="float" office:value="0.0000810623168945313">
            <text:p>8,11E-005</text:p>
          </table:table-cell>
          <table:table-cell office:value-type="float" office:value="0.00008392333984375">
            <text:p>8,39E-005</text:p>
          </table:table-cell>
          <table:table-cell office:value-type="float" office:value="0.0000829696655273438">
            <text:p>8,30E-005</text:p>
          </table:table-cell>
          <table:table-cell office:value-type="float" office:value="0.123031139373779">
            <text:p>1,23E-001</text:p>
          </table:table-cell>
          <table:table-cell office:value-type="float" office:value="0.123221874237061">
            <text:p>1,23E-001</text:p>
          </table:table-cell>
          <table:table-cell office:value-type="float" office:value="0.123414039611816">
            <text:p>1,23E-001</text:p>
          </table:table-cell>
          <table:table-cell office:value-type="float" office:value="0.123418092727661">
            <text:p>1,23E-001</text:p>
          </table:table-cell>
          <table:table-cell office:value-type="float" office:value="0.123652935028076">
            <text:p>1,24E-001</text:p>
          </table:table-cell>
          <table:table-cell office:value-type="float" office:value="0.123486995697021">
            <text:p>1,23E-001</text:p>
          </table:table-cell>
          <table:table-cell office:value-type="float" office:value="0.123635053634644">
            <text:p>1,24E-001</text:p>
          </table:table-cell>
          <table:table-cell office:value-type="float" office:value="0.123507976531982">
            <text:p>1,24E-001</text:p>
          </table:table-cell>
          <table:table-cell office:value-type="float" office:value="0.123106002807617">
            <text:p>1,23E-001</text:p>
          </table:table-cell>
          <table:table-cell office:value-type="float" office:value="0.123349905014038">
            <text:p>1,23E-001</text:p>
          </table:table-cell>
          <table:table-cell office:value-type="float" office:value="43.5298709869385">
            <text:p>4,35E+001</text:p>
          </table:table-cell>
          <table:table-cell office:value-type="float" office:value="43.7738120555878">
            <text:p>4,38E+001</text:p>
          </table:table-cell>
          <table:table-cell office:value-type="float" office:value="43.5062649250031">
            <text:p>4,35E+001</text:p>
          </table:table-cell>
          <table:table-cell office:value-type="float" office:value="43.5487098693848">
            <text:p>4,35E+001</text:p>
          </table:table-cell>
          <table:table-cell office:value-type="float" office:value="43.495288848877">
            <text:p>4,35E+001</text:p>
          </table:table-cell>
          <table:table-cell office:value-type="float" office:value="43.4983248710632">
            <text:p>4,35E+001</text:p>
          </table:table-cell>
          <table:table-cell office:value-type="float" office:value="43.279324054718">
            <text:p>4,33E+001</text:p>
          </table:table-cell>
          <table:table-cell office:value-type="float" office:value="43.3209929466248">
            <text:p>4,33E+001</text:p>
          </table:table-cell>
          <table:table-cell office:value-type="float" office:value="43.4774360656738">
            <text:p>4,35E+001</text:p>
          </table:table-cell>
          <table:table-cell office:value-type="float" office:value="43.6636669635773">
            <text:p>4,37E+001</text:p>
          </table:table-cell>
          <table:table-cell office:value-type="float" office:value="0.125006914138794">
            <text:p>1,25E-001</text:p>
          </table:table-cell>
          <table:table-cell office:value-type="float" office:value="0.124423027038574">
            <text:p>1,24E-001</text:p>
          </table:table-cell>
          <table:table-cell office:value-type="float" office:value="0.124393939971924">
            <text:p>1,24E-001</text:p>
          </table:table-cell>
          <table:table-cell office:value-type="float" office:value="0.124580144882202">
            <text:p>1,25E-001</text:p>
          </table:table-cell>
          <table:table-cell office:value-type="float" office:value="0.124686002731323">
            <text:p>1,25E-001</text:p>
          </table:table-cell>
          <table:table-cell office:value-type="float" office:value="0.124614953994751">
            <text:p>1,25E-001</text:p>
          </table:table-cell>
          <table:table-cell office:value-type="float" office:value="0.124490022659302">
            <text:p>1,24E-001</text:p>
          </table:table-cell>
          <table:table-cell office:value-type="float" office:value="0.124607086181641">
            <text:p>1,25E-001</text:p>
          </table:table-cell>
          <table:table-cell office:value-type="float" office:value="0.124441146850586">
            <text:p>1,24E-001</text:p>
          </table:table-cell>
          <table:table-cell office:value-type="float" office:value="0.124492168426514">
            <text:p>1,24E-001</text:p>
          </table:table-cell>
          <table:table-cell office:value-type="float" office:value="0.123097896575928">
            <text:p>1,23E-001</text:p>
          </table:table-cell>
          <table:table-cell office:value-type="float" office:value="0.122714996337891">
            <text:p>1,23E-001</text:p>
          </table:table-cell>
          <table:table-cell office:value-type="float" office:value="0.123055934906006">
            <text:p>1,23E-001</text:p>
          </table:table-cell>
          <table:table-cell office:value-type="float" office:value="0.122726917266846">
            <text:p>1,23E-001</text:p>
          </table:table-cell>
          <table:table-cell office:value-type="float" office:value="0.123083114624023">
            <text:p>1,23E-001</text:p>
          </table:table-cell>
          <table:table-cell office:value-type="float" office:value="0.122898101806641">
            <text:p>1,23E-001</text:p>
          </table:table-cell>
          <table:table-cell office:value-type="float" office:value="0.122666120529175">
            <text:p>1,23E-001</text:p>
          </table:table-cell>
          <table:table-cell office:value-type="float" office:value="0.122716188430786">
            <text:p>1,23E-001</text:p>
          </table:table-cell>
          <table:table-cell office:value-type="float" office:value="0.122848033905029">
            <text:p>1,23E-001</text:p>
          </table:table-cell>
          <table:table-cell office:value-type="float" office:value="0.122918128967285">
            <text:p>1,23E-00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008392333984375">
            <text:p>8,39E-005</text:p>
          </table:table-cell>
          <table:table-cell table:number-columns-repeated="2" office:value-type="float" office:value="0.0000851154327392578">
            <text:p>8,51E-005</text:p>
          </table:table-cell>
          <table:table-cell office:value-type="float" office:value="0.0000829696655273438">
            <text:p>8,30E-005</text:p>
          </table:table-cell>
          <table:table-cell office:value-type="float" office:value="0.0000841617584228516">
            <text:p>8,42E-005</text:p>
          </table:table-cell>
          <table:table-cell office:value-type="float" office:value="0.0000832080841064453">
            <text:p>8,32E-005</text:p>
          </table:table-cell>
          <table:table-cell office:value-type="float" office:value="0.00008392333984375">
            <text:p>8,39E-005</text:p>
          </table:table-cell>
          <table:table-cell office:value-type="float" office:value="0.0000829696655273438">
            <text:p>8,30E-005</text:p>
          </table:table-cell>
          <table:table-cell office:value-type="float" office:value="0.0000820159912109375">
            <text:p>8,20E-005</text:p>
          </table:table-cell>
          <table:table-cell office:value-type="float" office:value="0.0000798702239990234">
            <text:p>7,99E-005</text:p>
          </table:table-cell>
          <table:table-cell office:value-type="float" office:value="0.126307964324951">
            <text:p>1,26E-001</text:p>
          </table:table-cell>
          <table:table-cell office:value-type="float" office:value="0.126399993896484">
            <text:p>1,26E-001</text:p>
          </table:table-cell>
          <table:table-cell office:value-type="float" office:value="0.126436948776245">
            <text:p>1,26E-001</text:p>
          </table:table-cell>
          <table:table-cell office:value-type="float" office:value="0.126655101776123">
            <text:p>1,27E-001</text:p>
          </table:table-cell>
          <table:table-cell office:value-type="float" office:value="0.126607894897461">
            <text:p>1,27E-001</text:p>
          </table:table-cell>
          <table:table-cell office:value-type="float" office:value="0.126906156539917">
            <text:p>1,27E-001</text:p>
          </table:table-cell>
          <table:table-cell office:value-type="float" office:value="0.126188039779663">
            <text:p>1,26E-001</text:p>
          </table:table-cell>
          <table:table-cell office:value-type="float" office:value="0.126128911972046">
            <text:p>1,26E-001</text:p>
          </table:table-cell>
          <table:table-cell office:value-type="float" office:value="0.126564025878906">
            <text:p>1,27E-001</text:p>
          </table:table-cell>
          <table:table-cell office:value-type="float" office:value="0.126292943954468">
            <text:p>1,26E-001</text:p>
          </table:table-cell>
          <table:table-cell office:value-type="float" office:value="44.6369240283966">
            <text:p>4,46E+001</text:p>
          </table:table-cell>
          <table:table-cell office:value-type="float" office:value="44.6440348625183">
            <text:p>4,46E+001</text:p>
          </table:table-cell>
          <table:table-cell office:value-type="float" office:value="44.6821370124817">
            <text:p>4,47E+001</text:p>
          </table:table-cell>
          <table:table-cell office:value-type="float" office:value="44.7018060684204">
            <text:p>4,47E+001</text:p>
          </table:table-cell>
          <table:table-cell office:value-type="float" office:value="44.4790661334991">
            <text:p>4,45E+001</text:p>
          </table:table-cell>
          <table:table-cell office:value-type="float" office:value="44.5790100097656">
            <text:p>4,46E+001</text:p>
          </table:table-cell>
          <table:table-cell office:value-type="float" office:value="44.3573031425476">
            <text:p>4,44E+001</text:p>
          </table:table-cell>
          <table:table-cell office:value-type="float" office:value="44.6938788890839">
            <text:p>4,47E+001</text:p>
          </table:table-cell>
          <table:table-cell office:value-type="float" office:value="44.5515120029449">
            <text:p>4,46E+001</text:p>
          </table:table-cell>
          <table:table-cell office:value-type="float" office:value="44.8489148616791">
            <text:p>4,48E+001</text:p>
          </table:table-cell>
          <table:table-cell office:value-type="float" office:value="0.127640962600708">
            <text:p>1,28E-001</text:p>
          </table:table-cell>
          <table:table-cell office:value-type="float" office:value="0.127711057662964">
            <text:p>1,28E-001</text:p>
          </table:table-cell>
          <table:table-cell office:value-type="float" office:value="0.127640962600708">
            <text:p>1,28E-001</text:p>
          </table:table-cell>
          <table:table-cell office:value-type="float" office:value="0.127648115158081">
            <text:p>1,28E-001</text:p>
          </table:table-cell>
          <table:table-cell office:value-type="float" office:value="0.127740144729614">
            <text:p>1,28E-001</text:p>
          </table:table-cell>
          <table:table-cell office:value-type="float" office:value="0.128525972366333">
            <text:p>1,29E-001</text:p>
          </table:table-cell>
          <table:table-cell office:value-type="float" office:value="0.127783060073853">
            <text:p>1,28E-001</text:p>
          </table:table-cell>
          <table:table-cell office:value-type="float" office:value="0.127437114715576">
            <text:p>1,27E-001</text:p>
          </table:table-cell>
          <table:table-cell office:value-type="float" office:value="0.127634048461914">
            <text:p>1,28E-001</text:p>
          </table:table-cell>
          <table:table-cell office:value-type="float" office:value="0.127665042877197">
            <text:p>1,28E-001</text:p>
          </table:table-cell>
          <table:table-cell office:value-type="float" office:value="0.125897169113159">
            <text:p>1,26E-001</text:p>
          </table:table-cell>
          <table:table-cell office:value-type="float" office:value="0.125860929489136">
            <text:p>1,26E-001</text:p>
          </table:table-cell>
          <table:table-cell office:value-type="float" office:value="0.125925064086914">
            <text:p>1,26E-001</text:p>
          </table:table-cell>
          <table:table-cell office:value-type="float" office:value="0.125801086425781">
            <text:p>1,26E-001</text:p>
          </table:table-cell>
          <table:table-cell office:value-type="float" office:value="0.126085996627808">
            <text:p>1,26E-001</text:p>
          </table:table-cell>
          <table:table-cell office:value-type="float" office:value="0.12644100189209">
            <text:p>1,26E-001</text:p>
          </table:table-cell>
          <table:table-cell office:value-type="float" office:value="0.126337051391602">
            <text:p>1,26E-001</text:p>
          </table:table-cell>
          <table:table-cell office:value-type="float" office:value="0.12579083442688">
            <text:p>1,26E-001</text:p>
          </table:table-cell>
          <table:table-cell office:value-type="float" office:value="0.125768184661865">
            <text:p>1,26E-001</text:p>
          </table:table-cell>
          <table:table-cell office:value-type="float" office:value="0.125887870788574">
            <text:p>1,26E-00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000810623168945313">
            <text:p>8,11E-005</text:p>
          </table:table-cell>
          <table:table-cell office:value-type="float" office:value="0.0000889301300048828">
            <text:p>8,89E-005</text:p>
          </table:table-cell>
          <table:table-cell office:value-type="float" office:value="0.0000910758972167969">
            <text:p>9,11E-005</text:p>
          </table:table-cell>
          <table:table-cell table:number-columns-repeated="2" office:value-type="float" office:value="0.0000879764556884766">
            <text:p>8,80E-005</text:p>
          </table:table-cell>
          <table:table-cell office:value-type="float" office:value="0.0000870227813720703">
            <text:p>8,70E-005</text:p>
          </table:table-cell>
          <table:table-cell office:value-type="float" office:value="0.0000848770141601563">
            <text:p>8,49E-005</text:p>
          </table:table-cell>
          <table:table-cell office:value-type="float" office:value="0.0000860691070556641">
            <text:p>8,61E-005</text:p>
          </table:table-cell>
          <table:table-cell office:value-type="float" office:value="0.0000841617584228516">
            <text:p>8,42E-005</text:p>
          </table:table-cell>
          <table:table-cell office:value-type="float" office:value="0.00008392333984375">
            <text:p>8,39E-005</text:p>
          </table:table-cell>
          <table:table-cell office:value-type="float" office:value="0.129662990570068">
            <text:p>1,30E-001</text:p>
          </table:table-cell>
          <table:table-cell office:value-type="float" office:value="0.130023956298828">
            <text:p>1,30E-001</text:p>
          </table:table-cell>
          <table:table-cell office:value-type="float" office:value="0.129419803619385">
            <text:p>1,29E-001</text:p>
          </table:table-cell>
          <table:table-cell office:value-type="float" office:value="0.129447937011719">
            <text:p>1,29E-001</text:p>
          </table:table-cell>
          <table:table-cell office:value-type="float" office:value="0.129725933074951">
            <text:p>1,30E-001</text:p>
          </table:table-cell>
          <table:table-cell office:value-type="float" office:value="0.130197048187256">
            <text:p>1,30E-001</text:p>
          </table:table-cell>
          <table:table-cell office:value-type="float" office:value="0.129645109176636">
            <text:p>1,30E-001</text:p>
          </table:table-cell>
          <table:table-cell office:value-type="float" office:value="0.129839897155762">
            <text:p>1,30E-001</text:p>
          </table:table-cell>
          <table:table-cell office:value-type="float" office:value="0.129569053649902">
            <text:p>1,30E-001</text:p>
          </table:table-cell>
          <table:table-cell office:value-type="float" office:value="0.129762887954712">
            <text:p>1,30E-001</text:p>
          </table:table-cell>
          <table:table-cell office:value-type="float" office:value="45.8650548458099">
            <text:p>4,59E+001</text:p>
          </table:table-cell>
          <table:table-cell office:value-type="float" office:value="45.8134400844574">
            <text:p>4,58E+001</text:p>
          </table:table-cell>
          <table:table-cell office:value-type="float" office:value="45.7076399326324">
            <text:p>4,57E+001</text:p>
          </table:table-cell>
          <table:table-cell office:value-type="float" office:value="45.5639760494232">
            <text:p>4,56E+001</text:p>
          </table:table-cell>
          <table:table-cell office:value-type="float" office:value="45.818018913269">
            <text:p>4,58E+001</text:p>
          </table:table-cell>
          <table:table-cell office:value-type="float" office:value="45.8154399394989">
            <text:p>4,58E+001</text:p>
          </table:table-cell>
          <table:table-cell office:value-type="float" office:value="45.5139629840851">
            <text:p>4,55E+001</text:p>
          </table:table-cell>
          <table:table-cell office:value-type="float" office:value="45.8797590732574">
            <text:p>4,59E+001</text:p>
          </table:table-cell>
          <table:table-cell office:value-type="float" office:value="45.6784520149231">
            <text:p>4,57E+001</text:p>
          </table:table-cell>
          <table:table-cell office:value-type="float" office:value="45.795844078064">
            <text:p>4,58E+001</text:p>
          </table:table-cell>
          <table:table-cell office:value-type="float" office:value="0.13111400604248">
            <text:p>1,31E-001</text:p>
          </table:table-cell>
          <table:table-cell office:value-type="float" office:value="0.130738019943237">
            <text:p>1,31E-001</text:p>
          </table:table-cell>
          <table:table-cell office:value-type="float" office:value="0.130980968475342">
            <text:p>1,31E-001</text:p>
          </table:table-cell>
          <table:table-cell office:value-type="float" office:value="0.131158113479614">
            <text:p>1,31E-001</text:p>
          </table:table-cell>
          <table:table-cell office:value-type="float" office:value="0.130624055862427">
            <text:p>1,31E-001</text:p>
          </table:table-cell>
          <table:table-cell office:value-type="float" office:value="0.130936861038208">
            <text:p>1,31E-001</text:p>
          </table:table-cell>
          <table:table-cell office:value-type="float" office:value="0.131196022033691">
            <text:p>1,31E-001</text:p>
          </table:table-cell>
          <table:table-cell office:value-type="float" office:value="0.130880832672119">
            <text:p>1,31E-001</text:p>
          </table:table-cell>
          <table:table-cell office:value-type="float" office:value="0.13103985786438">
            <text:p>1,31E-001</text:p>
          </table:table-cell>
          <table:table-cell office:value-type="float" office:value="0.130941867828369">
            <text:p>1,31E-001</text:p>
          </table:table-cell>
          <table:table-cell office:value-type="float" office:value="0.129047155380249">
            <text:p>1,29E-001</text:p>
          </table:table-cell>
          <table:table-cell office:value-type="float" office:value="0.128852844238281">
            <text:p>1,29E-001</text:p>
          </table:table-cell>
          <table:table-cell office:value-type="float" office:value="0.128934144973755">
            <text:p>1,29E-001</text:p>
          </table:table-cell>
          <table:table-cell office:value-type="float" office:value="0.129265069961548">
            <text:p>1,29E-001</text:p>
          </table:table-cell>
          <table:table-cell office:value-type="float" office:value="0.129034042358398">
            <text:p>1,29E-001</text:p>
          </table:table-cell>
          <table:table-cell office:value-type="float" office:value="0.129304170608521">
            <text:p>1,29E-001</text:p>
          </table:table-cell>
          <table:table-cell office:value-type="float" office:value="0.129044055938721">
            <text:p>1,29E-001</text:p>
          </table:table-cell>
          <table:table-cell office:value-type="float" office:value="0.128986120223999">
            <text:p>1,29E-001</text:p>
          </table:table-cell>
          <table:table-cell office:value-type="float" office:value="0.129089117050171">
            <text:p>1,29E-001</text:p>
          </table:table-cell>
          <table:table-cell office:value-type="float" office:value="0.129189968109131">
            <text:p>1,29E-00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00851154327392578">
            <text:p>8,51E-005</text:p>
          </table:table-cell>
          <table:table-cell office:value-type="float" office:value="0.0000889301300048828">
            <text:p>8,89E-005</text:p>
          </table:table-cell>
          <table:table-cell office:value-type="float" office:value="0.0000901222229003906">
            <text:p>9,01E-005</text:p>
          </table:table-cell>
          <table:table-cell office:value-type="float" office:value="0.0000870227813720703">
            <text:p>8,70E-005</text:p>
          </table:table-cell>
          <table:table-cell office:value-type="float" office:value="0.0000879764556884766">
            <text:p>8,80E-005</text:p>
          </table:table-cell>
          <table:table-cell office:value-type="float" office:value="0.0000851154327392578">
            <text:p>8,51E-005</text:p>
          </table:table-cell>
          <table:table-cell office:value-type="float" office:value="0.0000889301300048828">
            <text:p>8,89E-005</text:p>
          </table:table-cell>
          <table:table-cell office:value-type="float" office:value="0.0000941753387451172">
            <text:p>9,42E-005</text:p>
          </table:table-cell>
          <table:table-cell office:value-type="float" office:value="0.0000858306884765625">
            <text:p>8,58E-005</text:p>
          </table:table-cell>
          <table:table-cell office:value-type="float" office:value="0.0000889301300048828">
            <text:p>8,89E-005</text:p>
          </table:table-cell>
          <table:table-cell office:value-type="float" office:value="0.13288402557373">
            <text:p>1,33E-001</text:p>
          </table:table-cell>
          <table:table-cell office:value-type="float" office:value="0.132622957229614">
            <text:p>1,33E-001</text:p>
          </table:table-cell>
          <table:table-cell office:value-type="float" office:value="0.132791042327881">
            <text:p>1,33E-001</text:p>
          </table:table-cell>
          <table:table-cell office:value-type="float" office:value="0.132840871810913">
            <text:p>1,33E-001</text:p>
          </table:table-cell>
          <table:table-cell office:value-type="float" office:value="0.132731914520264">
            <text:p>1,33E-001</text:p>
          </table:table-cell>
          <table:table-cell office:value-type="float" office:value="0.133166074752808">
            <text:p>1,33E-001</text:p>
          </table:table-cell>
          <table:table-cell office:value-type="float" office:value="0.133047819137573">
            <text:p>1,33E-001</text:p>
          </table:table-cell>
          <table:table-cell office:value-type="float" office:value="0.132936000823975">
            <text:p>1,33E-001</text:p>
          </table:table-cell>
          <table:table-cell office:value-type="float" office:value="0.132808923721313">
            <text:p>1,33E-001</text:p>
          </table:table-cell>
          <table:table-cell office:value-type="float" office:value="0.132972955703735">
            <text:p>1,33E-001</text:p>
          </table:table-cell>
          <table:table-cell office:value-type="float" office:value="46.9354338645935">
            <text:p>4,69E+001</text:p>
          </table:table-cell>
          <table:table-cell office:value-type="float" office:value="47.1485300064087">
            <text:p>4,71E+001</text:p>
          </table:table-cell>
          <table:table-cell office:value-type="float" office:value="46.9288899898529">
            <text:p>4,69E+001</text:p>
          </table:table-cell>
          <table:table-cell office:value-type="float" office:value="46.8640840053558">
            <text:p>4,69E+001</text:p>
          </table:table-cell>
          <table:table-cell office:value-type="float" office:value="46.9029819965363">
            <text:p>4,69E+001</text:p>
          </table:table-cell>
          <table:table-cell office:value-type="float" office:value="47.0079779624939">
            <text:p>4,70E+001</text:p>
          </table:table-cell>
          <table:table-cell office:value-type="float" office:value="46.5960330963135">
            <text:p>4,66E+001</text:p>
          </table:table-cell>
          <table:table-cell office:value-type="float" office:value="46.7357029914856">
            <text:p>4,67E+001</text:p>
          </table:table-cell>
          <table:table-cell office:value-type="float" office:value="46.833655834198">
            <text:p>4,68E+001</text:p>
          </table:table-cell>
          <table:table-cell office:value-type="float" office:value="46.9510707855225">
            <text:p>4,70E+001</text:p>
          </table:table-cell>
          <table:table-cell office:value-type="float" office:value="0.133854150772095">
            <text:p>1,34E-001</text:p>
          </table:table-cell>
          <table:table-cell office:value-type="float" office:value="0.134435892105103">
            <text:p>1,34E-001</text:p>
          </table:table-cell>
          <table:table-cell office:value-type="float" office:value="0.134098052978516">
            <text:p>1,34E-001</text:p>
          </table:table-cell>
          <table:table-cell office:value-type="float" office:value="0.13415002822876">
            <text:p>1,34E-001</text:p>
          </table:table-cell>
          <table:table-cell office:value-type="float" office:value="0.133946895599365">
            <text:p>1,34E-001</text:p>
          </table:table-cell>
          <table:table-cell office:value-type="float" office:value="0.134074926376343">
            <text:p>1,34E-001</text:p>
          </table:table-cell>
          <table:table-cell office:value-type="float" office:value="0.134188890457153">
            <text:p>1,34E-001</text:p>
          </table:table-cell>
          <table:table-cell office:value-type="float" office:value="0.133751153945923">
            <text:p>1,34E-001</text:p>
          </table:table-cell>
          <table:table-cell office:value-type="float" office:value="0.133740901947021">
            <text:p>1,34E-001</text:p>
          </table:table-cell>
          <table:table-cell office:value-type="float" office:value="0.134109973907471">
            <text:p>1,34E-001</text:p>
          </table:table-cell>
          <table:table-cell office:value-type="float" office:value="0.132181167602539">
            <text:p>1,32E-001</text:p>
          </table:table-cell>
          <table:table-cell office:value-type="float" office:value="0.13224196434021">
            <text:p>1,32E-001</text:p>
          </table:table-cell>
          <table:table-cell office:value-type="float" office:value="0.132289171218872">
            <text:p>1,32E-001</text:p>
          </table:table-cell>
          <table:table-cell office:value-type="float" office:value="0.132137060165405">
            <text:p>1,32E-001</text:p>
          </table:table-cell>
          <table:table-cell office:value-type="float" office:value="0.13210916519165">
            <text:p>1,32E-001</text:p>
          </table:table-cell>
          <table:table-cell office:value-type="float" office:value="0.132311820983887">
            <text:p>1,32E-001</text:p>
          </table:table-cell>
          <table:table-cell office:value-type="float" office:value="0.132483959197998">
            <text:p>1,32E-001</text:p>
          </table:table-cell>
          <table:table-cell office:value-type="float" office:value="0.132228136062622">
            <text:p>1,32E-001</text:p>
          </table:table-cell>
          <table:table-cell office:value-type="float" office:value="0.13222599029541">
            <text:p>1,32E-001</text:p>
          </table:table-cell>
          <table:table-cell office:value-type="float" office:value="0.13238000869751">
            <text:p>1,32E-00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00891685485839844">
            <text:p>8,92E-005</text:p>
          </table:table-cell>
          <table:table-cell office:value-type="float" office:value="0.0000889301300048828">
            <text:p>8,89E-005</text:p>
          </table:table-cell>
          <table:table-cell office:value-type="float" office:value="0.0000879764556884766">
            <text:p>8,80E-005</text:p>
          </table:table-cell>
          <table:table-cell office:value-type="float" office:value="0.0000889301300048828">
            <text:p>8,89E-005</text:p>
          </table:table-cell>
          <table:table-cell office:value-type="float" office:value="0.0000870227813720703">
            <text:p>8,70E-005</text:p>
          </table:table-cell>
          <table:table-cell office:value-type="float" office:value="0.0000901222229003906">
            <text:p>9,01E-005</text:p>
          </table:table-cell>
          <table:table-cell table:number-columns-repeated="2" office:value-type="float" office:value="0.0000889301300048828">
            <text:p>8,89E-005</text:p>
          </table:table-cell>
          <table:table-cell office:value-type="float" office:value="0.0000858306884765625">
            <text:p>8,58E-005</text:p>
          </table:table-cell>
          <table:table-cell office:value-type="float" office:value="0.0000860691070556641">
            <text:p>8,61E-005</text:p>
          </table:table-cell>
          <table:table-cell office:value-type="float" office:value="0.135908126831055">
            <text:p>1,36E-001</text:p>
          </table:table-cell>
          <table:table-cell office:value-type="float" office:value="0.135403871536255">
            <text:p>1,35E-001</text:p>
          </table:table-cell>
          <table:table-cell office:value-type="float" office:value="0.136063098907471">
            <text:p>1,36E-001</text:p>
          </table:table-cell>
          <table:table-cell office:value-type="float" office:value="0.136064052581787">
            <text:p>1,36E-001</text:p>
          </table:table-cell>
          <table:table-cell office:value-type="float" office:value="0.135929822921753">
            <text:p>1,36E-001</text:p>
          </table:table-cell>
          <table:table-cell office:value-type="float" office:value="0.136368989944458">
            <text:p>1,36E-001</text:p>
          </table:table-cell>
          <table:table-cell office:value-type="float" office:value="0.136346817016602">
            <text:p>1,36E-001</text:p>
          </table:table-cell>
          <table:table-cell office:value-type="float" office:value="0.135791063308716">
            <text:p>1,36E-001</text:p>
          </table:table-cell>
          <table:table-cell office:value-type="float" office:value="0.135907888412476">
            <text:p>1,36E-001</text:p>
          </table:table-cell>
          <table:table-cell office:value-type="float" office:value="0.136173009872437">
            <text:p>1,36E-001</text:p>
          </table:table-cell>
          <table:table-cell office:value-type="float" office:value="48.0456280708313">
            <text:p>4,80E+001</text:p>
          </table:table-cell>
          <table:table-cell office:value-type="float" office:value="47.8889610767365">
            <text:p>4,79E+001</text:p>
          </table:table-cell>
          <table:table-cell office:value-type="float" office:value="47.9045062065125">
            <text:p>4,79E+001</text:p>
          </table:table-cell>
          <table:table-cell office:value-type="float" office:value="47.999932050705">
            <text:p>4,80E+001</text:p>
          </table:table-cell>
          <table:table-cell office:value-type="float" office:value="47.9917199611664">
            <text:p>4,80E+001</text:p>
          </table:table-cell>
          <table:table-cell office:value-type="float" office:value="48.0087509155274">
            <text:p>4,80E+001</text:p>
          </table:table-cell>
          <table:table-cell office:value-type="float" office:value="47.8118779659271">
            <text:p>4,78E+001</text:p>
          </table:table-cell>
          <table:table-cell office:value-type="float" office:value="47.9450249671936">
            <text:p>4,79E+001</text:p>
          </table:table-cell>
          <table:table-cell office:value-type="float" office:value="48.0200939178467">
            <text:p>4,80E+001</text:p>
          </table:table-cell>
          <table:table-cell office:value-type="float" office:value="48.0406370162964">
            <text:p>4,80E+001</text:p>
          </table:table-cell>
          <table:table-cell office:value-type="float" office:value="0.136964082717896">
            <text:p>1,37E-001</text:p>
          </table:table-cell>
          <table:table-cell office:value-type="float" office:value="0.136849880218506">
            <text:p>1,37E-001</text:p>
          </table:table-cell>
          <table:table-cell office:value-type="float" office:value="0.13739800453186">
            <text:p>1,37E-001</text:p>
          </table:table-cell>
          <table:table-cell office:value-type="float" office:value="0.137341022491455">
            <text:p>1,37E-001</text:p>
          </table:table-cell>
          <table:table-cell office:value-type="float" office:value="0.136965990066528">
            <text:p>1,37E-001</text:p>
          </table:table-cell>
          <table:table-cell office:value-type="float" office:value="0.137545108795166">
            <text:p>1,38E-001</text:p>
          </table:table-cell>
          <table:table-cell office:value-type="float" office:value="0.137181043624878">
            <text:p>1,37E-001</text:p>
          </table:table-cell>
          <table:table-cell office:value-type="float" office:value="0.137104034423828">
            <text:p>1,37E-001</text:p>
          </table:table-cell>
          <table:table-cell office:value-type="float" office:value="0.136855125427246">
            <text:p>1,37E-001</text:p>
          </table:table-cell>
          <table:table-cell office:value-type="float" office:value="0.137347936630249">
            <text:p>1,37E-001</text:p>
          </table:table-cell>
          <table:table-cell office:value-type="float" office:value="0.135279893875122">
            <text:p>1,35E-001</text:p>
          </table:table-cell>
          <table:table-cell office:value-type="float" office:value="0.135344982147217">
            <text:p>1,35E-001</text:p>
          </table:table-cell>
          <table:table-cell office:value-type="float" office:value="0.135297060012817">
            <text:p>1,35E-001</text:p>
          </table:table-cell>
          <table:table-cell office:value-type="float" office:value="0.135238170623779">
            <text:p>1,35E-001</text:p>
          </table:table-cell>
          <table:table-cell office:value-type="float" office:value="0.135379076004028">
            <text:p>1,35E-001</text:p>
          </table:table-cell>
          <table:table-cell office:value-type="float" office:value="0.135294198989868">
            <text:p>1,35E-001</text:p>
          </table:table-cell>
          <table:table-cell office:value-type="float" office:value="0.135293006896973">
            <text:p>1,35E-001</text:p>
          </table:table-cell>
          <table:table-cell office:value-type="float" office:value="0.135297060012817">
            <text:p>1,35E-001</text:p>
          </table:table-cell>
          <table:table-cell office:value-type="float" office:value="0.135176181793213">
            <text:p>1,35E-001</text:p>
          </table:table-cell>
          <table:table-cell office:value-type="float" office:value="0.135513067245483">
            <text:p>1,36E-00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00889301300048828">
            <text:p>8,89E-005</text:p>
          </table:table-cell>
          <table:table-cell office:value-type="float" office:value="0.0000898838043212891">
            <text:p>8,99E-005</text:p>
          </table:table-cell>
          <table:table-cell office:value-type="float" office:value="0.0000908374786376953">
            <text:p>9,08E-005</text:p>
          </table:table-cell>
          <table:table-cell office:value-type="float" office:value="0.0000891685485839844">
            <text:p>8,92E-005</text:p>
          </table:table-cell>
          <table:table-cell office:value-type="float" office:value="0.0000908374786376953">
            <text:p>9,08E-005</text:p>
          </table:table-cell>
          <table:table-cell office:value-type="float" office:value="0.0000879764556884766">
            <text:p>8,80E-005</text:p>
          </table:table-cell>
          <table:table-cell office:value-type="float" office:value="0.0000901222229003906">
            <text:p>9,01E-005</text:p>
          </table:table-cell>
          <table:table-cell office:value-type="float" office:value="0.0000910758972167969">
            <text:p>9,11E-005</text:p>
          </table:table-cell>
          <table:table-cell table:number-columns-repeated="2" office:value-type="float" office:value="0.0000908374786376953">
            <text:p>9,08E-005</text:p>
          </table:table-cell>
          <table:table-cell office:value-type="float" office:value="0.13923716545105">
            <text:p>1,39E-001</text:p>
          </table:table-cell>
          <table:table-cell office:value-type="float" office:value="0.138856887817383">
            <text:p>1,39E-001</text:p>
          </table:table-cell>
          <table:table-cell office:value-type="float" office:value="0.139155864715576">
            <text:p>1,39E-001</text:p>
          </table:table-cell>
          <table:table-cell office:value-type="float" office:value="0.1390700340271">
            <text:p>1,39E-001</text:p>
          </table:table-cell>
          <table:table-cell office:value-type="float" office:value="0.138980865478516">
            <text:p>1,39E-001</text:p>
          </table:table-cell>
          <table:table-cell office:value-type="float" office:value="0.139245986938477">
            <text:p>1,39E-001</text:p>
          </table:table-cell>
          <table:table-cell office:value-type="float" office:value="0.139594078063965">
            <text:p>1,40E-001</text:p>
          </table:table-cell>
          <table:table-cell office:value-type="float" office:value="0.139029026031494">
            <text:p>1,39E-001</text:p>
          </table:table-cell>
          <table:table-cell office:value-type="float" office:value="0.139197826385498">
            <text:p>1,39E-001</text:p>
          </table:table-cell>
          <table:table-cell office:value-type="float" office:value="0.139384984970093">
            <text:p>1,39E-001</text:p>
          </table:table-cell>
          <table:table-cell office:value-type="float" office:value="49.0431890487671">
            <text:p>4,90E+001</text:p>
          </table:table-cell>
          <table:table-cell office:value-type="float" office:value="49.1556630134583">
            <text:p>4,92E+001</text:p>
          </table:table-cell>
          <table:table-cell office:value-type="float" office:value="49.043065071106">
            <text:p>4,90E+001</text:p>
          </table:table-cell>
          <table:table-cell office:value-type="float" office:value="49.0402019023895">
            <text:p>4,90E+001</text:p>
          </table:table-cell>
          <table:table-cell office:value-type="float" office:value="49.2884271144867">
            <text:p>4,93E+001</text:p>
          </table:table-cell>
          <table:table-cell office:value-type="float" office:value="49.0091218948364">
            <text:p>4,90E+001</text:p>
          </table:table-cell>
          <table:table-cell office:value-type="float" office:value="48.7263519763947">
            <text:p>4,87E+001</text:p>
          </table:table-cell>
          <table:table-cell office:value-type="float" office:value="49.1915330886841">
            <text:p>4,92E+001</text:p>
          </table:table-cell>
          <table:table-cell office:value-type="float" office:value="49.041435956955">
            <text:p>4,90E+001</text:p>
          </table:table-cell>
          <table:table-cell office:value-type="float" office:value="49.2598698139191">
            <text:p>4,93E+001</text:p>
          </table:table-cell>
          <table:table-cell office:value-type="float" office:value="0.140330076217651">
            <text:p>1,40E-001</text:p>
          </table:table-cell>
          <table:table-cell office:value-type="float" office:value="0.140199899673462">
            <text:p>1,40E-001</text:p>
          </table:table-cell>
          <table:table-cell office:value-type="float" office:value="0.140273094177246">
            <text:p>1,40E-001</text:p>
          </table:table-cell>
          <table:table-cell office:value-type="float" office:value="0.140262126922607">
            <text:p>1,40E-001</text:p>
          </table:table-cell>
          <table:table-cell office:value-type="float" office:value="0.140300989151001">
            <text:p>1,40E-001</text:p>
          </table:table-cell>
          <table:table-cell office:value-type="float" office:value="0.140788078308105">
            <text:p>1,41E-001</text:p>
          </table:table-cell>
          <table:table-cell office:value-type="float" office:value="0.140321016311646">
            <text:p>1,40E-001</text:p>
          </table:table-cell>
          <table:table-cell office:value-type="float" office:value="0.140282869338989">
            <text:p>1,40E-001</text:p>
          </table:table-cell>
          <table:table-cell office:value-type="float" office:value="0.140141010284424">
            <text:p>1,40E-001</text:p>
          </table:table-cell>
          <table:table-cell office:value-type="float" office:value="0.140144824981689">
            <text:p>1,40E-001</text:p>
          </table:table-cell>
          <table:table-cell office:value-type="float" office:value="0.138521909713745">
            <text:p>1,39E-001</text:p>
          </table:table-cell>
          <table:table-cell office:value-type="float" office:value="0.138407945632935">
            <text:p>1,38E-001</text:p>
          </table:table-cell>
          <table:table-cell office:value-type="float" office:value="0.13828706741333">
            <text:p>1,38E-001</text:p>
          </table:table-cell>
          <table:table-cell office:value-type="float" office:value="0.138404846191406">
            <text:p>1,38E-001</text:p>
          </table:table-cell>
          <table:table-cell office:value-type="float" office:value="0.138396978378296">
            <text:p>1,38E-001</text:p>
          </table:table-cell>
          <table:table-cell office:value-type="float" office:value="0.138789892196655">
            <text:p>1,39E-001</text:p>
          </table:table-cell>
          <table:table-cell office:value-type="float" office:value="0.138399124145508">
            <text:p>1,38E-001</text:p>
          </table:table-cell>
          <table:table-cell office:value-type="float" office:value="0.138606071472168">
            <text:p>1,39E-001</text:p>
          </table:table-cell>
          <table:table-cell office:value-type="float" office:value="0.138313055038452">
            <text:p>1,38E-001</text:p>
          </table:table-cell>
          <table:table-cell office:value-type="float" office:value="0.138128042221069">
            <text:p>1,38E-00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00970363616943359">
            <text:p>9,70E-005</text:p>
          </table:table-cell>
          <table:table-cell office:value-type="float" office:value="0.0000920295715332031">
            <text:p>9,20E-005</text:p>
          </table:table-cell>
          <table:table-cell office:value-type="float" office:value="0.0000901222229003906">
            <text:p>9,01E-005</text:p>
          </table:table-cell>
          <table:table-cell office:value-type="float" office:value="0.0000908374786376953">
            <text:p>9,08E-005</text:p>
          </table:table-cell>
          <table:table-cell office:value-type="float" office:value="0.0000910758972167969">
            <text:p>9,11E-005</text:p>
          </table:table-cell>
          <table:table-cell office:value-type="float" office:value="0.0000929832458496094">
            <text:p>9,30E-005</text:p>
          </table:table-cell>
          <table:table-cell office:value-type="float" office:value="0.0000979900360107422">
            <text:p>9,80E-005</text:p>
          </table:table-cell>
          <table:table-cell office:value-type="float" office:value="0.0000932216644287109">
            <text:p>9,32E-005</text:p>
          </table:table-cell>
          <table:table-cell office:value-type="float" office:value="0.0000958442687988281">
            <text:p>9,58E-005</text:p>
          </table:table-cell>
          <table:table-cell office:value-type="float" office:value="0.0000920295715332031">
            <text:p>9,20E-005</text:p>
          </table:table-cell>
          <table:table-cell office:value-type="float" office:value="0.142189979553223">
            <text:p>1,42E-001</text:p>
          </table:table-cell>
          <table:table-cell office:value-type="float" office:value="0.142186880111694">
            <text:p>1,42E-001</text:p>
          </table:table-cell>
          <table:table-cell office:value-type="float" office:value="0.142395973205566">
            <text:p>1,42E-001</text:p>
          </table:table-cell>
          <table:table-cell office:value-type="float" office:value="0.142414093017578">
            <text:p>1,42E-001</text:p>
          </table:table-cell>
          <table:table-cell office:value-type="float" office:value="0.142056941986084">
            <text:p>1,42E-001</text:p>
          </table:table-cell>
          <table:table-cell office:value-type="float" office:value="0.142656087875366">
            <text:p>1,43E-001</text:p>
          </table:table-cell>
          <table:table-cell office:value-type="float" office:value="0.142161846160889">
            <text:p>1,42E-001</text:p>
          </table:table-cell>
          <table:table-cell office:value-type="float" office:value="0.142669916152954">
            <text:p>1,43E-001</text:p>
          </table:table-cell>
          <table:table-cell office:value-type="float" office:value="0.142058849334717">
            <text:p>1,42E-001</text:p>
          </table:table-cell>
          <table:table-cell office:value-type="float" office:value="0.14226508140564">
            <text:p>1,42E-001</text:p>
          </table:table-cell>
          <table:table-cell office:value-type="float" office:value="50.0773251056671">
            <text:p>5,01E+001</text:p>
          </table:table-cell>
          <table:table-cell office:value-type="float" office:value="50.1700839996338">
            <text:p>5,02E+001</text:p>
          </table:table-cell>
          <table:table-cell office:value-type="float" office:value="50.0470268726349">
            <text:p>5,00E+001</text:p>
          </table:table-cell>
          <table:table-cell office:value-type="float" office:value="50.1044709682465">
            <text:p>5,01E+001</text:p>
          </table:table-cell>
          <table:table-cell office:value-type="float" office:value="50.3306720256805">
            <text:p>5,03E+001</text:p>
          </table:table-cell>
          <table:table-cell office:value-type="float" office:value="50.1901788711548">
            <text:p>5,02E+001</text:p>
          </table:table-cell>
          <table:table-cell office:value-type="float" office:value="50.0292990207672">
            <text:p>5,00E+001</text:p>
          </table:table-cell>
          <table:table-cell office:value-type="float" office:value="50.3301270008087">
            <text:p>5,03E+001</text:p>
          </table:table-cell>
          <table:table-cell office:value-type="float" office:value="50.2350659370422">
            <text:p>5,02E+001</text:p>
          </table:table-cell>
          <table:table-cell office:value-type="float" office:value="50.1710169315338">
            <text:p>5,02E+001</text:p>
          </table:table-cell>
          <table:table-cell office:value-type="float" office:value="0.143615007400513">
            <text:p>1,44E-001</text:p>
          </table:table-cell>
          <table:table-cell office:value-type="float" office:value="0.143208980560303">
            <text:p>1,43E-001</text:p>
          </table:table-cell>
          <table:table-cell office:value-type="float" office:value="0.143798112869263">
            <text:p>1,44E-001</text:p>
          </table:table-cell>
          <table:table-cell office:value-type="float" office:value="0.143424987792969">
            <text:p>1,43E-001</text:p>
          </table:table-cell>
          <table:table-cell office:value-type="float" office:value="0.143508911132813">
            <text:p>1,44E-001</text:p>
          </table:table-cell>
          <table:table-cell office:value-type="float" office:value="0.143862009048462">
            <text:p>1,44E-001</text:p>
          </table:table-cell>
          <table:table-cell office:value-type="float" office:value="0.143692016601563">
            <text:p>1,44E-001</text:p>
          </table:table-cell>
          <table:table-cell office:value-type="float" office:value="0.143660068511963">
            <text:p>1,44E-001</text:p>
          </table:table-cell>
          <table:table-cell office:value-type="float" office:value="0.14313006401062">
            <text:p>1,43E-001</text:p>
          </table:table-cell>
          <table:table-cell office:value-type="float" office:value="0.143687963485718">
            <text:p>1,44E-001</text:p>
          </table:table-cell>
          <table:table-cell office:value-type="float" office:value="0.141720056533813">
            <text:p>1,42E-001</text:p>
          </table:table-cell>
          <table:table-cell office:value-type="float" office:value="0.141986131668091">
            <text:p>1,42E-001</text:p>
          </table:table-cell>
          <table:table-cell office:value-type="float" office:value="0.141602993011475">
            <text:p>1,42E-001</text:p>
          </table:table-cell>
          <table:table-cell office:value-type="float" office:value="0.141478061676025">
            <text:p>1,41E-001</text:p>
          </table:table-cell>
          <table:table-cell office:value-type="float" office:value="0.141585111618042">
            <text:p>1,42E-001</text:p>
          </table:table-cell>
          <table:table-cell office:value-type="float" office:value="0.141949892044067">
            <text:p>1,42E-001</text:p>
          </table:table-cell>
          <table:table-cell office:value-type="float" office:value="0.141640901565552">
            <text:p>1,42E-001</text:p>
          </table:table-cell>
          <table:table-cell office:value-type="float" office:value="0.141721963882446">
            <text:p>1,42E-001</text:p>
          </table:table-cell>
          <table:table-cell office:value-type="float" office:value="0.141681909561157">
            <text:p>1,42E-001</text:p>
          </table:table-cell>
          <table:table-cell office:value-type="float" office:value="0.141479015350342">
            <text:p>1,41E-00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00948905944824219">
            <text:p>9,49E-005</text:p>
          </table:table-cell>
          <table:table-cell office:value-type="float" office:value="0.0000967979431152344">
            <text:p>9,68E-005</text:p>
          </table:table-cell>
          <table:table-cell office:value-type="float" office:value="0.0000920295715332031">
            <text:p>9,20E-005</text:p>
          </table:table-cell>
          <table:table-cell office:value-type="float" office:value="0.0000929832458496094">
            <text:p>9,30E-005</text:p>
          </table:table-cell>
          <table:table-cell office:value-type="float" office:value="0.0000920295715332031">
            <text:p>9,20E-005</text:p>
          </table:table-cell>
          <table:table-cell office:value-type="float" office:value="0.0000970363616943359">
            <text:p>9,70E-005</text:p>
          </table:table-cell>
          <table:table-cell office:value-type="float" office:value="0.0000948905944824219">
            <text:p>9,49E-005</text:p>
          </table:table-cell>
          <table:table-cell office:value-type="float" office:value="0.0000960826873779297">
            <text:p>9,61E-005</text:p>
          </table:table-cell>
          <table:table-cell office:value-type="float" office:value="0.0000939369201660156">
            <text:p>9,39E-005</text:p>
          </table:table-cell>
          <table:table-cell office:value-type="float" office:value="0.0000960826873779297">
            <text:p>9,61E-005</text:p>
          </table:table-cell>
          <table:table-cell office:value-type="float" office:value="0.145367860794067">
            <text:p>1,45E-001</text:p>
          </table:table-cell>
          <table:table-cell office:value-type="float" office:value="0.145823955535889">
            <text:p>1,46E-001</text:p>
          </table:table-cell>
          <table:table-cell office:value-type="float" office:value="0.145716905593872">
            <text:p>1,46E-001</text:p>
          </table:table-cell>
          <table:table-cell office:value-type="float" office:value="0.145038843154907">
            <text:p>1,45E-001</text:p>
          </table:table-cell>
          <table:table-cell office:value-type="float" office:value="0.145210027694702">
            <text:p>1,45E-001</text:p>
          </table:table-cell>
          <table:table-cell office:value-type="float" office:value="0.1457679271698">
            <text:p>1,46E-001</text:p>
          </table:table-cell>
          <table:table-cell office:value-type="float" office:value="0.145365953445435">
            <text:p>1,45E-001</text:p>
          </table:table-cell>
          <table:table-cell office:value-type="float" office:value="0.145530939102173">
            <text:p>1,46E-001</text:p>
          </table:table-cell>
          <table:table-cell office:value-type="float" office:value="0.145158767700195">
            <text:p>1,45E-001</text:p>
          </table:table-cell>
          <table:table-cell office:value-type="float" office:value="0.145514011383057">
            <text:p>1,46E-001</text:p>
          </table:table-cell>
          <table:table-cell office:value-type="float" office:value="51.604700088501">
            <text:p>5,16E+001</text:p>
          </table:table-cell>
          <table:table-cell office:value-type="float" office:value="51.2854731082916">
            <text:p>5,13E+001</text:p>
          </table:table-cell>
          <table:table-cell office:value-type="float" office:value="51.3799088001251">
            <text:p>5,14E+001</text:p>
          </table:table-cell>
          <table:table-cell office:value-type="float" office:value="51.3875141143799">
            <text:p>5,14E+001</text:p>
          </table:table-cell>
          <table:table-cell office:value-type="float" office:value="51.2451169490814">
            <text:p>5,12E+001</text:p>
          </table:table-cell>
          <table:table-cell office:value-type="float" office:value="51.2927961349487">
            <text:p>5,13E+001</text:p>
          </table:table-cell>
          <table:table-cell office:value-type="float" office:value="51.1719839572907">
            <text:p>5,12E+001</text:p>
          </table:table-cell>
          <table:table-cell office:value-type="float" office:value="51.2943208217621">
            <text:p>5,13E+001</text:p>
          </table:table-cell>
          <table:table-cell office:value-type="float" office:value="51.2889909744263">
            <text:p>5,13E+001</text:p>
          </table:table-cell>
          <table:table-cell office:value-type="float" office:value="51.4056870937347">
            <text:p>5,14E+001</text:p>
          </table:table-cell>
          <table:table-cell office:value-type="float" office:value="0.146771907806396">
            <text:p>1,47E-001</text:p>
          </table:table-cell>
          <table:table-cell office:value-type="float" office:value="0.146631956100464">
            <text:p>1,47E-001</text:p>
          </table:table-cell>
          <table:table-cell office:value-type="float" office:value="0.146839141845703">
            <text:p>1,47E-001</text:p>
          </table:table-cell>
          <table:table-cell office:value-type="float" office:value="0.146888017654419">
            <text:p>1,47E-001</text:p>
          </table:table-cell>
          <table:table-cell office:value-type="float" office:value="0.146577119827271">
            <text:p>1,47E-001</text:p>
          </table:table-cell>
          <table:table-cell office:value-type="float" office:value="0.146121025085449">
            <text:p>1,46E-001</text:p>
          </table:table-cell>
          <table:table-cell office:value-type="float" office:value="0.147099018096924">
            <text:p>1,47E-001</text:p>
          </table:table-cell>
          <table:table-cell office:value-type="float" office:value="0.146800994873047">
            <text:p>1,47E-001</text:p>
          </table:table-cell>
          <table:table-cell office:value-type="float" office:value="0.14671802520752">
            <text:p>1,47E-001</text:p>
          </table:table-cell>
          <table:table-cell office:value-type="float" office:value="0.146636009216309">
            <text:p>1,47E-001</text:p>
          </table:table-cell>
          <table:table-cell office:value-type="float" office:value="0.144570112228394">
            <text:p>1,45E-001</text:p>
          </table:table-cell>
          <table:table-cell office:value-type="float" office:value="0.144781827926636">
            <text:p>1,45E-001</text:p>
          </table:table-cell>
          <table:table-cell office:value-type="float" office:value="0.144390821456909">
            <text:p>1,44E-001</text:p>
          </table:table-cell>
          <table:table-cell office:value-type="float" office:value="0.144705057144165">
            <text:p>1,45E-001</text:p>
          </table:table-cell>
          <table:table-cell office:value-type="float" office:value="0.178968906402588">
            <text:p>1,79E-001</text:p>
          </table:table-cell>
          <table:table-cell office:value-type="float" office:value="0.143309831619263">
            <text:p>1,43E-001</text:p>
          </table:table-cell>
          <table:table-cell office:value-type="float" office:value="0.14487886428833">
            <text:p>1,45E-001</text:p>
          </table:table-cell>
          <table:table-cell office:value-type="float" office:value="0.144699096679688">
            <text:p>1,45E-001</text:p>
          </table:table-cell>
          <table:table-cell office:value-type="float" office:value="0.144957065582275">
            <text:p>1,45E-001</text:p>
          </table:table-cell>
          <table:table-cell office:value-type="float" office:value="0.144345998764038">
            <text:p>1,44E-00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00979900360107422">
            <text:p>9,80E-005</text:p>
          </table:table-cell>
          <table:table-cell office:value-type="float" office:value="0.0000970363616943359">
            <text:p>9,70E-005</text:p>
          </table:table-cell>
          <table:table-cell office:value-type="float" office:value="0.0000941753387451172">
            <text:p>9,42E-005</text:p>
          </table:table-cell>
          <table:table-cell office:value-type="float" office:value="0.0000958442687988281">
            <text:p>9,58E-005</text:p>
          </table:table-cell>
          <table:table-cell office:value-type="float" office:value="0.0000979900360107422">
            <text:p>9,80E-005</text:p>
          </table:table-cell>
          <table:table-cell office:value-type="float" office:value="0.0000960826873779297">
            <text:p>9,61E-005</text:p>
          </table:table-cell>
          <table:table-cell office:value-type="float" office:value="0.0000989437103271484">
            <text:p>9,89E-005</text:p>
          </table:table-cell>
          <table:table-cell table:number-columns-repeated="2" office:value-type="float" office:value="0.0000979900360107422">
            <text:p>9,80E-005</text:p>
          </table:table-cell>
          <table:table-cell office:value-type="float" office:value="0.0000951290130615234">
            <text:p>9,51E-005</text:p>
          </table:table-cell>
          <table:table-cell office:value-type="float" office:value="0.148739099502563">
            <text:p>1,49E-001</text:p>
          </table:table-cell>
          <table:table-cell office:value-type="float" office:value="0.148742914199829">
            <text:p>1,49E-001</text:p>
          </table:table-cell>
          <table:table-cell office:value-type="float" office:value="0.148627996444702">
            <text:p>1,49E-001</text:p>
          </table:table-cell>
          <table:table-cell office:value-type="float" office:value="0.14865779876709">
            <text:p>1,49E-001</text:p>
          </table:table-cell>
          <table:table-cell office:value-type="float" office:value="0.149231910705566">
            <text:p>1,49E-001</text:p>
          </table:table-cell>
          <table:table-cell office:value-type="float" office:value="0.147225141525269">
            <text:p>1,47E-001</text:p>
          </table:table-cell>
          <table:table-cell office:value-type="float" office:value="0.148778915405273">
            <text:p>1,49E-001</text:p>
          </table:table-cell>
          <table:table-cell office:value-type="float" office:value="0.148705005645752">
            <text:p>1,49E-001</text:p>
          </table:table-cell>
          <table:table-cell office:value-type="float" office:value="0.148812055587769">
            <text:p>1,49E-001</text:p>
          </table:table-cell>
          <table:table-cell office:value-type="float" office:value="0.14875602722168">
            <text:p>1,49E-001</text:p>
          </table:table-cell>
          <table:table-cell office:value-type="float" office:value="52.3251922130585">
            <text:p>5,23E+001</text:p>
          </table:table-cell>
          <table:table-cell office:value-type="float" office:value="52.4727299213409">
            <text:p>5,25E+001</text:p>
          </table:table-cell>
          <table:table-cell office:value-type="float" office:value="52.5043239593506">
            <text:p>5,25E+001</text:p>
          </table:table-cell>
          <table:table-cell office:value-type="float" office:value="52.2281250953674">
            <text:p>5,22E+001</text:p>
          </table:table-cell>
          <table:table-cell office:value-type="float" office:value="52.5295510292053">
            <text:p>5,25E+001</text:p>
          </table:table-cell>
          <table:table-cell office:value-type="float" office:value="52.611034154892">
            <text:p>5,26E+001</text:p>
          </table:table-cell>
          <table:table-cell office:value-type="float" office:value="52.7582709789276">
            <text:p>5,28E+001</text:p>
          </table:table-cell>
          <table:table-cell office:value-type="float" office:value="52.3906559944153">
            <text:p>5,24E+001</text:p>
          </table:table-cell>
          <table:table-cell office:value-type="float" office:value="52.5289039611816">
            <text:p>5,25E+001</text:p>
          </table:table-cell>
          <table:table-cell office:value-type="float" office:value="52.3098058700562">
            <text:p>5,23E+001</text:p>
          </table:table-cell>
          <table:table-cell office:value-type="float" office:value="0.149863004684448">
            <text:p>1,50E-001</text:p>
          </table:table-cell>
          <table:table-cell office:value-type="float" office:value="0.150331020355225">
            <text:p>1,50E-001</text:p>
          </table:table-cell>
          <table:table-cell office:value-type="float" office:value="0.149976015090942">
            <text:p>1,50E-001</text:p>
          </table:table-cell>
          <table:table-cell office:value-type="float" office:value="0.150099992752075">
            <text:p>1,50E-001</text:p>
          </table:table-cell>
          <table:table-cell office:value-type="float" office:value="0.150154113769531">
            <text:p>1,50E-001</text:p>
          </table:table-cell>
          <table:table-cell office:value-type="float" office:value="0.149308919906616">
            <text:p>1,49E-001</text:p>
          </table:table-cell>
          <table:table-cell office:value-type="float" office:value="0.149959087371826">
            <text:p>1,50E-001</text:p>
          </table:table-cell>
          <table:table-cell office:value-type="float" office:value="0.150061845779419">
            <text:p>1,50E-001</text:p>
          </table:table-cell>
          <table:table-cell office:value-type="float" office:value="0.149619102478027">
            <text:p>1,50E-001</text:p>
          </table:table-cell>
          <table:table-cell office:value-type="float" office:value="0.150177001953125">
            <text:p>1,50E-001</text:p>
          </table:table-cell>
          <table:table-cell office:value-type="float" office:value="0.147859811782837">
            <text:p>1,48E-001</text:p>
          </table:table-cell>
          <table:table-cell office:value-type="float" office:value="0.147679090499878">
            <text:p>1,48E-001</text:p>
          </table:table-cell>
          <table:table-cell office:value-type="float" office:value="0.147796869277954">
            <text:p>1,48E-001</text:p>
          </table:table-cell>
          <table:table-cell office:value-type="float" office:value="0.148086786270142">
            <text:p>1,48E-001</text:p>
          </table:table-cell>
          <table:table-cell office:value-type="float" office:value="0.148138999938965">
            <text:p>1,48E-001</text:p>
          </table:table-cell>
          <table:table-cell office:value-type="float" office:value="0.14588189125061">
            <text:p>1,46E-001</text:p>
          </table:table-cell>
          <table:table-cell office:value-type="float" office:value="0.147889852523804">
            <text:p>1,48E-001</text:p>
          </table:table-cell>
          <table:table-cell office:value-type="float" office:value="0.147789001464844">
            <text:p>1,48E-001</text:p>
          </table:table-cell>
          <table:table-cell office:value-type="float" office:value="0.147871971130371">
            <text:p>1,48E-001</text:p>
          </table:table-cell>
          <table:table-cell office:value-type="float" office:value="0.147794961929321">
            <text:p>1,48E-00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000970363616943359">
            <text:p>9,70E-005</text:p>
          </table:table-cell>
          <table:table-cell office:value-type="float" office:value="0.0000948905944824219">
            <text:p>9,49E-005</text:p>
          </table:table-cell>
          <table:table-cell table:number-columns-repeated="2" office:value-type="float" office:value="0.0000970363616943359">
            <text:p>9,70E-005</text:p>
          </table:table-cell>
          <table:table-cell office:value-type="float" office:value="0.0000960826873779297">
            <text:p>9,61E-005</text:p>
          </table:table-cell>
          <table:table-cell office:value-type="float" office:value="0.000103950500488281">
            <text:p>1,04E-004</text:p>
          </table:table-cell>
          <table:table-cell office:value-type="float" office:value="0.0000970363616943359">
            <text:p>9,70E-005</text:p>
          </table:table-cell>
          <table:table-cell office:value-type="float" office:value="0.0000960826873779297">
            <text:p>9,61E-005</text:p>
          </table:table-cell>
          <table:table-cell office:value-type="float" office:value="0.00009918212890625">
            <text:p>9,92E-005</text:p>
          </table:table-cell>
          <table:table-cell office:value-type="float" office:value="0.0000967979431152344">
            <text:p>9,68E-005</text:p>
          </table:table-cell>
          <table:table-cell office:value-type="float" office:value="0.151895046234131">
            <text:p>1,52E-001</text:p>
          </table:table-cell>
          <table:table-cell office:value-type="float" office:value="0.151787042617798">
            <text:p>1,52E-001</text:p>
          </table:table-cell>
          <table:table-cell office:value-type="float" office:value="0.151972055435181">
            <text:p>1,52E-001</text:p>
          </table:table-cell>
          <table:table-cell office:value-type="float" office:value="0.152023077011108">
            <text:p>1,52E-001</text:p>
          </table:table-cell>
          <table:table-cell office:value-type="float" office:value="0.152444839477539">
            <text:p>1,52E-001</text:p>
          </table:table-cell>
          <table:table-cell office:value-type="float" office:value="0.150292158126831">
            <text:p>1,50E-001</text:p>
          </table:table-cell>
          <table:table-cell office:value-type="float" office:value="0.151669979095459">
            <text:p>1,52E-001</text:p>
          </table:table-cell>
          <table:table-cell office:value-type="float" office:value="0.151715040206909">
            <text:p>1,52E-001</text:p>
          </table:table-cell>
          <table:table-cell office:value-type="float" office:value="0.151576995849609">
            <text:p>1,52E-001</text:p>
          </table:table-cell>
          <table:table-cell office:value-type="float" office:value="0.151754856109619">
            <text:p>1,52E-001</text:p>
          </table:table-cell>
          <table:table-cell office:value-type="float" office:value="53.5604891777039">
            <text:p>5,36E+001</text:p>
          </table:table-cell>
          <table:table-cell office:value-type="float" office:value="53.4728739261627">
            <text:p>5,35E+001</text:p>
          </table:table-cell>
          <table:table-cell office:value-type="float" office:value="53.4030230045319">
            <text:p>5,34E+001</text:p>
          </table:table-cell>
          <table:table-cell office:value-type="float" office:value="53.4370510578156">
            <text:p>5,34E+001</text:p>
          </table:table-cell>
          <table:table-cell office:value-type="float" office:value="53.6493620872498">
            <text:p>5,36E+001</text:p>
          </table:table-cell>
          <table:table-cell office:value-type="float" office:value="53.7761950492859">
            <text:p>5,38E+001</text:p>
          </table:table-cell>
          <table:table-cell office:value-type="float" office:value="53.417445898056">
            <text:p>5,34E+001</text:p>
          </table:table-cell>
          <table:table-cell office:value-type="float" office:value="53.374922990799">
            <text:p>5,34E+001</text:p>
          </table:table-cell>
          <table:table-cell office:value-type="float" office:value="53.4461340904236">
            <text:p>5,34E+001</text:p>
          </table:table-cell>
          <table:table-cell office:value-type="float" office:value="53.5900011062622">
            <text:p>5,36E+001</text:p>
          </table:table-cell>
          <table:table-cell office:value-type="float" office:value="0.153329133987427">
            <text:p>1,53E-001</text:p>
          </table:table-cell>
          <table:table-cell office:value-type="float" office:value="0.153301954269409">
            <text:p>1,53E-001</text:p>
          </table:table-cell>
          <table:table-cell office:value-type="float" office:value="0.153060913085938">
            <text:p>1,53E-001</text:p>
          </table:table-cell>
          <table:table-cell office:value-type="float" office:value="0.152815818786621">
            <text:p>1,53E-001</text:p>
          </table:table-cell>
          <table:table-cell office:value-type="float" office:value="0.153314113616943">
            <text:p>1,53E-001</text:p>
          </table:table-cell>
          <table:table-cell office:value-type="float" office:value="0.152411937713623">
            <text:p>1,52E-001</text:p>
          </table:table-cell>
          <table:table-cell office:value-type="float" office:value="0.153356075286865">
            <text:p>1,53E-001</text:p>
          </table:table-cell>
          <table:table-cell office:value-type="float" office:value="0.153124094009399">
            <text:p>1,53E-001</text:p>
          </table:table-cell>
          <table:table-cell office:value-type="float" office:value="0.152728080749512">
            <text:p>1,53E-001</text:p>
          </table:table-cell>
          <table:table-cell office:value-type="float" office:value="0.153082847595215">
            <text:p>1,53E-001</text:p>
          </table:table-cell>
          <table:table-cell office:value-type="float" office:value="0.151240110397339">
            <text:p>1,51E-001</text:p>
          </table:table-cell>
          <table:table-cell office:value-type="float" office:value="0.15095591545105">
            <text:p>1,51E-001</text:p>
          </table:table-cell>
          <table:table-cell office:value-type="float" office:value="0.151327848434448">
            <text:p>1,51E-001</text:p>
          </table:table-cell>
          <table:table-cell office:value-type="float" office:value="0.150856018066406">
            <text:p>1,51E-001</text:p>
          </table:table-cell>
          <table:table-cell office:value-type="float" office:value="0.151561975479126">
            <text:p>1,52E-001</text:p>
          </table:table-cell>
          <table:table-cell office:value-type="float" office:value="0.149241924285889">
            <text:p>1,49E-001</text:p>
          </table:table-cell>
          <table:table-cell office:value-type="float" office:value="0.151180028915405">
            <text:p>1,51E-001</text:p>
          </table:table-cell>
          <table:table-cell office:value-type="float" office:value="0.150936841964722">
            <text:p>1,51E-001</text:p>
          </table:table-cell>
          <table:table-cell office:value-type="float" office:value="0.150774002075195">
            <text:p>1,51E-001</text:p>
          </table:table-cell>
          <table:table-cell office:value-type="float" office:value="0.150921106338501">
            <text:p>1,51E-00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979900360107422">
            <text:p>9,80E-005</text:p>
          </table:table-cell>
          <table:table-cell office:value-type="float" office:value="0.0000970363616943359">
            <text:p>9,70E-005</text:p>
          </table:table-cell>
          <table:table-cell table:number-columns-repeated="2" office:value-type="float" office:value="0.0000989437103271484">
            <text:p>9,89E-005</text:p>
          </table:table-cell>
          <table:table-cell office:value-type="float" office:value="0.0000979900360107422">
            <text:p>9,80E-005</text:p>
          </table:table-cell>
          <table:table-cell office:value-type="float" office:value="0.0000989437103271484">
            <text:p>9,89E-005</text:p>
          </table:table-cell>
          <table:table-cell table:number-columns-repeated="2" office:value-type="float" office:value="0.0000979900360107422">
            <text:p>9,80E-005</text:p>
          </table:table-cell>
          <table:table-cell office:value-type="float" office:value="0.0000989437103271484">
            <text:p>9,89E-005</text:p>
          </table:table-cell>
          <table:table-cell office:value-type="float" office:value="0.0000979900360107422">
            <text:p>9,80E-005</text:p>
          </table:table-cell>
          <table:table-cell office:value-type="float" office:value="0.155249118804932">
            <text:p>1,55E-001</text:p>
          </table:table-cell>
          <table:table-cell office:value-type="float" office:value="0.155090093612671">
            <text:p>1,55E-001</text:p>
          </table:table-cell>
          <table:table-cell office:value-type="float" office:value="0.154821872711182">
            <text:p>1,55E-001</text:p>
          </table:table-cell>
          <table:table-cell office:value-type="float" office:value="0.154996156692505">
            <text:p>1,55E-001</text:p>
          </table:table-cell>
          <table:table-cell office:value-type="float" office:value="0.155436038970947">
            <text:p>1,55E-001</text:p>
          </table:table-cell>
          <table:table-cell office:value-type="float" office:value="0.15349292755127">
            <text:p>1,53E-001</text:p>
          </table:table-cell>
          <table:table-cell office:value-type="float" office:value="0.154973030090332">
            <text:p>1,55E-001</text:p>
          </table:table-cell>
          <table:table-cell office:value-type="float" office:value="0.154803037643433">
            <text:p>1,55E-001</text:p>
          </table:table-cell>
          <table:table-cell office:value-type="float" office:value="0.154776096343994">
            <text:p>1,55E-001</text:p>
          </table:table-cell>
          <table:table-cell office:value-type="float" office:value="0.155239105224609">
            <text:p>1,55E-001</text:p>
          </table:table-cell>
          <table:table-cell office:value-type="float" office:value="54.7531111240387">
            <text:p>5,48E+001</text:p>
          </table:table-cell>
          <table:table-cell office:value-type="float" office:value="54.63898396492">
            <text:p>5,46E+001</text:p>
          </table:table-cell>
          <table:table-cell office:value-type="float" office:value="54.7485160827637">
            <text:p>5,47E+001</text:p>
          </table:table-cell>
          <table:table-cell office:value-type="float" office:value="54.6130020618439">
            <text:p>5,46E+001</text:p>
          </table:table-cell>
          <table:table-cell office:value-type="float" office:value="54.6335380077362">
            <text:p>5,46E+001</text:p>
          </table:table-cell>
          <table:table-cell office:value-type="float" office:value="54.7248029708862">
            <text:p>5,47E+001</text:p>
          </table:table-cell>
          <table:table-cell office:value-type="float" office:value="54.4913029670715">
            <text:p>5,45E+001</text:p>
          </table:table-cell>
          <table:table-cell office:value-type="float" office:value="54.6217679977417">
            <text:p>5,46E+001</text:p>
          </table:table-cell>
          <table:table-cell office:value-type="float" office:value="54.7797749042511">
            <text:p>5,48E+001</text:p>
          </table:table-cell>
          <table:table-cell office:value-type="float" office:value="54.6823949813843">
            <text:p>5,47E+001</text:p>
          </table:table-cell>
          <table:table-cell office:value-type="float" office:value="0.156544923782349">
            <text:p>1,57E-001</text:p>
          </table:table-cell>
          <table:table-cell office:value-type="float" office:value="0.156076908111572">
            <text:p>1,56E-001</text:p>
          </table:table-cell>
          <table:table-cell office:value-type="float" office:value="0.156106948852539">
            <text:p>1,56E-001</text:p>
          </table:table-cell>
          <table:table-cell office:value-type="float" office:value="0.156293869018555">
            <text:p>1,56E-001</text:p>
          </table:table-cell>
          <table:table-cell office:value-type="float" office:value="0.156467914581299">
            <text:p>1,56E-001</text:p>
          </table:table-cell>
          <table:table-cell office:value-type="float" office:value="0.155210018157959">
            <text:p>1,55E-001</text:p>
          </table:table-cell>
          <table:table-cell office:value-type="float" office:value="0.156174898147583">
            <text:p>1,56E-001</text:p>
          </table:table-cell>
          <table:table-cell office:value-type="float" office:value="0.15634298324585">
            <text:p>1,56E-001</text:p>
          </table:table-cell>
          <table:table-cell office:value-type="float" office:value="0.156237125396729">
            <text:p>1,56E-001</text:p>
          </table:table-cell>
          <table:table-cell office:value-type="float" office:value="0.1560959815979">
            <text:p>1,56E-001</text:p>
          </table:table-cell>
          <table:table-cell office:value-type="float" office:value="0.154846906661987">
            <text:p>1,55E-001</text:p>
          </table:table-cell>
          <table:table-cell office:value-type="float" office:value="0.15427303314209">
            <text:p>1,54E-001</text:p>
          </table:table-cell>
          <table:table-cell office:value-type="float" office:value="0.154007196426392">
            <text:p>1,54E-001</text:p>
          </table:table-cell>
          <table:table-cell office:value-type="float" office:value="0.154171943664551">
            <text:p>1,54E-001</text:p>
          </table:table-cell>
          <table:table-cell office:value-type="float" office:value="0.154454946517944">
            <text:p>1,54E-001</text:p>
          </table:table-cell>
          <table:table-cell office:value-type="float" office:value="0.152694940567017">
            <text:p>1,53E-001</text:p>
          </table:table-cell>
          <table:table-cell office:value-type="float" office:value="0.154221057891846">
            <text:p>1,54E-001</text:p>
          </table:table-cell>
          <table:table-cell office:value-type="float" office:value="0.154188871383667">
            <text:p>1,54E-001</text:p>
          </table:table-cell>
          <table:table-cell office:value-type="float" office:value="0.154519081115723">
            <text:p>1,55E-001</text:p>
          </table:table-cell>
          <table:table-cell office:value-type="float" office:value="0.154353141784668">
            <text:p>1,54E-001</text:p>
          </table:table-cell>
        </table:table-row>
      </table:table>
      <table:table table:name="Hoja2" table:style-name="ta1">
        <table:table-column table:style-name="co2" table:number-columns-repeated="11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Carter</text:p>
          </table:table-cell>
          <table:covered-table-cell/>
          <table:table-cell table:style-name="ce2" office:value-type="string" table:number-columns-spanned="2" table:number-rows-spanned="1">
            <text:p>KalkerL</text:p>
          </table:table-cell>
          <table:covered-table-cell/>
          <table:table-cell table:style-name="ce2" office:value-type="string" table:number-columns-spanned="2" table:number-rows-spanned="1">
            <text:p>KalkerS</text:p>
          </table:table-cell>
          <table:covered-table-cell/>
          <table:table-cell table:style-name="ce2" office:value-type="string" table:number-columns-spanned="2" table:number-rows-spanned="1">
            <text:p>Shen</text:p>
          </table:table-cell>
          <table:covered-table-cell/>
          <table:table-cell table:style-name="ce2" office:value-type="string" table:number-columns-spanned="2" table:number-rows-spanned="1">
            <text:p>Polanch</text:p>
          </table:table-cell>
          <table:covered-table-cell/>
        </table:table-row>
        <table:table-row table:style-name="ro1">
          <table:table-cell/>
          <table:table-cell office:value-type="string">
            <text:p>Media</text:p>
          </table:table-cell>
          <table:table-cell office:value-type="string">
            <text:p>Dispercion</text:p>
          </table:table-cell>
          <table:table-cell office:value-type="string">
            <text:p>Media</text:p>
          </table:table-cell>
          <table:table-cell office:value-type="string">
            <text:p>Dispercion</text:p>
          </table:table-cell>
          <table:table-cell office:value-type="string">
            <text:p>Media</text:p>
          </table:table-cell>
          <table:table-cell office:value-type="string">
            <text:p>Dispercion</text:p>
          </table:table-cell>
          <table:table-cell office:value-type="string">
            <text:p>Media</text:p>
          </table:table-cell>
          <table:table-cell office:value-type="string">
            <text:p>Dispercion</text:p>
          </table:table-cell>
          <table:table-cell office:value-type="string">
            <text:p>Media</text:p>
          </table:table-cell>
          <table:table-cell office:value-type="string">
            <text:p>Disperc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[Hoja1.B1:.K1])" office:value-type="float" office:value="0.00000219345092773437">
            <text:p>2,19E-006</text:p>
          </table:table-cell>
          <table:table-cell table:formula="of:=STDEV([Hoja1.B1:.K1])" office:value-type="float" office:value="0.000000369356474514715">
            <text:p>3,69356474514715E-007</text:p>
          </table:table-cell>
          <table:table-cell table:formula="of:=AVERAGE([Hoja1.L1:.U1])" office:value-type="float" office:value="0.00000181198120117188">
            <text:p>1,81E-006</text:p>
          </table:table-cell>
          <table:table-cell table:formula="of:=STDEV([Hoja1.L1:.U1])" office:value-type="float" office:value="0.000000685496605327855">
            <text:p>6,85496605327855E-007</text:p>
          </table:table-cell>
          <table:table-cell table:formula="of:=AVERAGE([Hoja1.V1:.AE1])" office:value-type="float" office:value="0.00000150203704833984">
            <text:p>1,50E-006</text:p>
          </table:table-cell>
          <table:table-cell table:formula="of:=STDEV([Hoja1.V1:.AE1])" office:value-type="float" office:value="0.000000539596722817992">
            <text:p>5,39596722817992E-007</text:p>
          </table:table-cell>
          <table:table-cell table:formula="of:=AVERAGE([Hoja1.AF1:.AO1])" office:value-type="float" office:value="0.00000131130218505859">
            <text:p>1,31E-006</text:p>
          </table:table-cell>
          <table:table-cell table:formula="of:=STDEV([Hoja1.AF1:.AO1])" office:value-type="float" office:value="0.000000480137108707212">
            <text:p>4,80137108707212E-007</text:p>
          </table:table-cell>
          <table:table-cell table:formula="of:=AVERAGE([Hoja1.AP1:.AY1])" office:value-type="float" office:value="0.00000119209289550781">
            <text:p>1,19E-006</text:p>
          </table:table-cell>
          <table:table-cell table:formula="of:=STDEV([Hoja1.AP1:.AY1])" office:value-type="float" office:value="0.000000502630497641306">
            <text:p>5,02630497641306E-00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[Hoja1.B2:.K2])" office:value-type="float" office:value="0.0000080108642578125">
            <text:p>8,01E-006</text:p>
          </table:table-cell>
          <table:table-cell table:formula="of:=STDEV([Hoja1.B2:.K2])" office:value-type="float" office:value="0.000003003611520612">
            <text:p>3,003611520612E-006</text:p>
          </table:table-cell>
          <table:table-cell table:formula="of:=AVERAGE([Hoja1.L2:.U2])" office:value-type="float" office:value="0.00328369140625">
            <text:p>3,28E-003</text:p>
          </table:table-cell>
          <table:table-cell table:formula="of:=STDEV([Hoja1.L2:.U2])" office:value-type="float" office:value="0.000203113624666755">
            <text:p>0,0002031136</text:p>
          </table:table-cell>
          <table:table-cell table:formula="of:=AVERAGE([Hoja1.V2:.AE2])" office:value-type="float" office:value="1.11501698493958">
            <text:p>1,12E+000</text:p>
          </table:table-cell>
          <table:table-cell table:formula="of:=STDEV([Hoja1.V2:.AE2])" office:value-type="float" office:value="0.014412780374908">
            <text:p>0,0144127804</text:p>
          </table:table-cell>
          <table:table-cell table:formula="of:=AVERAGE([Hoja1.AF2:.AO2])" office:value-type="float" office:value="0.0034243106842041">
            <text:p>3,42E-003</text:p>
          </table:table-cell>
          <table:table-cell table:formula="of:=STDEV([Hoja1.AF2:.AO2])" office:value-type="float" office:value="0.0000767690712347764">
            <text:p>7,67690712347764E-005</text:p>
          </table:table-cell>
          <table:table-cell table:formula="of:=AVERAGE([Hoja1.AP2:.AY2])" office:value-type="float" office:value="0.00322136878967285">
            <text:p>3,22E-003</text:p>
          </table:table-cell>
          <table:table-cell table:formula="of:=STDEV([Hoja1.AP2:.AY2])" office:value-type="float" office:value="0.0000187859451293722">
            <text:p>1,87859451293722E-00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[Hoja1.B3:.K3])" office:value-type="float" office:value="0.0000101089477539062">
            <text:p>1,01E-005</text:p>
          </table:table-cell>
          <table:table-cell table:formula="of:=STDEV([Hoja1.B3:.K3])" office:value-type="float" office:value="0.0000010495232912203">
            <text:p>1,0495232912203E-006</text:p>
          </table:table-cell>
          <table:table-cell table:formula="of:=AVERAGE([Hoja1.L3:.U3])" office:value-type="float" office:value="0.00698106288909912">
            <text:p>6,98E-003</text:p>
          </table:table-cell>
          <table:table-cell table:formula="of:=STDEV([Hoja1.L3:.U3])" office:value-type="float" office:value="0.0017913896197888">
            <text:p>0,0017913896</text:p>
          </table:table-cell>
          <table:table-cell table:formula="of:=AVERAGE([Hoja1.V3:.AE3])" office:value-type="float" office:value="2.23267753124237">
            <text:p>2,23E+000</text:p>
          </table:table-cell>
          <table:table-cell table:formula="of:=STDEV([Hoja1.V3:.AE3])" office:value-type="float" office:value="0.0267975492957201">
            <text:p>0,0267975493</text:p>
          </table:table-cell>
          <table:table-cell table:formula="of:=AVERAGE([Hoja1.AF3:.AO3])" office:value-type="float" office:value="0.00666553974151611">
            <text:p>6,67E-003</text:p>
          </table:table-cell>
          <table:table-cell table:formula="of:=STDEV([Hoja1.AF3:.AO3])" office:value-type="float" office:value="0.0000912771344328932">
            <text:p>9,12771344328932E-005</text:p>
          </table:table-cell>
          <table:table-cell table:formula="of:=AVERAGE([Hoja1.AP3:.AY3])" office:value-type="float" office:value="0.00639476776123047">
            <text:p>6,39E-003</text:p>
          </table:table-cell>
          <table:table-cell table:formula="of:=STDEV([Hoja1.AP3:.AY3])" office:value-type="float" office:value="0.0000360896397691539">
            <text:p>3,60896397691539E-00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[Hoja1.B4:.K4])" office:value-type="float" office:value="0.0000124692916870117">
            <text:p>1,25E-005</text:p>
          </table:table-cell>
          <table:table-cell table:formula="of:=STDEV([Hoja1.B4:.K4])" office:value-type="float" office:value="0.000000737429346063108">
            <text:p>7,37429346063108E-007</text:p>
          </table:table-cell>
          <table:table-cell table:formula="of:=AVERAGE([Hoja1.L4:.U4])" office:value-type="float" office:value="0.0095900297164917">
            <text:p>9,59E-003</text:p>
          </table:table-cell>
          <table:table-cell table:formula="of:=STDEV([Hoja1.L4:.U4])" office:value-type="float" office:value="0.000037681409232623">
            <text:p>3,7681409232623E-005</text:p>
          </table:table-cell>
          <table:table-cell table:formula="of:=AVERAGE([Hoja1.V4:.AE4])" office:value-type="float" office:value="3.35717906951904">
            <text:p>3,36E+000</text:p>
          </table:table-cell>
          <table:table-cell table:formula="of:=STDEV([Hoja1.V4:.AE4])" office:value-type="float" office:value="0.0235959076173482">
            <text:p>0,0235959076</text:p>
          </table:table-cell>
          <table:table-cell table:formula="of:=AVERAGE([Hoja1.AF4:.AO4])" office:value-type="float" office:value="0.0099367618560791">
            <text:p>9,94E-003</text:p>
          </table:table-cell>
          <table:table-cell table:formula="of:=STDEV([Hoja1.AF4:.AO4])" office:value-type="float" office:value="0.0000605495368082832">
            <text:p>6,05495368082832E-005</text:p>
          </table:table-cell>
          <table:table-cell table:formula="of:=AVERAGE([Hoja1.AP4:.AY4])" office:value-type="float" office:value="0.00948452949523926">
            <text:p>9,48E-003</text:p>
          </table:table-cell>
          <table:table-cell table:formula="of:=STDEV([Hoja1.AP4:.AY4])" office:value-type="float" office:value="0.000049792521415408">
            <text:p>4,9792521415408E-00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VERAGE([Hoja1.B5:.K5])" office:value-type="float" office:value="0.0000152826309204102">
            <text:p>1,53E-005</text:p>
          </table:table-cell>
          <table:table-cell table:formula="of:=STDEV([Hoja1.B5:.K5])" office:value-type="float" office:value="0.00000280179873379185">
            <text:p>2,80179873379185E-006</text:p>
          </table:table-cell>
          <table:table-cell table:formula="of:=AVERAGE([Hoja1.L5:.U5])" office:value-type="float" office:value="0.0127356767654419">
            <text:p>1,27E-002</text:p>
          </table:table-cell>
          <table:table-cell table:formula="of:=STDEV([Hoja1.L5:.U5])" office:value-type="float" office:value="0.000040971176673811">
            <text:p>4,0971176673811E-005</text:p>
          </table:table-cell>
          <table:table-cell table:formula="of:=AVERAGE([Hoja1.V5:.AE5])" office:value-type="float" office:value="4.45492942333221">
            <text:p>4,45E+000</text:p>
          </table:table-cell>
          <table:table-cell table:formula="of:=STDEV([Hoja1.V5:.AE5])" office:value-type="float" office:value="0.035220313463252">
            <text:p>0,0352203135</text:p>
          </table:table-cell>
          <table:table-cell table:formula="of:=AVERAGE([Hoja1.AF5:.AO5])" office:value-type="float" office:value="0.0131054162979126">
            <text:p>1,31E-002</text:p>
          </table:table-cell>
          <table:table-cell table:formula="of:=STDEV([Hoja1.AF5:.AO5])" office:value-type="float" office:value="0.0000577902078631376">
            <text:p>5,77902078631376E-005</text:p>
          </table:table-cell>
          <table:table-cell table:formula="of:=AVERAGE([Hoja1.AP5:.AY5])" office:value-type="float" office:value="0.0127793312072754">
            <text:p>1,28E-002</text:p>
          </table:table-cell>
          <table:table-cell table:formula="of:=STDEV([Hoja1.AP5:.AY5])" office:value-type="float" office:value="0.0000354625674955978">
            <text:p>3,54625674955978E-00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[Hoja1.B6:.K6])" office:value-type="float" office:value="0.0000171422958374023">
            <text:p>1,71E-005</text:p>
          </table:table-cell>
          <table:table-cell table:formula="of:=STDEV([Hoja1.B6:.K6])" office:value-type="float" office:value="0.00000124369312394854">
            <text:p>1,24369312394854E-006</text:p>
          </table:table-cell>
          <table:table-cell table:formula="of:=AVERAGE([Hoja1.L6:.U6])" office:value-type="float" office:value="0.0159704923629761">
            <text:p>1,60E-002</text:p>
          </table:table-cell>
          <table:table-cell table:formula="of:=STDEV([Hoja1.L6:.U6])" office:value-type="float" office:value="0.0000650694394453892">
            <text:p>6,50694394453892E-005</text:p>
          </table:table-cell>
          <table:table-cell table:formula="of:=AVERAGE([Hoja1.V6:.AE6])" office:value-type="float" office:value="5.56011393070221">
            <text:p>5,56E+000</text:p>
          </table:table-cell>
          <table:table-cell table:formula="of:=STDEV([Hoja1.V6:.AE6])" office:value-type="float" office:value="0.0357324748347032">
            <text:p>0,0357324748</text:p>
          </table:table-cell>
          <table:table-cell table:formula="of:=AVERAGE([Hoja1.AF6:.AO6])" office:value-type="float" office:value="0.0162474870681763">
            <text:p>1,62E-002</text:p>
          </table:table-cell>
          <table:table-cell table:formula="of:=STDEV([Hoja1.AF6:.AO6])" office:value-type="float" office:value="0.000074682202802816">
            <text:p>7,4682202802816E-005</text:p>
          </table:table-cell>
          <table:table-cell table:formula="of:=AVERAGE([Hoja1.AP6:.AY6])" office:value-type="float" office:value="0.0159022808074951">
            <text:p>1,59E-002</text:p>
          </table:table-cell>
          <table:table-cell table:formula="of:=STDEV([Hoja1.AP6:.AY6])" office:value-type="float" office:value="0.0000558052286592236">
            <text:p>5,58052286592236E-00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VERAGE([Hoja1.B7:.K7])" office:value-type="float" office:value="0.0000211238861083984">
            <text:p>2,11E-005</text:p>
          </table:table-cell>
          <table:table-cell table:formula="of:=STDEV([Hoja1.B7:.K7])" office:value-type="float" office:value="0.00000737617747613178">
            <text:p>7,37617747613178E-006</text:p>
          </table:table-cell>
          <table:table-cell table:formula="of:=AVERAGE([Hoja1.L7:.U7])" office:value-type="float" office:value="0.019149661064148">
            <text:p>1,91E-002</text:p>
          </table:table-cell>
          <table:table-cell table:formula="of:=STDEV([Hoja1.L7:.U7])" office:value-type="float" office:value="0.0000869788424727202">
            <text:p>8,69788424727202E-005</text:p>
          </table:table-cell>
          <table:table-cell table:formula="of:=AVERAGE([Hoja1.V7:.AE7])" office:value-type="float" office:value="6.71948797702789">
            <text:p>6,72E+000</text:p>
          </table:table-cell>
          <table:table-cell table:formula="of:=STDEV([Hoja1.V7:.AE7])" office:value-type="float" office:value="0.0275489108382199">
            <text:p>0,0275489108</text:p>
          </table:table-cell>
          <table:table-cell table:formula="of:=AVERAGE([Hoja1.AF7:.AO7])" office:value-type="float" office:value="0.0194658279418945">
            <text:p>1,95E-002</text:p>
          </table:table-cell>
          <table:table-cell table:formula="of:=STDEV([Hoja1.AF7:.AO7])" office:value-type="float" office:value="0.000106848722557565">
            <text:p>0,0001068487</text:p>
          </table:table-cell>
          <table:table-cell table:formula="of:=AVERAGE([Hoja1.AP7:.AY7])" office:value-type="float" office:value="0.0190717935562134">
            <text:p>1,91E-002</text:p>
          </table:table-cell>
          <table:table-cell table:formula="of:=STDEV([Hoja1.AP7:.AY7])" office:value-type="float" office:value="0.0000709311590176197">
            <text:p>7,09311590176197E-00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[Hoja1.B8:.K8])" office:value-type="float" office:value="0.0000216007232666016">
            <text:p>2,16E-005</text:p>
          </table:table-cell>
          <table:table-cell table:formula="of:=STDEV([Hoja1.B8:.K8])" office:value-type="float" office:value="0.00000172366354773534">
            <text:p>1,72366354773534E-006</text:p>
          </table:table-cell>
          <table:table-cell table:formula="of:=AVERAGE([Hoja1.L8:.U8])" office:value-type="float" office:value="0.0221141576766968">
            <text:p>2,21E-002</text:p>
          </table:table-cell>
          <table:table-cell table:formula="of:=STDEV([Hoja1.L8:.U8])" office:value-type="float" office:value="0.0000635065478651975">
            <text:p>6,35065478651975E-005</text:p>
          </table:table-cell>
          <table:table-cell table:formula="of:=AVERAGE([Hoja1.V8:.AE8])" office:value-type="float" office:value="7.85332610607147">
            <text:p>7,85E+000</text:p>
          </table:table-cell>
          <table:table-cell table:formula="of:=STDEV([Hoja1.V8:.AE8])" office:value-type="float" office:value="0.0469620913662456">
            <text:p>0,0469620914</text:p>
          </table:table-cell>
          <table:table-cell table:formula="of:=AVERAGE([Hoja1.AF8:.AO8])" office:value-type="float" office:value="0.0227424144744873">
            <text:p>2,27E-002</text:p>
          </table:table-cell>
          <table:table-cell table:formula="of:=STDEV([Hoja1.AF8:.AO8])" office:value-type="float" office:value="0.0000766542160510648">
            <text:p>7,66542160510648E-005</text:p>
          </table:table-cell>
          <table:table-cell table:formula="of:=AVERAGE([Hoja1.AP8:.AY8])" office:value-type="float" office:value="0.0222461223602295">
            <text:p>2,22E-002</text:p>
          </table:table-cell>
          <table:table-cell table:formula="of:=STDEV([Hoja1.AP8:.AY8])" office:value-type="float" office:value="0.0000590475325360917">
            <text:p>5,90475325360917E-00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VERAGE([Hoja1.B9:.K9])" office:value-type="float" office:value="0.0000225305557250977">
            <text:p>2,25E-005</text:p>
          </table:table-cell>
          <table:table-cell table:formula="of:=STDEV([Hoja1.B9:.K9])" office:value-type="float" office:value="0.00000100053773816539">
            <text:p>1,00053773816539E-006</text:p>
          </table:table-cell>
          <table:table-cell table:formula="of:=AVERAGE([Hoja1.L9:.U9])" office:value-type="float" office:value="0.0249901533126831">
            <text:p>2,50E-002</text:p>
          </table:table-cell>
          <table:table-cell table:formula="of:=STDEV([Hoja1.L9:.U9])" office:value-type="float" office:value="0.0000827032663958029">
            <text:p>8,27032663958029E-005</text:p>
          </table:table-cell>
          <table:table-cell table:formula="of:=AVERAGE([Hoja1.V9:.AE9])" office:value-type="float" office:value="8.94016506671906">
            <text:p>8,94E+000</text:p>
          </table:table-cell>
          <table:table-cell table:formula="of:=STDEV([Hoja1.V9:.AE9])" office:value-type="float" office:value="0.0713349212233212">
            <text:p>0,0713349212</text:p>
          </table:table-cell>
          <table:table-cell table:formula="of:=AVERAGE([Hoja1.AF9:.AO9])" office:value-type="float" office:value="0.0259727239608765">
            <text:p>2,60E-002</text:p>
          </table:table-cell>
          <table:table-cell table:formula="of:=STDEV([Hoja1.AF9:.AO9])" office:value-type="float" office:value="0.000111714546873625">
            <text:p>0,0001117145</text:p>
          </table:table-cell>
          <table:table-cell table:formula="of:=AVERAGE([Hoja1.AP9:.AY9])" office:value-type="float" office:value="0.025261116027832">
            <text:p>2,53E-002</text:p>
          </table:table-cell>
          <table:table-cell table:formula="of:=STDEV([Hoja1.AP9:.AY9])" office:value-type="float" office:value="0.0000549790003828489">
            <text:p>0,0000549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[Hoja1.B10:.K10])" office:value-type="float" office:value="0.000024867057800293">
            <text:p>2,49E-005</text:p>
          </table:table-cell>
          <table:table-cell table:formula="of:=STDEV([Hoja1.B10:.K10])" office:value-type="float" office:value="0.00000169726195655154">
            <text:p>1,69726195655154E-006</text:p>
          </table:table-cell>
          <table:table-cell table:formula="of:=AVERAGE([Hoja1.L10:.U10])" office:value-type="float" office:value="0.0283363580703735">
            <text:p>2,83E-002</text:p>
          </table:table-cell>
          <table:table-cell table:formula="of:=STDEV([Hoja1.L10:.U10])" office:value-type="float" office:value="0.0000737192962499465">
            <text:p>7,37192962499465E-005</text:p>
          </table:table-cell>
          <table:table-cell table:formula="of:=AVERAGE([Hoja1.V10:.AE10])" office:value-type="float" office:value="10.0254884004593">
            <text:p>1,00E+001</text:p>
          </table:table-cell>
          <table:table-cell table:formula="of:=STDEV([Hoja1.V10:.AE10])" office:value-type="float" office:value="0.0616843061777358">
            <text:p>0,0616843062</text:p>
          </table:table-cell>
          <table:table-cell table:formula="of:=AVERAGE([Hoja1.AF10:.AO10])" office:value-type="float" office:value="0.029116415977478">
            <text:p>2,91E-002</text:p>
          </table:table-cell>
          <table:table-cell table:formula="of:=STDEV([Hoja1.AF10:.AO10])" office:value-type="float" office:value="0.000107283324252941">
            <text:p>0,0001072833</text:p>
          </table:table-cell>
          <table:table-cell table:formula="of:=AVERAGE([Hoja1.AP10:.AY10])" office:value-type="float" office:value="0.0283976316452026">
            <text:p>2,84E-002</text:p>
          </table:table-cell>
          <table:table-cell table:formula="of:=STDEV([Hoja1.AP10:.AY10])" office:value-type="float" office:value="0.0000841487408273357">
            <text:p>8,41487408273357E-0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VERAGE([Hoja1.B11:.K11])" office:value-type="float" office:value="0.0000266075134277344">
            <text:p>2,66E-005</text:p>
          </table:table-cell>
          <table:table-cell table:formula="of:=STDEV([Hoja1.B11:.K11])" office:value-type="float" office:value="0.00000235808175254227">
            <text:p>2,35808175254227E-006</text:p>
          </table:table-cell>
          <table:table-cell table:formula="of:=AVERAGE([Hoja1.L11:.U11])" office:value-type="float" office:value="0.0315573215484619">
            <text:p>3,16E-002</text:p>
          </table:table-cell>
          <table:table-cell table:formula="of:=STDEV([Hoja1.L11:.U11])" office:value-type="float" office:value="0.0000708735736834734">
            <text:p>7,08735736834734E-005</text:p>
          </table:table-cell>
          <table:table-cell table:formula="of:=AVERAGE([Hoja1.V11:.AE11])" office:value-type="float" office:value="11.15257999897">
            <text:p>1,12E+001</text:p>
          </table:table-cell>
          <table:table-cell table:formula="of:=STDEV([Hoja1.V11:.AE11])" office:value-type="float" office:value="0.0632494733285817">
            <text:p>0,0632494733</text:p>
          </table:table-cell>
          <table:table-cell table:formula="of:=AVERAGE([Hoja1.AF11:.AO11])" office:value-type="float" office:value="0.0322952032089233">
            <text:p>3,23E-002</text:p>
          </table:table-cell>
          <table:table-cell table:formula="of:=STDEV([Hoja1.AF11:.AO11])" office:value-type="float" office:value="0.000112355818899435">
            <text:p>0,0001123558</text:p>
          </table:table-cell>
          <table:table-cell table:formula="of:=AVERAGE([Hoja1.AP11:.AY11])" office:value-type="float" office:value="0.0314525127410889">
            <text:p>3,15E-002</text:p>
          </table:table-cell>
          <table:table-cell table:formula="of:=STDEV([Hoja1.AP11:.AY11])" office:value-type="float" office:value="0.00009581673270331">
            <text:p>9,581673270331E-0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VERAGE([Hoja1.B12:.K12])" office:value-type="float" office:value="0.0000285863876342773">
            <text:p>2,86E-005</text:p>
          </table:table-cell>
          <table:table-cell table:formula="of:=STDEV([Hoja1.B12:.K12])" office:value-type="float" office:value="0.00000133197081874946">
            <text:p>0,000001332</text:p>
          </table:table-cell>
          <table:table-cell table:formula="of:=AVERAGE([Hoja1.L12:.U12])" office:value-type="float" office:value="0.034771203994751">
            <text:p>3,48E-002</text:p>
          </table:table-cell>
          <table:table-cell table:formula="of:=STDEV([Hoja1.L12:.U12])" office:value-type="float" office:value="0.000173678584608228">
            <text:p>0,0001736786</text:p>
          </table:table-cell>
          <table:table-cell table:formula="of:=AVERAGE([Hoja1.V12:.AE12])" office:value-type="float" office:value="12.2909249067307">
            <text:p>1,23E+001</text:p>
          </table:table-cell>
          <table:table-cell table:formula="of:=STDEV([Hoja1.V12:.AE12])" office:value-type="float" office:value="0.0678424255214132">
            <text:p>0,0678424255</text:p>
          </table:table-cell>
          <table:table-cell table:formula="of:=AVERAGE([Hoja1.AF12:.AO12])" office:value-type="float" office:value="0.0355392456054687">
            <text:p>3,55E-002</text:p>
          </table:table-cell>
          <table:table-cell table:formula="of:=STDEV([Hoja1.AF12:.AO12])" office:value-type="float" office:value="0.0000754683582084627">
            <text:p>7,54683582084627E-005</text:p>
          </table:table-cell>
          <table:table-cell table:formula="of:=AVERAGE([Hoja1.AP12:.AY12])" office:value-type="float" office:value="0.0344937324523926">
            <text:p>3,45E-002</text:p>
          </table:table-cell>
          <table:table-cell table:formula="of:=STDEV([Hoja1.AP12:.AY12])" office:value-type="float" office:value="0.0000834993770144695">
            <text:p>8,34993770144695E-0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VERAGE([Hoja1.B13:.K13])" office:value-type="float" office:value="0.000030207633972168">
            <text:p>3,02E-005</text:p>
          </table:table-cell>
          <table:table-cell table:formula="of:=STDEV([Hoja1.B13:.K13])" office:value-type="float" office:value="0.000000913419438247336">
            <text:p>9,13419438247336E-007</text:p>
          </table:table-cell>
          <table:table-cell table:formula="of:=AVERAGE([Hoja1.L13:.U13])" office:value-type="float" office:value="0.0381626129150391">
            <text:p>3,82E-002</text:p>
          </table:table-cell>
          <table:table-cell table:formula="of:=STDEV([Hoja1.L13:.U13])" office:value-type="float" office:value="0.00021637382421617">
            <text:p>0,0002163738</text:p>
          </table:table-cell>
          <table:table-cell table:formula="of:=AVERAGE([Hoja1.V13:.AE13])" office:value-type="float" office:value="13.4278298139572">
            <text:p>1,34E+001</text:p>
          </table:table-cell>
          <table:table-cell table:formula="of:=STDEV([Hoja1.V13:.AE13])" office:value-type="float" office:value="0.0866693139753078">
            <text:p>0,086669314</text:p>
          </table:table-cell>
          <table:table-cell table:formula="of:=AVERAGE([Hoja1.AF13:.AO13])" office:value-type="float" office:value="0.0387428760528564">
            <text:p>3,87E-002</text:p>
          </table:table-cell>
          <table:table-cell table:formula="of:=STDEV([Hoja1.AF13:.AO13])" office:value-type="float" office:value="0.000118024244643893">
            <text:p>0,0001180242</text:p>
          </table:table-cell>
          <table:table-cell table:formula="of:=AVERAGE([Hoja1.AP13:.AY13])" office:value-type="float" office:value="0.0376186847686768">
            <text:p>3,76E-002</text:p>
          </table:table-cell>
          <table:table-cell table:formula="of:=STDEV([Hoja1.AP13:.AY13])" office:value-type="float" office:value="0.0000896885499678044">
            <text:p>8,96885499678044E-0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VERAGE([Hoja1.B14:.K14])" office:value-type="float" office:value="0.0000322818756103516">
            <text:p>3,23E-005</text:p>
          </table:table-cell>
          <table:table-cell table:formula="of:=STDEV([Hoja1.B14:.K14])" office:value-type="float" office:value="0.00000161781446456903">
            <text:p>1,61781446456903E-006</text:p>
          </table:table-cell>
          <table:table-cell table:formula="of:=AVERAGE([Hoja1.L14:.U14])" office:value-type="float" office:value="0.0412716865539551">
            <text:p>4,13E-002</text:p>
          </table:table-cell>
          <table:table-cell table:formula="of:=STDEV([Hoja1.L14:.U14])" office:value-type="float" office:value="0.000161050607989547">
            <text:p>0,0001610506</text:p>
          </table:table-cell>
          <table:table-cell table:formula="of:=AVERAGE([Hoja1.V14:.AE14])" office:value-type="float" office:value="14.5328182935715">
            <text:p>1,45E+001</text:p>
          </table:table-cell>
          <table:table-cell table:formula="of:=STDEV([Hoja1.V14:.AE14])" office:value-type="float" office:value="0.0500754308164032">
            <text:p>0,0500754308</text:p>
          </table:table-cell>
          <table:table-cell table:formula="of:=AVERAGE([Hoja1.AF14:.AO14])" office:value-type="float" office:value="0.0419761180877686">
            <text:p>4,20E-002</text:p>
          </table:table-cell>
          <table:table-cell table:formula="of:=STDEV([Hoja1.AF14:.AO14])" office:value-type="float" office:value="0.0000817232365412726">
            <text:p>8,17232365412726E-005</text:p>
          </table:table-cell>
          <table:table-cell table:formula="of:=AVERAGE([Hoja1.AP14:.AY14])" office:value-type="float" office:value="0.040727686882019">
            <text:p>4,07E-002</text:p>
          </table:table-cell>
          <table:table-cell table:formula="of:=STDEV([Hoja1.AP14:.AY14])" office:value-type="float" office:value="0.0000917337184246112">
            <text:p>9,17337184246112E-0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VERAGE([Hoja1.B15:.K15])" office:value-type="float" office:value="0.0000339508056640625">
            <text:p>3,40E-005</text:p>
          </table:table-cell>
          <table:table-cell table:formula="of:=STDEV([Hoja1.B15:.K15])" office:value-type="float" office:value="0.00000123732887624286">
            <text:p>1,23732887624286E-006</text:p>
          </table:table-cell>
          <table:table-cell table:formula="of:=AVERAGE([Hoja1.L15:.U15])" office:value-type="float" office:value="0.0443183660507202">
            <text:p>4,43E-002</text:p>
          </table:table-cell>
          <table:table-cell table:formula="of:=STDEV([Hoja1.L15:.U15])" office:value-type="float" office:value="0.00027749781058947">
            <text:p>0,0002774978</text:p>
          </table:table-cell>
          <table:table-cell table:formula="of:=AVERAGE([Hoja1.V15:.AE15])" office:value-type="float" office:value="15.6290099620819">
            <text:p>1,56E+001</text:p>
          </table:table-cell>
          <table:table-cell table:formula="of:=STDEV([Hoja1.V15:.AE15])" office:value-type="float" office:value="0.0697612034276414">
            <text:p>0,0697612034</text:p>
          </table:table-cell>
          <table:table-cell table:formula="of:=AVERAGE([Hoja1.AF15:.AO15])" office:value-type="float" office:value="0.0451830148696899">
            <text:p>4,52E-002</text:p>
          </table:table-cell>
          <table:table-cell table:formula="of:=STDEV([Hoja1.AF15:.AO15])" office:value-type="float" office:value="0.0000965829743585284">
            <text:p>0,000096583</text:p>
          </table:table-cell>
          <table:table-cell table:formula="of:=AVERAGE([Hoja1.AP15:.AY15])" office:value-type="float" office:value="0.0438082695007324">
            <text:p>4,38E-002</text:p>
          </table:table-cell>
          <table:table-cell table:formula="of:=STDEV([Hoja1.AP15:.AY15])" office:value-type="float" office:value="0.000156430562419928">
            <text:p>0,00015643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VERAGE([Hoja1.B16:.K16])" office:value-type="float" office:value="0.0000366449356079102">
            <text:p>3,66E-005</text:p>
          </table:table-cell>
          <table:table-cell table:formula="of:=STDEV([Hoja1.B16:.K16])" office:value-type="float" office:value="0.00000378319194273943">
            <text:p>3,78319194273943E-006</text:p>
          </table:table-cell>
          <table:table-cell table:formula="of:=AVERAGE([Hoja1.L16:.U16])" office:value-type="float" office:value="0.047274374961853">
            <text:p>4,73E-002</text:p>
          </table:table-cell>
          <table:table-cell table:formula="of:=STDEV([Hoja1.L16:.U16])" office:value-type="float" office:value="0.000191082784439628">
            <text:p>0,0001910828</text:p>
          </table:table-cell>
          <table:table-cell table:formula="of:=AVERAGE([Hoja1.V16:.AE16])" office:value-type="float" office:value="16.7501129865646">
            <text:p>1,68E+001</text:p>
          </table:table-cell>
          <table:table-cell table:formula="of:=STDEV([Hoja1.V16:.AE16])" office:value-type="float" office:value="0.0743081184770656">
            <text:p>0,0743081185</text:p>
          </table:table-cell>
          <table:table-cell table:formula="of:=AVERAGE([Hoja1.AF16:.AO16])" office:value-type="float" office:value="0.048311448097229">
            <text:p>4,83E-002</text:p>
          </table:table-cell>
          <table:table-cell table:formula="of:=STDEV([Hoja1.AF16:.AO16])" office:value-type="float" office:value="0.000104648674502965">
            <text:p>0,0001046487</text:p>
          </table:table-cell>
          <table:table-cell table:formula="of:=AVERAGE([Hoja1.AP16:.AY16])" office:value-type="float" office:value="0.0470323801040649">
            <text:p>4,70E-002</text:p>
          </table:table-cell>
          <table:table-cell table:formula="of:=STDEV([Hoja1.AP16:.AY16])" office:value-type="float" office:value="0.000244739363755104">
            <text:p>0,000244739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VERAGE([Hoja1.B17:.K17])" office:value-type="float" office:value="0.0000398874282836914">
            <text:p>3,99E-005</text:p>
          </table:table-cell>
          <table:table-cell table:formula="of:=STDEV([Hoja1.B17:.K17])" office:value-type="float" office:value="0.00000279864101404172">
            <text:p>2,79864101404172E-006</text:p>
          </table:table-cell>
          <table:table-cell table:formula="of:=AVERAGE([Hoja1.L17:.U17])" office:value-type="float" office:value="0.0504924774169922">
            <text:p>5,05E-002</text:p>
          </table:table-cell>
          <table:table-cell table:formula="of:=STDEV([Hoja1.L17:.U17])" office:value-type="float" office:value="0.000114063339865165">
            <text:p>0,0001140633</text:p>
          </table:table-cell>
          <table:table-cell table:formula="of:=AVERAGE([Hoja1.V17:.AE17])" office:value-type="float" office:value="17.8842618227005">
            <text:p>1,79E+001</text:p>
          </table:table-cell>
          <table:table-cell table:formula="of:=STDEV([Hoja1.V17:.AE17])" office:value-type="float" office:value="0.0884122273609871">
            <text:p>0,0884122274</text:p>
          </table:table-cell>
          <table:table-cell table:formula="of:=AVERAGE([Hoja1.AF17:.AO17])" office:value-type="float" office:value="0.0514768838882446">
            <text:p>5,15E-002</text:p>
          </table:table-cell>
          <table:table-cell table:formula="of:=STDEV([Hoja1.AF17:.AO17])" office:value-type="float" office:value="0.0000801449056889955">
            <text:p>8,01449056889955E-005</text:p>
          </table:table-cell>
          <table:table-cell table:formula="of:=AVERAGE([Hoja1.AP17:.AY17])" office:value-type="float" office:value="0.0501103639602661">
            <text:p>5,01E-002</text:p>
          </table:table-cell>
          <table:table-cell table:formula="of:=STDEV([Hoja1.AP17:.AY17])" office:value-type="float" office:value="0.000222321072924977">
            <text:p>0,00022232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VERAGE([Hoja1.B18:.K18])" office:value-type="float" office:value="0.0000400066375732422">
            <text:p>4,00E-005</text:p>
          </table:table-cell>
          <table:table-cell table:formula="of:=STDEV([Hoja1.B18:.K18])" office:value-type="float" office:value="0.00000125557058068158">
            <text:p>1,25557058068158E-006</text:p>
          </table:table-cell>
          <table:table-cell table:formula="of:=AVERAGE([Hoja1.L18:.U18])" office:value-type="float" office:value="0.0536351442337036">
            <text:p>5,36E-002</text:p>
          </table:table-cell>
          <table:table-cell table:formula="of:=STDEV([Hoja1.L18:.U18])" office:value-type="float" office:value="0.000171638985118277">
            <text:p>0,000171639</text:p>
          </table:table-cell>
          <table:table-cell table:formula="of:=AVERAGE([Hoja1.V18:.AE18])" office:value-type="float" office:value="18.9988034963608">
            <text:p>1,90E+001</text:p>
          </table:table-cell>
          <table:table-cell table:formula="of:=STDEV([Hoja1.V18:.AE18])" office:value-type="float" office:value="0.0658182412827649">
            <text:p>0,0658182413</text:p>
          </table:table-cell>
          <table:table-cell table:formula="of:=AVERAGE([Hoja1.AF18:.AO18])" office:value-type="float" office:value="0.0545914888381958">
            <text:p>5,46E-002</text:p>
          </table:table-cell>
          <table:table-cell table:formula="of:=STDEV([Hoja1.AF18:.AO18])" office:value-type="float" office:value="0.000138963655012635">
            <text:p>0,0001389637</text:p>
          </table:table-cell>
          <table:table-cell table:formula="of:=AVERAGE([Hoja1.AP18:.AY18])" office:value-type="float" office:value="0.0534141063690186">
            <text:p>5,34E-002</text:p>
          </table:table-cell>
          <table:table-cell table:formula="of:=STDEV([Hoja1.AP18:.AY18])" office:value-type="float" office:value="0.000263304990323132">
            <text:p>0,00026330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VERAGE([Hoja1.B19:.K19])" office:value-type="float" office:value="0.0000431060791015625">
            <text:p>4,31E-005</text:p>
          </table:table-cell>
          <table:table-cell table:formula="of:=STDEV([Hoja1.B19:.K19])" office:value-type="float" office:value="0.00000334126435114953">
            <text:p>3,34126435114953E-006</text:p>
          </table:table-cell>
          <table:table-cell table:formula="of:=AVERAGE([Hoja1.L19:.U19])" office:value-type="float" office:value="0.0568182706832886">
            <text:p>5,68E-002</text:p>
          </table:table-cell>
          <table:table-cell table:formula="of:=STDEV([Hoja1.L19:.U19])" office:value-type="float" office:value="0.000206437616384092">
            <text:p>0,0002064376</text:p>
          </table:table-cell>
          <table:table-cell table:formula="of:=AVERAGE([Hoja1.V19:.AE19])" office:value-type="float" office:value="20.0974475383759">
            <text:p>2,01E+001</text:p>
          </table:table-cell>
          <table:table-cell table:formula="of:=STDEV([Hoja1.V19:.AE19])" office:value-type="float" office:value="0.0690825509565648">
            <text:p>0,069082551</text:p>
          </table:table-cell>
          <table:table-cell table:formula="of:=AVERAGE([Hoja1.AF19:.AO19])" office:value-type="float" office:value="0.0577656030654907">
            <text:p>5,78E-002</text:p>
          </table:table-cell>
          <table:table-cell table:formula="of:=STDEV([Hoja1.AF19:.AO19])" office:value-type="float" office:value="0.0000978324298937364">
            <text:p>9,78324298937364E-005</text:p>
          </table:table-cell>
          <table:table-cell table:formula="of:=AVERAGE([Hoja1.AP19:.AY19])" office:value-type="float" office:value="0.0566445827484131">
            <text:p>5,66E-002</text:p>
          </table:table-cell>
          <table:table-cell table:formula="of:=STDEV([Hoja1.AP19:.AY19])" office:value-type="float" office:value="0.000316910525726253">
            <text:p>0,000316910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VERAGE([Hoja1.B20:.K20])" office:value-type="float" office:value="0.00004425048828125">
            <text:p>4,43E-005</text:p>
          </table:table-cell>
          <table:table-cell table:formula="of:=STDEV([Hoja1.B20:.K20])" office:value-type="float" office:value="0.00000182683887649468">
            <text:p>1,82683887649468E-006</text:p>
          </table:table-cell>
          <table:table-cell table:formula="of:=AVERAGE([Hoja1.L20:.U20])" office:value-type="float" office:value="0.0599732875823975">
            <text:p>6,00E-002</text:p>
          </table:table-cell>
          <table:table-cell table:formula="of:=STDEV([Hoja1.L20:.U20])" office:value-type="float" office:value="0.000240440058771455">
            <text:p>0,0002404401</text:p>
          </table:table-cell>
          <table:table-cell table:formula="of:=AVERAGE([Hoja1.V20:.AE20])" office:value-type="float" office:value="21.2156114578247">
            <text:p>2,12E+001</text:p>
          </table:table-cell>
          <table:table-cell table:formula="of:=STDEV([Hoja1.V20:.AE20])" office:value-type="float" office:value="0.072310301142179">
            <text:p>0,0723103011</text:p>
          </table:table-cell>
          <table:table-cell table:formula="of:=AVERAGE([Hoja1.AF20:.AO20])" office:value-type="float" office:value="0.0609083414077759">
            <text:p>6,09E-002</text:p>
          </table:table-cell>
          <table:table-cell table:formula="of:=STDEV([Hoja1.AF20:.AO20])" office:value-type="float" office:value="0.000124507288842471">
            <text:p>0,0001245073</text:p>
          </table:table-cell>
          <table:table-cell table:formula="of:=AVERAGE([Hoja1.AP20:.AY20])" office:value-type="float" office:value="0.0597105264663696">
            <text:p>5,97E-002</text:p>
          </table:table-cell>
          <table:table-cell table:formula="of:=STDEV([Hoja1.AP20:.AY20])" office:value-type="float" office:value="0.000398357952225659">
            <text:p>0,00039835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VERAGE([Hoja1.B21:.K21])" office:value-type="float" office:value="0.0000457048416137695">
            <text:p>4,57E-005</text:p>
          </table:table-cell>
          <table:table-cell table:formula="of:=STDEV([Hoja1.B21:.K21])" office:value-type="float" office:value="0.00000122114387145081">
            <text:p>1,22114387145081E-006</text:p>
          </table:table-cell>
          <table:table-cell table:formula="of:=AVERAGE([Hoja1.L21:.U21])" office:value-type="float" office:value="0.0632305145263672">
            <text:p>6,32E-002</text:p>
          </table:table-cell>
          <table:table-cell table:formula="of:=STDEV([Hoja1.L21:.U21])" office:value-type="float" office:value="0.000245983329268454">
            <text:p>0,0002459833</text:p>
          </table:table-cell>
          <table:table-cell table:formula="of:=AVERAGE([Hoja1.V21:.AE21])" office:value-type="float" office:value="22.3554498195648">
            <text:p>2,24E+001</text:p>
          </table:table-cell>
          <table:table-cell table:formula="of:=STDEV([Hoja1.V21:.AE21])" office:value-type="float" office:value="0.100393739015303">
            <text:p>0,100393739</text:p>
          </table:table-cell>
          <table:table-cell table:formula="of:=AVERAGE([Hoja1.AF21:.AO21])" office:value-type="float" office:value="0.0640036106109619">
            <text:p>6,40E-002</text:p>
          </table:table-cell>
          <table:table-cell table:formula="of:=STDEV([Hoja1.AF21:.AO21])" office:value-type="float" office:value="0.0000774704436561307">
            <text:p>7,74704436561307E-005</text:p>
          </table:table-cell>
          <table:table-cell table:formula="of:=AVERAGE([Hoja1.AP21:.AY21])" office:value-type="float" office:value="0.0628627061843872">
            <text:p>6,29E-002</text:p>
          </table:table-cell>
          <table:table-cell table:formula="of:=STDEV([Hoja1.AP21:.AY21])" office:value-type="float" office:value="0.000335541812154681">
            <text:p>0,000335541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AVERAGE([Hoja1.B22:.K22])" office:value-type="float" office:value="0.0000482797622680664">
            <text:p>4,83E-005</text:p>
          </table:table-cell>
          <table:table-cell table:formula="of:=STDEV([Hoja1.B22:.K22])" office:value-type="float" office:value="0.0000024242479074271">
            <text:p>2,4242479074271E-006</text:p>
          </table:table-cell>
          <table:table-cell table:formula="of:=AVERAGE([Hoja1.L22:.U22])" office:value-type="float" office:value="0.066373085975647">
            <text:p>6,64E-002</text:p>
          </table:table-cell>
          <table:table-cell table:formula="of:=STDEV([Hoja1.L22:.U22])" office:value-type="float" office:value="0.000376651814478674">
            <text:p>0,0003766518</text:p>
          </table:table-cell>
          <table:table-cell table:formula="of:=AVERAGE([Hoja1.V22:.AE22])" office:value-type="float" office:value="23.4622287034988">
            <text:p>2,35E+001</text:p>
          </table:table-cell>
          <table:table-cell table:formula="of:=STDEV([Hoja1.V22:.AE22])" office:value-type="float" office:value="0.0737701220531848">
            <text:p>0,0737701221</text:p>
          </table:table-cell>
          <table:table-cell table:formula="of:=AVERAGE([Hoja1.AF22:.AO22])" office:value-type="float" office:value="0.0670789003372192">
            <text:p>6,71E-002</text:p>
          </table:table-cell>
          <table:table-cell table:formula="of:=STDEV([Hoja1.AF22:.AO22])" office:value-type="float" office:value="0.0000936461487916362">
            <text:p>9,36461487916362E-005</text:p>
          </table:table-cell>
          <table:table-cell table:formula="of:=AVERAGE([Hoja1.AP22:.AY22])" office:value-type="float" office:value="0.0659416913986206">
            <text:p>6,59E-002</text:p>
          </table:table-cell>
          <table:table-cell table:formula="of:=STDEV([Hoja1.AP22:.AY22])" office:value-type="float" office:value="0.000365706887387043">
            <text:p>0,000365706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AVERAGE([Hoja1.B23:.K23])" office:value-type="float" office:value="0.0000490903854370117">
            <text:p>4,91E-005</text:p>
          </table:table-cell>
          <table:table-cell table:formula="of:=STDEV([Hoja1.B23:.K23])" office:value-type="float" office:value="0.00000183804076694743">
            <text:p>0,000001838</text:p>
          </table:table-cell>
          <table:table-cell table:formula="of:=AVERAGE([Hoja1.L23:.U23])" office:value-type="float" office:value="0.0694484233856201">
            <text:p>6,94E-002</text:p>
          </table:table-cell>
          <table:table-cell table:formula="of:=STDEV([Hoja1.L23:.U23])" office:value-type="float" office:value="0.000251609838791541">
            <text:p>0,0002516098</text:p>
          </table:table-cell>
          <table:table-cell table:formula="of:=AVERAGE([Hoja1.V23:.AE23])" office:value-type="float" office:value="24.5254325866699">
            <text:p>2,45E+001</text:p>
          </table:table-cell>
          <table:table-cell table:formula="of:=STDEV([Hoja1.V23:.AE23])" office:value-type="float" office:value="0.112778471382749">
            <text:p>0,1127784714</text:p>
          </table:table-cell>
          <table:table-cell table:formula="of:=AVERAGE([Hoja1.AF23:.AO23])" office:value-type="float" office:value="0.0703214168548584">
            <text:p>7,03E-002</text:p>
          </table:table-cell>
          <table:table-cell table:formula="of:=STDEV([Hoja1.AF23:.AO23])" office:value-type="float" office:value="0.0000895824617353397">
            <text:p>8,95824617353397E-005</text:p>
          </table:table-cell>
          <table:table-cell table:formula="of:=AVERAGE([Hoja1.AP23:.AY23])" office:value-type="float" office:value="0.0690333127975464">
            <text:p>6,90E-002</text:p>
          </table:table-cell>
          <table:table-cell table:formula="of:=STDEV([Hoja1.AP23:.AY23])" office:value-type="float" office:value="0.000344290518222855">
            <text:p>0,000344290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AVERAGE([Hoja1.B24:.K24])" office:value-type="float" office:value="0.0000518798828125">
            <text:p>5,19E-005</text:p>
          </table:table-cell>
          <table:table-cell table:formula="of:=STDEV([Hoja1.B24:.K24])" office:value-type="float" office:value="0.00000302873977374231">
            <text:p>3,02873977374231E-006</text:p>
          </table:table-cell>
          <table:table-cell table:formula="of:=AVERAGE([Hoja1.L24:.U24])" office:value-type="float" office:value="0.0727276802062988">
            <text:p>7,27E-002</text:p>
          </table:table-cell>
          <table:table-cell table:formula="of:=STDEV([Hoja1.L24:.U24])" office:value-type="float" office:value="0.000322957070291173">
            <text:p>0,0003229571</text:p>
          </table:table-cell>
          <table:table-cell table:formula="of:=AVERAGE([Hoja1.V24:.AE24])" office:value-type="float" office:value="25.706437420845">
            <text:p>2,57E+001</text:p>
          </table:table-cell>
          <table:table-cell table:formula="of:=STDEV([Hoja1.V24:.AE24])" office:value-type="float" office:value="0.0611662695030429">
            <text:p>0,0611662695</text:p>
          </table:table-cell>
          <table:table-cell table:formula="of:=AVERAGE([Hoja1.AF24:.AO24])" office:value-type="float" office:value="0.0734991312026978">
            <text:p>7,35E-002</text:p>
          </table:table-cell>
          <table:table-cell table:formula="of:=STDEV([Hoja1.AF24:.AO24])" office:value-type="float" office:value="0.000140402974069715">
            <text:p>0,000140403</text:p>
          </table:table-cell>
          <table:table-cell table:formula="of:=AVERAGE([Hoja1.AP24:.AY24])" office:value-type="float" office:value="0.0723170280456543">
            <text:p>7,23E-002</text:p>
          </table:table-cell>
          <table:table-cell table:formula="of:=STDEV([Hoja1.AP24:.AY24])" office:value-type="float" office:value="0.000273877731301963">
            <text:p>0,000273877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AVERAGE([Hoja1.B25:.K25])" office:value-type="float" office:value="0.0000546693801879883">
            <text:p>5,47E-005</text:p>
          </table:table-cell>
          <table:table-cell table:formula="of:=STDEV([Hoja1.B25:.K25])" office:value-type="float" office:value="0.00000358430526826127">
            <text:p>3,58430526826127E-006</text:p>
          </table:table-cell>
          <table:table-cell table:formula="of:=AVERAGE([Hoja1.L25:.U25])" office:value-type="float" office:value="0.0757241010665894">
            <text:p>7,57E-002</text:p>
          </table:table-cell>
          <table:table-cell table:formula="of:=STDEV([Hoja1.L25:.U25])" office:value-type="float" office:value="0.000322117989670146">
            <text:p>0,000322118</text:p>
          </table:table-cell>
          <table:table-cell table:formula="of:=AVERAGE([Hoja1.V25:.AE25])" office:value-type="float" office:value="26.8057248592377">
            <text:p>2,68E+001</text:p>
          </table:table-cell>
          <table:table-cell table:formula="of:=STDEV([Hoja1.V25:.AE25])" office:value-type="float" office:value="0.092112126520867">
            <text:p>0,0921121265</text:p>
          </table:table-cell>
          <table:table-cell table:formula="of:=AVERAGE([Hoja1.AF25:.AO25])" office:value-type="float" office:value="0.0767660856246948">
            <text:p>7,68E-002</text:p>
          </table:table-cell>
          <table:table-cell table:formula="of:=STDEV([Hoja1.AF25:.AO25])" office:value-type="float" office:value="0.000170690462297341">
            <text:p>0,0001706905</text:p>
          </table:table-cell>
          <table:table-cell table:formula="of:=AVERAGE([Hoja1.AP25:.AY25])" office:value-type="float" office:value="0.0753657817840576">
            <text:p>7,54E-002</text:p>
          </table:table-cell>
          <table:table-cell table:formula="of:=STDEV([Hoja1.AP25:.AY25])" office:value-type="float" office:value="0.000273239781058798">
            <text:p>0,000273239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AVERAGE([Hoja1.B26:.K26])" office:value-type="float" office:value="0.0000553607940673828">
            <text:p>5,54E-005</text:p>
          </table:table-cell>
          <table:table-cell table:formula="of:=STDEV([Hoja1.B26:.K26])" office:value-type="float" office:value="0.00000282503380653355">
            <text:p>0,000002825</text:p>
          </table:table-cell>
          <table:table-cell table:formula="of:=AVERAGE([Hoja1.L26:.U26])" office:value-type="float" office:value="0.0790855407714844">
            <text:p>7,91E-002</text:p>
          </table:table-cell>
          <table:table-cell table:formula="of:=STDEV([Hoja1.L26:.U26])" office:value-type="float" office:value="0.000404637839506264">
            <text:p>0,0004046378</text:p>
          </table:table-cell>
          <table:table-cell table:formula="of:=AVERAGE([Hoja1.V26:.AE26])" office:value-type="float" office:value="27.9322427988052">
            <text:p>2,79E+001</text:p>
          </table:table-cell>
          <table:table-cell table:formula="of:=STDEV([Hoja1.V26:.AE26])" office:value-type="float" office:value="0.0892393721172363">
            <text:p>0,0892393721</text:p>
          </table:table-cell>
          <table:table-cell table:formula="of:=AVERAGE([Hoja1.AF26:.AO26])" office:value-type="float" office:value="0.0798864603042602">
            <text:p>7,99E-002</text:p>
          </table:table-cell>
          <table:table-cell table:formula="of:=STDEV([Hoja1.AF26:.AO26])" office:value-type="float" office:value="0.000135916363425771">
            <text:p>0,0001359164</text:p>
          </table:table-cell>
          <table:table-cell table:formula="of:=AVERAGE([Hoja1.AP26:.AY26])" office:value-type="float" office:value="0.0784792423248291">
            <text:p>7,85E-002</text:p>
          </table:table-cell>
          <table:table-cell table:formula="of:=STDEV([Hoja1.AP26:.AY26])" office:value-type="float" office:value="0.000403313664814511">
            <text:p>0,000403313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AVERAGE([Hoja1.B27:.K27])" office:value-type="float" office:value="0.0000579118728637695">
            <text:p>5,79E-005</text:p>
          </table:table-cell>
          <table:table-cell table:formula="of:=STDEV([Hoja1.B27:.K27])" office:value-type="float" office:value="0.00000253679061189258">
            <text:p>2,53679061189258E-006</text:p>
          </table:table-cell>
          <table:table-cell table:formula="of:=AVERAGE([Hoja1.L27:.U27])" office:value-type="float" office:value="0.0821779251098633">
            <text:p>8,22E-002</text:p>
          </table:table-cell>
          <table:table-cell table:formula="of:=STDEV([Hoja1.L27:.U27])" office:value-type="float" office:value="0.000295858058503606">
            <text:p>0,0002958581</text:p>
          </table:table-cell>
          <table:table-cell table:formula="of:=AVERAGE([Hoja1.V27:.AE27])" office:value-type="float" office:value="29.0654932498932">
            <text:p>2,91E+001</text:p>
          </table:table-cell>
          <table:table-cell table:formula="of:=STDEV([Hoja1.V27:.AE27])" office:value-type="float" office:value="0.0639725111747361">
            <text:p>0,0639725112</text:p>
          </table:table-cell>
          <table:table-cell table:formula="of:=AVERAGE([Hoja1.AF27:.AO27])" office:value-type="float" office:value="0.083078145980835">
            <text:p>8,31E-002</text:p>
          </table:table-cell>
          <table:table-cell table:formula="of:=STDEV([Hoja1.AF27:.AO27])" office:value-type="float" office:value="0.000117960642312629">
            <text:p>0,0001179606</text:p>
          </table:table-cell>
          <table:table-cell table:formula="of:=AVERAGE([Hoja1.AP27:.AY27])" office:value-type="float" office:value="0.0817534685134888">
            <text:p>8,18E-002</text:p>
          </table:table-cell>
          <table:table-cell table:formula="of:=STDEV([Hoja1.AP27:.AY27])" office:value-type="float" office:value="0.000459940624981491">
            <text:p>0,000459940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AVERAGE([Hoja1.B28:.K28])" office:value-type="float" office:value="0.0000598907470703125">
            <text:p>5,99E-005</text:p>
          </table:table-cell>
          <table:table-cell table:formula="of:=STDEV([Hoja1.B28:.K28])" office:value-type="float" office:value="0.0000042379233105194">
            <text:p>4,2379233105194E-006</text:p>
          </table:table-cell>
          <table:table-cell table:formula="of:=AVERAGE([Hoja1.L28:.U28])" office:value-type="float" office:value="0.0853501796722412">
            <text:p>8,54E-002</text:p>
          </table:table-cell>
          <table:table-cell table:formula="of:=STDEV([Hoja1.L28:.U28])" office:value-type="float" office:value="0.000360820685271468">
            <text:p>0,0003608207</text:p>
          </table:table-cell>
          <table:table-cell table:formula="of:=AVERAGE([Hoja1.V28:.AE28])" office:value-type="float" office:value="30.1432767868042">
            <text:p>3,01E+001</text:p>
          </table:table-cell>
          <table:table-cell table:formula="of:=STDEV([Hoja1.V28:.AE28])" office:value-type="float" office:value="0.0972545996980252">
            <text:p>0,0972545997</text:p>
          </table:table-cell>
          <table:table-cell table:formula="of:=AVERAGE([Hoja1.AF28:.AO28])" office:value-type="float" office:value="0.0862460851669312">
            <text:p>8,62E-002</text:p>
          </table:table-cell>
          <table:table-cell table:formula="of:=STDEV([Hoja1.AF28:.AO28])" office:value-type="float" office:value="0.000161978675005286">
            <text:p>0,0001619787</text:p>
          </table:table-cell>
          <table:table-cell table:formula="of:=AVERAGE([Hoja1.AP28:.AY28])" office:value-type="float" office:value="0.0848538398742676">
            <text:p>8,49E-002</text:p>
          </table:table-cell>
          <table:table-cell table:formula="of:=STDEV([Hoja1.AP28:.AY28])" office:value-type="float" office:value="0.000498121224763604">
            <text:p>0,000498121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AVERAGE([Hoja1.B29:.K29])" office:value-type="float" office:value="0.0000619888305664062">
            <text:p>6,20E-005</text:p>
          </table:table-cell>
          <table:table-cell table:formula="of:=STDEV([Hoja1.B29:.K29])" office:value-type="float" office:value="0.00000319279184764237">
            <text:p>3,19279184764237E-006</text:p>
          </table:table-cell>
          <table:table-cell table:formula="of:=AVERAGE([Hoja1.L29:.U29])" office:value-type="float" office:value="0.0883547782897949">
            <text:p>8,84E-002</text:p>
          </table:table-cell>
          <table:table-cell table:formula="of:=STDEV([Hoja1.L29:.U29])" office:value-type="float" office:value="0.00043870512676595">
            <text:p>0,0004387051</text:p>
          </table:table-cell>
          <table:table-cell table:formula="of:=AVERAGE([Hoja1.V29:.AE29])" office:value-type="float" office:value="31.2324276924133">
            <text:p>3,12E+001</text:p>
          </table:table-cell>
          <table:table-cell table:formula="of:=STDEV([Hoja1.V29:.AE29])" office:value-type="float" office:value="0.0787214183607636">
            <text:p>0,0787214184</text:p>
          </table:table-cell>
          <table:table-cell table:formula="of:=AVERAGE([Hoja1.AF29:.AO29])" office:value-type="float" office:value="0.0894821405410767">
            <text:p>8,95E-002</text:p>
          </table:table-cell>
          <table:table-cell table:formula="of:=STDEV([Hoja1.AF29:.AO29])" office:value-type="float" office:value="0.000205206773926897">
            <text:p>0,0002052068</text:p>
          </table:table-cell>
          <table:table-cell table:formula="of:=AVERAGE([Hoja1.AP29:.AY29])" office:value-type="float" office:value="0.0881928443908691">
            <text:p>8,82E-002</text:p>
          </table:table-cell>
          <table:table-cell table:formula="of:=STDEV([Hoja1.AP29:.AY29])" office:value-type="float" office:value="0.000265999928271048">
            <text:p>0,000265999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AVERAGE([Hoja1.B30:.K30])" office:value-type="float" office:value="0.0000636577606201172">
            <text:p>6,37E-005</text:p>
          </table:table-cell>
          <table:table-cell table:formula="of:=STDEV([Hoja1.B30:.K30])" office:value-type="float" office:value="0.00000211463526020846">
            <text:p>2,11463526020846E-006</text:p>
          </table:table-cell>
          <table:table-cell table:formula="of:=AVERAGE([Hoja1.L30:.U30])" office:value-type="float" office:value="0.0914334535598755">
            <text:p>9,14E-002</text:p>
          </table:table-cell>
          <table:table-cell table:formula="of:=STDEV([Hoja1.L30:.U30])" office:value-type="float" office:value="0.000153595732265482">
            <text:p>0,0001535957</text:p>
          </table:table-cell>
          <table:table-cell table:formula="of:=AVERAGE([Hoja1.V30:.AE30])" office:value-type="float" office:value="32.3652319908142">
            <text:p>3,24E+001</text:p>
          </table:table-cell>
          <table:table-cell table:formula="of:=STDEV([Hoja1.V30:.AE30])" office:value-type="float" office:value="0.0978226584677205">
            <text:p>0,0978226585</text:p>
          </table:table-cell>
          <table:table-cell table:formula="of:=AVERAGE([Hoja1.AF30:.AO30])" office:value-type="float" office:value="0.0926817893981934">
            <text:p>9,27E-002</text:p>
          </table:table-cell>
          <table:table-cell table:formula="of:=STDEV([Hoja1.AF30:.AO30])" office:value-type="float" office:value="0.000176525777166012">
            <text:p>0,0001765258</text:p>
          </table:table-cell>
          <table:table-cell table:formula="of:=AVERAGE([Hoja1.AP30:.AY30])" office:value-type="float" office:value="0.0912298917770386">
            <text:p>9,12E-002</text:p>
          </table:table-cell>
          <table:table-cell table:formula="of:=STDEV([Hoja1.AP30:.AY30])" office:value-type="float" office:value="0.000287013995390598">
            <text:p>0,00028701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AVERAGE([Hoja1.B31:.K31])" office:value-type="float" office:value="0.0000655174255371094">
            <text:p>6,55E-005</text:p>
          </table:table-cell>
          <table:table-cell table:formula="of:=STDEV([Hoja1.B31:.K31])" office:value-type="float" office:value="0.0000033937795815706">
            <text:p>3,3937795815706E-006</text:p>
          </table:table-cell>
          <table:table-cell table:formula="of:=AVERAGE([Hoja1.L31:.U31])" office:value-type="float" office:value="0.0946287631988525">
            <text:p>9,46E-002</text:p>
          </table:table-cell>
          <table:table-cell table:formula="of:=STDEV([Hoja1.L31:.U31])" office:value-type="float" office:value="0.000229550247699755">
            <text:p>0,0002295502</text:p>
          </table:table-cell>
          <table:table-cell table:formula="of:=AVERAGE([Hoja1.V31:.AE31])" office:value-type="float" office:value="33.4290807247162">
            <text:p>3,34E+001</text:p>
          </table:table-cell>
          <table:table-cell table:formula="of:=STDEV([Hoja1.V31:.AE31])" office:value-type="float" office:value="0.117735846210626">
            <text:p>0,1177358462</text:p>
          </table:table-cell>
          <table:table-cell table:formula="of:=AVERAGE([Hoja1.AF31:.AO31])" office:value-type="float" office:value="0.0958603143692017">
            <text:p>9,59E-002</text:p>
          </table:table-cell>
          <table:table-cell table:formula="of:=STDEV([Hoja1.AF31:.AO31])" office:value-type="float" office:value="0.000221808368439243">
            <text:p>0,0002218084</text:p>
          </table:table-cell>
          <table:table-cell table:formula="of:=AVERAGE([Hoja1.AP31:.AY31])" office:value-type="float" office:value="0.0943627595901489">
            <text:p>9,44E-002</text:p>
          </table:table-cell>
          <table:table-cell table:formula="of:=STDEV([Hoja1.AP31:.AY31])" office:value-type="float" office:value="0.00030209615919708">
            <text:p>0,000302096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AVERAGE([Hoja1.B32:.K32])" office:value-type="float" office:value="0.0000689983367919922">
            <text:p>6,90E-005</text:p>
          </table:table-cell>
          <table:table-cell table:formula="of:=STDEV([Hoja1.B32:.K32])" office:value-type="float" office:value="0.00000264824747717012">
            <text:p>2,64824747717012E-006</text:p>
          </table:table-cell>
          <table:table-cell table:formula="of:=AVERAGE([Hoja1.L32:.U32])" office:value-type="float" office:value="0.0978566646575928">
            <text:p>9,79E-002</text:p>
          </table:table-cell>
          <table:table-cell table:formula="of:=STDEV([Hoja1.L32:.U32])" office:value-type="float" office:value="0.000320402069941325">
            <text:p>0,0003204021</text:p>
          </table:table-cell>
          <table:table-cell table:formula="of:=AVERAGE([Hoja1.V32:.AE32])" office:value-type="float" office:value="34.564283490181">
            <text:p>3,46E+001</text:p>
          </table:table-cell>
          <table:table-cell table:formula="of:=STDEV([Hoja1.V32:.AE32])" office:value-type="float" office:value="0.113084510215979">
            <text:p>0,1130845102</text:p>
          </table:table-cell>
          <table:table-cell table:formula="of:=AVERAGE([Hoja1.AF32:.AO32])" office:value-type="float" office:value="0.0989728927612305">
            <text:p>9,90E-002</text:p>
          </table:table-cell>
          <table:table-cell table:formula="of:=STDEV([Hoja1.AF32:.AO32])" office:value-type="float" office:value="0.00020225888697504">
            <text:p>0,0002022589</text:p>
          </table:table-cell>
          <table:table-cell table:formula="of:=AVERAGE([Hoja1.AP32:.AY32])" office:value-type="float" office:value="0.0974522829055786">
            <text:p>9,75E-002</text:p>
          </table:table-cell>
          <table:table-cell table:formula="of:=STDEV([Hoja1.AP32:.AY32])" office:value-type="float" office:value="0.000394919907831761">
            <text:p>0,000394919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AVERAGE([Hoja1.B33:.K33])" office:value-type="float" office:value="0.000069427490234375">
            <text:p>6,94E-005</text:p>
          </table:table-cell>
          <table:table-cell table:formula="of:=STDEV([Hoja1.B33:.K33])" office:value-type="float" office:value="0.0000029837799149214">
            <text:p>2,9837799149214E-006</text:p>
          </table:table-cell>
          <table:table-cell table:formula="of:=AVERAGE([Hoja1.L33:.U33])" office:value-type="float" office:value="0.101204538345337">
            <text:p>1,01E-001</text:p>
          </table:table-cell>
          <table:table-cell table:formula="of:=STDEV([Hoja1.L33:.U33])" office:value-type="float" office:value="0.000321114791967391">
            <text:p>0,0003211148</text:p>
          </table:table-cell>
          <table:table-cell table:formula="of:=AVERAGE([Hoja1.V33:.AE33])" office:value-type="float" office:value="35.7406209945679">
            <text:p>3,57E+001</text:p>
          </table:table-cell>
          <table:table-cell table:formula="of:=STDEV([Hoja1.V33:.AE33])" office:value-type="float" office:value="0.0746244818695968">
            <text:p>0,0746244819</text:p>
          </table:table-cell>
          <table:table-cell table:formula="of:=AVERAGE([Hoja1.AF33:.AO33])" office:value-type="float" office:value="0.102231979370117">
            <text:p>1,02E-001</text:p>
          </table:table-cell>
          <table:table-cell table:formula="of:=STDEV([Hoja1.AF33:.AO33])" office:value-type="float" office:value="0.000264195829181407">
            <text:p>0,0002641958</text:p>
          </table:table-cell>
          <table:table-cell table:formula="of:=AVERAGE([Hoja1.AP33:.AY33])" office:value-type="float" office:value="0.100472712516785">
            <text:p>1,00E-001</text:p>
          </table:table-cell>
          <table:table-cell table:formula="of:=STDEV([Hoja1.AP33:.AY33])" office:value-type="float" office:value="0.000255522595128383">
            <text:p>0,000255522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AVERAGE([Hoja1.B34:.K34])" office:value-type="float" office:value="0.000070500373840332">
            <text:p>7,05E-005</text:p>
          </table:table-cell>
          <table:table-cell table:formula="of:=STDEV([Hoja1.B34:.K34])" office:value-type="float" office:value="0.00000306779650282106">
            <text:p>3,06779650282106E-006</text:p>
          </table:table-cell>
          <table:table-cell table:formula="of:=AVERAGE([Hoja1.L34:.U34])" office:value-type="float" office:value="0.104379224777222">
            <text:p>1,04E-001</text:p>
          </table:table-cell>
          <table:table-cell table:formula="of:=STDEV([Hoja1.L34:.U34])" office:value-type="float" office:value="0.000418167275131961">
            <text:p>0,0004181673</text:p>
          </table:table-cell>
          <table:table-cell table:formula="of:=AVERAGE([Hoja1.V34:.AE34])" office:value-type="float" office:value="36.8138456106186">
            <text:p>3,68E+001</text:p>
          </table:table-cell>
          <table:table-cell table:formula="of:=STDEV([Hoja1.V34:.AE34])" office:value-type="float" office:value="0.0852500853695526">
            <text:p>0,0852500854</text:p>
          </table:table-cell>
          <table:table-cell table:formula="of:=AVERAGE([Hoja1.AF34:.AO34])" office:value-type="float" office:value="0.105413365364075">
            <text:p>1,05E-001</text:p>
          </table:table-cell>
          <table:table-cell table:formula="of:=STDEV([Hoja1.AF34:.AO34])" office:value-type="float" office:value="0.000221602628455402">
            <text:p>0,0002216026</text:p>
          </table:table-cell>
          <table:table-cell table:formula="of:=AVERAGE([Hoja1.AP34:.AY34])" office:value-type="float" office:value="0.103644752502441">
            <text:p>1,04E-001</text:p>
          </table:table-cell>
          <table:table-cell table:formula="of:=STDEV([Hoja1.AP34:.AY34])" office:value-type="float" office:value="0.000195132112648187">
            <text:p>0,000195132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AVERAGE([Hoja1.B35:.K35])" office:value-type="float" office:value="0.0000720739364624023">
            <text:p>7,21E-005</text:p>
          </table:table-cell>
          <table:table-cell table:formula="of:=STDEV([Hoja1.B35:.K35])" office:value-type="float" office:value="0.00000181243427925313">
            <text:p>1,81243427925313E-006</text:p>
          </table:table-cell>
          <table:table-cell table:formula="of:=AVERAGE([Hoja1.L35:.U35])" office:value-type="float" office:value="0.107661390304565">
            <text:p>1,08E-001</text:p>
          </table:table-cell>
          <table:table-cell table:formula="of:=STDEV([Hoja1.L35:.U35])" office:value-type="float" office:value="0.000418513212576385">
            <text:p>0,0004185132</text:p>
          </table:table-cell>
          <table:table-cell table:formula="of:=AVERAGE([Hoja1.V35:.AE35])" office:value-type="float" office:value="37.8896507501602">
            <text:p>3,79E+001</text:p>
          </table:table-cell>
          <table:table-cell table:formula="of:=STDEV([Hoja1.V35:.AE35])" office:value-type="float" office:value="0.118638691970976">
            <text:p>0,118638692</text:p>
          </table:table-cell>
          <table:table-cell table:formula="of:=AVERAGE([Hoja1.AF35:.AO35])" office:value-type="float" office:value="0.10875186920166">
            <text:p>1,09E-001</text:p>
          </table:table-cell>
          <table:table-cell table:formula="of:=STDEV([Hoja1.AF35:.AO35])" office:value-type="float" office:value="0.000194069703266327">
            <text:p>0,0001940697</text:p>
          </table:table-cell>
          <table:table-cell table:formula="of:=AVERAGE([Hoja1.AP35:.AY35])" office:value-type="float" office:value="0.106947183609009">
            <text:p>1,07E-001</text:p>
          </table:table-cell>
          <table:table-cell table:formula="of:=STDEV([Hoja1.AP35:.AY35])" office:value-type="float" office:value="0.000141312935300414">
            <text:p>0,000141312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AVERAGE([Hoja1.B36:.K36])" office:value-type="float" office:value="0.0000733613967895508">
            <text:p>7,34E-005</text:p>
          </table:table-cell>
          <table:table-cell table:formula="of:=STDEV([Hoja1.B36:.K36])" office:value-type="float" office:value="0.00000133953620905627">
            <text:p>1,33953620905627E-006</text:p>
          </table:table-cell>
          <table:table-cell table:formula="of:=AVERAGE([Hoja1.L36:.U36])" office:value-type="float" office:value="0.110795116424561">
            <text:p>1,11E-001</text:p>
          </table:table-cell>
          <table:table-cell table:formula="of:=STDEV([Hoja1.L36:.U36])" office:value-type="float" office:value="0.000155704195388994">
            <text:p>0,0001557042</text:p>
          </table:table-cell>
          <table:table-cell table:formula="of:=AVERAGE([Hoja1.V36:.AE36])" office:value-type="float" office:value="39.0324114799499">
            <text:p>3,90E+001</text:p>
          </table:table-cell>
          <table:table-cell table:formula="of:=STDEV([Hoja1.V36:.AE36])" office:value-type="float" office:value="0.104101824999285">
            <text:p>0,104101825</text:p>
          </table:table-cell>
          <table:table-cell table:formula="of:=AVERAGE([Hoja1.AF36:.AO36])" office:value-type="float" office:value="0.112012124061584">
            <text:p>1,12E-001</text:p>
          </table:table-cell>
          <table:table-cell table:formula="of:=STDEV([Hoja1.AF36:.AO36])" office:value-type="float" office:value="0.000177758899680592">
            <text:p>0,0001777589</text:p>
          </table:table-cell>
          <table:table-cell table:formula="of:=AVERAGE([Hoja1.AP36:.AY36])" office:value-type="float" office:value="0.109924936294556">
            <text:p>1,10E-001</text:p>
          </table:table-cell>
          <table:table-cell table:formula="of:=STDEV([Hoja1.AP36:.AY36])" office:value-type="float" office:value="0.0000980456898810272">
            <text:p>9,80456898810272E-00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AVERAGE([Hoja1.B37:.K37])" office:value-type="float" office:value="0.0000780344009399414">
            <text:p>7,80E-005</text:p>
          </table:table-cell>
          <table:table-cell table:formula="of:=STDEV([Hoja1.B37:.K37])" office:value-type="float" office:value="0.00000437757691937723">
            <text:p>4,37757691937723E-006</text:p>
          </table:table-cell>
          <table:table-cell table:formula="of:=AVERAGE([Hoja1.L37:.U37])" office:value-type="float" office:value="0.113994312286377">
            <text:p>1,14E-001</text:p>
          </table:table-cell>
          <table:table-cell table:formula="of:=STDEV([Hoja1.L37:.U37])" office:value-type="float" office:value="0.000174087500491167">
            <text:p>0,0001740875</text:p>
          </table:table-cell>
          <table:table-cell table:formula="of:=AVERAGE([Hoja1.V37:.AE37])" office:value-type="float" office:value="40.1224670410156">
            <text:p>4,01E+001</text:p>
          </table:table-cell>
          <table:table-cell table:formula="of:=STDEV([Hoja1.V37:.AE37])" office:value-type="float" office:value="0.0972942082466083">
            <text:p>0,0972942082</text:p>
          </table:table-cell>
          <table:table-cell table:formula="of:=AVERAGE([Hoja1.AF37:.AO37])" office:value-type="float" office:value="0.115124082565308">
            <text:p>1,15E-001</text:p>
          </table:table-cell>
          <table:table-cell table:formula="of:=STDEV([Hoja1.AF37:.AO37])" office:value-type="float" office:value="0.000164795141099757">
            <text:p>0,0001647951</text:p>
          </table:table-cell>
          <table:table-cell table:formula="of:=AVERAGE([Hoja1.AP37:.AY37])" office:value-type="float" office:value="0.113062572479248">
            <text:p>1,13E-001</text:p>
          </table:table-cell>
          <table:table-cell table:formula="of:=STDEV([Hoja1.AP37:.AY37])" office:value-type="float" office:value="0.000139570624474013">
            <text:p>0,000139570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AVERAGE([Hoja1.B38:.K38])" office:value-type="float" office:value="0.0000787258148193359">
            <text:p>7,87E-005</text:p>
          </table:table-cell>
          <table:table-cell table:formula="of:=STDEV([Hoja1.B38:.K38])" office:value-type="float" office:value="0.00000397650297874791">
            <text:p>3,97650297874791E-006</text:p>
          </table:table-cell>
          <table:table-cell table:formula="of:=AVERAGE([Hoja1.L38:.U38])" office:value-type="float" office:value="0.116854572296143">
            <text:p>1,17E-001</text:p>
          </table:table-cell>
          <table:table-cell table:formula="of:=STDEV([Hoja1.L38:.U38])" office:value-type="float" office:value="0.000160220052490858">
            <text:p>0,0001602201</text:p>
          </table:table-cell>
          <table:table-cell table:formula="of:=AVERAGE([Hoja1.V38:.AE38])" office:value-type="float" office:value="41.2966475963593">
            <text:p>4,13E+001</text:p>
          </table:table-cell>
          <table:table-cell table:formula="of:=STDEV([Hoja1.V38:.AE38])" office:value-type="float" office:value="0.0532391014388958">
            <text:p>0,0532391014</text:p>
          </table:table-cell>
          <table:table-cell table:formula="of:=AVERAGE([Hoja1.AF38:.AO38])" office:value-type="float" office:value="0.118390154838562">
            <text:p>1,18E-001</text:p>
          </table:table-cell>
          <table:table-cell table:formula="of:=STDEV([Hoja1.AF38:.AO38])" office:value-type="float" office:value="0.000205691637974557">
            <text:p>0,0002056916</text:p>
          </table:table-cell>
          <table:table-cell table:formula="of:=AVERAGE([Hoja1.AP38:.AY38])" office:value-type="float" office:value="0.116371083259583">
            <text:p>1,16E-001</text:p>
          </table:table-cell>
          <table:table-cell table:formula="of:=STDEV([Hoja1.AP38:.AY38])" office:value-type="float" office:value="0.00018040206288312">
            <text:p>0,000180402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AVERAGE([Hoja1.B39:.K39])" office:value-type="float" office:value="0.0000817537307739258">
            <text:p>8,18E-005</text:p>
          </table:table-cell>
          <table:table-cell table:formula="of:=STDEV([Hoja1.B39:.K39])" office:value-type="float" office:value="0.00000361832869578345">
            <text:p>3,61832869578345E-006</text:p>
          </table:table-cell>
          <table:table-cell table:formula="of:=AVERAGE([Hoja1.L39:.U39])" office:value-type="float" office:value="0.120162534713745">
            <text:p>1,20E-001</text:p>
          </table:table-cell>
          <table:table-cell table:formula="of:=STDEV([Hoja1.L39:.U39])" office:value-type="float" office:value="0.000247138023368082">
            <text:p>0,000247138</text:p>
          </table:table-cell>
          <table:table-cell table:formula="of:=AVERAGE([Hoja1.V39:.AE39])" office:value-type="float" office:value="42.4255719423294">
            <text:p>4,24E+001</text:p>
          </table:table-cell>
          <table:table-cell table:formula="of:=STDEV([Hoja1.V39:.AE39])" office:value-type="float" office:value="0.116142478608024">
            <text:p>0,1161424786</text:p>
          </table:table-cell>
          <table:table-cell table:formula="of:=AVERAGE([Hoja1.AF39:.AO39])" office:value-type="float" office:value="0.121482181549072">
            <text:p>1,21E-001</text:p>
          </table:table-cell>
          <table:table-cell table:formula="of:=STDEV([Hoja1.AF39:.AO39])" office:value-type="float" office:value="0.000118820765282322">
            <text:p>0,0001188208</text:p>
          </table:table-cell>
          <table:table-cell table:formula="of:=AVERAGE([Hoja1.AP39:.AY39])" office:value-type="float" office:value="0.11949028968811">
            <text:p>1,19E-001</text:p>
          </table:table-cell>
          <table:table-cell table:formula="of:=STDEV([Hoja1.AP39:.AY39])" office:value-type="float" office:value="0.000158312657408204">
            <text:p>0,000158312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AVERAGE([Hoja1.B40:.K40])" office:value-type="float" office:value="0.0000821828842163086">
            <text:p>8,22E-005</text:p>
          </table:table-cell>
          <table:table-cell table:formula="of:=STDEV([Hoja1.B40:.K40])" office:value-type="float" office:value="0.00000137673970751065">
            <text:p>1,37673970751065E-006</text:p>
          </table:table-cell>
          <table:table-cell table:formula="of:=AVERAGE([Hoja1.L40:.U40])" office:value-type="float" office:value="0.12338240146637">
            <text:p>1,23E-001</text:p>
          </table:table-cell>
          <table:table-cell table:formula="of:=STDEV([Hoja1.L40:.U40])" office:value-type="float" office:value="0.000208862448549603">
            <text:p>0,0002088624</text:p>
          </table:table-cell>
          <table:table-cell table:formula="of:=AVERAGE([Hoja1.V40:.AE40])" office:value-type="float" office:value="43.5093691587448">
            <text:p>4,35E+001</text:p>
          </table:table-cell>
          <table:table-cell table:formula="of:=STDEV([Hoja1.V40:.AE40])" office:value-type="float" office:value="0.143550924775736">
            <text:p>0,1435509248</text:p>
          </table:table-cell>
          <table:table-cell table:formula="of:=AVERAGE([Hoja1.AF40:.AO40])" office:value-type="float" office:value="0.124573540687561">
            <text:p>1,25E-001</text:p>
          </table:table-cell>
          <table:table-cell table:formula="of:=STDEV([Hoja1.AF40:.AO40])" office:value-type="float" office:value="0.000179313458211838">
            <text:p>0,0001793135</text:p>
          </table:table-cell>
          <table:table-cell table:formula="of:=AVERAGE([Hoja1.AP40:.AY40])" office:value-type="float" office:value="0.122872543334961">
            <text:p>1,23E-001</text:p>
          </table:table-cell>
          <table:table-cell table:formula="of:=STDEV([Hoja1.AP40:.AY40])" office:value-type="float" office:value="0.000165050179452354">
            <text:p>0,000165050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AVERAGE([Hoja1.B41:.K41])" office:value-type="float" office:value="0.0000833272933959961">
            <text:p>8,33E-005</text:p>
          </table:table-cell>
          <table:table-cell table:formula="of:=STDEV([Hoja1.B41:.K41])" office:value-type="float" office:value="0.00000155429897432391">
            <text:p>1,55429897432391E-006</text:p>
          </table:table-cell>
          <table:table-cell table:formula="of:=AVERAGE([Hoja1.L41:.U41])" office:value-type="float" office:value="0.126448798179626">
            <text:p>1,26E-001</text:p>
          </table:table-cell>
          <table:table-cell table:formula="of:=STDEV([Hoja1.L41:.U41])" office:value-type="float" office:value="0.000237415749138239">
            <text:p>0,0002374157</text:p>
          </table:table-cell>
          <table:table-cell table:formula="of:=AVERAGE([Hoja1.V41:.AE41])" office:value-type="float" office:value="44.6174587011337">
            <text:p>4,46E+001</text:p>
          </table:table-cell>
          <table:table-cell table:formula="of:=STDEV([Hoja1.V41:.AE41])" office:value-type="float" office:value="0.135177101667408">
            <text:p>0,1351771017</text:p>
          </table:table-cell>
          <table:table-cell table:formula="of:=AVERAGE([Hoja1.AF41:.AO41])" office:value-type="float" office:value="0.127742648124695">
            <text:p>1,28E-001</text:p>
          </table:table-cell>
          <table:table-cell table:formula="of:=STDEV([Hoja1.AF41:.AO41])" office:value-type="float" office:value="0.000290022550094285">
            <text:p>0,0002900226</text:p>
          </table:table-cell>
          <table:table-cell table:formula="of:=AVERAGE([Hoja1.AP41:.AY41])" office:value-type="float" office:value="0.125979518890381">
            <text:p>1,26E-001</text:p>
          </table:table-cell>
          <table:table-cell table:formula="of:=STDEV([Hoja1.AP41:.AY41])" office:value-type="float" office:value="0.000234862919422403">
            <text:p>0,000234862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AVERAGE([Hoja1.B42:.K42])" office:value-type="float" office:value="0.0000863075256347656">
            <text:p>8,63E-005</text:p>
          </table:table-cell>
          <table:table-cell table:formula="of:=STDEV([Hoja1.B42:.K42])" office:value-type="float" office:value="0.00000289830883801945">
            <text:p>2,89830883801945E-006</text:p>
          </table:table-cell>
          <table:table-cell table:formula="of:=AVERAGE([Hoja1.L42:.U42])" office:value-type="float" office:value="0.129729461669922">
            <text:p>1,30E-001</text:p>
          </table:table-cell>
          <table:table-cell table:formula="of:=STDEV([Hoja1.L42:.U42])" office:value-type="float" office:value="0.000242921735508443">
            <text:p>0,0002429217</text:p>
          </table:table-cell>
          <table:table-cell table:formula="of:=AVERAGE([Hoja1.V42:.AE42])" office:value-type="float" office:value="45.7451587915421">
            <text:p>4,57E+001</text:p>
          </table:table-cell>
          <table:table-cell table:formula="of:=STDEV([Hoja1.V42:.AE42])" office:value-type="float" office:value="0.125657301261639">
            <text:p>0,1256573013</text:p>
          </table:table-cell>
          <table:table-cell table:formula="of:=AVERAGE([Hoja1.AF42:.AO42])" office:value-type="float" office:value="0.130961060523987">
            <text:p>1,31E-001</text:p>
          </table:table-cell>
          <table:table-cell table:formula="of:=STDEV([Hoja1.AF42:.AO42])" office:value-type="float" office:value="0.000180967824899056">
            <text:p>0,0001809678</text:p>
          </table:table-cell>
          <table:table-cell table:formula="of:=AVERAGE([Hoja1.AP42:.AY42])" office:value-type="float" office:value="0.129074668884277">
            <text:p>1,29E-001</text:p>
          </table:table-cell>
          <table:table-cell table:formula="of:=STDEV([Hoja1.AP42:.AY42])" office:value-type="float" office:value="0.000142425395904634">
            <text:p>0,000142425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AVERAGE([Hoja1.B43:.K43])" office:value-type="float" office:value="0.0000882148742675781">
            <text:p>8,82E-005</text:p>
          </table:table-cell>
          <table:table-cell table:formula="of:=STDEV([Hoja1.B43:.K43])" office:value-type="float" office:value="0.00000272998238203012">
            <text:p>0,00000273</text:p>
          </table:table-cell>
          <table:table-cell table:formula="of:=AVERAGE([Hoja1.L43:.U43])" office:value-type="float" office:value="0.132880258560181">
            <text:p>1,33E-001</text:p>
          </table:table-cell>
          <table:table-cell table:formula="of:=STDEV([Hoja1.L43:.U43])" office:value-type="float" office:value="0.000157864581243631">
            <text:p>0,0001578646</text:p>
          </table:table-cell>
          <table:table-cell table:formula="of:=AVERAGE([Hoja1.V43:.AE43])" office:value-type="float" office:value="46.8904360532761">
            <text:p>4,69E+001</text:p>
          </table:table-cell>
          <table:table-cell table:formula="of:=STDEV([Hoja1.V43:.AE43])" office:value-type="float" office:value="0.149925875745393">
            <text:p>0,1499258757</text:p>
          </table:table-cell>
          <table:table-cell table:formula="of:=AVERAGE([Hoja1.AF43:.AO43])" office:value-type="float" office:value="0.134035086631775">
            <text:p>1,34E-001</text:p>
          </table:table-cell>
          <table:table-cell table:formula="of:=STDEV([Hoja1.AF43:.AO43])" office:value-type="float" office:value="0.000215083995828094">
            <text:p>0,000215084</text:p>
          </table:table-cell>
          <table:table-cell table:formula="of:=AVERAGE([Hoja1.AP43:.AY43])" office:value-type="float" office:value="0.13225884437561">
            <text:p>1,32E-001</text:p>
          </table:table-cell>
          <table:table-cell table:formula="of:=STDEV([Hoja1.AP43:.AY43])" office:value-type="float" office:value="0.00011287159583406">
            <text:p>0,000112871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AVERAGE([Hoja1.B44:.K44])" office:value-type="float" office:value="0.000088191032409668">
            <text:p>8,82E-005</text:p>
          </table:table-cell>
          <table:table-cell table:formula="of:=STDEV([Hoja1.B44:.K44])" office:value-type="float" office:value="0.00000142808107263461">
            <text:p>1,42808107263461E-006</text:p>
          </table:table-cell>
          <table:table-cell table:formula="of:=AVERAGE([Hoja1.L44:.U44])" office:value-type="float" office:value="0.135995674133301">
            <text:p>1,36E-001</text:p>
          </table:table-cell>
          <table:table-cell table:formula="of:=STDEV([Hoja1.L44:.U44])" office:value-type="float" office:value="0.000281886274250636">
            <text:p>0,0002818863</text:p>
          </table:table-cell>
          <table:table-cell table:formula="of:=AVERAGE([Hoja1.V44:.AE44])" office:value-type="float" office:value="47.9657132148743">
            <text:p>4,80E+001</text:p>
          </table:table-cell>
          <table:table-cell table:formula="of:=STDEV([Hoja1.V44:.AE44])" office:value-type="float" office:value="0.0762941823366907">
            <text:p>0,0762941823</text:p>
          </table:table-cell>
          <table:table-cell table:formula="of:=AVERAGE([Hoja1.AF44:.AO44])" office:value-type="float" office:value="0.137155222892761">
            <text:p>1,37E-001</text:p>
          </table:table-cell>
          <table:table-cell table:formula="of:=STDEV([Hoja1.AF44:.AO44])" office:value-type="float" office:value="0.000245297382494877">
            <text:p>0,0002452974</text:p>
          </table:table-cell>
          <table:table-cell table:formula="of:=AVERAGE([Hoja1.AP44:.AY44])" office:value-type="float" office:value="0.135311269760132">
            <text:p>1,35E-001</text:p>
          </table:table-cell>
          <table:table-cell table:formula="of:=STDEV([Hoja1.AP44:.AY44])" office:value-type="float" office:value="0.0000894811604976801">
            <text:p>8,94811604976801E-00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AVERAGE([Hoja1.B45:.K45])" office:value-type="float" office:value="0.0000900506973266602">
            <text:p>9,01E-005</text:p>
          </table:table-cell>
          <table:table-cell table:formula="of:=STDEV([Hoja1.B45:.K45])" office:value-type="float" office:value="0.00000104862021637254">
            <text:p>1,04862021637254E-006</text:p>
          </table:table-cell>
          <table:table-cell table:formula="of:=AVERAGE([Hoja1.L45:.U45])" office:value-type="float" office:value="0.139175271987915">
            <text:p>1,39E-001</text:p>
          </table:table-cell>
          <table:table-cell table:formula="of:=STDEV([Hoja1.L45:.U45])" office:value-type="float" office:value="0.000211008186102453">
            <text:p>0,0002110082</text:p>
          </table:table-cell>
          <table:table-cell table:formula="of:=AVERAGE([Hoja1.V45:.AE45])" office:value-type="float" office:value="49.0798858880997">
            <text:p>4,91E+001</text:p>
          </table:table-cell>
          <table:table-cell table:formula="of:=STDEV([Hoja1.V45:.AE45])" office:value-type="float" office:value="0.159805556417891">
            <text:p>0,1598055564</text:p>
          </table:table-cell>
          <table:table-cell table:formula="of:=AVERAGE([Hoja1.AF45:.AO45])" office:value-type="float" office:value="0.140304398536682">
            <text:p>1,40E-001</text:p>
          </table:table-cell>
          <table:table-cell table:formula="of:=STDEV([Hoja1.AF45:.AO45])" office:value-type="float" office:value="0.000182939896144538">
            <text:p>0,0001829399</text:p>
          </table:table-cell>
          <table:table-cell table:formula="of:=AVERAGE([Hoja1.AP45:.AY45])" office:value-type="float" office:value="0.138425493240356">
            <text:p>1,38E-001</text:p>
          </table:table-cell>
          <table:table-cell table:formula="of:=STDEV([Hoja1.AP45:.AY45])" office:value-type="float" office:value="0.000181724775686555">
            <text:p>0,000181724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AVERAGE([Hoja1.B46:.K46])" office:value-type="float" office:value="0.0000933170318603516">
            <text:p>9,33E-005</text:p>
          </table:table-cell>
          <table:table-cell table:formula="of:=STDEV([Hoja1.B46:.K46])" office:value-type="float" office:value="0.00000272581482104902">
            <text:p>2,72581482104902E-006</text:p>
          </table:table-cell>
          <table:table-cell table:formula="of:=AVERAGE([Hoja1.L46:.U46])" office:value-type="float" office:value="0.142305564880371">
            <text:p>1,42E-001</text:p>
          </table:table-cell>
          <table:table-cell table:formula="of:=STDEV([Hoja1.L46:.U46])" office:value-type="float" office:value="0.000223107390668589">
            <text:p>0,0002231074</text:p>
          </table:table-cell>
          <table:table-cell table:formula="of:=AVERAGE([Hoja1.V46:.AE46])" office:value-type="float" office:value="50.168526673317">
            <text:p>5,02E+001</text:p>
          </table:table-cell>
          <table:table-cell table:formula="of:=STDEV([Hoja1.V46:.AE46])" office:value-type="float" office:value="0.107433751768899">
            <text:p>0,1074337518</text:p>
          </table:table-cell>
          <table:table-cell table:formula="of:=AVERAGE([Hoja1.AF46:.AO46])" office:value-type="float" office:value="0.143558812141418">
            <text:p>1,44E-001</text:p>
          </table:table-cell>
          <table:table-cell table:formula="of:=STDEV([Hoja1.AF46:.AO46])" office:value-type="float" office:value="0.000241208444239386">
            <text:p>0,0002412084</text:p>
          </table:table-cell>
          <table:table-cell table:formula="of:=AVERAGE([Hoja1.AP46:.AY46])" office:value-type="float" office:value="0.141684603691101">
            <text:p>1,42E-001</text:p>
          </table:table-cell>
          <table:table-cell table:formula="of:=STDEV([Hoja1.AP46:.AY46])" office:value-type="float" office:value="0.000172353641186722">
            <text:p>0,000172353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AVERAGE([Hoja1.B47:.K47])" office:value-type="float" office:value="0.0000946760177612305">
            <text:p>9,47E-005</text:p>
          </table:table-cell>
          <table:table-cell table:formula="of:=STDEV([Hoja1.B47:.K47])" office:value-type="float" office:value="0.00000187208775690144">
            <text:p>1,87208775690144E-006</text:p>
          </table:table-cell>
          <table:table-cell table:formula="of:=AVERAGE([Hoja1.L47:.U47])" office:value-type="float" office:value="0.14544951915741">
            <text:p>1,45E-001</text:p>
          </table:table-cell>
          <table:table-cell table:formula="of:=STDEV([Hoja1.L47:.U47])" office:value-type="float" office:value="0.000268342420342202">
            <text:p>0,0002683424</text:p>
          </table:table-cell>
          <table:table-cell table:formula="of:=AVERAGE([Hoja1.V47:.AE47])" office:value-type="float" office:value="51.3356492042542">
            <text:p>5,13E+001</text:p>
          </table:table-cell>
          <table:table-cell table:formula="of:=STDEV([Hoja1.V47:.AE47])" office:value-type="float" office:value="0.117928424177647">
            <text:p>0,1179284242</text:p>
          </table:table-cell>
          <table:table-cell table:formula="of:=AVERAGE([Hoja1.AF47:.AO47])" office:value-type="float" office:value="0.14670832157135">
            <text:p>1,47E-001</text:p>
          </table:table-cell>
          <table:table-cell table:formula="of:=STDEV([Hoja1.AF47:.AO47])" office:value-type="float" office:value="0.000255596455825173">
            <text:p>0,0002555965</text:p>
          </table:table-cell>
          <table:table-cell table:formula="of:=AVERAGE([Hoja1.AP47:.AY47])" office:value-type="float" office:value="0.147960758209229">
            <text:p>1,48E-001</text:p>
          </table:table-cell>
          <table:table-cell table:formula="of:=STDEV([Hoja1.AP47:.AY47])" office:value-type="float" office:value="0.0109051855636202">
            <text:p>0,010905185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AVERAGE([Hoja1.B48:.K48])" office:value-type="float" office:value="0.0000969171524047852">
            <text:p>9,69E-005</text:p>
          </table:table-cell>
          <table:table-cell table:formula="of:=STDEV([Hoja1.B48:.K48])" office:value-type="float" office:value="0.00000153795897804607">
            <text:p>0,000001538</text:p>
          </table:table-cell>
          <table:table-cell table:formula="of:=AVERAGE([Hoja1.L48:.U48])" office:value-type="float" office:value="0.148627686500549">
            <text:p>1,49E-001</text:p>
          </table:table-cell>
          <table:table-cell table:formula="of:=STDEV([Hoja1.L48:.U48])" office:value-type="float" office:value="0.000520483552396316">
            <text:p>0,0005204836</text:p>
          </table:table-cell>
          <table:table-cell table:formula="of:=AVERAGE([Hoja1.V48:.AE48])" office:value-type="float" office:value="52.4658593177795">
            <text:p>5,25E+001</text:p>
          </table:table-cell>
          <table:table-cell table:formula="of:=STDEV([Hoja1.V48:.AE48])" office:value-type="float" office:value="0.157215818105915">
            <text:p>0,1572158181</text:p>
          </table:table-cell>
          <table:table-cell table:formula="of:=AVERAGE([Hoja1.AF48:.AO48])" office:value-type="float" office:value="0.149955010414124">
            <text:p>1,50E-001</text:p>
          </table:table-cell>
          <table:table-cell table:formula="of:=STDEV([Hoja1.AF48:.AO48])" office:value-type="float" office:value="0.0002985017209469">
            <text:p>0,0002985017</text:p>
          </table:table-cell>
          <table:table-cell table:formula="of:=AVERAGE([Hoja1.AP48:.AY48])" office:value-type="float" office:value="0.147678923606873">
            <text:p>1,48E-001</text:p>
          </table:table-cell>
          <table:table-cell table:formula="of:=STDEV([Hoja1.AP48:.AY48])" office:value-type="float" office:value="0.000646470725958903">
            <text:p>0,000646470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AVERAGE([Hoja1.B49:.K49])" office:value-type="float" office:value="0.0000975131988525391">
            <text:p>9,75E-005</text:p>
          </table:table-cell>
          <table:table-cell table:formula="of:=STDEV([Hoja1.B49:.K49])" office:value-type="float" office:value="0.00000250812114684732">
            <text:p>2,50812114684732E-006</text:p>
          </table:table-cell>
          <table:table-cell table:formula="of:=AVERAGE([Hoja1.L49:.U49])" office:value-type="float" office:value="0.151713109016418">
            <text:p>1,52E-001</text:p>
          </table:table-cell>
          <table:table-cell table:formula="of:=STDEV([Hoja1.L49:.U49])" office:value-type="float" office:value="0.000555614291275174">
            <text:p>0,0005556143</text:p>
          </table:table-cell>
          <table:table-cell table:formula="of:=AVERAGE([Hoja1.V49:.AE49])" office:value-type="float" office:value="53.512749838829">
            <text:p>5,35E+001</text:p>
          </table:table-cell>
          <table:table-cell table:formula="of:=STDEV([Hoja1.V49:.AE49])" office:value-type="float" office:value="0.128318267189493">
            <text:p>0,1283182672</text:p>
          </table:table-cell>
          <table:table-cell table:formula="of:=AVERAGE([Hoja1.AF49:.AO49])" office:value-type="float" office:value="0.153052496910095">
            <text:p>1,53E-001</text:p>
          </table:table-cell>
          <table:table-cell table:formula="of:=STDEV([Hoja1.AF49:.AO49])" office:value-type="float" office:value="0.000312171032735204">
            <text:p>0,000312171</text:p>
          </table:table-cell>
          <table:table-cell table:formula="of:=AVERAGE([Hoja1.AP49:.AY49])" office:value-type="float" office:value="0.150899577140808">
            <text:p>1,51E-001</text:p>
          </table:table-cell>
          <table:table-cell table:formula="of:=STDEV([Hoja1.AP49:.AY49])" office:value-type="float" office:value="0.000631339810982702">
            <text:p>0,000631339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AVERAGE([Hoja1.B50:.K50])" office:value-type="float" office:value="0.0000982761383056641">
            <text:p>9,83E-005</text:p>
          </table:table-cell>
          <table:table-cell table:formula="of:=STDEV([Hoja1.B50:.K50])" office:value-type="float" office:value="0.000000643681104383996">
            <text:p>6,43681104383996E-007</text:p>
          </table:table-cell>
          <table:table-cell table:formula="of:=AVERAGE([Hoja1.L50:.U50])" office:value-type="float" office:value="0.154887747764587">
            <text:p>1,55E-001</text:p>
          </table:table-cell>
          <table:table-cell table:formula="of:=STDEV([Hoja1.L50:.U50])" office:value-type="float" office:value="0.00053584186597097">
            <text:p>0,0005358419</text:p>
          </table:table-cell>
          <table:table-cell table:formula="of:=AVERAGE([Hoja1.V50:.AE50])" office:value-type="float" office:value="54.6687195062637">
            <text:p>5,47E+001</text:p>
          </table:table-cell>
          <table:table-cell table:formula="of:=STDEV([Hoja1.V50:.AE50])" office:value-type="float" office:value="0.0869626741254933">
            <text:p>0,0869626741</text:p>
          </table:table-cell>
          <table:table-cell table:formula="of:=AVERAGE([Hoja1.AF50:.AO50])" office:value-type="float" office:value="0.156155157089233">
            <text:p>1,56E-001</text:p>
          </table:table-cell>
          <table:table-cell table:formula="of:=STDEV([Hoja1.AF50:.AO50])" office:value-type="float" office:value="0.000367665272880994">
            <text:p>0,0003676653</text:p>
          </table:table-cell>
          <table:table-cell table:formula="of:=AVERAGE([Hoja1.AP50:.AY50])" office:value-type="float" office:value="0.154173111915588">
            <text:p>1,54E-001</text:p>
          </table:table-cell>
          <table:table-cell table:formula="of:=STDEV([Hoja1.AP50:.AY50])" office:value-type="float" office:value="0.000568681401103137">
            <text:p>0,00056868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7/02/2012</text:date>, <text:time>02:10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2-07T02:10:57</dc:date>
    <dc:creator>Alejandro Gómez</dc:creator>
    <meta:document-statistic meta:table-count="2" meta:cell-count="3115" meta:object-count="0"/>
    <meta:generator>LibreOffice/3.4$Linux LibreOffice_project/340m1$Build-402</meta:generator>
  </office:meta>
</office:document-meta>
</file>